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6"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7" style:family="paragraph" style:parent-style-name="Text_20_body">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8"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Footer">
      <style:paragraph-properties fo:break-before="page"/>
    </style:style>
    <style:style style:name="P10" style:family="paragraph" style:parent-style-name="Standard">
      <style:paragraph-properties fo:break-before="page"/>
    </style:style>
    <style:style style:name="P11" style:family="paragraph" style:parent-style-name="Block">
      <style:paragraph-properties style:line-height-at-least="0.139in"/>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nap-to-layout-gri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Standard">
      <style:paragraph-properties fo:margin-left="0in" fo:margin-right="0in" style:line-height-at-least="0.139in"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Standard">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font-size-asian="12pt" style:font-style-asian="normal" style:font-name-complex="Times New Roman" style:font-size-complex="12pt"/>
    </style:style>
    <style:style style:name="P19"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0"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1"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2"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3"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4"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5"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6"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7" style:family="paragraph" style:parent-style-name="Standard">
      <style:paragraph-properties fo:margin-left="0in" fo:margin-right="0in" style:line-height-at-least="0.0693in" fo:text-indent="0.25in" style:auto-text-indent="false"/>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2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9"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30"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31"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2" style:family="paragraph" style:parent-style-name="Footer">
      <style:text-properties fo:font-size="10pt" style:font-size-asian="10pt" style:font-name-complex="Times New Roman" style:font-size-complex="10pt"/>
    </style:style>
    <style:style style:name="P33"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34"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35" style:family="paragraph" style:parent-style-name="Standard">
      <style:paragraph-properties style:line-height-at-least="0.139in" fo:orphans="2" fo:widows="2"/>
    </style:style>
    <style:style style:name="P36" style:family="paragraph" style:parent-style-name="Standard">
      <style:paragraph-properties style:line-height-at-least="0.139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7"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38"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39"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0" style:family="paragraph" style:parent-style-name="Standard">
      <style:paragraph-properties style:line-height-at-least="0.0693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1" style:family="paragraph" style:parent-style-name="Standard">
      <style:paragraph-properties fo:line-height="150%">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4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44"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5"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6"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style:text-underline-style="none" style:font-size-asian="12pt" style:font-name-complex="Times-Roman" style:font-size-complex="12pt"/>
    </style:style>
    <style:style style:name="P48"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9"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50"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1" style:family="paragraph" style:parent-style-name="Standard">
      <style:paragraph-properties style:line-height-at-least="0.0693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2"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3"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54"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55" style:family="paragraph" style:parent-style-name="Standard">
      <style:paragraph-properties style:line-height-at-least="0.139in"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56"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57"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58"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font-name-asian="Cochin" style:font-size-asian="12pt" style:font-style-asian="normal" style:font-name-complex="Times New Roman" style:font-size-complex="12pt" style:font-style-complex="normal"/>
    </style:style>
    <style:style style:name="P59"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60"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61"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62"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63"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ffff66" style:font-name-asian="Cochin" style:font-size-asian="10pt" style:font-style-asian="italic" style:font-weight-asian="normal" style:font-name-complex="Times New Roman" style:font-size-complex="10pt" style:font-style-complex="italic" style:font-weight-complex="normal"/>
    </style:style>
    <style:style style:name="P64"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65"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66" style:family="paragraph" style:parent-style-name="Standard">
      <style:paragraph-properties style:line-height-at-least="0.139in"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67" style:family="paragraph" style:parent-style-name="Standard">
      <style:paragraph-properties style:line-height-at-least="0.139in" fo:text-align="start" style:justify-single-word="false" fo:orphans="2" fo:widows="2">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68"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69"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70"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71" style:family="paragraph" style:parent-style-name="Standard">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72" style:family="paragraph" style:parent-style-name="Standard">
      <style:paragraph-properties style:line-height-at-least="0.139in" fo:orphans="2" fo:widows="2"/>
      <style:text-properties fo:font-size="12pt" style:font-size-asian="12pt" style:font-name-complex="Times New Roman" style:font-size-complex="12pt"/>
    </style:style>
    <style:style style:name="P73" style:family="paragraph" style:parent-style-name="Standard">
      <style:paragraph-properties style:line-height-at-least="0.139in" fo:text-align="start" style:justify-single-word="false" fo:orphans="2" fo:widows="2"/>
      <style:text-properties fo:font-size="12pt" style:font-size-asian="12pt" style:font-name-complex="Times New Roman" style:font-size-complex="12pt"/>
    </style:style>
    <style:style style:name="P74" style:family="paragraph" style:parent-style-name="Standard">
      <style:paragraph-properties style:line-height-at-least="0.139in" fo:text-align="start" style:justify-single-word="false" fo:orphans="2" fo:widows="2"/>
      <style:text-properties fo:font-size="12pt" fo:font-style="normal" style:font-size-asian="12pt" style:font-style-asian="normal" style:font-name-complex="Times New Roman" style:font-size-complex="12pt" style:font-style-complex="normal"/>
    </style:style>
    <style:style style:name="P7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7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7" style:family="paragraph" style:parent-style-name="Standard">
      <style:paragraph-properties fo:text-align="center" style:justify-single-word="false"/>
    </style:style>
    <style:style style:name="P78" style:family="paragraph" style:parent-style-name="Standard">
      <style:paragraph-properties fo:text-align="start" style:justify-single-word="false"/>
    </style:style>
    <style:style style:name="P79"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0"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1"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2"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3"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8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85"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8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7"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89"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P9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91"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92"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93"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94" style:family="paragraph" style:parent-style-name="Text_20_body">
      <style:paragraph-properties fo:margin-left="0in" fo:margin-right="0in" fo:text-indent="0.4in" style:auto-text-indent="false"/>
    </style:style>
    <style:style style:name="P95"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96"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fo:background-color="transparent" style:font-size-asian="12pt" style:font-name-complex="Times New Roman" style:font-size-complex="12pt"/>
    </style:style>
    <style:style style:name="P97"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98"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99"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100"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variant="normal" fo:text-transform="none" fo:color="#1a1a1a" style:font-name="serif" fo:font-size="12.9499998092651pt" style:font-size-asian="12pt" style:font-name-complex="Times New Roman" style:font-size-complex="12pt"/>
    </style:style>
    <style:style style:name="P101" style:family="paragraph" style:parent-style-name="Text_20_body">
      <style:text-properties fo:font-size="12pt" style:font-size-asian="12pt" style:font-name-complex="Times New Roman" style:font-size-complex="12pt"/>
    </style:style>
    <style:style style:name="P102" style:family="paragraph" style:parent-style-name="Text_20_body">
      <style:text-properties fo:color="#000000" fo:font-size="12pt" style:font-size-asian="12pt" style:font-name-complex="Times New Roman" style:font-size-complex="12pt"/>
    </style:style>
    <style:style style:name="P103" style:family="paragraph" style:parent-style-name="Text_20_body">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104" style:family="paragraph" style:parent-style-name="Footnote">
      <style:paragraph-properties fo:background-color="transparent">
        <style:background-image/>
      </style:paragraph-properties>
    </style:style>
    <style:style style:name="P105" style:family="paragraph" style:parent-style-name="Standard">
      <style:paragraph-properties fo:margin-top="0in" fo:margin-bottom="0in" fo:line-height="100%"/>
      <style:text-properties fo:font-size="10pt" style:font-size-asian="10pt" style:font-size-complex="10pt"/>
    </style:style>
    <style:style style:name="P106"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107"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108" style:family="paragraph" style:parent-style-name="Standard">
      <style:paragraph-properties fo:margin-top="0in" fo:margin-bottom="0in" fo:line-height="100%"/>
      <style:text-properties fo:font-size="10pt" fo:font-weight="bold" style:font-size-asian="10pt" style:font-weight-asian="bold" style:font-size-complex="10pt" style:font-weight-complex="bold"/>
    </style:style>
    <style:style style:name="P109"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110"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11"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11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113"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114"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5" style:family="paragraph" style:parent-style-name="Standard" style:list-style-name="WW8Num3">
      <style:paragraph-properties style:line-height-at-least="0.139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6"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7" style:family="paragraph" style:parent-style-name="Standard" style:list-style-name="L5">
      <style:paragraph-properties style:line-height-at-least="0.0693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8" style:family="paragraph" style:parent-style-name="Standard" style:list-style-name="WW8Num3">
      <style:paragraph-properties style:line-height-at-least="0.139in">
        <style:tab-stops>
          <style:tab-stop style:position="0.6528in"/>
          <style:tab-stop style:position="1in"/>
          <style:tab-stop style:position="1.5in"/>
          <style:tab-stop style:position="2in"/>
          <style:tab-stop style:position="2.5in"/>
          <style:tab-stop style:position="3in"/>
        </style:tab-stops>
      </style:paragraph-properties>
    </style:style>
    <style:style style:name="P119"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style>
    <style:style style:name="P120" style:family="paragraph" style:parent-style-name="Standard" style:list-style-name="L1">
      <style:paragraph-properties fo:margin-top="0in" fo:margin-bottom="0in" fo:line-height="100%"/>
    </style:style>
    <style:style style:name="P121" style:family="paragraph" style:parent-style-name="Standard" style:list-style-name="L2">
      <style:paragraph-properties fo:margin-top="0in" fo:margin-bottom="0in" fo:line-height="100%"/>
    </style:style>
    <style:style style:name="P122" style:family="paragraph" style:parent-style-name="Standard" style:list-style-name="WW8Num2">
      <style:paragraph-properties fo:margin-top="0in" fo:margin-bottom="0in" fo:line-height="100%"/>
    </style:style>
    <style:style style:name="P123" style:family="paragraph" style:parent-style-name="Standard" style:list-style-name="L3">
      <style:paragraph-properties fo:margin-top="0in" fo:margin-bottom="0in" fo:line-height="100%"/>
    </style:style>
    <style:style style:name="P124" style:family="paragraph" style:parent-style-name="Standard" style:list-style-name="L4">
      <style:paragraph-properties fo:margin-top="0in" fo:margin-bottom="0in" fo:line-height="100%"/>
    </style:style>
    <style:style style:name="P125" style:family="paragraph" style:parent-style-name="Standard" style:list-style-name="WW8Num2">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26" style:family="paragraph" style:parent-style-name="Standard" style:list-style-name="WW8Num2">
      <style:paragraph-properties fo:margin-left="0.5in" fo:margin-right="0in" style:line-height-at-least="0.139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27" style:family="paragraph" style:parent-style-name="Standard" style:master-page-name="Convert_20_8">
      <style:paragraph-properties fo:text-align="center" style:justify-single-word="false" style:page-number="auto" fo:break-before="page"/>
    </style:style>
    <style:style style:name="P128" style:family="paragraph" style:parent-style-name="Standard" style:master-page-name="Convert_20_9">
      <style:paragraph-properties fo:margin-left="0.2in" fo:margin-right="0in" style:line-height-at-least="0.139in" fo:text-align="center" style:justify-single-word="false" fo:orphans="2" fo:widows="2" fo:text-indent="-0.2in" style:auto-text-indent="false" style:page-number="auto" fo:break-before="page" style:writing-mode="lr-tb"/>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29" style:family="paragraph" style:parent-style-name="Heading_20_1">
      <style:text-properties fo:font-size="14pt" fo:font-style="normal" style:text-underline-style="none" style:font-size-asian="14pt" style:font-style-asian="normal" style:font-name-complex="Times New Roman" style:font-size-complex="14pt"/>
    </style:style>
    <style:style style:name="P130" style:family="paragraph" style:parent-style-name="Heading_20_1">
      <style:text-properties fo:color="#000000" fo:font-style="normal" style:text-underline-style="none" style:font-style-asian="normal"/>
    </style:style>
    <style:style style:name="P131"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32" style:family="paragraph" style:parent-style-name="Heading_20_1" style:master-page-name="Standard">
      <style:paragraph-properties style:page-number="auto"/>
      <style:text-properties fo:font-size="14pt" style:font-size-asian="14pt" style:font-size-complex="14pt"/>
    </style:style>
    <style:style style:name="P133" style:family="paragraph" style:parent-style-name="Heading_20_1">
      <style:paragraph-properties fo:break-before="page"/>
      <style:text-properties fo:color="#000000"/>
    </style:style>
    <style:style style:name="P134" style:family="paragraph" style:parent-style-name="Heading_20_1" style:master-page-name="Convert_20_1">
      <style:paragraph-properties style:page-number="auto" fo:break-before="page"/>
    </style:style>
    <style:style style:name="P135" style:family="paragraph" style:parent-style-name="Heading_20_1" style:master-page-name="Convert_20_2">
      <style:paragraph-properties style:page-number="1" fo:break-before="page"/>
    </style:style>
    <style:style style:name="P136" style:family="paragraph" style:parent-style-name="Heading_20_1" style:master-page-name="Convert_20_3">
      <style:paragraph-properties style:page-number="1" fo:break-before="page"/>
    </style:style>
    <style:style style:name="P137" style:family="paragraph" style:parent-style-name="Heading_20_1" style:master-page-name="Convert_20_4">
      <style:paragraph-properties fo:line-height="150%" style:page-number="auto" fo:break-before="page"/>
    </style:style>
    <style:style style:name="P138" style:family="paragraph" style:parent-style-name="Heading_20_1" style:master-page-name="Convert_20_5">
      <style:paragraph-properties style:page-number="1" fo:break-before="page"/>
    </style:style>
    <style:style style:name="P139" style:family="paragraph" style:parent-style-name="Heading_20_1" style:master-page-name="Convert_20_6">
      <style:paragraph-properties style:page-number="1" fo:break-before="page"/>
    </style:style>
    <style:style style:name="P140" style:family="paragraph" style:parent-style-name="Heading_20_1" style:master-page-name="Convert_20_7">
      <style:paragraph-properties fo:line-height="150%" style:page-number="auto" fo:break-before="page"/>
    </style:style>
    <style:style style:name="P141"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142" style:family="paragraph" style:parent-style-name="Heading_20_2">
      <style:text-properties fo:color="#000000" fo:font-style="normal" style:text-underline-style="none" style:font-style-asian="normal" style:font-name-complex="Times New Roman"/>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font-style-complex="normal"/>
    </style:style>
    <style:style style:name="T3" style:family="text">
      <style:text-properties fo:font-size="14pt" fo:font-style="normal" style:font-size-asian="14pt" style:font-style-asian="normal" style:font-name-complex="Times New Roman" style:font-size-complex="14pt" style:font-style-complex="normal"/>
    </style:style>
    <style:style style:name="T4" style:family="text">
      <style:text-properties fo:font-size="14pt" fo:font-style="normal" style:text-underline-style="none" style:font-size-asian="14pt" style:font-style-asian="normal" style:font-name-complex="Times New Roman"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4pt" style:font-style-asian="italic" style:font-name-complex="Times New Roman" style:font-size-complex="14pt" style:font-style-complex="italic"/>
    </style:style>
    <style:style style:name="T7" style:family="text">
      <style:text-properties fo:font-size="14pt" fo:font-style="italic" style:text-underline-style="none" style:font-size-asian="14pt" style:font-style-asian="italic" style:font-name-complex="Times New Roman" style:font-size-complex="14pt"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name-asian="Cochin" style:font-style-asian="normal" style:font-weight-asian="normal"/>
    </style:style>
    <style:style style:name="T10" style:family="text">
      <style:text-properties fo:font-style="normal" style:text-underline-style="none" fo:font-weight="normal" style:font-name-asian="Cochin" style:font-style-asian="normal" style:font-weight-asian="normal" style:font-style-complex="normal"/>
    </style:style>
    <style:style style:name="T11" style:family="text">
      <style:text-properties fo:font-style="normal" style:text-underline-style="none" fo:font-weight="normal" style:font-name-asian="Cochin" style:font-style-asian="normal" style:font-weight-asian="normal" style:font-name-complex="Times New Roman"/>
    </style:style>
    <style:style style:name="T12" style:family="text">
      <style:text-properties fo:font-style="normal" style:text-underline-style="none" fo:font-weight="normal" style:font-name-asian="Cochin" style:font-style-asian="normal" style:font-weight-asian="normal" style:font-name-complex="Times New Roman" style:font-style-complex="normal"/>
    </style:style>
    <style:style style:name="T13" style:family="text">
      <style:text-properties fo:font-style="normal" fo:background-color="transparent" style:font-style-asian="normal" style:font-style-complex="normal"/>
    </style:style>
    <style:style style:name="T14" style:family="text">
      <style:text-properties fo:color="#000000"/>
    </style:style>
    <style:style style:name="T15" style:family="text">
      <style:text-properties fo:color="#000000" fo:font-size="12pt" style:font-size-asian="12pt" style:font-name-complex="Times New Roman" style:font-size-complex="12pt"/>
    </style:style>
    <style:style style:name="T16" style:family="text">
      <style:text-properties fo:color="#000000" fo:font-size="12pt" fo:font-style="normal" style:font-size-asian="12pt" style:font-style-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9"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20"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3"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4" style:family="text">
      <style:text-properties fo:color="#000000" fo:font-size="12pt" fo:font-style="normal" style:text-underline-style="none" fo:font-weight="normal" fo:background-color="#ffff66" style:font-size-asian="12pt" style:font-style-asian="normal" style:font-weight-asian="normal" style:font-name-complex="Times New Roman" style:font-size-complex="12pt"/>
    </style:style>
    <style:style style:name="T25"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6" style:family="text">
      <style:text-properties fo:color="#000000" fo:font-size="12pt" fo:font-style="italic" style:font-size-asian="12pt" style:font-style-asian="italic" style:font-name-complex="Times New Roman" style:font-size-complex="12pt"/>
    </style:style>
    <style:style style:name="T27" style:family="text">
      <style:text-properties fo:color="#000000" fo:font-size="12pt" fo:font-style="italic" style:font-size-asian="12pt" style:font-style-asian="italic" style:font-name-complex="Times New 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9"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1" style:family="text">
      <style:text-properties fo:color="#0000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6" style:family="text">
      <style:text-properties fo:color="#0000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style>
    <style:style style:name="T47" style:family="text">
      <style:text-properties fo:color="#000000" fo:font-size="12pt" fo:letter-spacing="normal" fo:font-style="italic" style:text-underline-style="none" fo:font-weight="normal" style:letter-kerning="true" fo:background-color="#ffff66" style:font-size-asian="12pt" style:font-style-asian="italic" style:font-weight-asian="normal" style:font-name-complex="Times New Roman" style:font-size-complex="12pt"/>
    </style:style>
    <style:style style:name="T48" style:family="text">
      <style:text-properties fo:color="#000000" fo:font-size="12pt" style:text-underline-style="none" style:font-size-asian="12pt" style:font-name-complex="Times-Roman" style:font-size-complex="12pt"/>
    </style:style>
    <style:style style:name="T49" style:family="text">
      <style:text-properties fo:color="#000000" style:text-position="super 58%"/>
    </style:style>
    <style:style style:name="T50" style:family="text">
      <style:text-properties fo:color="#000000" style:text-position="super 58%" fo:font-size="12pt" fo:font-style="normal" style:font-size-asian="12pt" style:font-style-asian="normal" style:font-name-complex="Times New 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2"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3"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4"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7"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8"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9" style:family="text">
      <style:text-properties fo:color="#000000" style:text-position="super 58%" fo:font-size="12pt" style:text-underline-style="none" style:font-size-asian="12pt" style:font-name-complex="Times-Roman" style:font-size-complex="12pt"/>
    </style:style>
    <style:style style:name="T60"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style>
    <style:style style:name="T62"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3"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style>
    <style:style style:name="T65" style:family="text">
      <style:text-properties fo:color="#000000" style:text-position="super 58%" fo:font-style="normal" style:text-underline-style="none" fo:font-weight="normal" style:font-style-asian="normal" style:font-weight-asian="normal" style:font-name-complex="Cochin"/>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7"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6"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8"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9"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80"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1" style:family="text">
      <style:text-properties fo:color="#000000" fo:letter-spacing="normal" fo:font-style="normal" style:text-underline-style="none" fo:font-weight="normal" style:letter-kerning="true" style:font-style-asian="normal" style:font-weight-asian="normal"/>
    </style:style>
    <style:style style:name="T82" style:family="text">
      <style:text-properties fo:color="#000000" fo:letter-spacing="normal" fo:font-style="normal" style:text-underline-style="none" fo:font-weight="normal" style:letter-kerning="true" style:font-style-asian="normal" style:font-weight-asian="normal" style:font-name-complex="Cochin"/>
    </style:style>
    <style:style style:name="T83"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4" style:family="text">
      <style:text-properties fo:color="#000000" fo:letter-spacing="normal" fo:font-style="normal" style:text-underline-style="none" fo:font-weight="normal" style:letter-kerning="true" style:font-style-asian="normal" style:font-weight-asian="normal" style:font-style-complex="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7" style:family="text">
      <style:text-properties fo:color="#000000" fo:letter-spacing="normal" fo:font-style="normal" style:text-underline-style="none" fo:font-weight="normal" style:letter-kerning="true" fo:background-color="#ffff66" style:font-style-asian="normal" style:font-weight-asian="normal"/>
    </style:style>
    <style:style style:name="T88" style:family="text">
      <style:text-properties fo:color="#000000" fo:letter-spacing="normal" fo:font-style="normal" style:text-underline-style="none" fo:font-weight="bold" style:letter-kerning="true" style:font-style-asian="normal" style:font-weight-asian="bold" style:font-weight-complex="bold"/>
    </style:style>
    <style:style style:name="T89" style:family="text">
      <style:text-properties fo:color="#000000" fo:letter-spacing="normal" fo:font-style="italic" style:text-underline-style="none" fo:font-weight="normal" style:letter-kerning="true" style:font-style-asian="italic" style:font-weight-asian="normal"/>
    </style:style>
    <style:style style:name="T90" style:family="text">
      <style:text-properties fo:color="#000000" fo:letter-spacing="normal" fo:font-style="italic" style:text-underline-style="none" fo:font-weight="normal" style:letter-kerning="true" style:font-style-asian="italic" style:font-weight-asian="normal" style:font-style-complex="italic"/>
    </style:style>
    <style:style style:name="T91" style:family="text">
      <style:text-properties fo:color="#000000" fo:letter-spacing="normal" fo:font-style="italic" style:text-underline-style="none" fo:font-weight="normal" style:letter-kerning="true" style:font-style-asian="italic" style:font-weight-asian="normal" style:font-name-complex="Cochin"/>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5" style:family="text">
      <style:text-properties fo:color="#000000" fo:letter-spacing="normal" fo:font-style="italic" style:text-underline-style="none" fo:font-weight="normal" style:letter-kerning="true" fo:background-color="#ffff66" style:font-style-asian="italic" style:font-weight-asian="normal"/>
    </style:style>
    <style:style style:name="T9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8"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9" style:family="text">
      <style:text-properties fo:color="#000000" style:text-position="0% 1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100"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2"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3"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4"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5"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6"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7"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08"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09"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0"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1" style:family="text">
      <style:text-properties fo:color="#000000" style:text-position="0% 100%" fo:font-size="10pt" fo:letter-spacing="normal" fo:font-style="italic" style:text-underline-style="none" fo:font-weight="normal" style:letter-kerning="true" fo:background-color="#ffff66" style:font-size-asian="10pt" style:font-style-asian="italic" style:font-weight-asian="normal"/>
    </style:style>
    <style:style style:name="T112"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3"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4"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15"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16"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17"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18" style:family="text">
      <style:text-properties fo:color="#000000" fo:font-style="normal" style:text-underline-style="none" fo:font-weight="normal" style:font-style-asian="normal" style:font-weight-asian="normal"/>
    </style:style>
    <style:style style:name="T119" style:family="text">
      <style:text-properties fo:color="#000000" fo:font-style="normal" style:text-underline-style="none" fo:font-weight="normal" style:font-style-asian="normal" style:font-weight-asian="normal" style:font-name-complex="Cochin"/>
    </style:style>
    <style:style style:name="T120" style:family="text">
      <style:text-properties fo:color="#000000" fo:font-style="normal" style:text-underline-style="none" fo:font-weight="normal" style:font-style-asian="normal" style:font-weight-asian="normal" style:font-name-complex="LucidaGrande"/>
    </style:style>
    <style:style style:name="T121" style:family="text">
      <style:text-properties fo:color="#000000" fo:font-style="normal" style:text-underline-style="none" fo:font-weight="normal" fo:background-color="transparent" style:font-style-asian="normal" style:font-weight-asian="normal"/>
    </style:style>
    <style:style style:name="T122" style:family="text">
      <style:text-properties fo:color="#000000" fo:font-style="normal" style:text-underline-style="none" fo:font-weight="normal" fo:background-color="transparent" style:font-style-asian="normal" style:font-weight-asian="normal" style:font-name-complex="Cochin"/>
    </style:style>
    <style:style style:name="T123" style:family="text">
      <style:text-properties fo:color="#000000" fo:font-style="normal" style:text-underline-style="none" fo:font-weight="normal" fo:background-color="transparent" style:font-style-asian="normal" style:font-weight-asian="normal" style:font-name-complex="LucidaGrande"/>
    </style:style>
    <style:style style:name="T124" style:family="text">
      <style:text-properties fo:color="#000000" fo:font-style="italic" style:text-underline-style="none" fo:font-weight="normal" style:font-style-asian="italic" style:font-weight-asian="normal"/>
    </style:style>
    <style:style style:name="T125" style:family="text">
      <style:text-properties fo:color="#000000" fo:font-style="italic" style:text-underline-style="none" fo:font-weight="normal" style:font-style-asian="italic" style:font-weight-asian="normal" style:font-name-complex="Cochin"/>
    </style:style>
    <style:style style:name="T126" style:family="text">
      <style:text-properties fo:color="#000000" fo:font-style="italic" style:text-underline-style="none" fo:font-weight="normal" style:font-style-asian="italic" style:font-weight-asian="normal" style:font-name-complex="Cochin" style:font-style-complex="italic"/>
    </style:style>
    <style:style style:name="T127" style:family="text">
      <style:text-properties fo:color="#000000" fo:font-style="italic" style:text-underline-style="none" fo:font-weight="normal" style:font-style-asian="italic" style:font-weight-asian="normal" style:font-name-complex="LucidaGrande" style:font-style-complex="italic"/>
    </style:style>
    <style:style style:name="T128" style:family="text">
      <style:text-properties fo:color="#000000" fo:font-style="italic" style:text-underline-style="none" fo:font-weight="normal" fo:background-color="transparent" style:font-style-asian="italic" style:font-weight-asian="normal"/>
    </style:style>
    <style:style style:name="T129" style:family="text">
      <style:text-properties fo:color="#000000" fo:font-style="italic" style:text-underline-style="none" fo:font-weight="normal" fo:background-color="transparent" style:font-style-asian="italic" style:font-weight-asian="normal" style:font-name-complex="Cochin"/>
    </style:style>
    <style:style style:name="T130"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31" style:family="text">
      <style:text-properties fo:color="#000000" fo:font-style="italic" style:text-underline-style="none" fo:font-weight="normal" fo:background-color="#ffff66" style:font-style-asian="italic" style:font-weight-asian="normal"/>
    </style:style>
    <style:style style:name="T132" style:family="text">
      <style:text-properties fo:color="#000000" fo:font-style="italic" style:text-underline-style="none" fo:font-weight="normal" fo:background-color="#ffff66" style:font-style-asian="italic" style:font-weight-asian="normal" style:font-name-complex="Cochin"/>
    </style:style>
    <style:style style:name="T133"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4"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5" style:family="text">
      <style:text-properties fo:font-size="12pt" style:font-size-asian="12pt" style:font-name-complex="Times New Roman" style:font-size-complex="12pt"/>
    </style:style>
    <style:style style:name="T136" style:family="text">
      <style:text-properties fo:font-size="12pt" fo:background-color="transparent" style:font-size-asian="12pt" style:font-name-complex="Times New Roman" style:font-size-complex="12pt"/>
    </style:style>
    <style:style style:name="T137" style:family="text">
      <style:text-properties fo:font-size="12pt" fo:font-style="italic" style:font-size-asian="12pt" style:font-style-asian="italic" style:font-name-complex="Times New Roman" style:font-size-complex="12pt"/>
    </style:style>
    <style:style style:name="T138" style:family="text">
      <style:text-properties fo:font-size="12pt" fo:font-style="italic" style:font-size-asian="12pt" style:font-style-asian="italic" style:font-name-complex="Times New Roman" style:font-size-complex="12pt" style:font-style-complex="italic"/>
    </style:style>
    <style:style style:name="T139" style:family="text">
      <style:text-properties fo:font-size="12pt" fo:font-style="italic" fo:background-color="transparent" style:font-size-asian="12pt" style:font-style-asian="italic" style:font-name-complex="Times New Roman" style:font-size-complex="12pt"/>
    </style:style>
    <style:style style:name="T140" style:family="text">
      <style:text-properties fo:font-size="12pt" fo:font-style="italic" fo:background-color="transparent" style:font-size-asian="12pt" style:font-style-asian="italic" style:font-name-complex="Times New Roman" style:font-size-complex="12pt" style:font-style-complex="italic"/>
    </style:style>
    <style:style style:name="T141" style:family="text">
      <style:text-properties fo:font-size="12pt" fo:font-style="normal" style:font-size-asian="12pt" style:font-style-asian="normal" style:font-name-complex="Times New Roman" style:font-size-complex="12pt" style:font-style-complex="normal"/>
    </style:style>
    <style:style style:name="T142" style:family="text">
      <style:text-properties fo:font-size="12pt" style:font-name-asian="Cochin" style:font-size-asian="12pt" style:font-name-complex="Cochin" style:font-size-complex="12pt"/>
    </style:style>
    <style:style style:name="T143" style:family="text">
      <style:text-properties fo:font-size="12pt" style:font-name-asian="Times-Roman" style:font-size-asian="12pt" style:font-name-complex="Times-Roman" style:font-size-complex="12pt"/>
    </style:style>
    <style:style style:name="T144" style:family="text">
      <style:text-properties fo:font-weight="normal" style:font-weight-asian="normal" style:font-weight-complex="normal"/>
    </style:style>
    <style:style style:name="T145" style:family="text">
      <style:text-properties fo:font-style="italic" style:font-style-asian="italic" style:font-style-complex="italic"/>
    </style:style>
    <style:style style:name="T146" style:family="text">
      <style:text-properties fo:font-style="italic" style:text-underline-style="none" fo:font-weight="normal" style:font-name-asian="Cochin" style:font-style-asian="italic" style:font-weight-asian="normal"/>
    </style:style>
    <style:style style:name="T147" style:family="text">
      <style:text-properties fo:font-style="italic" style:text-underline-style="none" fo:font-weight="normal" style:font-name-asian="Cochin" style:font-style-asian="italic" style:font-weight-asian="normal" style:font-style-complex="italic"/>
    </style:style>
    <style:style style:name="T148" style:family="text">
      <style:text-properties fo:font-style="italic" style:text-underline-style="none" fo:font-weight="normal" style:font-name-asian="Cochin" style:font-style-asian="italic" style:font-weight-asian="normal" style:font-name-complex="Times New Roman"/>
    </style:style>
    <style:style style:name="T149" style:family="text">
      <style:text-properties fo:font-style="italic" style:text-underline-style="none" fo:font-weight="normal" style:font-name-asian="Cochin" style:font-style-asian="italic" style:font-weight-asian="normal" style:font-name-complex="Times New Roman" style:font-style-complex="italic"/>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background-color="transparent" style:font-style-asian="italic" style:font-style-complex="italic"/>
    </style:style>
    <style:style style:name="T152" style:family="text">
      <style:text-properties style:font-name="Times New Roman" style:font-name-complex="Times New Roman"/>
    </style:style>
    <style:style style:name="T153" style:family="text">
      <style:text-properties fo:background-color="transparent"/>
    </style:style>
    <style:style style:name="T154" style:family="text">
      <style:text-properties style:font-name="TimesNewRomanPSMT" fo:font-size="12pt" style:font-size-asian="12pt" style:font-name-complex="TimesNewRomanPSMT"/>
    </style:style>
    <style:style style:name="T155" style:family="text">
      <style:text-properties style:font-name="TimesNewRomanPSMT" fo:font-size="12pt" fo:background-color="transparent" style:font-size-asian="12pt" style:font-name-complex="TimesNewRomanPSMT"/>
    </style:style>
    <style:style style:name="T156"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font-weight="normal" fo:background-color="#ff3333" style:font-name-asian="Cochin" style:font-size-asian="12pt" style:font-style-asian="normal" style:font-weight-asian="normal" style:font-name-complex="Times New Roman" style:font-size-complex="12pt" style:font-style-complex="normal" style:font-weight-complex="normal"/>
    </style:style>
    <style:style style:name="T158"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9" style:family="text">
      <style:text-properties style:use-window-font-color="true" fo:font-size="12pt" fo:font-style="normal" style:text-underline-style="none" fo:font-weight="normal" fo:background-color="#ffff66" style:font-name-asian="Cochin" style:font-size-asian="12pt" style:font-style-asian="normal" style:font-weight-asian="normal" style:font-name-complex="Times New Roman" style:font-size-complex="12pt" style:font-style-complex="normal" style:font-weight-complex="normal"/>
    </style:style>
    <style:style style:name="T160"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1"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62"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63" style:family="text">
      <style:text-properties style:use-window-font-color="true" fo:font-size="12pt" fo:font-style="italic" style:text-underline-style="none" fo:font-weight="normal" fo:background-color="#ffff66" style:font-name-asian="Cochin" style:font-size-asian="12pt" style:font-style-asian="italic" style:font-weight-asian="normal" style:font-name-complex="Times New Roman" style:font-size-complex="12pt" style:font-style-complex="italic" style:font-weight-complex="normal"/>
    </style:style>
    <style:style style:name="T164"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5"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66" style:family="text">
      <style:text-properties style:use-window-font-color="true"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7" style:family="text">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T168" style:family="text">
      <style:text-properties style:use-window-font-color="true" fo:font-size="14pt" fo:font-style="normal" style:text-underline-style="none" fo:font-weight="bold" fo:background-color="#ff3333" style:font-name-asian="Cochin" style:font-size-asian="14pt" style:font-style-asian="normal" style:font-weight-asian="bold" style:font-name-complex="Times New Roman" style:font-size-complex="14pt" style:font-style-complex="normal" style:font-weight-complex="bold"/>
    </style:style>
    <style:style style:name="T169" style:family="text">
      <style:text-properties style:use-window-font-color="true" fo:font-size="14pt" fo:font-style="italic" style:text-underline-style="none" fo:font-weight="bold" style:font-name-asian="Cochin" style:font-size-asian="14pt" style:font-style-asian="italic" style:font-weight-asian="bold" style:font-name-complex="Times New Roman" style:font-size-complex="14pt" style:font-style-complex="italic" style:font-weight-complex="bold"/>
    </style:style>
    <style:style style:name="T170"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71"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72"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3"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4"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5" style:family="text">
      <style:text-properties style:use-window-font-color="true"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176"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7"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8"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9" style:family="text">
      <style:text-properties style:use-window-font-color="true" fo:font-style="normal" style:text-underline-style="none" fo:font-weight="normal" fo:background-color="#ffff66" style:font-name-asian="Cochin" style:font-style-asian="normal" style:font-weight-asian="normal" style:font-name-complex="Cochin" style:font-style-complex="normal" style:font-weight-complex="normal"/>
    </style:style>
    <style:style style:name="T180"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81"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2" style:family="text">
      <style:text-properties style:use-window-font-color="true" fo:font-style="italic" style:text-underline-style="none" fo:font-weight="normal" fo:background-color="#ffff66" style:font-name-asian="Cochin" style:font-style-asian="italic" style:font-weight-asian="normal" style:font-name-complex="Cochin" style:font-style-complex="italic" style:font-weight-complex="normal"/>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4"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5"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6"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7"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8"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89"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90" style:family="text">
      <style:text-properties style:font-name-asian="Cochin"/>
    </style:style>
    <style:style style:name="T191" style:family="text">
      <style:text-properties style:font-name-asian="Cochin" style:font-name-complex="Times New Roman"/>
    </style:style>
    <style:style style:name="T192" style:family="text">
      <style:text-properties fo:font-size="10pt" style:font-size-asian="10pt" style:font-size-complex="10pt"/>
    </style:style>
    <style:style style:name="T193" style:family="text">
      <style:text-properties fo:font-size="10pt" style:font-size-asian="10pt" style:font-name-complex="Times New Roman" style:font-size-complex="10pt"/>
    </style:style>
    <style:style style:name="T194" style:family="text">
      <style:text-properties fo:font-size="10pt" style:font-name-asian="Cochin" style:font-size-asian="10pt" style:font-name-complex="Times New Roman" style:font-size-complex="10pt"/>
    </style:style>
    <style:style style:name="T19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6"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7"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8"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9"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200" style:family="text">
      <style:text-properties fo:font-size="10pt" fo:font-style="normal" style:text-underline-style="none" fo:font-weight="normal" fo:background-color="#ffff66" style:font-name-asian="Times-Roman" style:font-size-asian="10pt" style:font-style-asian="normal" style:font-weight-asian="normal" style:font-name-complex="Times-Roman" style:font-size-complex="10pt" style:font-style-complex="normal" style:font-weight-complex="normal"/>
    </style:style>
    <style:style style:name="T201"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2"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3"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4" style:family="text">
      <style:text-properties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205"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6"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8"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9"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10"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11"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12"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3"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4"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5"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6" style:family="text">
      <style:text-properties fo:font-size="10pt" fo:background-color="transparent" style:font-name-asian="Cochin" style:font-size-asian="10pt" style:font-name-complex="Times New Roman" style:font-size-complex="10pt"/>
    </style:style>
    <style:style style:name="T217"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8" style:family="text">
      <style:text-properties fo:font-size="10pt" style:font-name-asian="Times-Roman" style:font-size-asian="10pt" style:font-name-complex="Times New Roman" style:font-size-complex="10pt"/>
    </style:style>
    <style:style style:name="T219" style:family="text">
      <style:text-properties style:font-name="Cochin" fo:font-size="12pt" style:font-name-asian="Cochin" style:font-size-asian="12pt" style:font-name-complex="Cochin" style:font-size-complex="12pt"/>
    </style:style>
    <style:style style:name="T220"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1"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2"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3"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4"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5" style:family="text">
      <style:text-properties fo:background-color="#ffff66"/>
    </style:style>
    <style:style style:name="T226"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7" style:family="text">
      <style:text-properties fo:language="en" fo:country="US"/>
    </style:style>
    <style:style style:name="T228" style:family="text">
      <style:text-properties fo:language="en" fo:country="US" style:text-underline-style="none" fo:font-weight="bold" style:font-weight-asian="bold" style:font-weight-complex="bold"/>
    </style:style>
    <style:style style:name="T229" style:family="text">
      <style:text-properties fo:language="en" fo:country="US" fo:font-weight="bold" style:font-weight-asian="bold" style:font-weight-complex="bold"/>
    </style:style>
    <style:style style:name="T230" style:family="text">
      <style:text-properties fo:language="en" fo:country="US" fo:font-weight="normal" style:font-weight-asian="normal" style:font-weight-complex="normal"/>
    </style:style>
    <style:style style:name="T231" style:family="text">
      <style:text-properties style:text-position="super 58%"/>
    </style:style>
    <style:style style:name="T232" style:family="text">
      <style:text-properties fo:font-variant="normal" fo:text-transform="none" fo:color="#1a1a1a" style:font-name="serif"/>
    </style:style>
    <style:style style:name="T233" style:family="text">
      <style:text-properties fo:font-variant="normal" fo:text-transform="none" fo:color="#1a1a1a" style:font-name="serif" fo:font-size="12.9499998092651pt"/>
    </style:style>
    <style:style style:name="T234" style:family="text">
      <style:text-properties fo:font-variant="normal" fo:text-transform="none" fo:color="#1a1a1a" style:font-name="serif" fo:font-size="12.9499998092651pt" fo:font-style="italic"/>
    </style:style>
    <style:style style:name="T235"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36" style:family="text">
      <style:text-properties fo:font-variant="normal" fo:text-transform="none" fo:color="#1a1a1a" style:font-name="serif" fo:font-size="12.9499998092651pt" fo:font-style="normal" style:font-style-asian="normal" style:font-style-complex="normal"/>
    </style:style>
    <style:style style:name="T237" style:family="text">
      <style:text-properties fo:font-variant="normal" fo:text-transform="none" fo:color="#1a1a1a" style:font-name="serif" fo:font-size="12.9499998092651pt" style:font-size-asian="12pt" style:font-name-complex="Times New Roman" style:font-size-complex="12pt"/>
    </style:style>
    <style:style style:name="T238" style:family="text">
      <style:text-properties fo:font-variant="normal" fo:text-transform="none" fo:color="#1a1a1a" style:font-name="serif" fo:font-size="12pt" style:font-size-asian="12pt" style:font-name-complex="Times New Roman" style:font-size-complex="12pt"/>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Introduction</text:h>
      <text:h text:style-name="P129" text:outline-level="1">Avicenna on Emotion</text:h>
      <text:p text:style-name="Standard"><text:span text:style-name="T17">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9">Healing: Rhetoric</text:span><text:span text:style-name="T17">,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42" text:outline-level="2">1<text:tab/>How to approach studying emotions in Avicenna</text:h>
      <text:p text:style-name="Standard">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Standard">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Standard"><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5">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5">Healing: Psychology</text:span>, so we will start with the issues he raises in that text. <text:span text:style-name="T145">Healing: Rhetoric</text:span> does add to the picture, but it is secondary from Avicenna's point of view, and should be fit into the schema laid out by the texts on psychology, not the other way around.</text:p>
      <text:p text:style-name="Standard">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Heading_20_2" text:outline-level="2">2<text:tab/>A basic sketch of Avicenna's views on emotions</text:h>
      <text:p text:style-name="Standard">Before anything else, it will help to have a plain account of what emotions are according to Avicenna. Support for this interpretation will come in the chapters that follow.</text:p>
      <text:p text:style-name="Standard">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text:soft-page-break/>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Standard">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5">inclinations</text:span> (Ar: <text:span text:style-name="T44">inbiʿāthāt</text:span><text:span text:style-name="T38">/</text:span><text:span text:style-name="T44">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Standard">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2">al-quwwa al-muḥarrika</text:span><text:span text:style-name="T35">) as a generic term, making the inclining faculty, the resolving faculty, and the locomotive faculty three branches (i.e., sub-faculties) of the motive faculty (or three motive facult</text:span><text:span text:style-name="T43">ies</text:span><text:span text:style-name="T35">, as he will sometimes say).</text:span></text:p>
      <text:p text:style-name="Standard"><text:soft-page-break/><text:span text:style-name="T35">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8">ijmā</text:span><text:span text:style-name="T17">ʿ).</text:span> Emotions are motive responses to value judgments; resolutions are responses to practical judgments. Practical judgments go one step further than value judgments: not just the <text:soft-page-break/>cognition that some bit of food <text:span text:style-name="T145">would be</text:span> pleasant (value judgment), but the judgment that <text:span text:style-name="T145">I should seek it out </text:span><text:span text:style-name="T8">(practical judgment)</text:span>; not just the cognition that some person <text:span text:style-name="T145">is offensive</text:span>, but the judgment that <text:span text:style-name="T145">I should shout at them</text:span>. The locomotive faculty (<text:span text:style-name="T145">al-</text:span><text:span text:style-name="T42">fā</text:span><text:span text:style-name="T34">ʿ</text:span><text:span text:style-name="T42">il</text:span><text:span text:style-name="T35">) is the power in the </text:span><text:span text:style-name="T35">muscles and ligaments to actually carry out said actions.</text:span></text:p>
      <text:p text:style-name="Standard">One final bit of terminology that should be clarified upfront is the notion of being a motive <text:span text:style-name="T145">principle </text:span><text:span text:style-name="T8">(</text:span><text:span text:style-name="T43">mabda</text:span><text:span text:style-name="T36">ʾ</text:span><text:span text:style-name="T43"> mu</text:span><text:span text:style-name="T45">ḥarrik</text:span><text:span text:style-name="T8">)</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5">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5">this</text:span> is a tree). So, again, the term motive principle captures motive faculties, and cognitive faculties <text:span text:style-name="T145">insofar as</text:span> they are relevant to voluntary motion.</text:p>
      <text:p text:style-name="Standard">Two charts will help visualize the distinctions made so far. First, we can distinguish the various categories of motive principles as follows, together with some examples that will be discussed in the ensuing chapters:</text:p>
      <text:p text:style-name="Standard"/>
      <text:list xml:id="list5856098908614966623" text:style-name="L1">
        <text:list-item>
          <text:p text:style-name="P120">Motive principles</text:p>
          <text:list>
            <text:list-item>
              <text:p text:style-name="P120"><text:span text:style-name="T228">Cognitive</text:span><text:span text:style-name="T230"> faculties</text:span><text:span text:style-name="T227"> (responsible for evaluative and practical judgments)</text:span></text:p>
              <text:list>
                <text:list-item>
                  <text:p text:style-name="P120">imagination</text:p>
                </text:list-item>
                <text:list-item>
                  <text:p text:style-name="P120">estimation</text:p>
                </text:list-item>
                <text:list-item>
                  <text:p text:style-name="P120">practical intellect</text:p>
                </text:list-item>
              </text:list>
            </text:list-item>
            <text:list-item>
              <text:p text:style-name="P120"><text:span text:style-name="T229">Non-cognitive, motive</text:span><text:span text:style-name="T227"> faculties</text:span></text:p>
              <text:list>
                <text:list-item>
                  <text:p text:style-name="P120"><text:span text:style-name="T227">The inclining motive faculty (acts of this faculty and its sub-faculties constitute </text:span><text:span text:style-name="T229">emotions</text:span><text:span text:style-name="T227">)</text:span></text:p>
                  <text:list>
                    <text:list-item>
                      <text:p text:style-name="P120">Concupiscible and irascible appetites (the most basic sort of emotions)</text:p>
                    </text:list-item>
                    <text:list-item>
                      <text:p text:style-name="P120">Capacity for more complex animal emotions</text:p>
                    </text:list-item>
                    <text:list-item>
                      <text:p text:style-name="P120">Capacity for uniquely human emotions</text:p>
                    </text:list-item>
                  </text:list>
                </text:list-item>
                <text:list-item>
                  <text:p text:style-name="P120">The resolving/decisive motive faculty</text:p>
                </text:list-item>
                <text:list-item>
                  <text:p text:style-name="P120"><text:soft-page-break/>The locomotive faculty</text:p>
                </text:list-item>
              </text:list>
            </text:list-item>
          </text:list>
        </text:list-item>
      </text:list>
      <text:p text:style-name="Standard">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Standard">A second chart will be helpful to visualize how the various motive principles outlined above work together to cause voluntary motio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05"/>
          </table:table-cell>
          <table:table-cell table:style-name="Table6.A1" table:number-columns-spanned="2" office:value-type="string">
            <text:p text:style-name="P106">Stage 1</text:p>
          </table:table-cell>
          <table:covered-table-cell/>
          <table:table-cell table:style-name="Table6.D1" table:number-columns-spanned="2" office:value-type="string">
            <text:p text:style-name="P106">Stage 2</text:p>
          </table:table-cell>
          <table:covered-table-cell/>
        </table:table-row>
        <table:table-row table:style-name="Table6.1">
          <table:table-cell table:style-name="Table6.A2" office:value-type="string">
            <text:p text:style-name="P105">Process leading to action</text:p>
          </table:table-cell>
          <table:table-cell table:style-name="Table6.A2" office:value-type="string">
            <text:p text:style-name="P105"><text:span text:style-name="T115">Cognition 1 (</text:span><text:span text:style-name="T116">evaluation</text:span><text:span text:style-name="T115">) —&gt;</text:span></text:p>
          </table:table-cell>
          <table:table-cell table:style-name="Table6.A2" office:value-type="string">
            <text:p text:style-name="P105">Motive Act 1 —&gt;</text:p>
          </table:table-cell>
          <table:table-cell table:style-name="Table6.A2" office:value-type="string">
            <text:p text:style-name="P105"><text:span text:style-name="T115">Cognition 2 (</text:span><text:span text:style-name="T116">practical judgment</text:span><text:span text:style-name="T115">) —&gt;</text:span></text:p>
          </table:table-cell>
          <table:table-cell table:style-name="Table6.E2" office:value-type="string">
            <text:p text:style-name="P105">Motive Act 2</text:p>
          </table:table-cell>
        </table:table-row>
        <table:table-row table:style-name="Table6.1">
          <table:table-cell table:style-name="Table6.A2" office:value-type="string">
            <text:p text:style-name="P108">Animal</text:p>
          </table:table-cell>
          <table:table-cell table:style-name="Table6.A2" office:value-type="string">
            <text:p text:style-name="P105">Imaginative act</text:p>
          </table:table-cell>
          <table:table-cell table:style-name="Table6.A2" office:value-type="string">
            <text:p text:style-name="P105">Inclining will (emotion)</text:p>
          </table:table-cell>
          <table:table-cell table:style-name="Table6.A2" office:value-type="string">
            <text:p text:style-name="P105">Estimative belief</text:p>
          </table:table-cell>
          <table:table-cell table:style-name="Table6.E2" office:value-type="string">
            <text:p text:style-name="P105">Resolved will</text:p>
          </table:table-cell>
        </table:table-row>
        <table:table-row table:style-name="Table6.1">
          <table:table-cell table:style-name="Table6.A2" office:value-type="string">
            <text:p text:style-name="P108">Rational</text:p>
          </table:table-cell>
          <table:table-cell table:style-name="Table6.A2" office:value-type="string">
            <text:p text:style-name="P105">Conceptual act</text:p>
          </table:table-cell>
          <table:table-cell table:style-name="Table6.A2" office:value-type="string">
            <text:p text:style-name="P105">Inclining will (emotion)</text:p>
          </table:table-cell>
          <table:table-cell table:style-name="Table6.A2" office:value-type="string">
            <text:p text:style-name="P105">Intellectual belief</text:p>
          </table:table-cell>
          <table:table-cell table:style-name="Table6.E2" office:value-type="string">
            <text:p text:style-name="P105">Resolved will</text:p>
          </table:table-cell>
        </table:table-row>
      </table:table>
      <text:p text:style-name="Standard"><text:soft-page-break/></text:p>
      <text:p text:style-name="Standard">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hing that the chart helps emphasize is that emotions are caused by their respective cognitions, and that the cognitions <text:span text:style-name="T145">precede</text:span> those emotions. Again, emotions themselves are non-cognitive.</text:p>
      <text:p text:style-name="Standard">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h text:style-name="Heading_20_2" text:outline-level="2">3<text:tab/>Avicenna's sources for views on emotions</text:h>
      <text:p text:style-name="Standard">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Standard"><text:soft-page-break/>Avicenna's chief source for affective psychology would have been the Arabic versions of Aristotle's <text:span text:style-name="T145">De Anima</text:span> and the <text:span text:style-name="T145">Parva Naturalia</text:span>. These would have been available in Arabic by the beginning of the 10<text:span text:style-name="T231">th</text:span> century, well before Avicenna. The <text:span text:style-name="T145">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5">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5">Parva Naturalia</text:span> and the Arabic version is discussed in chapter 4, fn. ????.</text:p></text:note-body></text:note> These texts will be discussed in more detail at they become relevant in the chapters that follow. The <text:span text:style-name="T145">De Motu</text:span> would of course also have been relevant to Avicenna's discussion, but it does not appear to have been available to him.<text:note text:id="ftn5" text:note-class="footnote"><text:note-citation>5</text:note-citation><text:note-body><text:p text:style-name="Footnote">Discussed in chapter 3, fn. ????.</text:p></text:note-body></text:note></text:p>
      <text:p text:style-name="Standard">Like the late antique commentary culture before him, Avicenna's work is often organized as a 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5">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Standard">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5">Timaeus</text:span><text:span text:style-name="T8">.</text:span><text:span text:style-name="T8"><text:note text:id="ftn7" text:note-class="footnote"><text:note-citation>7</text:note-citation><text:note-body><text:p text:style-name="Footnote">Relevant works by Galen translated into Arabic include his <text:span text:style-name="T145">On Character Traits</text:span> [<text:span text:style-name="T145">De Moribus</text:span>], <text:span text:style-name="T145">On Affections and Errors of the Soul</text:span> [<text:span text:style-name="T145">Aff. Dig./Pecc. Dig.</text:span>], <text:span text:style-name="T145">Capacities of the Soul Depend on the Mixture of the Body</text:span><text:span text:style-name="T113">,</text:span> <text:span text:style-name="T145">On Plato and Hippocrates,</text:span><text:span text:style-name="T8"> and compendiums/paraphrases of Plato's </text:span><text:span text:style-name="T145">Timaeus</text:span><text:span text:style-name="T8"> and </text:span><text:span text:style-name="T145">Republic</text:span><text:span text:style-name="T8">. See Gutas (2010), 8-7-808.</text:span></text:p></text:note-body></text:note></text:span><text:span text:style-name="T8"> </text:span>With Aristotle, Avicenna thought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text:soft-page-break/>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195">Avicenna, </text:span><text:span text:style-name="T207">Healing: Psychology</text:span><text:span text:style-name="T195"> (1959) 5.7, p. 252.</text:span></text:p></text:note-body></text:note></text:p>
      <text:p text:style-name="Standard">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5">On Plato and Hippocrates. </text:span><text:span text:style-name="T8">See discussion in chapter four.</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Standard">Amongst Avicenna's predecessors in the Classical Arabic tradition, emotions mostly arise in the context of works that address how we should correct one's thoughts in order to dispel unwanted emotions. The main texts of this sort include:</text:p>
      <text:list xml:id="list6308190764367124660" text:style-name="L2">
        <text:list-item>
          <text:p text:style-name="P121"><text:span text:style-name="T145">Art of Dispelling Sorrows, </text:span>Al-Kindī (d. 873)</text:p>
        </text:list-item>
        <text:list-item>
          <text:p text:style-name="P121"><text:span text:style-name="T165">Sustenance of the Soul, </text:span><text:span text:style-name="T161">Al-Balkhī (d. 934) </text:span></text:p>
        </text:list-item>
        <text:list-item>
          <text:p text:style-name="P121"><text:span text:style-name="T151">Directing Attention to the Way of Happiness</text:span><text:span text:style-name="T13">, Al-Fārābī (d. 950)</text:span></text:p>
        </text:list-item>
        <text:list-item>
          <text:p text:style-name="P121"><text:span text:style-name="T161">Two distinct texts, both titled </text:span><text:span text:style-name="T165">Reformation of Morals</text:span><text:span text:style-name="T161">, by Yaḥyā ibn ʿadī (d. 974) and Miskawayh (d. 1030)</text:span><text:span text:style-name="T161"><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most recently, Kukkonen (2016).</text:p></text:note-body></text:note></text:span></text:p>
        </text:list-item>
      </text:list>
      <text:p text:style-name="Standard"><text:span text:style-name="T161">These works generally express the idea that the rational faculties can be used to order the </text:span><text:span text:style-name="T161">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61"><text:note text:id="ftn11" text:note-class="footnote"><text:note-citation>11</text:note-citation><text:note-body><text:p text:style-name="Footnote"><text:s/><text:span text:style-name="T160">4.2</text:span></text:p></text:note-body></text:note></text:span><text:span text:style-name="T161"> Al-Fārābī meets negative emotions more head on with countervailing beliefs: don't be sad about misfortunes, because since misfortunes are a necessary part of life, wishing you never experienced misfortunes is tantamount to wishing that you don't exist.</text:span><text:span text:style-name="T161"><text:note text:id="ftn12" text:note-class="footnote"><text:note-citation>12</text:note-citation><text:note-body><text:p text:style-name="Footnote">6.8</text:p></text:note-body></text:note></text:span><text:span text:style-name="T161"> It is possible that this </text:span><text:soft-page-break/><text:span text:style-name="T161">whole genre is to some degree a product of the influence of the Stoic tradition, but there is no direct evidence of Stoic texts on cognitive therapy having been translated into Arabic.</text:span><text:span text:style-name="T161"><text:note text:id="ftn13" text:note-class="footnote"><text:note-citation>13</text:note-citation><text:note-body><text:p text:style-name="Footnote">Gutas (1994), 4959-4962.</text:p></text:note-body></text:note></text:span><text:span text:style-name="T161"> </text:span></text:p>
      <text:p text:style-name="Standard">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p>
      <text:h text:style-name="Heading_20_2" text:outline-level="2">4<text:tab/>The variety of discussions of emotions in Avicenna's corpus</text:h>
      <text:p text:style-name="Standard">Avicenna's works in which we find discussions of emotions fall into roughly four categories:</text:p>
      <text:list xml:id="list3817449905488512348" text:style-name="WW8Num2">
        <text:list-item>
          <text:p text:style-name="P122">Philosophical psychology</text:p>
        </text:list-item>
        <text:list-item>
          <text:p text:style-name="P122">Medical/biological texts</text:p>
        </text:list-item>
        <text:list-item>
          <text:p text:style-name="P122">Healing: Categories</text:p>
        </text:list-item>
        <text:list-item>
          <text:p text:style-name="P122">Works related to rhetoric and poetics</text:p>
        </text:list-item>
      </text:list>
      <text:p text:style-name="Standard"><text:span text:style-name="T17">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9">Compendium on the Soul </text:span><text:span text:style-name="T18">(c. 999 CE)</text:span><text:span text:style-name="Footnote_20_Symbol"><text:span text:style-name="T18"><text:note text:id="ftn14" text:note-class="footnote"><text:note-citation>14</text:note-citation><text:note-body><text:p text:style-name="Footnote"><text:s/>For dating, see Gutas (2014), 165.</text:p></text:note-body></text:note></text:span></text:span><text:span text:style-name="T17">,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7"><text:note text:id="ftn15" text:note-class="footnote"><text:note-citation>15</text:note-citation><text:note-body><text:p text:style-name="Footnote"><text:s/>Avicenna, Compendium (1875), 352.</text:p></text:note-body></text:note></text:span></text:span><text:span text:style-name="T17"> He says that in non-rational animals, the motive faculty is the “end [al-ghāya]” with respect to the cognitive faculties, since the cognitive faculties exist in </text:span><text:span text:style-name="T17">order to provide information that leads to motion, whereas in rational animals the motive faculty exists to carry out the will of the rational faculties.</text:span><text:span text:style-name="Footnote_20_Symbol"><text:span text:style-name="T17"><text:note text:id="ftn16" text:note-class="footnote"><text:note-citation>16</text:note-citation><text:note-body><text:p text:style-name="Footnote"><text:s/>Avicenna, Compendium (1875), 353.</text:p></text:note-body></text:note></text:span></text:span></text:p>
      <text:p text:style-name="Standard"><text:soft-page-break/><text:span text:style-name="T17">Far more detail is provided in Avicenna's magnum opus on psychology, </text:span><text:span text:style-name="T29">Healing: Psychology </text:span><text:span text:style-name="T18">(c. 1020-1027).</text:span><text:span text:style-name="T17"> As a whole, the </text:span><text:span text:style-name="T29">Healing</text:span><text:span text:style-name="T17"> is organized into four parts, beginning with logic, then physics, mathematics, and finally metaphysics. </text:span><text:span text:style-name="T29">Psychology</text:span><text:span text:style-name="T17"> is the sixth work in the physics division. It is preceded in the physics division of the </text:span><text:span text:style-name="T29">Healing</text:span><text:span text:style-name="T17"> by various works on the elements, matter, change, and followed by books focused on plants and animals.</text:span><text:span text:style-name="Footnote_20_Symbol"><text:span text:style-name="T17"><text:note text:id="ftn17" text:note-class="footnote"><text:note-citation>17</text:note-citation><text:note-body><text:p text:style-name="Footnote"><text:s/>Gutas (2014), 105.</text:p></text:note-body></text:note></text:span></text:span><text:span text:style-name="T17"> Psychology itself is organized into five books:</text:span></text:p>
      <text:list xml:id="list5900069989163015151" text:style-name="L3">
        <text:list-header>
          <text:p text:style-name="P123">Book 1: The nature of the soul in general</text:p>
          <text:p text:style-name="P123">Book 2: The vegetative faculties and the external senses, excluding vision</text:p>
          <text:p text:style-name="P123">Book 3: Vision</text:p>
          <text:p text:style-name="P123">Book 4: The internal senses and the motive faculty</text:p>
          <text:p text:style-name="P123">Book 5: The rational faculties</text:p>
        </text:list-header>
      </text:list>
      <text:p text:style-name="Standard"><text:span text:style-name="T17">The motive faculty is discussed in 4.4, the final section of the fourth book. Avicenna's concerns in 4.4, as with the rest of </text:span><text:span text:style-name="T29">Psychology</text:span><text:span text:style-name="T17">, are broadly modeled on those in Aristotle's </text:span><text:span text:style-name="T29">De Anima</text:span><text:span text:style-name="T18">, with some additions, as will be noted throughout the chapters in this dissertation. For example, </text:span><text:span text:style-name="T17">4.4 in turn can be broken down into roughly the following sections (this is an approximation, as Avicenna's text does not contain further divisions):</text:span></text:p>
      <text:list xml:id="list1685059354169356328" text:style-name="L4">
        <text:list-header>
          <text:p text:style-name="P124">4.4a A discussion of the various branches of the motive faculty found in animals, including, but not limited to, concupiscible and irascible appetite.</text:p>
          <text:p text:style-name="P124"/>
          <text:p text:style-name="P124"><text:span text:style-name="T17">4.4b A discussion of other psychological states, such as sleeping and waking, health and sickness, modeled on some concerns from </text:span><text:span text:style-name="T29">Parva Naturalia</text:span><text:span text:style-name="T17">.</text:span><text:span text:style-name="Footnote_20_Symbol"><text:span text:style-name="T17"><text:note text:id="ftn18" text:note-class="footnote"><text:note-citation>18</text:note-citation><text:note-body><text:p text:style-name="Footnote"><text:s/>This is discussed more in chapter 4.5.1.</text:p></text:note-body></text:note></text:span></text:span></text:p>
          <text:p text:style-name="P124"><text:span text:style-name="Footnote_20_Symbol"><text:span text:style-name="T17"/></text:span></text:p>
          <text:p text:style-name="P124">4.4c A discussion of the unique abilities found in the “prophetic” state of the motive faculties, such as the ability to affect motion at a distance.</text:p>
        </text:list-header>
      </text:list>
      <text:p text:style-name="Standard"><text:span text:style-name="T17">It is thus the first part of chapter 4 (labelled 4.4a), in which the most important, guiding texts for this dissertation are found. For most of the topics to be discussed in what follows, there is corresponding discussion in Avicenna's slightly later </text:span><text:span text:style-name="T29">Salvation: Psychology</text:span><text:span text:style-name="T17">. But the latter is rarely referenced in this dissertation, because at for these topics </text:span><text:span text:style-name="T29">Salvation: Psychology</text:span><text:span text:style-name="T17"> is essentially an abridgment of </text:span><text:span text:style-name="T29">Healing: Psychology.</text:span></text:p>
      <text:p text:style-name="Standard"><text:span text:style-name="T17">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oft-page-break/><text:span text:style-name="T29">Remarks and Admonitions</text:span><text:span text:style-name="T17"> (c. 1030-1034). </text:span><text:span text:style-name="T29">Remarks</text:span><text:span text:style-name="T17"> as a whole is organized according to the Aristotelian sciences, but the appendix to the physics section contains discussions of a variety of topics related to the motive faculty that are not discussed elsewhere. There is also the </text:span><text:span text:style-name="T29">Marginal Glosses</text:span><text:span text:style-name="T17"> (c. 1029), a </text:span><text:span text:style-name="T22">record of Avicenna's thought process as he read the Arabic translation of Aristotle's </text:span><text:span text:style-name="T32">De Anima. </text:span><text:span text:style-name="T22">It is thought to have been originally written by Avicenna in the margins of his copy of Aristotle, hence the title. Finally, there is his early </text:span><text:span text:style-name="T32">Treatise on Love</text:span><text:span text:style-name="T22"> (from a similar period as the</text:span><text:span text:style-name="T32"> Compendium</text:span><text:span text:style-name="T22">). In the </text:span><text:span text:style-name="T32">Treatise</text:span><text:span text:style-name="T22">, Avicenna broadly discusses various beings' inborn love (i.e., their teleology, or what they tend towards), from rocks on up to God. Of particular </text:span><text:span text:style-name="T22">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2">Healing: Psychology </text:span><text:span text:style-name="T22">4.4 which makes most clear Avicenna's priorities and mature way of thinking about emotions.</text:span></text:p>
      <text:p text:style-name="Standard"><text:span text:style-name="T22">As for Avicenna's writings that relate to the physiology of the emotions, these include </text:span><text:span text:style-name="T22">primarily </text:span><text:span text:style-name="T32">Healing: Psychology</text:span><text:span text:style-name="T22"> 5.8, the </text:span><text:span text:style-name="T32">Canon of Medicine</text:span><text:span text:style-name="T22">, and </text:span><text:span text:style-name="T32">Cardiac Drugs</text:span><text:span text:style-name="T22">. That Avicenna thought there was an overlap in the concerns of philosophical psychology and medicine/biology </text:span><text:span text:style-name="T22">can be seen in the fact that the final chapter of </text:span><text:span text:style-name="T32">Healing: Psychology</text:span><text:span text:style-name="T22">, 5.8, provides an overview of physiology that Avicenna deems relevant to the study of the soul. Yet most of what is in fact relevant for our purposes is found in the latter two texts just mentioned.</text:span></text:p>
      <text:p text:style-name="Standard"><text:span text:style-name="T22">The </text:span><text:span text:style-name="T32">Canon</text:span><text:span text:style-name="T22"> is Avicenna's magnum opus on the medical practice, and contains specific </text:span><text:span text:style-name="T22">etiology for certain emotional disorders (like melancholy), along with advice for how to treat them. </text:span><text:span text:style-name="T32">Cardiac Drugs</text:span><text:span text:style-name="T22"> is a work focused on the medical conditions related to the heart. As will be seen, Avicenna believes that the seat of emotions is the vital spirit that is in the heart, and much of the </text:span><text:span text:style-name="T32">Cardiac Drugs</text:span><text:span text:style-name="T22"> is taken up with discussing what accounts for certain emotional dispositions, and how emotions affect the body.</text:span></text:p>
      <text:p text:style-name="Standard">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text:soft-page-break/>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Standard"><text:span text:style-name="T22">The final texts that need to be mentioned in the context of emotions are three texts from the first, logical part of the </text:span><text:span text:style-name="T32">Healing</text:span><text:span text:style-name="T22">, namely, the </text:span><text:span text:style-name="T32">Categories</text:span><text:span text:style-name="T22">, </text:span><text:span text:style-name="T32">Poetics</text:span><text:span text:style-name="T22">, and </text:span><text:span text:style-name="T32">Rhetoric</text:span><text:span text:style-name="T22">. All of these texts have something to say about the nature of emotions, or specific emotions, and I will analyze a translation of the section on emotions from </text:span><text:span text:style-name="T32">Healing: Rhetoric</text:span><text:span text:style-name="T22"> in chapter five. Like Aristotle's </text:span><text:span text:style-name="T32">Rhetoric</text:span><text:span text:style-name="T22">, Avicenna's section on emotions in this text primarily consists of a discussion of specific emotions, with an eye towards how a rhetorician can still them up, and what sort of effect that would have on their audience.</text:span></text:p>
      <text:h text:style-name="Heading_20_2" text:outline-level="2">5<text:tab/>Prior work on emotions in Avicenna</text:h>
      <text:p text:style-name="Standard">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19" text:note-class="footnote"><text:note-citation>19</text:note-citation><text:note-body><text:p text:style-name="Footnote">See Black (1993), (2013) and (2014).</text:p></text:note-body></text:note> The influence of those cognitive faculties on the Latin West has also been traced in detail.<text:note text:id="ftn20"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Standard"><text:span text:style-name="T17">As for what has been written thus far, there is an overview Avicenna's views on emotions in Simo Knuuttila's </text:span><text:span text:style-name="T29">Emotions in Ancient and Medieval Philosophy</text:span><text:span text:style-name="T17">.</text:span><text:span text:style-name="T17"><text:note text:id="ftn21" text:note-class="footnote"><text:note-citation>21</text:note-citation><text:note-body><text:p text:style-name="Footnote">Knuuttila (2004) <text:span text:style-name="T145">Emotions in Ancient and Medieval Philosophy, </text:span><text:span text:style-name="T8">pp. 218-225.</text:span></text:p></text:note-body></text:note></text:span><text:span text:style-name="T17">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2" text:note-class="footnote"><text:note-citation>22</text:note-citation><text:note-body><text:p text:style-name="Footnote">Their work discussed at the beginning of chapter 3.</text:p></text:note-body></text:note> But, again, these concepts need to be unpacked in more detail, and fitted in the context of Avicenna's broader work on affective psychology.</text:p>
      <text:p text:style-name="Standard"><text:soft-page-break/>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h text:style-name="Heading_20_2" text:outline-level="2">6<text:tab/>Roadmap of following chapters</text:h>
      <text:p text:style-name="Standard">What follows is a summary of the parts of this dissertation, which reiterates some of the overview material from section 2, above:</text:p>
      <text:p text:style-name="Standard"><text:span text:style-name="T135">In chapter one of this dissertation I argue that Avicenna’s main account of</text:span><text:span text:style-name="T136"> animal emotions (in his </text:span><text:span text:style-name="T140">Healing: Psychology</text:span><text:span text:style-name="T136"> 4.4) shows that they are construed as inclinations (</text:span><text:span text:style-name="T140">nizāʿāt/inbiʿāthāt</text:span><text:span text:style-name="T136">) in </text:span><text:span text:style-name="T136">response to positive or negative object-evaluations. The notion of inclination is intenti</text:span><text:span text:style-name="T135">onally broader than terms used by Avicenna’s predecessors (Gr. </text:span><text:span text:style-name="T138">orexis</text:span><text:span text:style-name="T135">, Ar. </text:span><text:span text:style-name="T138">shawq</text:span><text:span text:style-name="T135">), because Avicenna wants to articulate a range of affective states of which animals are capable beyond Aristotelian concupiscible and irascible appetite. Concupiscible and irascible appetite relate to pleasures and </text:span><text:span text:style-name="T135">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Standard"><text:span text:style-name="T135">In chapter two I argue that Avicenna’s account of uniquely human emotions (in </text:span><text:span text:style-name="T138">Psychology</text:span><text:span text:style-name="T135"> 5.1 and his </text:span><text:span text:style-name="T138">Treatise on Love</text:span><text:span text:style-name="T135">)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Standard"><text:soft-page-break/><text:span text:style-name="T135">But, of course, to incline on account of some evaluation is not the same thing as to act, so a question naturally arises—most clearly in his </text:span><text:span text:style-name="T138">Healing: Metaphysics </text:span><text:span text:style-name="T141">4.2</text:span><text:span text:style-name="T138">—</text:span><text:span text:style-name="T135">as to how emotions relate to voluntary action. In chapter three, I argue that Avicenna makes a distinction between inclination-to-act (which is what an emotion is) and resolution-to-act (which leads directly to </text:span><text:span text:style-name="T135">voluntary motion). Both inclination and resolution are acts of the animal motive faculty, but they have differing cognitive causes. Inclinations (i.e., emotions) are caused by simple evaluations of objects, while resolutions are caused by reaching the conclusion of a practical syllogism. </text:span><text:span text:style-name="T135">Humans arrive at the conclusion of a practical syllogism through deliberation, whereas Avicenna says that animals arrive at something analogous through a more instinctual process.</text:span></text:p>
      <text:p text:style-name="Standard"><text:span text:style-name="T135">In chapter four I flesh out the aspects of physiology that are relevant to Avicenna's philosophy of emotion. That is, in Avicenna's </text:span><text:span text:style-name="T138">Healing: Psychology</text:span><text:span text:style-name="T135">, two issues arise which Avicenna thinks actually best illuminated by considering physiology. On the one hand, we might sometimes </text:span><text:span text:style-name="T135">wonder why </text:span><text:span text:style-name="T154">the same evaluative judgment sometimes causes an emotion, sometimes </text:span><text:span text:style-name="T154">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Standard"><text:span text:style-name="T155">Such are the key philosophical issues Avicenna deals with in relation to emotions. Chapter five and appendix one focus on the section on emotions from Avicenna's Healing: Rhetoric. Chapter five is the analysis, while appendix one is the translation. Appendix one also contains a translation of a brief parallel work, from Avicenna's earlier and short Compilation. As mentioned earlier, texts like these are not where we would expect to find Avicenna's primarily account of </text:span><text:soft-page-break/><text:span text:style-name="T155">the nature of emotions, and this explains their position later in the dissertation. Nonetheless, they allow for some interesting supplemental discussions, touching on the way that emotions affect</text:span><text:span text:style-name="T189"> cognition, their </text:span><text:span text:style-name="T160">positive or negative hedonic quality, the objects of specific emotions, and the relation between emotions and</text:span><text:span text:style-name="T156"> psychological character traits.</text:span></text:p>
      <text:p text:style-name="Standard"><text:span text:style-name="T156">Similarly, Avicenna's </text:span><text:span text:style-name="T162">Healing: Categories </text:span><text:span text:style-name="T156">is not as fundamental as his psychological texts to this discussion, but it does provide some insight into, unsurprisingly, how we should categorize </text:span><text:span text:style-name="T156">emotions. Thus appendix two looks at emotions as types of qualities: specifically, they are transitory, passing “conditions”, in contrast to more stable qualities like “states.”</text:span></text:p>
      <text:p text:style-name="Standard"><text:span text:style-name="T156">Appendix three consists of a chart listing the various specific emotions discussed, in which of Avicenna's works. This dissertation does not spend much time analyzing specific emotions, nor </text:span><text:span text:style-name="T156">does Avicenna (outside of the </text:span><text:span text:style-name="T162">Healing: Rhetoric</text:span><text:span text:style-name="T156">), but this serves as a useful guide for where emotions are in fact discussed. </text:span></text:p>
      <text:p text:style-name="Standard"/>
      <text:p text:style-name="P29"/>
      <text:h text:style-name="P133" text:outline-level="1">Chapter 1:</text:h>
      <text:h text:style-name="Heading_20_1" text:outline-level="1"><text:span text:style-name="T14">Varieties of Emotions in the Animal Motive Soul</text:span><text:span text:style-name="Footnote_20_Symbol"><text:span text:style-name="T49"><text:note text:id="ftn23" text:note-class="footnote"><text:note-citation>23</text:note-citation><text:note-body><text:p text:style-name="P141">All translations of the Arabic in this dissertation are my own, unless noted.</text:p></text:note-body></text:note></text:span></text:span></text:h>
      <text:p text:style-name="Text_20_body"><text:span text:style-name="Footnote_20_Symbol"><text:span text:style-name="T49"/></text:span></text:p>
      <text:p text:style-name="Standard"><text:span text:style-name="T17">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1"><text:note text:id="ftn24" text:note-class="footnote"><text:note-citation>24</text:note-citation><text:note-body><text:p text:style-name="Footnote"><text:span text:style-name="T195">See Martha Nussbaum, developing a theory she takes to be in the Stoic tradition, in Nussbaum (2001)</text:span><text:span text:style-name="T207"> </text:span><text:span text:style-name="T195">131.</text:span></text:p></text:note-body></text:note></text:span></text:span><text:span text:style-name="T17">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1">ls, human and non-human. That is, all these states are </text:span><text:span text:style-name="T30">inclinations</text:span><text:span text:style-name="T21"> (translating </text:span><text:span text:style-name="T30">inbiʿāth</text:span><text:span text:style-name="T21"> or </text:span><text:span text:style-name="T30">nizāʿ</text:span><text:span text:style-name="T21">), with cognitive causes of varying complexity. They are emotions insofar as they incline their subject to various acts and objects, and insofar as they are inclinations, they are basically alike.</text:span></text:p>
      <text:p text:style-name="Standard"><text:span text:style-name="T21">In what follows I will argue that Avicenna’s understanding of emotion captures a wider range of affective states than had previously been recognized in his tradition, by showing how Avicenna deemphasizes traditional Aristotelian terminology (Gr. </text:span><text:span text:style-name="T30">orexis</text:span><text:span text:style-name="T21">, Ar. </text:span><text:span text:style-name="T30">shawq</text:span><text:span text:style-name="T21">), and instead makes use of this idea of “inclination (again, </text:span><text:span text:style-name="T30">inbiʿāth</text:span><text:span text:style-name="T21"> or </text:span><text:span text:style-name="T30">nizāʿ</text:span><text:span text:style-name="T21">)” as that which is fundamental to being an emotion. My argument will largely be borne out through a d</text:span><text:span text:style-name="T17">etailed contextualization and analysis of some difficult texts that have not thus far been treated in detail: Avicenna’s most comprehensive account of the motive faculty, in his </text:span><text:span text:style-name="T28">Healing: Psychology</text:span><text:span text:style-name="T17"> 1.5 and 4.4.</text:span><text:span text:style-name="Footnote_20_Symbol"><text:span text:style-name="T51"><text:note text:id="ftn25" text:note-class="footnote"><text:note-citation>25</text:note-citation><text:note-body><text:p text:style-name="Footnote"><text:span text:style-name="T198">The first scholar to draw attention to Avicenna’s usage of </text:span><text:span text:style-name="T210">inbiʿāth</text:span><text:span text:style-name="T198"> and </text:span><text:span text:style-name="T210">nizāʿ</text:span><text:span text:style-name="T198"> was Helmut Gätje, in </text:span><text:span text:style-name="T69">“Zur Psychologie der Willenshandlungen in der islamischen Philosophie,” pp.</text:span><text:span text:style-name="T70"> 357-359. What I present here will not disagree with Gätje, but it will show that Avicenna’s picture is complex in ways Gätje’s brief treatment does not address. The only other place this topic has been discussed is in Simo Knuuttila, </text:span><text:span text:style-name="T77">Emotions in Ancient and Medieval Philosophy</text:span><text:span text:style-name="T70">, pp. 218-225. Again, there is little I disagree with in his treatment of Avicenna, but much remains to be filled in.</text:span></text:p></text:note-body></text:note></text:span></text:span><text:span text:style-name="T17"> <text:s/></text:span></text:p>
      <text:p text:style-name="Standard"><text:bookmark-start text:name="Intro"/><text:soft-page-break/><text:span text:style-name="T17">We</text:span><text:bookmark-end text:name="Intro"/><text:span text:style-name="T17"> will see Avicenna begin by discussing basic concupiscible and irascible emotions</text:span><text:span text:style-name="Footnote_20_Symbol"><text:span text:style-name="T17"><text:note text:id="ftn26" text:note-class="footnote"><text:note-citation>26</text:note-citation><text:note-body><text:p text:style-name="Footnote"><text:span text:style-name="T192"><text:s/>T</text:span><text:span text:style-name="T79">he structure of this chapter is shaped by the order in which Avicenna presents concepts in </text:span><text:span text:style-name="T80">Psychology</text:span><text:span text:style-name="T79">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9"><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80">indirectly</text:span><text:span text:style-name="T79"> involves avoiding pain. Directly, attacking and defending oneself might actually temporarily </text:span><text:span text:style-name="T80">increase</text:span><text:span text:style-name="T79">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80">dominance</text:span><text:span text:style-name="T79">,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7">, and then slowly broaden the category of emotion to include emotions that are </text:span><text:span text:style-name="T28">like</text:span><text:span text:style-name="T17">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concept than desire or appetite, all these states end up able to be grouped together in a meaningful way.</text:span></text:p>
      <text:h text:style-name="Heading_20_2" text:outline-level="2">1.1<text:tab/>Aristot<text:span text:style-name="T153">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text:soft-page-break/>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Standard"><text:span text:style-name="T21">This basic picture is shared by Avicenna and Aristotle. But we can be a bit more specific, showing how this maps onto the terminology Aristotle uses in the </text:span><text:span text:style-name="T31">De Anima</text:span><text:span text:style-name="T21">. That is, Avicenna’s notion of “inclination” fills roughly the same role in his psychology as that of “moved-mover” for Aristotle, being an elaboration of the terrain covered by Aristotle in </text:span><text:span text:style-name="T30">De Anima</text:span><text:span text:style-name="T21"> 3.9-11.</text:span><text:span text:style-name="Footnote_20_Symbol"><text:span text:style-name="T54"><text:note text:id="ftn27" text:note-class="footnote"><text:note-citation>27</text:note-citation><text:note-body><text:p text:style-name="Footer"><text:span text:style-name="T194"><text:s/></text:span><text:span text:style-name="T195">Aristotle’s </text:span><text:span text:style-name="T207">De Motu Animalium</text:span><text:span text:style-name="T195"> is of course another key text for the motive faculty, but—despite Averroes’ later awareness of </text:span><text:span text:style-name="T207">De Motu</text:span><text:span text:style-name="T195"> in broad strokes—the text itself does not seem to have ever been translated into Arabic. See </text:span><text:span text:style-name="T70">Gutas (2014)</text:span><text:span text:style-name="T77"> </text:span><text:span text:style-name="T70">361, n. 5.</text:span></text:p></text:note-body></text:note></text:span></text:span><text:span text:style-name="Footnote_20_Symbol"><text:span text:style-name="T54"> <text:s/></text:span></text:span><text:span text:style-name="T21">After this section, we will not make extensive use of the “moved-mover” terminology, instead relying on the basic picture sketched above. But it is worth briefly discussing the technical terms found in the original source for the basic picture.</text:span></text:p>
      <text:p text:style-name="Standard"><text:span text:style-name="T21">At the start of 3.9 Aristotle divides animal and human psychological faculties into two kinds: those enabling cognition, and those enabling voluntary motion.</text:span><text:span text:style-name="Footnote_20_Symbol"><text:span text:style-name="T54"><text:note text:id="ftn28" text:note-class="footnote"><text:note-citation>28</text:note-citation><text:note-body><text:p text:style-name="Footer"><text:span text:style-name="T194"><text:s/></text:span><text:span text:style-name="T70">Aristotle, </text:span><text:span text:style-name="T77">On the Soul</text:span><text:span text:style-name="T70"> (1986) </text:span><text:span text:style-name="T70">3.9, 432b</text:span><text:span text:style-name="T70">.</text:span></text:p></text:note-body></text:note></text:span></text:span><text:span text:style-name="T37">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68">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60"><text:note text:id="ftn29" text:note-class="footnote"><text:note-citation>29</text:note-citation><text:note-body><text:p text:style-name="Footer"><text:span text:style-name="T194"><text:s/></text:span><text:span text:style-name="T70">Aristotle, </text:span><text:span text:style-name="T77">On the Soul</text:span><text:span text:style-name="T70"> (1986) </text:span><text:span text:style-name="T70">3.10, 433b.</text:span></text:p></text:note-body></text:note></text:span></text:span></text:p>
      <text:p text:style-name="Standard"><text:span text:style-name="T37">The last two factors involved in voluntary motion are the most straightforward: in the case of animal motion, the </text:span><text:span text:style-name="T44">subject</text:span><text:span text:style-name="T37"> of movement is the whole animal, and the </text:span><text:span text:style-name="T44">means</text:span><text:span text:style-name="T37"> of movement are the various organs and muscles that operate by pushing and pulling. Shortly after this text, Aristotle </text:span><text:soft-page-break/><text:span text:style-name="T37">argues that there must be a central axis for all this pushing and pulling, which later commentators understood to be the heart.</text:span><text:span text:style-name="Footnote_20_Symbol"><text:span text:style-name="T56"><text:note text:id="ftn30" text:note-class="footnote"><text:note-citation>30</text:note-citation><text:note-body><text:p text:style-name="Footer"><text:span text:style-name="T194"><text:s/></text:span><text:span text:style-name="T195">Themistius, </text:span><text:span text:style-name="T208">On Aristotle On the Soul</text:span><text:span text:style-name="T195"> (1996) 223.</text:span></text:p></text:note-body></text:note></text:span></text:span></text:p>
      <text:p text:style-name="Standard"><text:span text:style-name="T37">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6"><text:note text:id="ftn31" text:note-class="footnote"><text:note-citation>31</text:note-citation><text:note-body><text:p text:style-name="Footer"><text:span text:style-name="T194"><text:s/></text:span><text:span text:style-name="T195">Themistius, </text:span><text:span text:style-name="T208">On Aristotle On the Soul</text:span><text:span text:style-name="T195"> (1996) 220.</text:span></text:p></text:note-body></text:note></text:span></text:span><text:span text:style-name="T37"> Similarly, Alexander of Aphrodisias understands the starting point of movement to mean some external object understood as something to be pursued or avoided.</text:span><text:span text:style-name="Footnote_20_Symbol"><text:span text:style-name="T56"><text:note text:id="ftn32" text:note-class="footnote"><text:note-citation>32</text:note-citation><text:note-body><text:p text:style-name="Footer"><text:span text:style-name="T194"><text:s/></text:span><text:span text:style-name="T70">Alexander of Aphrodisias, </text:span><text:span text:style-name="T77">De Anima</text:span><text:span text:style-name="T70"> (1980) </text:span><text:span text:style-name="T70">98, section 2.89</text:span><text:span text:style-name="T70">.</text:span></text:p></text:note-body></text:note></text:span></text:span><text:span text:style-name="T37"> This would make a “practical good” any specific object, understood in such a way as to be relevant to appetite. For example, not </text:span><text:span text:style-name="T44">the</text:span><text:span text:style-name="T37"> good, but </text:span><text:span text:style-name="T44">a</text:span><text:span text:style-name="T37"> good, like food; and not just food, but food </text:span><text:span text:style-name="T44">grasped as</text:span><text:span text:style-name="T37">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6"><text:note text:id="ftn33" text:note-class="footnote"><text:note-citation>33</text:note-citation><text:note-body><text:p text:style-name="Footer"><text:span text:style-name="T194"><text:s/></text:span><text:span text:style-name="T195">See (Pseudo) John Philoponus, </text:span><text:span text:style-name="T207">On Aristotle On the Soul</text:span><text:span text:style-name="T195"> (2013) 39, section 587.5ff.</text:span></text:p></text:note-body></text:note></text:span></text:span><text:span text:style-name="T37"> So the practical good is an unmoved-mover because an object, when evaluated in a certain light, can be the goal for motion.</text:span><text:span text:style-name="Footnote_20_Symbol"><text:span text:style-name="T56"><text:note text:id="ftn34" text:note-class="footnote"><text:note-citation>34</text:note-citation><text:note-body><text:p text:style-name="Footer"><text:span text:style-name="T216"><text:s/></text:span><text:span text:style-name="T198">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10">as presented by some cognitive, evaluative act,</text:span><text:span text:style-name="T198">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oft-page-break/><text:span text:style-name="T37">The proximate cause of motion, on the other hand, is a </text:span><text:span text:style-name="T44">moved</text:span><text:span text:style-name="T37">-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37">movement.”</text:span><text:span text:style-name="Footnote_20_Symbol"><text:span text:style-name="T56"><text:note text:id="ftn35" text:note-class="footnote"><text:note-citation>35</text:note-citation><text:note-body><text:p text:style-name="Footer"><text:span text:style-name="T194"><text:s/></text:span><text:span text:style-name="T70">Aristotle, </text:span><text:span text:style-name="T77">On the Soul</text:span><text:span text:style-name="T70"> (1986) </text:span><text:span text:style-name="T70">3.10, 433b.</text:span></text:p></text:note-body></text:note></text:span></text:span><text:span text:style-name="T37"> The first half of this simply tells us that appetite is one of the causes of motion, the second half tells us that appetite causes motion by itself being a kind of motion, or change. Just like how the sense in which practical good remains </text:span><text:span text:style-name="T44">un</text:span><text:span text:style-name="T37">changed helps us understand the sort of mover it is, so here the sense in which appetite </text:span><text:span text:style-name="T44">is</text:span><text:span text:style-name="T37"> a change helps us understand why it is a mover. Again, (Pseudo) John Philoponus attempts to explain the core of what it is to be a moved-mover when he says that appetite is a change “insofar as it reaches out.”</text:span><text:span text:style-name="Footnote_20_Symbol"><text:span text:style-name="T56"><text:note text:id="ftn36" text:note-class="footnote"><text:note-citation>36</text:note-citation><text:note-body><text:p text:style-name="Footer"><text:span text:style-name="T194"><text:s/></text:span><text:span text:style-name="T195">(Pseudo) John Philoponus, </text:span><text:span text:style-name="T207">On Aristotle On the Soul</text:span><text:span text:style-name="T195"> (2013) 41, section 591.10ff.</text:span></text:p></text:note-body></text:note></text:span></text:span><text:span text:style-name="T37"> This is an appeal to the </text:span><text:span text:style-name="T37">origins of the word appetite (or </text:span><text:span text:style-name="T44">orexis</text:span><text:span text:style-name="T37">). As Martha Nussbaum relates, prior to Aristotle, the verb </text:span><text:span text:style-name="T44">orego</text:span><text:span text:style-name="T37"> was fairly common outside of philosophical literature, and was used to refer to a literal reaching out (with one’s hand, for example) towards some physical object (like a cup).</text:span><text:span text:style-name="Footnote_20_Symbol"><text:span text:style-name="T56"><text:note text:id="ftn37" text:note-class="footnote"><text:note-citation>37</text:note-citation><text:note-body><text:p text:style-name="Footer"><text:span text:style-name="T194"><text:s/></text:span><text:span text:style-name="T195">Nussbaum (2001) pp. 130–31.</text:span></text:p></text:note-body></text:note></text:span></text:span><text:span text:style-name="T37"> Aristotle is obviously not using </text:span><text:span text:style-name="T44">orexis</text:span><text:span text:style-name="T37"> in this context to refer to the literal, external reaching, since he is focused on the internal causes of motion, rather than motion itself. Nussbaum considers it a major contribution of Aristotle’s to use </text:span><text:span text:style-name="T44">orexis</text:span><text:span text:style-name="T37"> to refer to an inner reaching out, which is the cause for action in the more literal, prior sense of the verb. If we are talking about an appetite to avoid, rather than to pursue, then the distance of Aristotle’s usage from the literal sense of </text:span><text:span text:style-name="T44">orego</text:span><text:span text:style-name="T37"> is even more clear.</text:span></text:p>
      <text:p text:style-name="Standard">So the four factors involved in movement can be summarized as follows:</text:p>
      <text:p text:style-name="P23">1) unmoved-mover: a practical good, i.e., an object cognized/represented in the subject</text:p>
      <text:p text:style-name="P23">2) moved-mover: an act of the motive faculty/appetite, in response to (1)</text:p>
      <text:p text:style-name="P23">3) means of motion: muscles and the ligaments</text:p>
      <text:p text:style-name="P31"><text:span text:style-name="T37">4) that which is moved: the subject as a whole</text:span><text:span text:style-name="Footnote_20_Symbol"><text:span text:style-name="T56"><text:note text:id="ftn38" text:note-class="footnote"><text:note-citation>38</text:note-citation><text:note-body><text:p text:style-name="Footer"><text:span text:style-name="T194"><text:s/></text:span><text:span text:style-name="T195">Avicenna most explicitly replicates this fourfold schema in </text:span><text:span text:style-name="T207">Healing: Metaphysics</text:span><text:span text:style-name="T195">, section 6.5.3. Some of the precise terminology differs between Aristotle and Avicenna. For example, Aristotle calls </text:span><text:span text:style-name="T207">orexis</text:span><text:span text:style-name="T195"> the proximate principle of motion, while Avicenna calls the means of motion the proximate principle, and differences in labeling ripple out from there. But the ordering and general point is the same.</text:span></text:p></text:note-body></text:note></text:span></text:span></text:p>
      <text:p text:style-name="P22"/>
      <text:p text:style-name="Standard"><text:soft-page-break/><text:span text:style-name="T37">In the </text:span><text:span text:style-name="T44">De Anima</text:span><text:span text:style-name="T37">, Aristotle further subdivides appetite into concupiscible appetite (</text:span><text:span text:style-name="T44">epithumia</text:span><text:span text:style-name="T37">), irascible appetite (</text:span><text:span text:style-name="T44">thumos</text:span><text:span text:style-name="T37">), which are moved-movers in response to objects of sensation, and will or choice (</text:span><text:span text:style-name="T44">bouleisis</text:span><text:span text:style-name="T37">), which is in response to an object of thought</text:span><text:span text:style-name="Footnote_20_Symbol"><text:span text:style-name="T56"><text:note text:id="ftn39" text:note-class="footnote"><text:note-citation>39</text:note-citation><text:note-body><text:p text:style-name="Footer"><text:span text:style-name="T194"><text:s/></text:span><text:span text:style-name="T70">Aristotle, </text:span><text:span text:style-name="T77">On the Soul</text:span><text:span text:style-name="T70"> (1986) </text:span><text:span text:style-name="T70">3.9, 432b.</text:span></text:p></text:note-body></text:note></text:span></text:span><text:span text:style-name="T37">. </text:span><text:bookmark-start text:name="I_Aristotelian_Background"/><text:span text:style-name="T37">But</text:span><text:bookmark-end text:name="I_Aristotelian_Background"/><text:span text:style-name="T37">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34">The portions of Avicenna’s </text:span><text:span text:style-name="T42">Healing: Psychology</text:span><text:span text:style-name="T34"> (</text:span><text:span text:style-name="T42">Al-Shifā</text:span><text:span text:style-name="T34">ʾ</text:span><text:span text:style-name="T42">: Kitāb Al-Nafs</text:span><text:span text:style-name="T34">) where he treats emotions, and questions similar to those of </text:span><text:span text:style-name="T42">De Anima</text:span><text:span text:style-name="T34"> 3.9-11, are his discussions of the animal motive faculty (</text:span><text:span text:style-name="T42">al-quwwa al-muḥarrika</text:span><text:span text:style-name="T34">), and the practical intellect considered as a motive principle (</text:span><text:span text:style-name="T42">mabda</text:span><text:span text:style-name="T34">ʾ</text:span><text:span text:style-name="T42"> mu</text:span><text:span text:style-name="T44">ḥarrik</text:span><text:span text:style-name="T37">). These terms will be discussed at length in chapter three, but for now we can say that a motive </text:span><text:span text:style-name="T45">principle</text:span><text:span text:style-name="T37"> is a broader term than motive </text:span><text:span text:style-name="T45">faculty</text:span><text:span text:style-name="T37">.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pan text:style-name="T34">Avicenna introduces the motive faculty in </text:span><text:span text:style-name="T42">Healing: Psychology</text:span><text:span text:style-name="T34"> 1.5, in his initial enumeration of all psychological faculties, where motive faculties are distinguished at first from the apprehending (</text:span><text:span text:style-name="T42">mudrika</text:span><text:span text:style-name="T34">) faculties.</text:span><text:span text:style-name="Footnote_20_Symbol"><text:span text:style-name="T55"><text:note text:id="ftn40" text:note-class="footnote"><text:note-citation>40</text:note-citation><text:note-body><text:p text:style-name="Footer"><text:span text:style-name="T194"><text:s/></text:span><text:span text:style-name="T195">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span></text:p></text:note-body></text:note></text:span></text:span><text:span text:style-name="T34"> The motive faculty, next, is divided into two types: the </text:span><text:soft-page-break/><text:span text:style-name="T34">motive faculty as inclining (</text:span><text:span text:style-name="T42">bā</text:span><text:span text:style-name="T34">ʿ</text:span><text:span text:style-name="T42">itha</text:span><text:span text:style-name="T34">)</text:span><text:span text:style-name="Footnote_20_Symbol"><text:span text:style-name="T55"><text:note text:id="ftn41" text:note-class="footnote"><text:note-citation>41</text:note-citation><text:note-body><text:p text:style-name="Footer"><text:span text:style-name="T194"><text:s/></text:span><text:span text:style-name="T195">Avicenna elsewhere further subdivides the inclining side into inclination to act </text:span><text:span text:style-name="T207">and</text:span><text:span text:style-name="T195"> resolution to act (</text:span><text:span text:style-name="T207">ijmā</text:span><text:span text:style-name="T195">ʿ). For example, Avicenna, </text:span><text:span text:style-name="T207">Remarks: Physics</text:span><text:span text:style-name="T195"> (1960) Section 3, Supplement 25, page 435.</text:span></text:p></text:note-body></text:note></text:span></text:span><text:span text:style-name="T34"> with respect to movement, and the motive faculty in the sense of actually moving (</text:span><text:span text:style-name="T42">fā</text:span><text:span text:style-name="T34">ʿ</text:span><text:span text:style-name="T42">ila</text:span><text:span text:style-name="T34">).</text:span><text:span text:style-name="Footnote_20_Symbol"><text:span text:style-name="T55"><text:note text:id="ftn42" text:note-class="footnote"><text:note-citation>42</text:note-citation><text:note-body><text:p text:style-name="Footer"><text:span text:style-name="T194"><text:s/></text:span><text:span text:style-name="T195">A more literal translation of </text:span><text:span text:style-name="T207">fā</text:span><text:span text:style-name="T195">ʿ</text:span><text:span text:style-name="T207">ila</text:span><text:span text:style-name="T195"> would be “acting” or “doing,” but “moving” is appropriate because the act in question is specifically physical motion (from place to place, or in place).</text:span></text:p></text:note-body></text:note></text:span></text:span><text:span text:style-name="T34"> The inclining (</text:span><text:span text:style-name="T42">bā</text:span><text:span text:style-name="T34">ʿ</text:span><text:span text:style-name="T42">itha</text:span><text:span text:style-name="T34">) side is roughly synonymous with Aristotle’s ide</text:span><text:span text:style-name="T37">a of moved-mov</text:span><text:span text:style-name="T34">er, while the actually moving side is constituted by the muscles and ligaments, which Aristotle called the means of motion. So the inclining side instigates movement, and the actually moving side carries it out.</text:span><text:span text:style-name="Footnote_20_Symbol"><text:span text:style-name="T55"><text:note text:id="ftn43" text:note-class="footnote"><text:note-citation>43</text:note-citation><text:note-body><text:p text:style-name="Footer"><text:span text:style-name="T194"><text:s/></text:span><text:span text:style-name="T195">In </text:span><text:span text:style-name="T198">his </text:span><text:span text:style-name="T210">Psychology</text:span><text:span text:style-name="T198">, Avicenna is most interested in discussing motive faculty in the sense of being a motivating moved-mo</text:span><text:span text:style-name="T195">ver, i.e., in terms of emotions. Like Aristotle, who spent more time talking about the means of movement elsewhere, for example in his </text:span><text:span text:style-name="T207">De Motu</text:span><text:span text:style-name="T195">,</text:span><text:span text:style-name="T220"> </text:span><text:span text:style-name="T221">Avicenna discusses means of motion in his medical and biological works.</text:span></text:p></text:note-body></text:note></text:span></text:span><text:span text:style-name="T34"> As we will see, actualizations of the </text:span><text:span text:style-name="T34">inclining (</text:span><text:span text:style-name="T42">bā</text:span><text:span text:style-name="T34">ʿ</text:span><text:span text:style-name="T42">itha</text:span><text:span text:style-name="T34">) side of the motive faculty constitute emotions, and so emotions on Avicenna’s schema can be thought of as fundamentally inclining with respect to movement. This does not mean that emotions are always </text:span><text:span text:style-name="T42">successful</text:span><text:span text:style-name="T34"> in triggering movement, just that they incline towards it.</text:span><text:span text:style-name="Footnote_20_Symbol"><text:span text:style-name="T55"><text:note text:id="ftn44" text:note-class="footnote"><text:note-citation>44</text:note-citation><text:note-body><text:p text:style-name="Footer"><text:span text:style-name="T194"><text:s/></text:span><text:span text:style-name="T195">See footnote 19 about the distinction between inclination and resolution. $</text:span></text:p></text:note-body></text:note></text:span></text:span><text:span text:style-name="T34"> The terms inclination and emotion can thus be used interchangeably when discussing Avicenna’s views.</text:span></text:p>
      <text:p text:style-name="Standard"><text:span text:style-name="T34">Avicenna’s first foray into explaining varieties of emotions in </text:span><text:span text:style-name="T42">Psychology</text:span><text:span text:style-name="T34"> begins by distinguishing the concupiscible and irascible faculties. Given that he is working in the Aristotelian and Neoplatonic tradition, this is not surprising.</text:span><text:span text:style-name="Footnote_20_anchor"><text:span text:style-name="T34"><text:note text:id="ftn45" text:note-class="footnote"><text:note-citation>45</text:note-citation><text:note-body><text:p text:style-name="P4"><text:s/>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4"> But we need to understand </text:span><text:span text:style-name="T42">how</text:span><text:span text:style-name="T34"> Avicenna goes about introducing the motive faculty here in 1.5, as it will help us see how he identifies and contrasts other varieties of inclinations beyond concupiscible and irascible appetites later in 4.4:</text:span></text:p>
      <text:p text:style-name="P24"><text:soft-page-break/></text:p>
      <text:p text:style-name="Block"><text:span text:style-name="T81">The motive faculty has two divisions: the motive faculty insofar as it instigates movement, and the motive faculty in</text:span><text:span text:style-name="T85">sofar as it carries out [movement]. The motive faculty insofar as it instigates is the appetitive [</text:span><text:span text:style-name="T92">al-nuzūʿiyya al-s</text:span><text:span text:style-name="T89">haw</text:span><text:span text:style-name="T92">qiyya</text:span><text:span text:style-name="Footnote_20_anchor"><text:span text:style-name="T76"><text:note text:id="ftn46" text:note-class="footnote"><text:note-citation>46</text:note-citation><text:note-body><text:p text:style-name="P4"><text:s/>This is the same faculty as what I called the inclining (<text:span text:style-name="T145">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5">] f</text:span><text:span text:style-name="T81">aculty, and this is the faculty that, when a form to be sought or to be avoided [</text:span><text:span text:style-name="T72">ṣūra maṭlūba aw mahrūba ʿanhā</text:span><text:span text:style-name="T66">] is inscribed in the imagination―a faculty we’ll discuss soon―it [the appetitive power] impels the other [loco]motive power―that we’re about to discuss―towards movement.</text:span></text:p>
      <text:p text:style-name="P27"/>
      <text:p text:style-name="Block"><text:span text:style-name="T67">And the appetitive faculty [</text:span><text:span text:style-name="T74">al-quwwa al-nazū</text:span><text:span text:style-name="T67">ʿ</text:span><text:span text:style-name="T74">iyya al-shawqiy</text:span><text:span text:style-name="T76">ya</text:span><text:span text:style-name="Footnote_20_anchor"><text:span text:style-name="T76"><text:note text:id="ftn47" text:note-class="footnote"><text:note-citation>47</text:note-citation><text:note-body><text:p text:style-name="P4"><text:s/>See prior note.</text:p></text:note-body></text:note></text:span></text:span><text:span text:style-name="T68">] has two branches: a branch that is called the concupiscible [</text:span><text:span text:style-name="T76">al-shahwāniyya</text:span><text:span text:style-name="T68">] faculty, which is a faculty that instigates motion by which it gets closer to the things imagined to be necessary or beneficial [</text:span><text:span text:style-name="T76">al-mutakhayyila ḍarūriyyatan aw nāfi</text:span><text:span text:style-name="T68">ʿ</text:span><text:span text:style-name="T76">atan</text:span><text:span text:style-name="T68">], seeking pleasure [</text:span><text:span text:style-name="T76">al-ladhdha</text:span><text:span text:style-name="T68">]. And the other faculty, called the irascible [</text:span><text:span text:style-name="T76">al-ghaḍabiyya</text:span><text:span text:style-name="T68">] faculty, is the faculty which instigates motion that defends against something imagined to be harmful or corruptive, seeking dominance [</text:span><text:span text:style-name="T76">al-ghalaba</text:span><text:span text:style-name="T68">].</text:span><text:span text:style-name="Footnote_20_Symbol"><text:span text:style-name="T60"><text:note text:id="ftn48" text:note-class="footnote"><text:note-citation>48</text:note-citation><text:note-body><text:p text:style-name="Footer"><text:span text:style-name="T194"><text:s/></text:span><text:span text:style-name="T195">Avicenna, </text:span><text:span text:style-name="T207">Healing: Psychology</text:span><text:span text:style-name="T195"> (1959) 1.5, p. 41.</text:span></text:p></text:note-body></text:note></text:span></text:span></text:p>
      <text:p text:style-name="P30"/>
      <text:p text:style-name="Standard"><text:bookmark-start text:name="II_Basic_MovedMovers"/><text:span text:style-name="T34">Two</text:span><text:bookmark-end text:name="II_Basic_MovedMovers"/><text:span text:style-name="T34">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3">not</text:span><text:span text:style-name="T34">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2">further</text:span><text:span text:style-name="T34"> distinctions Avicenna makes between types of emotions in </text:span><text:span text:style-name="T42">Psychology</text:span><text:span text:style-name="T34"> 4.4, since he appeals to distinct final objects for distinct types of emotions. (1) and (2) will be explained in more detail in sections 2.1 and 2.2 that follow presently.</text:span></text:p>
      <text:h text:style-name="Heading_20_3" text:outline-level="3">1.2.1 Innate Attractions and Aversions in All Psychological Faculties</text:h>
      <text:p text:style-name="Standard"/>
      <text:p text:style-name="Standard"><text:soft-page-break/><text:span text:style-name="T34">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2">in</text:span><text:span text:style-name="T34">voluntary attractions and aversions. In one of Avicenna’s early works, </text:span><text:span text:style-name="T42">Treatise on Love</text:span><text:span text:style-name="T34">, he makes the following point about how all psychological faculties incline towards their final objects, and away from the opposites of those objects:</text:span></text:p>
      <text:p text:style-name="Block"><text:span text:style-name="T81">There is no doubt that each of the animal faculties is characterized by a type of behavior, impelled by an innate love [ʿ</text:span><text:span text:style-name="T89">ishq gharīzī</text:span><text:span text:style-name="T81">]. If animal faculties did not possess a natural aversion [</text:span><text:span text:style-name="T89">nufūr ṭabī</text:span><text:span text:style-name="T81">ʿ</text:span><text:span text:style-name="T89">ī</text:span><text:span text:style-name="T81">] whose principle is an innate hatred [</text:span><text:span text:style-name="T89">baghḍa gharīziyya</text:span><text:span text:style-name="T81">], and a natural desire [</text:span><text:span text:style-name="T89">tawaqān ṭabī</text:span><text:span text:style-name="T81">ʿ</text:span><text:span text:style-name="T89">ī</text:span><text:span text:style-name="T81">] whose source is innate love [ʿ</text:span><text:span text:style-name="T89">ishq gharīzī</text:span><text:span text:style-name="T81">], then their existence in the animal body would be superfluous. And it is apparent that that is the case for each of the divisions [of psychological faculties].</text:span><text:span text:style-name="Footnote_20_Symbol"><text:span text:style-name="T61"><text:note text:id="ftn49" text:note-class="footnote"><text:note-citation>49</text:note-citation><text:note-body><text:p text:style-name="Footer"><text:span text:style-name="T194"><text:s/></text:span><text:span text:style-name="T195">Avicenna, </text:span><text:span text:style-name="T207">Treatise on Love</text:span><text:span text:style-name="T195"> (1983) 251.</text:span></text:p></text:note-body></text:note></text:span></text:span></text:p>
      <text:p text:style-name="Standard"><text:bookmark-start text:name="IIa_Attracted_to_objects_in_co"/><text:span text:style-name="T34">As</text:span><text:bookmark-end text:name="IIa_Attracted_to_objects_in_co"/><text:span text:style-name="T34"> Avicenna’s examples in </text:span><text:span text:style-name="T42">Treatise on Love</text:span><text:span text:style-name="T34">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2">natural</text:span><text:span text:style-name="T34"> attraction and aversion and, like the stone’s natural attraction towards the earth, it results in natural, </text:span><text:span text:style-name="T42">in</text:span><text:span text:style-name="T34">voluntary movements. The eye flinches at something that is too bright; the imagination quakes at a ghastly </text:span><text:span text:style-name="T34">thought. The only objects that can naturally attract or cause aversion to some faculty are those specifically in the domain that faculty is designed for.</text:span></text:p>
      <text:p text:style-name="Standard"><text:span text:style-name="T34">But animals are capable of voluntary motion, and this is due to faculties that have attraction and aversion in response to </text:span><text:span text:style-name="T42">cognized</text:span><text:span text:style-name="T34">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2">any</text:span><text:span text:style-name="T34"> faculty, provided they are cognized as “to be sought or to be avoided.” Rather than just being in response to objects that are naturally </text:span><text:soft-page-break/><text:span text:style-name="T34">attractive or repugnant to some faculty, there is an added layer of processing: one person might </text:span><text:span text:style-name="T34">cognize a bit of food as attractive, another might see it as repugnant. There follows from that evaluative cognition an attraction or repulsion in the motive faculty. It's the motive faculty's aversion or attraction to things </text:span><text:span text:style-name="T42">cognized</text:span><text:span text:style-name="T34"> in a particular way that makes it a capacity for voluntary motion.</text:span></text:p>
      <text:p text:style-name="Standard"><text:span text:style-name="T34">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2">all</text:span><text:span text:style-name="T34">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34">Knowing that both concupiscible and irascible faculties have objects to which they are attracted as </text:span><text:span text:style-name="T42">final</text:span><text:span text:style-name="T34"> objects, we need to read the text from </text:span><text:span text:style-name="T42">Psychology</text:span><text:span text:style-name="T34"> 1.5 with a view to characterizing what those objects are. But this requires some careful parsing, since Avicenna mentions several things about each faculty. Here is the relevant text again:</text:span></text:p>
      <text:p text:style-name="Block"><text:span text:style-name="T81">And the appetitive faculty [</text:span><text:span text:style-name="T90">al-quwwa al-nazūʿiyya al-</text:span><text:span text:style-name="T93">shawqiyya</text:span><text:span text:style-name="T85">] has two branches: a branch that is called the concupiscible [</text:span><text:span text:style-name="T93">al-shahwāniyya</text:span><text:span text:style-name="T85">] faculty, and it is a faculty that incites motion by which it gets closer to the things imagined to be necessary or beneficial [</text:span><text:span text:style-name="T93">al-mutakhayyila ḍarūriyyatan aw nāfiʿatan</text:span><text:span text:style-name="T85">], seeking pleasure [</text:span><text:span text:style-name="T93">al-ladhdha</text:span><text:span text:style-name="T85">]. And the other faculty, called the irascible [</text:span><text:span text:style-name="T93">al-ghaḍabiyya</text:span><text:span text:style-name="T85">] faculty, is the faculty which incites motion that defends against something imagined to be harmful or corruptive, seeking dominance [</text:span><text:span text:style-name="T93">al-ghalaba</text:span><text:span text:style-name="T85">].</text:span><text:span text:style-name="Footnote_20_Symbol"><text:span text:style-name="T63"><text:note text:id="ftn50" text:note-class="footnote"><text:note-citation>50</text:note-citation><text:note-body><text:p text:style-name="Footer"><text:span text:style-name="T194"><text:s/></text:span><text:span text:style-name="T195">Avicenna, </text:span><text:span text:style-name="T207">Healing: Psychology</text:span><text:span text:style-name="T195"> (1959) 1.5, 41.</text:span></text:p></text:note-body></text:note></text:span></text:span></text:p>
      <text:p text:style-name="Standard"><text:span text:style-name="T34">The concupiscible appetite </text:span><text:span text:style-name="T42">seeks</text:span><text:span text:style-name="T34"> pleasure, in response to something “</text:span><text:span text:style-name="T42">imagined</text:span><text:span text:style-name="T34"> to be necessary or beneficial,” and it aims to </text:span><text:span text:style-name="T42">acquire</text:span><text:span text:style-name="T34"> that imagined thing. Likewise, the irascible appetite </text:span><text:span text:style-name="T42">seeks</text:span><text:span text:style-name="T34"> dominance in response to something “</text:span><text:span text:style-name="T42">imagined</text:span><text:span text:style-name="T34"> to be harmful or corruptive,” and it aims to </text:span><text:soft-page-break/><text:span text:style-name="T42">defend</text:span><text:span text:style-name="T34"> against that imagined thing. There seems to be some goal, some cognition, and some associated action.</text:span></text:p>
      <text:p text:style-name="Standard"><text:span text:style-name="T34">We can orient ourselves to determine which of these three items constitutes the faculties’ proper, final objects with a clue from, again, the </text:span><text:span text:style-name="T42">Treatise on Love</text:span><text:span text:style-name="T34">. After mentioning the attractions and aversions of the perceptive faculties, Avicenna says that the irascible faculty is attracted to revenge and dominance (</text:span><text:span text:style-name="T42">al-intiqām wa-al-taghallub</text:span><text:span text:style-name="T34">), and is averse to lowliness and submission (</text:span><text:span text:style-name="T42">al-dhull wa-al-istikāna</text:span><text:span text:style-name="T34">).</text:span><text:span text:style-name="Footnote_20_Symbol"><text:span text:style-name="T55"><text:note text:id="ftn51" text:note-class="footnote"><text:note-citation>51</text:note-citation><text:note-body><text:p text:style-name="Footer"><text:span text:style-name="T194"><text:s/></text:span><text:span text:style-name="T195">Avicenna, </text:span><text:span text:style-name="T207">Treatise on Love</text:span><text:span text:style-name="T195"> (1983) 251.</text:span></text:p></text:note-body></text:note></text:span></text:span><text:span text:style-name="T34"> In the Psychology 1.5 text, dominance is that which the irascible appetite “seeks,” so the parallel for the concupiscible appetite would be its “seeking pleasure.” Avicenna does not say so in the </text:span><text:span text:style-name="T42">Treatise on Love</text:span><text:span text:style-name="T34">, but we can assume that the opposite of pleasure would be pain, so the concupiscible appetite is attracted to pleasure, and averse to pain.</text:span></text:p>
      <text:p text:style-name="Standard"><text:span text:style-name="T34">The associated cognitions and actions, then, flesh out what it means to be attracted to pleasure and dominance, respectively. Attraction to the possibility of pleasure can occur when </text:span><text:span text:style-name="T34">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from the concupiscible or irascible faculty, which we could call the faculty’s </text:span><text:span text:style-name="T42">intentional</text:span><text:span text:style-name="T34"> (as opposed to final) object, and the associated </text:span><text:span text:style-name="T42">generic behavior</text:span><text:span text:style-name="T34"> that would constitute acting on that emotion. For example, a puppy might see some food left on the table as delicious (an intentional object), and so try to eat it, on account of its final object, pleasure.</text:span></text:p>
      <text:p text:style-name="Standard"><text:span text:style-name="T34">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text:span><text:span text:style-name="T34">harmful).</text:span><text:span text:style-name="Footnote_20_Symbol"><text:span text:style-name="T55"><text:note text:id="ftn52" text:note-class="footnote"><text:note-citation>52</text:note-citation><text:note-body><text:p text:style-name="Footer"><text:span text:style-name="T190"><text:s/></text:span><text:span text:style-name="T9">Th</text:span><text:span text:style-name="T195">e fact that there is is something like an intentional object (i.e., an object cognized in such a way as to be relevant to the motive faculty), is supported by the following text, occurring later in </text:span><text:span text:style-name="T207">Psychology</text:span><text:span text:style-name="T195">:</text:span></text:p><text:p text:style-name="P32"/><text:p text:style-name="Footer"><text:span text:style-name="T195"><text:tab/>“For the irascible faculty is not affected by pleasures, and the concupiscible power is not affected by harmful things [</text:span><text:span text:style-name="T207">al-mu</text:span><text:span text:style-name="T195">ʾ</text:span><text:span text:style-name="T207">dhiyyāt</text:span><text:span text:style-name="T195">], and the apprehensive power is not influenced by that which influences these two, and nothing is conceptualized by these two [irascible and concupiscible faculties] insofar as these two are receptive of the apprehended form (5.7, 252).”</text:span></text:p><text:p text:style-name="P32"/><text:p text:style-name="P32"><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4"> Motive acts are not cognitive, of course, so to say they have intentional objects means they are preceded by intentional cognitions.</text:span></text:p>
      <text:p text:style-name="Standard"><text:soft-page-break/><text:span text:style-name="T34">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2">Psychology</text:span><text:span text:style-name="T34"> 4.4, and apart from some minor variations in terminology, he gives the same general picture.</text:span><text:span text:style-name="Footnote_20_Symbol"><text:span text:style-name="T55"><text:note text:id="ftn53" text:note-class="footnote"><text:note-citation>53</text:note-citation><text:note-body><text:p text:style-name="Footer"><text:span text:style-name="T219"><text:s/></text:span><text:span text:style-name="T195">Avicenna, </text:span><text:span text:style-name="T207">Healing: Psychology</text:span><text:span text:style-name="T195"> (1959) 195, 4.4.</text:span></text:p></text:note-body></text:note></text:span></text:span><text:span text:style-name="T34"> A comparison of the two texts is as follows:</text:span></text:p>
      <text:p text:style-name="P1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7"/>
          </table:table-cell>
          <table:table-cell table:style-name="Table1.A1" office:value-type="string">
            <text:p text:style-name="P109"><text:span text:style-name="T74">Healing: Psychology</text:span><text:span text:style-name="T67"> 1.5</text:span></text:p>
          </table:table-cell>
          <table:table-cell table:style-name="Table1.C1" office:value-type="string">
            <text:p text:style-name="P109"><text:span text:style-name="T74">Healing: Psychology</text:span><text:span text:style-name="T67"> 4.4</text:span></text:p>
          </table:table-cell>
        </table:table-row>
        <table:table-row table:style-name="Table1.1">
          <table:table-cell table:style-name="Table1.A1" office:value-type="string">
            <text:p text:style-name="P110">Generic Name for Appetites</text:p>
          </table:table-cell>
          <table:table-cell table:style-name="Table1.A1" office:value-type="string">
            <text:p text:style-name="P112">al-shawqiyya</text:p>
          </table:table-cell>
          <table:table-cell table:style-name="Table1.C1" office:value-type="string">
            <text:p text:style-name="P112">al-shawqiyya</text:p>
          </table:table-cell>
        </table:table-row>
        <table:table-row table:style-name="Table1.1">
          <table:table-cell table:style-name="Table1.A1" office:value-type="string">
            <text:p text:style-name="P110">Concupiscible Name</text:p>
          </table:table-cell>
          <table:table-cell table:style-name="Table1.A1" office:value-type="string">
            <text:p text:style-name="P112">al-shahwāniyya</text:p>
          </table:table-cell>
          <table:table-cell table:style-name="Table1.C1" office:value-type="string">
            <text:p text:style-name="P112">al-shahwāniyya</text:p>
          </table:table-cell>
        </table:table-row>
        <table:table-row table:style-name="Table1.1">
          <table:table-cell table:style-name="Table1.A1" office:value-type="string">
            <text:p text:style-name="P110">Concupiscible Final Object</text:p>
          </table:table-cell>
          <table:table-cell table:style-name="Table1.A1" office:value-type="string">
            <text:p text:style-name="P110">Pleasure</text:p>
            <text:p text:style-name="P112">al-ladhdha</text:p>
          </table:table-cell>
          <table:table-cell table:style-name="Table1.C1" office:value-type="string">
            <text:p text:style-name="P110">That which is pleasant</text:p>
            <text:p text:style-name="P112">al-ladhīdh</text:p>
          </table:table-cell>
        </table:table-row>
        <table:table-row table:style-name="Table1.1">
          <table:table-cell table:style-name="Table1.A1" office:value-type="string">
            <text:p text:style-name="P110">Concupiscible Intentional Object</text:p>
          </table:table-cell>
          <table:table-cell table:style-name="Table1.A1" office:value-type="string">
            <text:p text:style-name="P111">Imagined to be necessary or beneficial</text:p>
            <text:p text:style-name="P109"><text:span text:style-name="T68">[</text:span><text:span text:style-name="T76">al-mutakhayyila ḍarūriyyatan aw nāfi</text:span><text:span text:style-name="T68">ʿ</text:span><text:span text:style-name="T76">atan</text:span><text:span text:style-name="T68">]</text:span></text:p>
          </table:table-cell>
          <table:table-cell table:style-name="Table1.C1" office:value-type="string">
            <text:p text:style-name="P111">Imagined to be beneficial</text:p>
            <text:p text:style-name="P109"><text:span text:style-name="T68">[</text:span><text:span text:style-name="T76">al-mutakhayyil nafi</text:span><text:span text:style-name="T68">ʿ</text:span><text:span text:style-name="T76">an</text:span><text:span text:style-name="T68">]</text:span></text:p>
          </table:table-cell>
        </table:table-row>
        <table:table-row table:style-name="Table1.1">
          <table:table-cell table:style-name="Table1.A1" office:value-type="string">
            <text:p text:style-name="P110">Concupiscible Associated Behavior</text:p>
          </table:table-cell>
          <table:table-cell table:style-name="Table1.A1" office:value-type="string">
            <text:p text:style-name="P111">Getting closer/approaching</text:p>
            <text:p text:style-name="P109"><text:span text:style-name="T68">[</text:span><text:span text:style-name="T76">yaqrub</text:span><text:span text:style-name="T68">]</text:span></text:p>
          </table:table-cell>
          <table:table-cell table:style-name="Table1.C1" office:value-type="string">
            <text:p text:style-name="P111">Acquiring</text:p>
            <text:p text:style-name="P109"><text:span text:style-name="T68">[</text:span><text:span text:style-name="T76">tajlab</text:span><text:span text:style-name="T68">]</text:span></text:p>
          </table:table-cell>
        </table:table-row>
        <table:table-row table:style-name="Table1.1">
          <table:table-cell table:style-name="Table1.A1" office:value-type="string">
            <text:p text:style-name="P110">Irascible Name</text:p>
          </table:table-cell>
          <table:table-cell table:style-name="Table1.A1" office:value-type="string">
            <text:p text:style-name="P113">al-ghaḍabiyya</text:p>
          </table:table-cell>
          <table:table-cell table:style-name="Table1.C1" office:value-type="string">
            <text:p text:style-name="P113">al-ghaḍabiyya</text:p>
          </table:table-cell>
        </table:table-row>
        <table:table-row table:style-name="Table1.1">
          <table:table-cell table:style-name="Table1.A1" office:value-type="string">
            <text:p text:style-name="P110">Irascible Final Object</text:p>
          </table:table-cell>
          <table:table-cell table:style-name="Table1.A1" office:value-type="string">
            <text:p text:style-name="P111">Dominance</text:p>
            <text:p text:style-name="P109"><text:span text:style-name="T68">[</text:span><text:span text:style-name="T76">al-ghalaba</text:span><text:span text:style-name="T68">]</text:span></text:p>
          </table:table-cell>
          <table:table-cell table:style-name="Table1.C1" office:value-type="string">
            <text:p text:style-name="P111">Dominance</text:p>
            <text:p text:style-name="P109"><text:span text:style-name="T68">[</text:span><text:span text:style-name="T76">al-ghalaba</text:span><text:span text:style-name="T68">]</text:span></text:p>
          </table:table-cell>
        </table:table-row>
        <table:table-row table:style-name="Table1.1">
          <table:table-cell table:style-name="Table1.A1" office:value-type="string">
            <text:p text:style-name="P110">Irascible Intentional Object</text:p>
          </table:table-cell>
          <table:table-cell table:style-name="Table1.A1" office:value-type="string">
            <text:p text:style-name="P111">Imagined to be harmful or <text:soft-page-break/>corruptive</text:p>
            <text:p text:style-name="P109"><text:span text:style-name="T68">[</text:span><text:span text:style-name="T76">al-mutakhayyil ḍarran aw mufsidan</text:span><text:span text:style-name="T68">]</text:span></text:p>
          </table:table-cell>
          <table:table-cell table:style-name="Table1.C1" office:value-type="string">
            <text:p text:style-name="P111">Imagined as an obstacle</text:p>
            <text:p text:style-name="P109"><text:soft-page-break/><text:span text:style-name="T68">[</text:span><text:span text:style-name="T76">al-mutakhayyil munāfiyan</text:span><text:span text:style-name="T68">]</text:span></text:p>
          </table:table-cell>
        </table:table-row>
        <table:table-row table:style-name="Table1.1">
          <table:table-cell table:style-name="Table1.A1" office:value-type="string">
            <text:p text:style-name="P110">Irascible Associated Behavior</text:p>
          </table:table-cell>
          <table:table-cell table:style-name="Table1.A1" office:value-type="string">
            <text:p text:style-name="P110">Defense</text:p>
            <text:p text:style-name="P109"><text:span text:style-name="T67">[</text:span><text:span text:style-name="T74">yadfa</text:span><text:span text:style-name="T67">ʿ]</text:span></text:p>
          </table:table-cell>
          <table:table-cell table:style-name="Table1.C1" office:value-type="string">
            <text:p text:style-name="P110">Defense</text:p>
            <text:p text:style-name="P109"><text:span text:style-name="T67">[</text:span><text:span text:style-name="T74">tadfa</text:span><text:span text:style-name="T67">ʿ]</text:span></text:p>
          </table:table-cell>
        </table:table-row>
      </table:table>
      <text:p text:style-name="P8"/>
      <text:p text:style-name="Standard"><text:span text:style-name="T34">The above table captures details of the concupiscible and irascible faculties related to their natural </text:span><text:span text:style-name="T42">attractions:</text:span><text:span text:style-name="T35"> the concupiscible faculty is attracted to pleasure, and is triggered when something is perceived as pleasurable or beneficial; the irascible faculty is attracted to dominance, and is triggered when something is perceived as harmful. </text:span><text:span text:style-name="T34">Avicenna is not explicit about the details concerning these faculties’ </text:span><text:span text:style-name="T42">aversions</text:span><text:span text:style-name="T34">—but we can work to fill in the blanks. We know from the </text:span><text:span text:style-name="T42">Treatise on Love</text:span><text:span text:style-name="T34"> that the irascible appetite is averse to lowliness (the opposite of dominance),</text:span><text:span text:style-name="Footnote_20_Symbol"><text:span text:style-name="T55"><text:note text:id="ftn54" text:note-class="footnote"><text:note-citation>54</text:note-citation><text:note-body><text:p text:style-name="Footer"><text:span text:style-name="T194"><text:s/></text:span><text:span text:style-name="T195">See above, footnote 26. $</text:span></text:p></text:note-body></text:note></text:span></text:span><text:span text:style-name="T34"> and we have inferred that the concupiscible appetite is averse to pain (the opposite of pleasure).</text:span></text:p>
      <text:p text:style-name="Standard"><text:span text:style-name="T34"><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5"><text:note text:id="ftn55" text:note-class="footnote"><text:note-citation>55</text:note-citation><text:note-body><text:p text:style-name="Footer"><text:span text:style-name="T190"><text:s/></text:span><text:span text:style-name="T9">Aristotle discusses zoophytes in </text:span><text:span text:style-name="T146">De Anima</text:span><text:span text:style-name="T9"> 2.3. Themistius, commenting on that passage, makes it clear that they only have concupiscible appetite (</text:span><text:span text:style-name="T146">epithumia</text:span><text:span text:style-name="T9">), yet are still able to voluntary shrink away from pain. See </text:span><text:span text:style-name="T146">Commentary on Aristotle’s </text:span><text:span text:style-name="T9">De Anima (1996), p. 62.12-14</text:span></text:p><text:p text:style-name="Footer"/><text:p text:style-name="Footer"><text:span text:style-name="T9"><text:tab/>Avicenna’s own discussion of zoophytes proceeds along similar lines, but does not draw quite as explicit a conclusion about their lacking irascible appetite as does Themistius. In </text:span><text:span text:style-name="T146">Healing: Psychology</text:span><text:span text:style-name="T9">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4"> Though </text:span><text:soft-page-break/><text:span text:style-name="T34">traditionally thought of as lacking the conceptual apparatus for full defensive, retaliatory irascible behavior, zoophytes shrink away from things their meager imaginations conceive of as </text:span><text:span text:style-name="T34">painful. So concupiscible behavior averse to pain would be occasioned by imagining something as painful (an intentional object), and the likely result of such an aversion would be an attempt to </text:span><text:span text:style-name="T34">avoid, escape, or turn away.</text:span></text:p>
      <text:p text:style-name="Standard"><text:span text:style-name="T34">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3">aversive</text:span><text:span text:style-name="T34"> tendency (since individual faculties have both attractions </text:span><text:span text:style-name="T43">and</text:span><text:span text:style-name="T34">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3">notice something</text:span><text:span text:style-name="T34"> harmful, this is an occasion to exhibit irascible behavior towards the harmful object, so as to dominate it. On the other hand, harm is what the concupiscible faculty </text:span><text:span text:style-name="T43">tends away from</text:span><text:span text:style-name="T34">, so when we notice something harmful, this is an occasion to tend away from that </text:span><text:span text:style-name="T34">intentional object with concupiscible, evasive behavior. So pain is relevant to the concupiscible </text:span><text:span text:style-name="T34">faculty as the final object of its aversion, while pain is relevant to the irascible faculty as the intentional object of its attraction to dominance.</text:span></text:p>
      <text:p text:style-name="Standard"><text:span text:style-name="T34">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2">would</text:span><text:span text:style-name="T34"> </text:span><text:span text:style-name="T34">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oft-page-break/><text:span text:style-name="T34">“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conceived of as an “insurmountable obstacle.”</text:span><text:span text:style-name="Footnote_20_Symbol"><text:span text:style-name="T55"><text:note text:id="ftn56" text:note-class="footnote"><text:note-citation>56</text:note-citation><text:note-body><text:p text:style-name="Footer"><text:span text:style-name="T190"><text:s/></text:span><text:span text:style-name="T9">The distinction is helpful, in part, because defensive or retaliatory behavior is not best thought of as a push away from some object. Rather, it is pull towards that which, as an obstacle, could be painful. On this distinction see Peter King (2012) 220.</text:span></text:p></text:note-body></text:note></text:span></text:span><text:span text:style-name="T34">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4"><text:note text:id="ftn57" text:note-class="footnote"><text:note-citation>57</text:note-citation><text:note-body><text:p text:style-name="Footer"><text:span text:style-name="T190"><text:s/></text:span><text:span text:style-name="T9">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6">De Anima</text:span><text:span text:style-name="T9"> (1996) 139, 112.33ff. In Farabi’s </text:span><text:span text:style-name="T146">Political Regime</text:span><text:span text:style-name="T9"> (1971) 33.8, the irascible faculty is narrowly associated with things like fleeing, loathing, or avoidance. In the </text:span><text:span text:style-name="T146">Virtuous City</text:span><text:span text:style-name="T9"> (1985) 10.6, p. 170, the appetitive faculty (containing the concupiscible and irascible) is boiled down succinctly to that which moves us “towards [</text:span><text:span text:style-name="T146">ilā</text:span><text:span text:style-name="T9">]” or “away from [ʿ</text:span><text:span text:style-name="T146">an</text:span><text:span text:style-name="T9">]”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1.2.3 Concupiscible and Irascible Appetite as Varieties of <text:span text:style-name="T145">Shawq</text:span></text:h>
      <text:p text:style-name="Standard"><text:span text:style-name="T34">A last thing we should notice from Avicenna’s introduction of the motive faculty in T1 is his identification of concupiscible and irascible emotions as varieties of </text:span><text:span text:style-name="T42">shawq</text:span><text:span text:style-name="T34"> (or more precisely, </text:span><text:span text:style-name="T42">al-quwwa al-shawqiyya</text:span><text:span text:style-name="T34"> in </text:span><text:span text:style-name="T42">Psychology</text:span><text:span text:style-name="T34"> 1.5), which is the Arabic translation of the Greek </text:span><text:span text:style-name="T42">orexis</text:span><text:span text:style-name="T34">/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2">bouleisis</text:span><text:span text:style-name="T34">), Avicenna reserves </text:span><text:span text:style-name="T42">shawq</text:span><text:span text:style-name="T34"> for the concupiscible and irascible faculties in </text:span><text:span text:style-name="T42">Psychology</text:span><text:span text:style-name="T34"> 1.5 and 4.4. To look ahead a </text:span><text:soft-page-break/><text:span text:style-name="T34">bit, Avicenna seems inclined to restrict the usage of </text:span><text:span text:style-name="T42">shawq</text:span><text:span text:style-name="T34">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Standard"><text:span text:style-name="T34">As mentioned when discussing the Aristotelian background, the term </text:span><text:span text:style-name="T42">orexis</text:span><text:span text:style-name="T34">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2">shawq</text:span><text:span text:style-name="T34">.</text:span><text:span text:style-name="Footnote_20_Symbol"><text:span text:style-name="T55"><text:note text:id="ftn58" text:note-class="footnote"><text:note-citation>58</text:note-citation><text:note-body><text:p text:style-name="Footer"><text:span text:style-name="T190"><text:s/></text:span><text:span text:style-name="T9">I am not arguing that the restriction of </text:span><text:span text:style-name="T146">orexis</text:span><text:span text:style-name="T9">/</text:span><text:span text:style-name="T146">shawq</text:span><text:span text:style-name="T9"> to goods or harms of the external senses accurately reflects what is going on in Aristotle―just that this is how Avicenna seems to use and understand the terminology.</text:span></text:p></text:note-body></text:note></text:span></text:span><text:span text:style-name="T34"> For example, in the </text:span><text:span text:style-name="T42">Healing: Metaphysics</text:span><text:span text:style-name="T34"> he describes God as having a will, but not </text:span><text:span text:style-name="T42">shawq</text:span><text:span text:style-name="T34">, because he is not in need of anything.</text:span><text:span text:style-name="Footnote_20_Symbol"><text:span text:style-name="T55"><text:note text:id="ftn59" text:note-class="footnote"><text:note-citation>59</text:note-citation><text:note-body><text:p text:style-name="Footer"><text:span text:style-name="T190"><text:s/></text:span><text:span text:style-name="T9">Avicenna, </text:span><text:span text:style-name="T146">Metaphysics of the Healing </text:span><text:span text:style-name="T9">(2005) 8.7, p. 292.</text:span></text:p></text:note-body></text:note></text:span></text:span><text:span text:style-name="T34"> The focus on pleasures and pains of the external senses in particular is </text:span><text:span text:style-name="T34">suggested by Avicenna’s examples later in </text:span><text:span text:style-name="T42">Psychology</text:span><text:span text:style-name="T34">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5"><text:note text:id="ftn60" text:note-class="footnote"><text:note-citation>60</text:note-citation><text:note-body><text:p text:style-name="Footer"><text:span text:style-name="T190"><text:s/></text:span><text:span text:style-name="T9">Avicenna, </text:span><text:span text:style-name="T146">Healing: Psychology </text:span><text:span text:style-name="T10">(1959)</text:span><text:span text:style-name="T146"> </text:span><text:span text:style-name="T9">4.4, p. 196.</text:span></text:p></text:note-body></text:note></text:span></text:span></text:p>
      <text:p text:style-name="Standard"><text:span text:style-name="T34">These distinctions between significantly different types of final objects have a basis in Aristotle’s </text:span><text:span text:style-name="T42">Ethics</text:span><text:span text:style-name="T34">, where Aristotle distinguishes between bodily pleasures and pleasures of the soul.</text:span><text:span text:style-name="Footnote_20_Symbol"><text:span text:style-name="T55"><text:note text:id="ftn61" text:note-class="footnote"><text:note-citation>61</text:note-citation><text:note-body><text:p text:style-name="Footer"><text:span text:style-name="T190"><text:s/></text:span><text:span text:style-name="T9">Aristotle, </text:span><text:span text:style-name="T146">Nicomachean Ethics</text:span><text:span text:style-name="T9">, 1117b24-1118a1. For the interpretation of Aristotle as considering </text:span><text:span text:style-name="T146">epithumia</text:span><text:span text:style-name="T9"> to be primarily concerned with pleasures of the external senses, see John Philoponus, </text:span><text:span text:style-name="T146">On Aristotle On the Soul</text:span><text:span text:style-name="T9">, 2.1-6 (2005) 253.20ff.</text:span></text:p></text:note-body></text:note></text:span></text:span><text:span text:style-name="T34"> </text:span><text:bookmark-start text:name="IIIc_Varieties_of_shawq"/><text:span text:style-name="T34">Avicenna</text:span><text:bookmark-end text:name="IIIc_Varieties_of_shawq"/><text:span text:style-name="T34">,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ext:span><text:soft-page-break/><text:span text:style-name="T34">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2">Psychology</text:span><text:span text:style-name="T34"> 4.4, presently.</text:span></text:p>
      <text:h text:style-name="Heading_20_2" text:outline-level="2">1.3<text:tab/>Emotions Oriented Towards Internal Pleasures of the Imagination</text:h>
      <text:p text:style-name="Standard"><text:span text:style-name="T34">In </text:span><text:span text:style-name="T42">Psychology</text:span><text:span text:style-name="T34"> 4.4 Avicenna takes up the motive faculty again, but in more detail: after reviewing the distinction between the two types of </text:span><text:span text:style-name="T42">shawq</text:span><text:span text:style-name="T34"> (concupiscible and irascible appetite), </text:span><text:span text:style-name="T34">Avicenna immediately proceeds to describe animal emotions that </text:span><text:span text:style-name="T42">seem </text:span><text:span text:style-name="T34">related to </text:span><text:span text:style-name="T42">shawq</text:span><text:span text:style-name="T34">, but </text:span><text:span text:style-name="T34">which are better described as something “belonging to the imagination.” All of these states—those that fall under </text:span><text:span text:style-name="T43">shawq</text:span><text:span text:style-name="T34">, and those more related to the imagination—are emotions (</text:span><text:span text:style-name="T43">nizāʿāt</text:span><text:span text:style-name="T34">/ </text:span><text:span text:style-name="T43">inbiʿāthāt</text:span><text:span text:style-name="T34">).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Standard"><text:span text:style-name="T34">Before beginning the analysis of the relevant text from </text:span><text:span text:style-name="T43">Psychology</text:span><text:span text:style-name="T34"> 4.4, it is worth saying a word about the structure of what is to come. The text from 4.4 shows that Avicenna makes a </text:span><text:span text:style-name="T34">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text:span><text:soft-page-break/><text:span text:style-name="T34">interpretation of the text from </text:span><text:span text:style-name="T43">Psychology</text:span><text:span text:style-name="T34"> 4.4 in this initial part of section 3 is informed by what will be shown in sections 3.1 onward.</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81">[a] And we may find [</text:span><text:span text:style-name="T89">wa-qad najid</text:span><text:span text:style-name="T81">] in animals impulses [</text:span><text:span text:style-name="T89">inbiʿāthāt</text:span><text:span text:style-name="T81">] not [just] for [</text:span><text:span text:style-name="T89">ilā</text:span><text:span text:style-name="T81">] the objects of concupiscible appetite [</text:span><text:span text:style-name="T89">shahawātihā</text:span><text:span text:style-name="T81">],</text:span><text:span text:style-name="Footnote_20_Symbol"><text:span text:style-name="T61"><text:note text:id="ftn62" text:note-class="footnote"><text:note-citation>62</text:note-citation><text:note-body><text:p text:style-name="Footer"><text:span text:style-name="T190"><text:s/></text:span><text:span text:style-name="T9">Two notes on translating </text:span><text:span text:style-name="T146">shahwātihā</text:span><text:span text:style-name="T9"> as “objects of the concupiscible appetite:</text:span></text:p><text:p text:style-name="Footer"/><text:p text:style-name="Footer"><text:span text:style-name="T9"><text:tab/>1) I take </text:span><text:span text:style-name="T146">hā</text:span><text:span text:style-name="T9"> to refer to the concupiscible appetite, which is discussed in the sentence just prior to what is quoted here.</text:span></text:p><text:p text:style-name="Footer"><text:span text:style-name="T9"><text:tab/>2) Taking </text:span><text:span text:style-name="T146">shahwa</text:span><text:span text:style-name="T9"> to refer to an object requires more explanation. Sometimes this term is used to refer to lower forms of appetite (e.g., Avicenna’s </text:span><text:span text:style-name="T146">Healing: Psychology</text:span><text:span text:style-name="T9"> (1959) 2.3, p. 68). But if it meant that here, this first line would be saying something like, “there are inclinations for appetites,” which sounds something like a second-order desire, and is obviously not what Avicenna means. Lane’s </text:span><text:span text:style-name="T146">Lexicon</text:span><text:span text:style-name="T9">, however, says that says that this term can sometimes be applied to “objects of desire,” citing Quran 13:4 as an example, where it speaks of “love of desires (ḥ</text:span><text:span text:style-name="T146">ubb al-shahwāt</text:span><text:span text:style-name="T9">),” where examples of desires include women, gold, and horses. So “desires” can also loosely refer to objects, in the sense of “objects of desire.”</text:span></text:p></text:note-body></text:note></text:span></text:span><text:span text:style-name="T81"> but also [we find] an inclin</text:span><text:span text:style-name="T85">ation [</text:span><text:span text:style-name="T92">nizāʿ</text:span><text:span text:style-name="T85">] of </text:span><text:span text:style-name="T81">the one who begat for [their] offspring, and of the one who befriends for the friend, and similarly their desiring escape from bonds and chains. This, even though it is not an object [</text:span><text:span text:style-name="T89">shahwa</text:span><text:span text:style-name="T81">] belonging [</text:span><text:span text:style-name="T89">lil</text:span><text:span text:style-name="T81">] to the concupiscible faculty, it is a certain longing [</text:span><text:span text:style-name="T89">ishtiyāq mā</text:span><text:span text:style-name="T81">] for [</text:span><text:span text:style-name="T89">ilā</text:span><text:span text:style-name="T81">] an object [</text:span><text:span text:style-name="T89">shahwa</text:span><text:span text:style-name="T81">] owing to [</text:span><text:span text:style-name="T89">li</text:span><text:span text:style-name="T81">] to the imagination [</text:span><text:span text:style-name="T89">al-quwwa al-khayāliyya</text:span><text:span text:style-name="T81">].</text:span></text:p>
      <text:p text:style-name="Block"><text:span text:style-name="T81">[b] For [</text:span><text:span text:style-name="T89">fa-inna</text:span><text:span text:style-name="T81">], there is particular to the apprehending faculty―</text:span><text:span text:style-name="T89">in what it apprehends, and in what it is transformed with regard to among the things that are renewed through sight, or [other] forms, for example</text:span><text:span text:style-name="T81">―a pleasure that is particular to it. So when [</text:span><text:span text:style-name="T89">fa-idhā</text:span><text:span text:style-name="T81">] it [the apprehending power] suffers the loss of that pleasure, it [the animal] longs [</text:span><text:span text:style-name="T89">ishtāqat</text:span><text:span text:style-name="T81">] for it naturally, then the decisive faculty resolves that the organs </text:span><text:span text:style-name="T81">should move towards it, similar to how it resolves [to act] for the sake of concupiscible and irascible appetite, and for the sake of the intelligibles pertaining to the good also.</text:span></text:p>
      <text:p text:style-name="Block"><text:span text:style-name="T81">[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9">lil-takhayyul</text:span><text:span text:style-name="T81">] there is also something [</text:span><text:span text:style-name="T89">mā</text:span><text:span text:style-name="T81">] particular to it, and to the inclining power the resolution to act.</text:span><text:span text:style-name="Footnote_20_Symbol"><text:span text:style-name="T61"><text:note text:id="ftn63" text:note-class="footnote"><text:note-citation>63</text:note-citation><text:note-body><text:p text:style-name="Footer"><text:span text:style-name="T190"><text:s/></text:span><text:span text:style-name="T9">Avicenna, </text:span><text:span text:style-name="T146">Healing: Psychology</text:span><text:span text:style-name="T9"> (1959) 4.4, p. 195.</text:span></text:p></text:note-body></text:note></text:span></text:span></text:p>
      <text:p text:style-name="Standard"><text:soft-page-break/><text:span text:style-name="T34">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2">shawq</text:span><text:span text:style-name="T34">, whereas this is a new kind of inclin</text:span><text:span text:style-name="T37">ation (</text:span><text:span text:style-name="T44">nizāʿ</text:span><text:span text:style-name="T37">), distinc</text:span><text:span text:style-name="T34">t from concupiscible desire, under the heading of “impulses (</text:span><text:span text:style-name="T42">inbiʿāthāt</text:span><text:span text:style-name="T34">).” He is careful to not call this </text:span><text:span text:style-name="T42">shawq</text:span><text:span text:style-name="T34">, though it is related (it is an </text:span><text:span text:style-name="T42">ishtiyāq</text:span><text:span text:style-name="T34"> </text:span><text:span text:style-name="T42">mā</text:span><text:span text:style-name="T34">,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34">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5"><text:note text:id="ftn64" text:note-class="footnote"><text:note-citation>64</text:note-citation><text:note-body><text:p text:style-name="Footer"><text:span text:style-name="T190"><text:s/></text:span><text:span text:style-name="T9">Avicenna, </text:span><text:span text:style-name="T146">Healing: Psychology</text:span><text:span text:style-name="T9"> (1959) 4.4, p. 194.</text:span></text:p></text:note-body></text:note></text:span></text:span><text:span text:style-name="T34"> What he must mean, then, is that the imagination is involved in a distinct or more central way with these emotions than with concupiscible appetite. This does not mean that imagination is involved in these emotions, and has </text:span><text:span text:style-name="T42">nothing whatsoever</text:span><text:span text:style-name="T34"> to do with concupiscible appetite, since the intentional objects of the concupiscible faculty are </text:span><text:span text:style-name="T34">those “imagined” to be pleasant, and we are eventually aware of perceptibles of the external senses in various internal senses. He is focusing on a difference in the </text:span><text:span text:style-name="T42">extent</text:span><text:span text:style-name="T34"> to which imagination is involved, not </text:span><text:span text:style-name="T42">whether</text:span><text:span text:style-name="T34"> there is imagination involved.</text:span></text:p>
      <text:p text:style-name="Standard"><text:soft-page-break/><text:span text:style-name="T34">His examples of this new type of emotions in [a] are meant to explicate this new category of emotions. He mentions that animals have emotions towards things like distant friends and relations, and towards something as abstract as freedom when they are in captivity. One might think that what these examples have in common is that they are not oriented towards any type of </text:span><text:span text:style-name="T34">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2">imagination’s</text:span><text:span text:style-name="T34"> pleasures, as opposed to mere sensory pleasures. This can be seen in the details of the text as follows.</text:span></text:p>
      <text:p text:style-name="Standard"><text:span text:style-name="T34">The transition word at the beginning of [b], for/</text:span><text:span text:style-name="T42">fa-inna</text:span><text:span text:style-name="T34">,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4">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2">receives</text:span><text:span text:style-name="T34">, and its objects as “renewed,” in that they have their forms conveyed through increasing </text:span><text:span text:style-name="T42">levels of abstractness</text:span><text:span text:style-name="T34">, information moving from the external senses, to the </text:span><text:span text:style-name="T34">imagination.</text:span><text:span text:style-name="Footnote_20_Symbol"><text:span text:style-name="T55"><text:note text:id="ftn65" text:note-class="footnote"><text:note-citation>65</text:note-citation><text:note-body><text:p text:style-name="Footer"><text:span text:style-name="T190"><text:s/></text:span><text:span text:style-name="T9">For another usage of this term in the context of perception, see elsewhere in the Avicenna, </text:span><text:span text:style-name="T146">Remarks: Metaphysics </text:span><text:span text:style-name="T10">(1960) </text:span><text:span text:style-name="T9">p. 256.</text:span></text:p></text:note-body></text:note></text:span></text:span><text:span text:style-name="T34"> [B], then, is just a condensed way of describing what it means to grasp objects in the imagination, in contrast to grasping objects at the level of the external senses.</text:span><text:span text:style-name="Footnote_20_Symbol"><text:span text:style-name="T55"><text:note text:id="ftn66" text:note-class="footnote"><text:note-citation>66</text:note-citation><text:note-body><text:p text:style-name="Footer"><text:span text:style-name="T190"><text:s/></text:span><text:span text:style-name="T9">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span></text:p></text:note-body></text:note></text:span></text:span><text:span text:style-name="T34"> </text:span><text:bookmark-start text:name="III_MOVEDMOVERS_TRIGGERED_BY_I"/><text:span text:style-name="T34">So</text:span><text:bookmark-end text:name="III_MOVEDMOVERS_TRIGGERED_BY_I"/><text:span text:style-name="T34"> this category of emotion introduced in [a] has as its object a kind of pleasure that is available to the imagination, but not the external senses.</text:span></text:p>
      <text:p text:style-name="Standard"><text:soft-page-break/>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34">Avicenna’s discussion of pleasure and pain at the beginning of book eight of </text:span><text:span text:style-name="T42">Remarks and Admonitions</text:span><text:span text:style-name="T34"> provides framework that can help with understanding the types of emotions distinguished in </text:span><text:span text:style-name="T42">Psychology</text:span><text:span text:style-name="T34"> 4.4. Over the course of his discussion in </text:span><text:span text:style-name="T42">Remarks</text:span><text:span text:style-name="T34">, he distinguishes </text:span><text:span text:style-name="T34">between pleasures of the external senses, internal senses, and the rational soul.</text:span></text:p>
      <text:p text:style-name="Standard"><text:span text:style-name="T34">He begins by pointing out that the majority of people make an incorrect judgment concerning internal and external pleasures: “It has occurred to the imaginations of the masses that the strongest and highest pleasures are those of sensation [</text:span><text:span text:style-name="T42">hiyya al-ḥissiyya</text:span><text:span text:style-name="T34">], while what is </text:span><text:span text:style-name="T34">contrasted with that are weak pleasures, all of which are of the imagination, [which they think of as] not being real.”</text:span><text:span text:style-name="Footnote_20_Symbol"><text:span text:style-name="T55"><text:note text:id="ftn67" text:note-class="footnote"><text:note-citation>67</text:note-citation><text:note-body><text:p text:style-name="Footer"><text:span text:style-name="T190"><text:s/></text:span><text:span text:style-name="T9">Avicenna, </text:span><text:span text:style-name="T146">Remarks: Mysticism </text:span><text:span text:style-name="T10">(1960) </text:span><text:span text:style-name="T9">8.1, p. 7.</text:span></text:p></text:note-body></text:note></text:span></text:span><text:span text:style-name="T34">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oft-page-break/><text:span text:style-name="T34">he denies that the external is more worthwhile. Proof of this is that we will often sacrifice external pleasure for the sake of an internal pleasure, as when one gives their own food to a </text:span><text:span text:style-name="T34">friend. This is prioritizing the internal pleasure of friendship over the external pleasure of food.</text:span></text:p>
      <text:p text:style-name="Standard"><text:span text:style-name="T34">The superiority of internal and rational pleasures to external pleasures is further clarified towards the same section, </text:span><text:span text:style-name="T42">Remarks</text:span><text:span text:style-name="T34"> 8.1. The overlap with </text:span><text:span text:style-name="T42">Psychology</text:span><text:span text:style-name="T34"> 4.4 is especially evident in the examples he uses to describe animals having internal pleasures:</text:span></text:p>
      <text:p text:style-name="Block"><text:span text:style-name="T81">It has been made clear that internal pleasures [</text:span><text:span text:style-name="T89">al-ladhdhāt al-bāṭina</text:span><text:span text:style-name="T81">]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1"><text:note text:id="ftn68" text:note-class="footnote"><text:note-citation>68</text:note-citation><text:note-body><text:p text:style-name="Footer"><text:span text:style-name="T190"><text:s/></text:span><text:span text:style-name="T9">Avicenna, </text:span><text:span text:style-name="T146">Remarks: Mysticism</text:span><text:span text:style-name="T9"> </text:span><text:span text:style-name="T10">(1960) </text:span><text:span text:style-name="T9">8.1, p. 9.</text:span></text:p></text:note-body></text:note></text:span></text:span></text:p>
      <text:p text:style-name="Standard"><text:span text:style-name="T34">One of the examples Avicenna provided of the new type of emotion he introduced at in </text:span><text:span text:style-name="T42">Psychology</text:span><text:span text:style-name="T34"> 4.4 (beyond concupiscible and irascible appetite) was the emotion of “the one who begat for [their] offspring.” Here there is a parallel in </text:span><text:span text:style-name="T42">Remarks</text:span><text:span text:style-name="T34">, since a nursing animal gets internal pleasure from taking great risks for their offspring, regardless of whether this means they </text:span><text:span text:style-name="T34">lose out on some external pleasure. At the end of this section in </text:span><text:span text:style-name="T42">Remarks</text:span><text:span text:style-name="T34">, Avicenna briefly mentions that just as internal pleasures are higher than external, so intellectual pleasures [</text:span><text:span text:style-name="T42">al-</text:span><text:span text:style-name="T34">ʿ</text:span><text:span text:style-name="T42">aqliyya</text:span><text:span text:style-name="T34">] are higher than both.</text:span><text:span text:style-name="Footnote_20_Symbol"><text:span text:style-name="T55"><text:note text:id="ftn69" text:note-class="footnote"><text:note-citation>69</text:note-citation><text:note-body><text:p text:style-name="Footer"><text:span text:style-name="T190"><text:s/></text:span><text:span text:style-name="T9">Avicenna, </text:span><text:span text:style-name="T146">Remarks: Mysticism</text:span><text:span text:style-name="T9"> </text:span><text:span text:style-name="T10">(1960) </text:span><text:span text:style-name="T9">8.1, p. 9.</text:span></text:p></text:note-body></text:note></text:span></text:span><text:span text:style-name="T34"> This aligns with Avicenna’s offhand comment in </text:span><text:span text:style-name="T42">Psychology</text:span><text:span text:style-name="T34"> 4.4 that the animal motive faculty also moves “for the sake of the intelligibles pertaining to the good.”</text:span><text:span text:style-name="Footnote_20_Symbol"><text:span text:style-name="T55"><text:note text:id="ftn70" text:note-class="footnote"><text:note-citation>70</text:note-citation><text:note-body><text:p text:style-name="Footer"><text:span text:style-name="T190"><text:s/></text:span><text:span text:style-name="T9">See above, footnote 38. $</text:span></text:p></text:note-body></text:note></text:span></text:span><text:span text:style-name="T34"> So the types of pleasures distinguished in </text:span><text:span text:style-name="T42">Remarks</text:span><text:span text:style-name="T34"> correspond to the final objects of the </text:span><text:span text:style-name="T34">varieties of emotions discussed in </text:span><text:span text:style-name="T42">Psychology</text:span><text:span text:style-name="T34"> 4.4. In other words, Avicenna’s distinctions between types of emotions in </text:span><text:span text:style-name="T42">Psychology</text:span><text:span text:style-name="T34"> 4.4 parallels his distinctions between types of pleasures in </text:span><text:span text:style-name="T42">Remarks</text:span><text:span text:style-name="T34">.</text:span></text:p>
      <text:p text:style-name="Standard"><text:span text:style-name="T34">What makes some pleasures external, internal, or rational, is whether they are the perfection of an external sense faculty, an internal sense, or the rational soul, respectively. Shortly after </text:span><text:soft-page-break/><text:span text:style-name="T34">distinguishing the three types of pleasures in </text:span><text:span text:style-name="T42">Remarks</text:span><text:span text:style-name="T34">, Avicenna goes on to define pleasure as follows:</text:span></text:p>
      <text:p text:style-name="Block"><text:span text:style-name="T81">Pleasure is the perception and reaching of the attainment of that which, accordin</text:span><text:span text:style-name="T85">g to the perceiver [</text:span><text:span text:style-name="T93">ʿinda</text:span><text:span text:style-name="T92"> al-mudrik</text:span><text:span text:style-name="T85">], is a perfection and good, insofar as it is such [</text:span><text:span text:style-name="T92">min ḥaythu huwa ka-dhālika</text:span><text:span text:style-name="T85">]. And pain is the apprehension and reaching of attainment of what is, according to the perceiver [</text:span><text:span text:style-name="T93">ʿinda</text:span><text:span text:style-name="T92"> al-</text:span><text:span text:style-name="T89">mudrik</text:span><text:span text:style-name="T81">], a defect and evil. [...] Every pleasure is related to [</text:span><text:span text:style-name="T89">tata</text:span><text:span text:style-name="T81">ʿ</text:span><text:span text:style-name="T89">allaq bi-</text:span><text:span text:style-name="T81">] two things, a good perfection, and the perception of that [perfection], insofar as it is like that [</text:span><text:span text:style-name="T89">min ḥaythu huwa ka-dhālika</text:span><text:span text:style-name="T81">].</text:span><text:span text:style-name="Footnote_20_Symbol"><text:span text:style-name="T61"><text:note text:id="ftn71" text:note-class="footnote"><text:note-citation>71</text:note-citation><text:note-body><text:p text:style-name="Footer"><text:span text:style-name="T190"><text:s/></text:span><text:span text:style-name="T9">Avicenna, </text:span><text:span text:style-name="T146">Remarks: Mysticism </text:span><text:span text:style-name="T10">(1960) </text:span><text:span text:style-name="T9">8.3, p. 11 &amp; 15.</text:span></text:p></text:note-body></text:note></text:span></text:span></text:p>
      <text:p text:style-name="Standard"><text:span text:style-name="T34">As mentioned above,</text:span><text:span text:style-name="Footnote_20_Symbol"><text:span text:style-name="T55"><text:note text:id="ftn72" text:note-class="footnote"><text:note-citation>72</text:note-citation><text:note-body><text:p text:style-name="Footer"><text:span text:style-name="T190"><text:s/></text:span><text:span text:style-name="T9">Section 2a.</text:span></text:p></text:note-body></text:note></text:span></text:span><text:span text:style-name="T34"> every faculty tends towards some final object. According to Avicenna, when that object is achieved, and we are aware of it having been achieved, we experience pleasure. This is clearly building upon Aristotle’s definition of pleasure in </text:span><text:span text:style-name="T42">Nicomachean Ethics</text:span><text:span text:style-name="T34"> 7.12 as something that supervenes on the “unimpeded activity of a natural process.” The key difference between the two definitions is between whether the pleasure and pain consist simply in</text:span><text:span text:style-name="T42"> undergoing</text:span><text:span text:style-name="T34"> some activity (shared by both Avicenna and Aristotle’s definitions), or awareness of and judgment </text:span><text:span text:style-name="T42">about</text:span><text:span text:style-name="T34"> the activity (only in Avicenna’s).</text:span></text:p>
      <text:p text:style-name="Standard"><text:span text:style-name="T34">The pleasures of food are external pleasures, because they amount to doing what the faculty of taste is designed for. The pleasures of giving someone a gift, or winning a game (to use </text:span><text:span text:style-name="T34">Avicenna’s examples from above) are internal pleasures because they fulfill some capacity we have at a level of the animal soul, higher than the level of the external sense.</text:span><text:span text:style-name="Footnote_20_Symbol"><text:span text:style-name="T55"><text:note text:id="ftn73" text:note-class="footnote"><text:note-citation>73</text:note-citation><text:note-body><text:p text:style-name="Footer"><text:span text:style-name="T190"><text:s/></text:span><text:span text:style-name="T9">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span></text:p></text:note-body></text:note></text:span></text:span><text:span text:style-name="T34"> The faculties of </text:span><text:soft-page-break/><text:span text:style-name="T34">estimation and memory also have objects that can be desired, and when those forms are acquired, or take shape (</text:span><text:span text:style-name="T42">takayyuf</text:span><text:span text:style-name="T34">) in the respective faculty, there is an internal pleasure particular to those </text:span><text:span text:style-name="T34">faculties. Avicenna says that we could make similar descriptions of unique pleasures for the rest of the internal senses.</text:span><text:span text:style-name="Footnote_20_Symbol"><text:span text:style-name="T55"><text:note text:id="ftn74" text:note-class="footnote"><text:note-citation>74</text:note-citation><text:note-body><text:p text:style-name="Footer"><text:span text:style-name="T190"><text:s/></text:span><text:span text:style-name="T9">Avicenna, </text:span><text:span text:style-name="T146">Remarks: Mysticism </text:span><text:span text:style-name="T10">(1960) </text:span><text:span text:style-name="T9">8.9, 21.</text:span></text:p></text:note-body></text:note></text:span></text:span><text:span text:style-name="T34">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5"><text:note text:id="ftn75" text:note-class="footnote"><text:note-citation>75</text:note-citation><text:note-body><text:p text:style-name="Footer"><text:span text:style-name="T190"><text:s/></text:span><text:span text:style-name="T9">Avicenna, </text:span><text:span text:style-name="T146">Remarks: Mysticism </text:span><text:span text:style-name="T10">(1960) </text:span><text:span text:style-name="T9">8.9, 25</text:span></text:p></text:note-body></text:note></text:span></text:span><text:span text:style-name="T34"> It is 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pan text:style-name="T34">One thing worth making clear is that the difference between external, internal and rational pleasures has to do with which faculties’ perfection constitutes the </text:span><text:span text:style-name="T42">experience</text:span><text:span text:style-name="T34"> of something as pleasant, not which faculty is involved in knowing </text:span><text:span text:style-name="T42">that</text:span><text:span text:style-name="T34"> something would be pleasant. On the animal level, the judgmental faculty “estimation [</text:span><text:span text:style-name="T42">wahm</text:span><text:span text:style-name="T34">]” is involved in awareness </text:span><text:span text:style-name="T42">that</text:span><text:span text:style-name="T34">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5"><text:note text:id="ftn76" text:note-class="footnote"><text:note-citation>76</text:note-citation><text:note-body><text:p text:style-name="Footer"><text:span text:style-name="T190"><text:s/></text:span><text:span text:style-name="T9">Avicenna, </text:span><text:span text:style-name="T146">Healing: Psychology </text:span><text:span text:style-name="T10">(1959) </text:span><text:span text:style-name="T9">4.3, 184.</text:span></text:p></text:note-body></text:note></text:span></text:span><text:span text:style-name="T34"> and estimation would similarly explain how an animal identifies its offspring as something worth caring for. Doing the latter would bring with it a type </text:span><text:span text:style-name="T34">of internal pleasure, while the former is a pleasure of the external senses. To put the point </text:span><text:span text:style-name="T34">conversely, the sense of taste doesn’t judge </text:span><text:span text:style-name="T42">that</text:span><text:span text:style-name="T34">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34">amount to aspects that are perceived by estimation.</text:span><text:span text:style-name="Footnote_20_Symbol"><text:span text:style-name="T55"><text:note text:id="ftn77" text:note-class="footnote"><text:note-citation>77</text:note-citation><text:note-body><text:p text:style-name="Footer"><text:span text:style-name="T190"><text:s/></text:span><text:span text:style-name="T9">Avicenna, </text:span><text:span text:style-name="T146">Healing: Psychology </text:span><text:span text:style-name="T10">(1959) </text:span><text:span text:style-name="T9">2.2, 60 and 4.3, 182-3.</text:span></text:p></text:note-body></text:note></text:span></text:span><text:span text:style-name="T34"> Estimation can judge that food is good (an </text:span><text:soft-page-break/><text:span text:style-name="T34">external pleasure), and that friendship is good (an internal pleasure), which can in turn lead to emotions related to both sorts of objects. The same faculty—estimation—is involved in judging </text:span><text:span text:style-name="T42">that</text:span><text:span text:style-name="T34"> two things would be pleasant, even if they would be pleasant experiences of generically different varieties, owing to the fact that they would be completions of different types of faculties.</text:span></text:p>
      <text:p text:style-name="Standard"><text:span text:style-name="T34">In the </text:span><text:span text:style-name="T42">Psychology</text:span><text:span text:style-name="T34"> 4.4 text from the prior section, Av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2">Psychology</text:span><text:span text:style-name="T34">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81">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1"><text:note text:id="ftn78" text:note-class="footnote"><text:note-citation>78</text:note-citation><text:note-body><text:p text:style-name="Footer"><text:span text:style-name="T190"><text:s/></text:span><text:span text:style-name="T9">Avicenna, </text:span><text:span text:style-name="T146">Healing: Rhetoric </text:span><text:span text:style-name="T10">(1954) </text:span><text:span text:style-name="T9">2.6, p. 100.</text:span></text:p></text:note-body></text:note></text:span></text:span></text:p>
      <text:p text:style-name="Standard"><text:span text:style-name="T34">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2">Psychology</text:span><text:span text:style-name="T34"> 4.4. It is one thing to long for and then </text:span><text:span text:style-name="T35">experience</text:span><text:span text:style-name="T34"> </text:span><text:soft-page-break/><text:span text:style-name="T34">an internal pleasure in the present, it is another thing to fondly </text:span><text:span text:style-name="T43">recall</text:span><text:span text:style-name="T34">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Standard"><text:span text:style-name="T34">A sub-variety of animal emotions towards internal pleasures of the imagination that Avicenna treats elsewhere are those towards aesthetic pleasure, especially musical pleasure. As </text:span><text:span text:style-name="T34">Luis Xavier López-Farjeat has shown, there is a clear strand of thought in Avicenna’s </text:span><text:span text:style-name="T42">Healing: Book of Music</text:span><text:span text:style-name="T34"> which discusses how animals perceive, incline towards, and take pleasure in aesthetic beauty, even though they cannot label it as such, or produce it.</text:span><text:span text:style-name="Footnote_20_Symbol"><text:span text:style-name="T55"><text:note text:id="ftn79" text:note-class="footnote"><text:note-citation>79</text:note-citation><text:note-body><text:p text:style-name="Footer"><text:span text:style-name="T190"><text:s/></text:span><text:span text:style-name="T9">Luis Xavier López Farjeat (2013) esp. p. 103ff.</text:span></text:p></text:note-body></text:note></text:span></text:span><text:span text:style-name="T34"> </text:span><text:bookmark-start text:name="IIIa_INTERNAL_AND_EXTERNAL_PLE"/><text:span text:style-name="T34">Emotions</text:span><text:bookmark-end text:name="IIIa_INTERNAL_AND_EXTERNAL_PLE"/><text:span text:style-name="T34">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7">e harmony, to be appreciated. So while it might seem strange to think of brute animals as being moved to seek out aesthetic pleasure, we should remember that this is still something short of the full e</text:span><text:span text:style-name="T34">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text:span><text:span text:style-name="T34">external sense to appreciate.</text:span></text:p>
      <text:p text:style-name="Standard"/>
      <text:h text:style-name="Heading_20_3" text:outline-level="3">1.3.2 Varieties of Pleasures and Varieties of Emotions</text:h>
      <text:p text:style-name="Standard"><text:span text:style-name="T34">To bring this discussion of pleasures back to emotions, we can now see how the distinctions Avicenna makes in </text:span><text:span text:style-name="T42">Psychology</text:span><text:span text:style-name="T34">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oft-page-break/><text:span text:style-name="T34">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orderly body of scientific explanations for common phenomena. Beyond this, it is also clear that 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7">ight be moved to go</text:span><text:span text:style-name="T34"> appreciate it, but not consume it. On the other hand, inclinations towards pleasures of the external senses require direct contact for their satisfaction.</text:span></text:p>
      <text:p text:style-name="Standard"><text:span text:style-name="T34">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5"><text:note text:id="ftn80" text:note-class="footnote"><text:note-citation>80</text:note-citation><text:note-body><text:p text:style-name="Footer"><text:span text:style-name="T190"><text:s/></text:span><text:span text:style-name="T9">See section 2b.</text:span></text:p></text:note-body></text:note></text:span></text:span><text:span text:style-name="T34"> Presumably they also lack these higher emotions, for the same reason (their diminished cognitive </text:span><text:span text:style-name="T34">capacities). Where there are significantly distinct final objects, and separability in terms of existence, there is a good reason to insist on a distinction of faculties.</text:span><text:span text:style-name="Footnote_20_Symbol"><text:span text:style-name="T55"><text:note text:id="ftn81" text:note-class="footnote"><text:note-citation>81</text:note-citation><text:note-body><text:p text:style-name="Footer"><text:span text:style-name="T190"><text:s/></text:span><text:span text:style-name="T9">Avicenna’s principle of distinguishing faculties based on objects occurs in </text:span><text:span text:style-name="T147">Psychology</text:span><text:span text:style-name="T9"> 1.4. The separability in existence argument is normally used to distinguish types of souls, or groupings of faculties, but it is also used to distinguish individual faculties at the beginning of section 4 of </text:span><text:span text:style-name="T147">Compendium on the Soul</text:span><text:span text:style-name="T9"> (1875).</text:span></text:p></text:note-body></text:note></text:span></text:span></text:p>
      <text:p text:style-name="Standard"><text:span text:style-name="T34">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text:span><text:soft-page-break/><text:span text:style-name="T34">capacities for emotion—more elevated than concupiscible appetite, and more related to the imagination and intellect, respectively.</text:span><text:span text:style-name="Footnote_20_Symbol"><text:span text:style-name="T55"><text:note text:id="ftn82" text:note-class="footnote"><text:note-citation>82</text:note-citation><text:note-body><text:p text:style-name="Footer"><text:span text:style-name="T190"><text:s/></text:span><text:span text:style-name="T9">Such a distinction between different types of pleasures at the level of the animal soul is seen later in Al-Ghazali’s distinction between biological, social/political, and intellectual pleasure. See Fakhry (1994) p. 203.</text:span></text:p></text:note-body></text:note></text:span></text:span><text:span text:style-name="T34"> </text:span><text:bookmark-start text:name="32"/><text:span text:style-name="T34">The</text:span><text:bookmark-end text:name="32"/><text:span text:style-name="T34"> key thing to notice is that there are distinct classes of emotions, based on major differences in final objects, but still treated as similar in Psychology 4.4 insofar as they are inclinations.</text:span></text:p>
      <text:h text:style-name="Heading_20_3" text:outline-level="3">1.3.3 Ruling Out an Alternative Interpretation</text:h>
      <text:p text:style-name="Standard"><text:span text:style-name="T34">Having looked at the </text:span><text:span text:style-name="T42">Rhetoric</text:span><text:span text:style-name="T34"> text about pleasures remembered in the imagination in section 3.1, one might object to my interpretation of the texts in </text:span><text:span text:style-name="T42">Psychology</text:span><text:span text:style-name="T34"> 4.4, arguing that in </text:span><text:span text:style-name="T42">Psychology</text:span><text:span text:style-name="T34"> 4.4 Avicenna actually saying is something more along the lines of what he says in the </text:span><text:span text:style-name="T42">Rhetoric</text:span><text:span text:style-name="T34">. That is, one might think concupiscible and irascible appetite are appetites in response to objects one is aware of as </text:span><text:span text:style-name="T42">present and nearby</text:span><text:span text:style-name="T34">, whereas it is also possible to recall </text:span><text:span text:style-name="T42">distant objects</text:span><text:span text:style-name="T34"> in the imaginative memory and be motivated towards them. On this interpretation, Avicenna’s examples in </text:span><text:span text:style-name="T42">Psychology</text:span><text:span text:style-name="T34"> 4.4 would actually just be referring to remembered objects (e.g., a desire for a friend or child </text:span><text:span text:style-name="T42">when they are not present</text:span><text:span text:style-name="T34">, or for </text:span><text:span text:style-name="T42">what life was like</text:span><text:span text:style-name="T34">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Standard"><text:span text:style-name="T34">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text:span><text:span text:style-name="T34">Aristotle, which distinguishes animal from human appetites on the grounds that animal appetites are only concerned with what seems pleasurable </text:span><text:span text:style-name="T42">in the present</text:span><text:span text:style-name="T34">, but this is a different distinction.</text:span><text:span text:style-name="Footnote_20_Symbol"><text:span text:style-name="T55"><text:note text:id="ftn83" text:note-class="footnote"><text:note-citation>83</text:note-citation><text:note-body><text:p text:style-name="Footer"><text:span text:style-name="T190"><text:s/></text:span><text:span text:style-name="T194"><text:s/></text:span><text:span text:style-name="T70">Aristotle, </text:span><text:span text:style-name="T77">On the Soul</text:span><text:span text:style-name="T70"> (1986) </text:span><text:span text:style-name="T9">3.10, 433b5-10.</text:span></text:p></text:note-body></text:note></text:span></text:span><text:span text:style-name="T34"> </text:span><text:bookmark-start text:name="Alt_Int"/><text:span text:style-name="T34">Avicenna</text:span><text:bookmark-end text:name="Alt_Int"/><text:span text:style-name="T34"> deals with this latter distinction in </text:span><text:span text:style-name="T42">Psychology</text:span><text:span text:style-name="T34"> 5.1, and the idea is basically that humans can evaluate whether something is worth pursuing all-things-considered, whereas animals simply see a pleasure and go towards it, without consideration for how it fits </text:span><text:soft-page-break/><text:span text:style-name="T34">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34">In the final part of his overview of emotions in </text:span><text:span text:style-name="T42">Psychology</text:span><text:span text:style-name="T34"> 4.4, Avicenna lists concrete examples of various types of emotions, which not only add to our understanding of previously distinguished types of emotions, but also introduce new types. We can view what this section does as </text:span><text:span text:style-name="T42">deepening</text:span><text:span text:style-name="T34"> our understanding of previously distinguished irascible emotions, and then </text:span><text:span text:style-name="T42">widening</text:span><text:span text:style-name="T34"> the category of emotion to include some pleasurable completion-states as types of emotions. This section follows directly upon the key text from </text:span><text:span text:style-name="T42">Psychology</text:span><text:span text:style-name="T34"> 4.4, quoted at length at the beginning of section 3 above:</text:span></text:p>
      <text:p text:style-name="Block"><text:span text:style-name="T81">Fear [</text:span><text:span text:style-name="T89">al-khawf</text:span><text:span text:style-name="T81">] and anxiety [</text:span><text:span text:style-name="T89">al-ghamm</text:span><text:span text:style-name="T81">] and sadness [</text:span><text:span text:style-name="T89">al-ḥuzn</text:span><text:span text:style-name="T81">]</text:span><text:span text:style-name="Footnote_20_Symbol"><text:span text:style-name="T61"><text:note text:id="ftn84" text:note-class="footnote"><text:note-citation>84</text:note-citation><text:note-body><text:p text:style-name="Footer"><text:span text:style-name="T190"><text:s/>It is noteworthy that anxiety and </text:span><text:span text:style-name="T9">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6">Healing: Psychology</text:span><text:span text:style-name="T9"> (1959) 4.4, p. 195, discussed at fn. 38 ????, above). Anxiety and sadness are specific emotions, partially constituted by pain. But pain itself is a basic building block of many emotions.</text:span></text:p></text:note-body></text:note></text:span></text:span><text:span text:style-name="T81"> are actualizations [ʿ</text:span><text:span text:style-name="T89">awāriḍ</text:span><text:span text:style-name="Footnote_20_anchor"><text:span text:style-name="T89"><text:note text:id="ftn85" text:note-class="footnote"><text:note-citation>85</text:note-citation><text:note-body><text:p text:style-name="P4"><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5">act</text:span> of woodworking is related to the carpenter.</text:p></text:note-body></text:note></text:span></text:span><text:span text:style-name="T81">] of the irascible faculty with the participation [</text:span><text:span text:style-name="T89">bil-mushāraka</text:span><text:span text:style-name="T81">] of the perceptive faculties [</text:span><text:span text:style-name="T89">al-qiwā al-dirāka</text:span><text:span text:style-name="T81">]. And the </text:span><text:span text:style-name="T81">irascible faculty, if it is opposed, following upon intellectual or imaginative conceptualization, there is fear. And if it does not fear, it becomes strong. Anxiety occurs to the irascible faculty on account of that which [at </text:span><text:soft-page-break/><text:span text:style-name="T81">other times] causes anger, when something is prevented from defending against something else, or when one fears something else’s occurrence. And joy [</text:span><text:span text:style-name="T89">al-faraḥ</text:span><text:span text:style-name="T81">] which belongs in the category of subduing, is the end/final cause [</text:span><text:span text:style-name="T89">ghāya</text:span><text:span text:style-name="T81">] for this faculty also.</text:span><text:span text:style-name="Footnote_20_Symbol"><text:span text:style-name="T61"><text:note text:id="ftn86" text:note-class="footnote"><text:note-citation>86</text:note-citation><text:note-body><text:p text:style-name="Footer"><text:span text:style-name="T190"><text:s/></text:span><text:span text:style-name="T9">The statement that the irascible faculty seeks “joy in the category of subduing” coheres with the points we made in sections 2a-b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1"> Greediness [</text:span><text:span text:style-name="T89">al-ḥirṣ</text:span><text:span text:style-name="T81">], gluttony [</text:span><text:span text:style-name="T89">al-naham</text:span><text:span text:style-name="T81">], and lust [</text:span><text:span text:style-name="T89">al-shabq</text:span><text:span text:style-name="T81">], and what is similar to them, they belong to the bestial concupiscible faculty.</text:span></text:p>
      <text:p text:style-name="Block"><text:span text:style-name="T81">Enjoyment of people [</text:span><text:span text:style-name="T89">al-istīnās</text:span><text:span text:style-name="T81">] and gladness [</text:span><text:span text:style-name="T89">al-surūr</text:span><text:span text:style-name="T81">] are among the actualizations [ʿ</text:span><text:span text:style-name="T89">awāriḍ</text:span><text:span text:style-name="T81">] of the perceptive faculties [</text:span><text:span text:style-name="T89">al-qiwā al-dirāka</text:span><text:span text:style-name="T81">]. As for the human faculties, there occurs to them other states [</text:span><text:span text:style-name="T89">aḥwāl</text:span><text:span text:style-name="T81">], particular to them, which we’ll talk about soon.</text:span><text:span text:style-name="Footnote_20_Symbol"><text:span text:style-name="T61"><text:note text:id="ftn87" text:note-class="footnote"><text:note-citation>87</text:note-citation><text:note-body><text:p text:style-name="Footer"><text:span text:style-name="T190"><text:s/></text:span><text:span text:style-name="T9">Avicenna, </text:span><text:span text:style-name="T147">Healing: Psychology</text:span><text:span text:style-name="T9"> (1959) 4.4, 196.</text:span></text:p></text:note-body></text:note></text:span></text:span></text:p>
      <text:p text:style-name="Standard"><text:span text:style-name="T34">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5"><text:note text:id="ftn88" text:note-class="footnote"><text:note-citation>88</text:note-citation><text:note-body><text:p text:style-name="Footer"><text:span text:style-name="T190"><text:s/></text:span><text:span text:style-name="T9">Avicenna, </text:span><text:span text:style-name="T146">Healing: Psychology </text:span><text:span text:style-name="T10">(1959) </text:span><text:span text:style-name="T9">4.4, 196.</text:span></text:p></text:note-body></text:note></text:span></text:span><text:span text:style-name="T34"> </text:span><text:span text:style-name="T34">Our general inclination to achieve dominance takes on the specific character of fear when it is in </text:span><text:span text:style-name="T34">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5"><text:note text:id="ftn89" text:note-class="footnote"><text:note-citation>89</text:note-citation><text:note-body><text:p text:style-name="Footer"><text:span text:style-name="T190"><text:s/></text:span><text:span text:style-name="T9">These different inclinations nonetheless fall under the heading of the irascible faculty because Avicenna has described dominance as its final object, and these states that occur on account of being oriented towards dominance.</text:span></text:p></text:note-body></text:note></text:span></text:span><text:span text:style-name="T34"> These different inclinations all </text:span><text:soft-page-break/><text:span text:style-name="T34">fall under the heading of the irascible faculty because Avicenna has described dominance as its final object, and these are states that occur on account of our being oriented towards dominance.</text:span></text:p>
      <text:p text:style-name="Standard"><text:span text:style-name="T34">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2">Healing: Rhetoric</text:span><text:span text:style-name="T34">, following Aristotle, he provides examples of states we would think of as irascible, like anger, but which are associated with dominance over obstacles that would cause </text:span><text:span text:style-name="T42">inward</text:span><text:span text:style-name="T34"> pain. For example, anger can be directed at a verbal slight or scorn.</text:span><text:span text:style-name="Footnote_20_Symbol"><text:span text:style-name="T55"><text:note text:id="ftn90" text:note-class="footnote"><text:note-citation>90</text:note-citation><text:note-body><text:p text:style-name="Footer"><text:span text:style-name="T190"><text:s/></text:span><text:span text:style-name="T9">Avicenna, </text:span><text:span text:style-name="T146">Healing: Rhetoric </text:span><text:span text:style-name="T10">(1954) </text:span><text:span text:style-name="T9">3.1, p. 130.</text:span></text:p></text:note-body></text:note></text:span></text:span><text:span text:style-name="T34"> Further, we can imagine obstacles to the internal pleasures Avicenna mentioned in </text:span><text:span text:style-name="T42">Remarks</text:span><text:span text:style-name="T34"> 8, such as an obstacle to achieving victory in a game. This is clearly a different type of obstacle in comparison to actual physical threats.</text:span></text:p>
      <text:p text:style-name="Standard"><text:span text:style-name="T34">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2">already</text:span><text:span text:style-name="T34"> involves a higher level of cognition than concupiscible appetite. That is, while paradigmatic cases of irascible acts involve responding to physical threats, recoging something as an obstacle already requires a more abstract type of judgment than just knowing whether something is pleasant or painful. This is why, as discussed </text:span><text:span text:style-name="T34">earlier,</text:span><text:span text:style-name="Footnote_20_Symbol"><text:span text:style-name="T55"><text:note text:id="ftn91" text:note-class="footnote"><text:note-citation>91</text:note-citation><text:note-body><text:p text:style-name="Footer"><text:span text:style-name="T190"><text:s/></text:span><text:span text:style-name="T9">Section 2b.</text:span></text:p></text:note-body></text:note></text:span></text:span><text:span text:style-name="T34">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oft-page-break/><text:span text:style-name="T34">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2">Psychology</text:span><text:span text:style-name="T34">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55"><text:note text:id="ftn92" text:note-class="footnote"><text:note-citation>92</text:note-citation><text:note-body><text:p text:style-name="Footer"><text:span text:style-name="T190"><text:s/></text:span><text:span text:style-name="T9">Nussbaum (2001) 29.</text:span></text:p></text:note-body></text:note></text:span></text:span><text:span text:style-name="T34"> </text:span><text:bookmark-start text:name="IV_Deepening_IRASC"/><text:span text:style-name="T34">Avicenna</text:span><text:bookmark-end text:name="IV_Deepening_IRASC"/><text:span text:style-name="T34"> would not agree with her view entirely, since he cle</text:span><text:span text:style-name="T37">arly thinks that the most central thing that makes anger what it is, for example, is that it is a type of moved-mo</text:span><text:span text:style-name="T34">ver (an “actualizations of” the motive faculty, in the words of the text above). Since it is possible to have the very same evaluative act with or without an emotion, the two things are distinct. But what allows us to </text:span><text:span text:style-name="T42">describe</text:span><text:span text:style-name="T34">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p text:style-name="P24"/>
      <text:h text:style-name="Heading_20_2" text:outline-level="2">1.<text:bookmark-start text:name="V_Perceptive"/>5 Widenin<text:bookmark-end text:name="V_Perceptive"/>g the Category of Emotion: Uniquely Human Emotions and Pleasurable Completion-States as Types of Emotions</text:h>
      <text:p text:style-name="Standard"><text:span text:style-name="T34">In the final part of Avicenna’s overview of emotions in </text:span><text:span text:style-name="T42">Psychology</text:span><text:span text:style-name="T34"> 4.4, he briefly mentions two varieties of emotions: pleasure-states particular to the perceptive faculties, and states dependent on the rational soul. It is important to remember that this text comes directly after Avicenna lists </text:span><text:soft-page-break/><text:span text:style-name="T34">his further examples of irascible emotions, as this shows that we are still in the middle of a discussion of types of emotions:</text:span></text:p>
      <text:p text:style-name="Block"><text:span text:style-name="T81">Enjoyment of people [</text:span><text:span text:style-name="T89">al-istīnās</text:span><text:span text:style-name="T81">] and gladness [</text:span><text:span text:style-name="T89">al-surūr</text:span><text:span text:style-name="T81">] are among the actualizations [</text:span><text:span text:style-name="T89">min</text:span><text:span text:style-name="T81"> </text:span><text:span text:style-name="T89">al-</text:span><text:span text:style-name="T81">ʿ</text:span><text:span text:style-name="T89">awāriḍ</text:span><text:span text:style-name="T81">] of the perceptive faculties [</text:span><text:span text:style-name="T89">al-qiwā al-dirāka</text:span><text:span text:style-name="T81">]. As for the human faculties, there occurs to them other states [</text:span><text:span text:style-name="T89">aḥwāl</text:span><text:span text:style-name="T81">], particular to them, which we’ll talk about soon.</text:span><text:span text:style-name="Footnote_20_anchor"><text:span text:style-name="T81"><text:note text:id="ftn93" text:note-class="footnote"><text:note-citation>93</text:note-citation><text:note-body><text:p text:style-name="Footer"><text:span text:style-name="T190"><text:s/></text:span><text:span text:style-name="T9">Avicenna, </text:span><text:span text:style-name="T146">Healing: Psychology </text:span><text:span text:style-name="T10">(1959) </text:span><text:span text:style-name="T9">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34">In the second half of the above text, Avicenna refers to emotions of the rational soul, indicating that he will discuss them later. Indeed, the very next book of </text:span><text:span text:style-name="T43">Healing: Psychology</text:span><text:span text:style-name="T34">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text:span><text:span text:style-name="T34">continuation of the previous discussion, it suggests that these are animal motive states caused by human cognitive faculties.</text:span><text:span text:style-name="Footnote_20_anchor"><text:span text:style-name="T34"><text:note text:id="ftn94" text:note-class="footnote"><text:note-citation>94</text:note-citation><text:note-body><text:p text:style-name="P69"><text:span text:style-name="T34"><text:s/>In other words, human emotions are not affective states of the rational soul. They are affective states of the animal soul, caused by cognitions of the human soul. This idea is reflected by Avicenna’s argument in the </text:span><text:span text:style-name="T42">Treatise on Love</text:span><text:span text:style-name="T34">, that the rational soul “partners with” and “makes use of” the animal motive faculty for its particular emotions. </text:span><text:span text:style-name="T41">Avicenna, </text:span><text:span text:style-name="T46">Treatise on Love</text:span><text:span text:style-name="T41"> (1983) 256.</text:span></text:p></text:note-body></text:note></text:span></text:span><text:span text:style-name="Footnote_20_anchor"><text:span text:style-name="T34"> </text:span></text:span><text:span text:style-name="T34">This is significant, in that it entails that all emotion is fundamentally animal, in that all emotions are acts of the common animal motive faculty, regardless of how </text:span><text:soft-page-break/><text:span text:style-name="T34">complex the judgments causing them are. Since this chapter is meant to be an analysis of Avicenna's discussion of emotions in </text:span><text:span text:style-name="T43">Psychology</text:span><text:span text:style-name="T34"> 4.4, this brief mention of human motions could not just be passed over in silence. But given how significant this idea is, these points, and human emotions more generally, will be discussed at length in chapter two of this dissertation.</text:span></text:p>
      <text:h text:style-name="Heading_20_3" text:outline-level="3">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34">To better understand the significance of these two emotions, we should first better understand them on their own. “</text:span><text:span text:style-name="T42">Surūr</text:span><text:span text:style-name="T34">/gladness,” is used elsewhere as a generic term for pleasure, contrasted with pain.</text:span><text:span text:style-name="Footnote_20_Symbol"><text:span text:style-name="T55"><text:note text:id="ftn95" text:note-class="footnote"><text:note-citation>95</text:note-citation><text:note-body><text:p text:style-name="Footer"><text:span text:style-name="T190"><text:s/></text:span><text:span text:style-name="T9">Avicenna, </text:span><text:span text:style-name="T146">Healing: Psychology </text:span><text:span text:style-name="T10">(1959) </text:span><text:span text:style-name="T9">1.3, 31-32. Although in </text:span><text:span text:style-name="T147">Healing: Rhetoric</text:span><text:span text:style-name="T9"> (1954) p. 158, Avicenna mentions </text:span><text:span text:style-name="T147">surūr</text:span><text:span text:style-name="T9"> as follows: “As for youth, [again], they have a strong love for their family and brothers and relatives, because they are spirited, and they love gaiety [surūr]. And gaiety only occurs when there is health and friendship together.” So it is possible that </text:span><text:span text:style-name="T147">surūr</text:span><text:span text:style-name="T9"> here in </text:span><text:span text:style-name="T147">Psychology</text:span><text:span text:style-name="T9"> it is meant to reflect the social connotations of </text:span><text:span text:style-name="T147">istinās</text:span><text:span text:style-name="T9">.</text:span></text:p></text:note-body></text:note></text:span></text:span><text:span text:style-name="T34"> Nothing too specific beyond the general idea of pleasure seems intended. The </text:span><text:span text:style-name="T34">definition of “</text:span><text:span text:style-name="T42">istīnās</text:span><text:span text:style-name="T34">/enjoyment of people” is less straightforward. Given the linguistic form of the Arabic word (form 10), which often carries with it the idea of “seeking,” and the root in that form (ʾ</text:span><text:span text:style-name="T42">alif-nūn-sīn</text:span><text:span text:style-name="T34">), which refers to the idea of persons, one might think that it means something </text:span><text:span text:style-name="T34">like “desire to be around people.” This would make sense of its place in the chapter on emotions, but no classical sources attest to such a definition.</text:span><text:span text:style-name="Footnote_20_anchor"><text:span text:style-name="T34"><text:note text:id="ftn96" text:note-class="footnote"><text:note-citation>96</text:note-citation><text:note-body><text:p text:style-name="Footnote">Although there are examples in Lane's Lexicon which suggest the action of searching for people in a sparsely populated area.</text:p></text:note-body></text:note></text:span></text:span><text:span text:style-name="T34"> Instead, one of the main classical definitions is “enjoyment of people”―not </text:span><text:span text:style-name="T42">seeking</text:span><text:span text:style-name="T34"> out people, but </text:span><text:span text:style-name="T42">enjoyment</text:span><text:span text:style-name="T34"> once their presence is attained. The 12th century Latin edition of Avicenna's </text:span><text:span text:style-name="T42">Psychology</text:span><text:span text:style-name="T34"> translates </text:span><text:span text:style-name="T42">istīnās</text:span><text:span text:style-name="T34"> as “</text:span><text:span text:style-name="T42">solatium</text:span><text:span text:style-name="T34">/relief from distress,” which might feel like a different notion altogether. But it makes sense as a </text:span><text:soft-page-break/><text:span text:style-name="T34">translation if one considers that a primary way of finding consolation is to be around people. So </text:span><text:span text:style-name="T42">solatium</text:span><text:span text:style-name="T34"> is a bit of a loose translation, but it supports taking Avicenna to be talking about enjoyment of people as a completion-state, alongside gladness. Both of these emotions, then signify pleasurable-completion states.</text:span></text:p>
      <text:p text:style-name="Standard"><text:span text:style-name="T34">Pleasurable-completion states make sense as a new type of emotion, but they are importantly different than any other type of emotion Avicenna has mentioned. At the start of </text:span><text:span text:style-name="T42">Psychology</text:span><text:span text:style-name="T34"> 4.4 Avicenna has said that perceptive faculties “have nothing” of appetite/</text:span><text:span text:style-name="T42">shawq</text:span><text:span text:style-name="T34">.</text:span><text:span text:style-name="Footnote_20_Symbol"><text:span text:style-name="T55"><text:note text:id="ftn97" text:note-class="footnote"><text:note-citation>97</text:note-citation><text:note-body><text:p text:style-name="Footer"><text:span text:style-name="T190"><text:s/></text:span><text:span text:style-name="T9">Avicenna, </text:span><text:span text:style-name="T146">Healing: Psychology </text:span><text:span text:style-name="T10">(1959) </text:span><text:span text:style-name="T9">4.4, 194.</text:span></text:p></text:note-body></text:note></text:span></text:span><text:span text:style-name="T34"> Cognitions cause appetite, but the two are acts of fundamentally distinct types of faculties. Moreover, the emotions we have been discussing thus far involve seeking things, like pleasure and dominance, whereas </text:span><text:span text:style-name="T34">in a pleasurable completion-state some object or perfection is acquired, not sought.</text:span><text:span text:style-name="Footnote_20_Symbol"><text:span text:style-name="T55"><text:note text:id="ftn98" text:note-class="footnote"><text:note-citation>98</text:note-citation><text:note-body><text:p text:style-name="Footer"><text:span text:style-name="T190"><text:s/></text:span><text:span text:style-name="T9">See above, section 3a.</text:span></text:p></text:note-body></text:note></text:span></text:span></text:p>
      <text:p text:style-name="Standard"><text:span text:style-name="T34">This might seem to put Avicenna in a bind, but if we recall that throughout </text:span><text:span text:style-name="T42">Psychology</text:span><text:span text:style-name="T34"> 4.4 we have seen Avicenna gradually </text:span><text:span text:style-name="T42">widening</text:span><text:span text:style-name="T34"> our understanding of what can count as an emotion, this can be seen just as an extension of that project. Perceptive emotions do not involve </text:span><text:span text:style-name="T42">shawq</text:span><text:span text:style-name="T34">/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5"><text:note text:id="ftn99" text:note-class="footnote"><text:note-citation>99</text:note-citation><text:note-body><text:p text:style-name="Footer"><text:span text:style-name="T190"><text:s/></text:span><text:span text:style-name="T9">See, for example, Matthen (2015) p. 179.</text:span></text:p></text:note-body></text:note></text:span></text:span><text:span text:style-name="T34"> Indeed, in </text:span><text:span text:style-name="T42">Remarks</text:span><text:span text:style-name="T34">, Avicenna says that experiences with the spiritual realm in this life bring with them a </text:span><text:span text:style-name="T34">kind of pleasure that motivates one to pursue truth more fully.</text:span><text:span text:style-name="Footnote_20_Symbol"><text:span text:style-name="T55"><text:note text:id="ftn100" text:note-class="footnote"><text:note-citation>100</text:note-citation><text:note-body><text:p text:style-name="Footnote"><text:span text:style-name="T190"><text:s/></text:span><text:span text:style-name="T9">Avicenna, </text:span><text:span text:style-name="T146">Remarks: Physics </text:span><text:span text:style-name="T10">(1960) </text:span><text:span text:style-name="T9">8.15-16. In this text he uses the term </text:span><text:span text:style-name="T146">bā</text:span><text:span text:style-name="T9">ʿ</text:span><text:span text:style-name="T146">ith</text:span><text:span text:style-name="T9"> for “motivate,” a term we have seen in </text:span><text:span text:style-name="T146">Healing: Psychology</text:span><text:span text:style-name="T9"> 4.4.</text:span></text:p></text:note-body></text:note></text:span></text:span><text:span text:style-name="T34"> Likewise, bodily pleasures </text:span><text:span text:style-name="T34">affect behavior in that they </text:span><text:span text:style-name="T42">distract</text:span><text:span text:style-name="T34"> us from such pure pursuits.</text:span><text:span text:style-name="Footnote_20_Symbol"><text:span text:style-name="T55"><text:note text:id="ftn101" text:note-class="footnote"><text:note-citation>101</text:note-citation><text:note-body><text:p text:style-name="Footnote"><text:span text:style-name="T190"><text:s/></text:span><text:span text:style-name="T9">Avicenna, </text:span><text:span text:style-name="T146">Remarks: Physics </text:span><text:span text:style-name="T10">(1960) </text:span><text:span text:style-name="T9">8.15-16.</text:span></text:p></text:note-body></text:note></text:span></text:span><text:span text:style-name="T34"> Apparently, appetite and pleasure-states can both be emotions, in a broad sense, even if pleasure states are not </text:span><text:soft-page-break/><text:span text:style-name="T42">appetitive</text:span><text:span text:style-name="T34">.</text:span><text:span text:style-name="Footnote_20_Symbol"><text:span text:style-name="T55"><text:note text:id="ftn102" text:note-class="footnote"><text:note-citation>102</text:note-citation><text:note-body><text:p text:style-name="Footnote"><text:span text:style-name="T190"><text:s/></text:span><text:span text:style-name="T9">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6">any</text:span><text:span text:style-name="T9"> faculty achieves its object.</text:span></text:p></text:note-body></text:note></text:span></text:span><text:span text:style-name="T34"> That is, the broader category for all these states is “emotion/inclination,” not appetite, so it is consistent for Avicenna to think of them all as emotions, while also affirming that appetite and perception are distinct.</text:span></text:p>
      <text:p text:style-name="Standard"><text:span text:style-name="T34">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2">distinct</text:span><text:span text:style-name="T34"> from the sort of thing he has been discussing in Psychology 4.4. In other words, he could just be choosing to mention some states that we </text:span><text:span text:style-name="T42">might </text:span><text:span text:style-name="T34">think of as emotions, in order to clarify that they are not. It would be as if Avicenna were saying, "as for states like these, they might seem to be emotions, but they’re really just acts of the perceptive faculties."</text:span></text:p>
      <text:p text:style-name="Standard"><text:span text:style-name="T34">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5"><text:note text:id="ftn103" text:note-class="footnote"><text:note-citation>103</text:note-citation><text:note-body><text:p text:style-name="Footnote"><text:span text:style-name="T190"><text:s/></text:span><text:span text:style-name="T9">Al-Balkhī discusses pleasure and pain as emotions in the beginning of chapter 4 of his </text:span><text:span text:style-name="T146">Sustenance of the Soul </text:span><text:span text:style-name="T10">(2005).</text:span><text:span text:style-name="T9"> A.B. Al-Rāzī likewise discusses pleasure in chapter five of his <text:s/>AB Razi also discusses pleasure in chapter 5 of his </text:span><text:span text:style-name="T146">Spiritual Physick</text:span><text:span text:style-name="T9"> (1950).</text:span></text:p></text:note-body></text:note></text:span></text:span><text:span text:style-name="T34"> and Avicenna himself groups joy (another pleasurable completion-state) and pain with other emotions in his medical texts.</text:span><text:span text:style-name="Footnote_20_Symbol"><text:span text:style-name="T55"><text:note text:id="ftn104" text:note-class="footnote"><text:note-citation>104</text:note-citation><text:note-body><text:p text:style-name="Footnote"><text:span text:style-name="T194"><text:s/></text:span><text:span text:style-name="T195">Avicenna concurs with prior thinkers on this point at </text:span><text:span text:style-name="T207">Cardiac Drugs </text:span><text:span text:style-name="T196">(1984) </text:span><text:span text:style-name="T195">226.</text:span></text:p></text:note-body></text:note></text:span></text:span><text:span text:style-name="T34">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2">Healing: Psychology</text:span><text:span text:style-name="T34">, centered around divisions of faculties. This is perhaps why Avicenna’s more in depth treatment of pleasure and pain occurs in </text:span><text:span text:style-name="T42">Remarks</text:span><text:span text:style-name="T34">, as has already been discussed. But insofar as they could fit into the schema offered by </text:span><text:span text:style-name="T42">Psychology</text:span><text:span text:style-name="T34">, it makes sense to think of them as emotions.</text:span><text:span text:style-name="Footnote_20_Symbol"><text:span text:style-name="T55"><text:note text:id="ftn105" text:note-class="footnote"><text:note-citation>105</text:note-citation><text:note-body><text:p text:style-name="Footnote"><text:span text:style-name="T194"><text:s/></text:span><text:span text:style-name="T195">Still yet another way of reading the text would be to argue that when Avicenna says that gladness and enjoyment of people are "</text:span><text:span text:style-name="T208">min al-ʿawāriḍ</text:span><text:span text:style-name="T195">" of the perceptive faculties, the "</text:span><text:span text:style-name="T208">min</text:span><text:span text:style-name="T195">"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text:soft-page-break/>1.<text:bookmark-start text:name="VI_AVICENNIAN_TERMINOLOGY_FOR_"/>6<text:tab/>The Var<text:bookmark-end text:name="VI_AVICENNIAN_TERMINOLOGY_FOR_"/>iety of Emotions Involving the Animal Motive Soul According to Avicenna</text:h>
      <text:p text:style-name="Standard"><text:span text:style-name="T34">Now that we have seen the varieties of emotions Avicenna attributes to the animal, sensitive soul in </text:span><text:span text:style-name="T42">Healing: Psychology</text:span><text:span text:style-name="T34">—his most comprehensive overview of such matters—we can step back and consider his overall contribution. The preceding texts from </text:span><text:span text:style-name="T42">Psychology</text:span><text:span text:style-name="T34">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list xml:id="list938070055" text:continue-list="list3817449905488512348" text:style-name="WW8Num2">
        <text:list-item>
          <text:p text:style-name="P122">Acts of the concupiscible appetite, ordered towards pleasures of the external senses</text:p>
        </text:list-item>
        <text:list-item>
          <text:p text:style-name="P122">Acts similar to those of the concupiscible appetite, but ordered towards pleasures of the imagination (i.e., internal pleasures)</text:p>
        </text:list-item>
        <text:list-item>
          <text:p text:style-name="P122">Acts of the irascible appetite (higher and lower varieties)</text:p>
        </text:list-item>
        <text:list-item>
          <text:p text:style-name="P122">Pleasurable completion-states (and conversely, pain-states)</text:p>
        </text:list-item>
        <text:list-item>
          <text:p text:style-name="P122">Uniquely human emotions (i.e., affective states of the animal motive faculty, caused by cognitions of the rational soul)</text:p>
        </text:list-item>
      </text:list>
      <text:p text:style-name="Standard"><text:span text:style-name="T34">The terms</text:span><text:span text:style-name="T37"> in </text:span><text:span text:style-name="T44">Psychology</text:span><text:span text:style-name="T37"> 4.4 that are used generically to capture all of these states are </text:span><text:span text:style-name="T44">inbiʿāthāt</text:span><text:span text:style-name="T37"> and </text:span><text:span text:style-name="T44">nizāʿāt</text:span><text:span text:style-name="T37">, both of which convey the idea that these emotional states are, at their core, something like impulses, inclinations, or motivations. Avicenna uses these terms early on in the key text we looked a</text:span><text:span text:style-name="T34">t from </text:span><text:span text:style-name="T42">Psychology</text:span><text:span text:style-name="T34"> 4.4, when he says that “we find in animals impulses [</text:span><text:span text:style-name="T42">inbiʿāthāt</text:span><text:span text:style-name="T34">] not [just] for their concupisci</text:span><text:span text:style-name="T37">ble pleasures, but also an inclination [</text:span><text:span text:style-name="T44">nizāʿ</text:span><text:span text:style-name="T37">] </text:span><text:span text:style-name="T37">towards” internal pleasures.</text:span><text:span text:style-name="Footnote_20_Symbol"><text:span text:style-name="T56"><text:note text:id="ftn106" text:note-class="footnote"><text:note-citation>106</text:note-citation><text:note-body><text:p text:style-name="Footnote"><text:span text:style-name="T194"><text:s/></text:span><text:span text:style-name="T195">See section 3.</text:span></text:p></text:note-body></text:note></text:span></text:span><text:span text:style-name="T37"> These two Arabic terms, </text:span><text:span text:style-name="T44">inbiʿāth</text:span><text:span text:style-name="T37"> and </text:span><text:span text:style-name="T44">nizāʿ</text:span><text:span text:style-name="T37">, and words related to their Arabic roots, are used elsewhere by Avicenna and others in the tradition to connote something </text:span><text:span text:style-name="T37">related to but broader than concupiscible or irascible appetite.</text:span><text:span text:style-name="Footnote_20_Symbol"><text:span text:style-name="T56"><text:note text:id="ftn107" text:note-class="footnote"><text:note-citation>107</text:note-citation><text:note-body><text:p text:style-name="Footnote"><text:span text:style-name="T194"><text:s/></text:span><text:span text:style-name="T195">Helmut Gätje has suggested that </text:span><text:span text:style-name="T210">inbiʿāthāt</text:span><text:span text:style-name="T198"> and </text:span><text:span text:style-name="T210">nizāʿāt</text:span><text:span text:style-name="T198"> in Avicenna’s philosophy have roughly the same scope as the Greek </text:span><text:span text:style-name="T210">hormē</text:span><text:span text:style-name="T198"> (impulse), used by some of Aristotle’s commenta</text:span><text:span text:style-name="T195">tors and the Stoics in the context of emotions, which seems correc</text:span><text:span text:style-name="T193">t. See </text:span><text:span text:style-name="T195">Gätje (1974)</text:span><text:span text:style-name="T193"> p. 3</text:span>59.</text:p></text:note-body></text:note></text:span></text:span><text:span text:style-name="T98"> For example, when introducing the motive faculty in </text:span><text:span text:style-name="T102">Psychology</text:span><text:span text:style-name="T98"> 1.5, Avicenna says that “the motive power insofar </text:span><text:span text:style-name="T98">as it motivates is the </text:span><text:span text:style-name="T102">inclining </text:span><text:span text:style-name="T98">[</text:span><text:span text:style-name="T102">al-nuzūʿiyya</text:span><text:span text:style-name="T98">], appetitive faculty.”</text:span><text:span text:style-name="Footnote_20_Symbol"><text:span text:style-name="T56"><text:note text:id="ftn108" text:note-class="footnote"><text:note-citation>108</text:note-citation><text:note-body><text:p text:style-name="Footnote"><text:span text:style-name="T194"><text:s/></text:span><text:span text:style-name="T195">Avicenna, </text:span><text:span text:style-name="T207">Healing: Psychology </text:span><text:span text:style-name="T196">(1959) </text:span><text:span text:style-name="T195">1.5, 41.</text:span></text:p></text:note-body></text:note></text:span></text:span><text:span text:style-name="T98"> Al-Farabi and Averroes likewise </text:span><text:soft-page-break/><text:span text:style-name="T98">use </text:span><text:span text:style-name="T102">nizāʿ</text:span><text:span text:style-name="T98"> in a generic sense.</text:span><text:span text:style-name="Footnote_20_Symbol"><text:span text:style-name="T56"><text:note text:id="ftn109" text:note-class="footnote"><text:note-citation>109</text:note-citation><text:note-body><text:p text:style-name="Footnote"><text:span text:style-name="T194"><text:s/></text:span><text:span text:style-name="T195">See Al-Farabi, </text:span><text:span text:style-name="T207">Virtuous City</text:span><text:span text:style-name="T195"> (1985) 10.6, p. 170; also Averroes, </text:span><text:span text:style-name="T207">Epitome of the </text:span><text:span text:style-name="T195">De Anima (1950), pp. 96-100.</text:span></text:p></text:note-body></text:note></text:span></text:span><text:span text:style-name="T98"> In 1.5, Avicenna uses a word related to </text:span><text:span text:style-name="T102">inbiʿāth</text:span><text:span text:style-name="T98"> to distinguish the motive faculty qua motivating (</text:span><text:span text:style-name="T102">bā</text:span><text:span text:style-name="T98">ʿ</text:span><text:span text:style-name="T102">itha</text:span><text:span text:style-name="T98">) from the motive power in the muscles that actually moves (</text:span><text:span text:style-name="T102">fā</text:span><text:span text:style-name="T98">ʿ</text:span><text:span text:style-name="T102">ila</text:span><text:span text:style-name="T98">). Of course, Avicenna also uses appetite/</text:span><text:span text:style-name="T102">shawq</text:span><text:span text:style-name="T98"> to convey something </text:span><text:span text:style-name="T98">generic, capturing both concupiscible or irascible appetite, but we have seen that this has a more narrow scope for him, and was not as useful as </text:span><text:span text:style-name="T102">inbiʿāth</text:span><text:span text:style-name="T98"> or </text:span><text:span text:style-name="T102">nizāʿ</text:span><text:span text:style-name="T98"> for referring to all of the affective states listed above</text:span><text:span text:style-name="T102">.</text:span><text:span text:style-name="T98"> </text:span></text:p>
      <text:p text:style-name="Standard"><text:span text:style-name="Footnote_20_Symbol"><text:span text:style-name="T98">While it would be correct to call the above affective states </text:span></text:span><text:span text:style-name="Footnote_20_Symbol"><text:span text:style-name="T102">inbiʿāthāt</text:span></text:span><text:span text:style-name="Footnote_20_Symbol"><text:span text:style-name="T98"> or </text:span></text:span><text:span text:style-name="Footnote_20_Symbol"><text:span text:style-name="T102">nizāʿāt</text:span></text:span><text:span text:style-name="Footnote_20_Symbol"><text:span text:style-name="T98">, it is </text:span></text:span><text:span text:style-name="Footnote_20_Symbol"><text:span text:style-name="T102">nizāʿāt</text:span></text:span><text:span text:style-name="Footnote_20_Symbol"><text:span text:style-name="T98"> that seems to more precisely pick out the phenomena that belongs exclusively to the discussion in </text:span></text:span><text:span text:style-name="Footnote_20_Symbol"><text:span text:style-name="T102">Psychology</text:span></text:span><text:span text:style-name="Footnote_20_Symbol"><text:span text:style-name="T98"> 4.4. This is because sometimes </text:span></text:span><text:span text:style-name="Footnote_20_Symbol"><text:span text:style-name="T102">inbiʿāth</text:span></text:span><text:span text:style-name="Footnote_20_Symbol"><text:span text:style-name="T98"> has an even broader sense in Avicenna’s writings than </text:span></text:span><text:span text:style-name="Footnote_20_Symbol"><text:span text:style-name="T102">nizāʿ</text:span></text:span><text:span text:style-name="Footnote_20_Symbol"><text:span text:style-name="T98">, used to mean “somethin</text:span></text:span><text:span text:style-name="Footnote_20_Symbol"><text:span text:style-name="T96">g instinctive,” as when he uses the term to refer to the evaluative judgments made by the faculty of estimation in animals.</text:span></text:span><text:span text:style-name="Footnote_20_Symbol"><text:span text:style-name="T55"><text:note text:id="ftn110" text:note-class="footnote"><text:note-citation>110</text:note-citation><text:note-body><text:p text:style-name="Footnote"><text:span text:style-name="T194"><text:s/></text:span><text:span text:style-name="T195">Avicenna, </text:span><text:span text:style-name="T207">Healing: Psychology </text:span><text:span text:style-name="T196">(1959)</text:span><text:span text:style-name="T207"> </text:span><text:span text:style-name="T195">4.3, 182.</text:span></text:p></text:note-body></text:note></text:span></text:span><text:span text:style-name="Footnote_20_Symbol"><text:span text:style-name="T96"> But in any case, both of these terms point to the fact that Avicenna thinks of emotions as states wherein animals (human and non-) are disposed to act in a certain way, without yet actually acting.</text:span></text:span><text:span text:style-name="Footnote_20_Symbol"><text:span text:style-name="T55"><text:note text:id="ftn111" text:note-class="footnote"><text:note-citation>111</text:note-citation><text:note-body><text:p text:style-name="Footnote"><text:span text:style-name="T194"><text:s/></text:span><text:span text:style-name="T195">What finally pushes us towards actual motion is a motive state called resolution, discussed in chapter 3 of this dissertation.</text:span></text:p></text:note-body></text:note></text:span></text:span><text:span text:style-name="Footnote_20_Symbol"><text:span text:style-name="T96"> </text:span></text:span></text:p>
      <text:h text:style-name="P134" text:outline-level="1">Chapter 2</text:h>
      <text:h text:style-name="Heading_20_1" text:outline-level="1">Avicenna on Uniquely Human Emotions</text:h>
      <text:p text:style-name="Standard"><text:span text:style-name="T15">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6">similar</text:span><text:span text:style-name="T16">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Standard"><text:span text:style-name="T16">Thus, human emotions are </text:span><text:span text:style-name="T26">unique</text:span><text:span text:style-name="T16">, both in terms of the more complex cognitions which </text:span><text:span text:style-name="T26">cause</text:span><text:span text:style-name="T16"> them, and in terms of the specific shades of inclination, or motivation, which </text:span><text:span text:style-name="T26">constitute</text:span><text:span text:style-name="T16">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16">chapter one, an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P18"/>
      <text:p text:style-name="P18">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P15"><text:span text:style-name="T16">This chapter builds off of two key pointers Avicenna gives us in texts from </text:span><text:span text:style-name="T26">Psychology</text:span><text:span text:style-name="T16">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pan text:style-name="T16">only accessible to humans.</text:span><text:span text:style-name="Footnote_20_Symbol"><text:span text:style-name="T50"><text:note text:id="ftn112" text:note-class="footnote"><text:note-citation>112</text:note-citation><text:note-body><text:p text:style-name="Standard"><text:span text:style-name="Footnote_20_Symbol"><text:span text:style-name="T152"/></text:span></text:p><text:p text:style-name="P10"/><text:p text:style-name="P10"/><text:p text:style-name="P10"/><text:p text:style-name="P10"/><text:p text:style-name="P10"/><text:p text:style-name="P10"/><text:p text:style-name="P9"><text:span text:style-name="T194"><text:tab/> </text:span><text:span text:style-name="T195">Avicenna, </text:span><text:span text:style-name="T207">Healing: Psychology </text:span><text:span text:style-name="T196">(1959) </text:span><text:span text:style-name="T195">4.4, 195.</text:span></text:p></text:note-body></text:note></text:span></text:span><text:span text:style-name="T17">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text:span><text:soft-page-break/><text:span text:style-name="T17">enjoyment of people and gladness), and follows this by mentioning that “as for the human faculties, there occurs to them other states [</text:span><text:span text:style-name="T28">aḥwāl</text:span><text:span text:style-name="T17">], particular to them, which we’ll talk about soon.”</text:span><text:span text:style-name="Footnote_20_Symbol"><text:span text:style-name="T51"><text:note text:id="ftn113" text:note-class="footnote"><text:note-citation>113</text:note-citation><text:note-body><text:p text:style-name="Footer"><text:span text:style-name="T194"><text:s/></text:span><text:span text:style-name="T195">Avicenna, </text:span><text:span text:style-name="T207">Healing: Psychology </text:span><text:span text:style-name="T196">(1959) </text:span><text:span text:style-name="T195">4.4, 196.</text:span></text:p></text:note-body></text:note></text:span></text:span><text:span text:style-name="T17">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8">not</text:span><text:span text:style-name="T17"> a reference to uniquely human activations of the 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P15"><text:span text:style-name="T17">Before we turn to those new texts in detail, it is worth pointing out what we will see in them that is relevant to supporting the above picture. First, Avicenna’s discussions of specific human </text:span><text:span text:style-name="T17">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8">Treatise on Love</text:span><text:span text:style-name="T17">, he describes how the rational faculties “adapt” the lower faculties to their aims, this being a kind of “partnership.”</text:span><text:span text:style-name="Footnote_20_Symbol"><text:span text:style-name="T51"><text:note text:id="ftn114" text:note-class="footnote"><text:note-citation>114</text:note-citation><text:note-body><text:p text:style-name="Footer"><text:span text:style-name="T194"><text:s/></text:span><text:span text:style-name="T195">Avicenna, </text:span><text:span text:style-name="T207">Treatise on Love </text:span><text:span text:style-name="T196">(1983) </text:span><text:span text:style-name="T195">256, 259.</text:span></text:p></text:note-body></text:note></text:span></text:span><text:span text:style-name="T17">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1"><text:note text:id="ftn115" text:note-class="footnote"><text:note-citation>115</text:note-citation><text:note-body><text:p text:style-name="Footer"><text:span text:style-name="T194"><text:s/></text:span><text:span text:style-name="T195">See </text:span><text:span text:style-name="T208">Healing: Psychology</text:span><text:span text:style-name="T195"> 4.4, discussed in chapter 1, section 4.</text:span></text:p></text:note-body></text:note></text:span></text:span></text:p>
      <text:p text:style-name="P15"><text:span text:style-name="T17">Of course, there are also places where Avicenna discusses human emotions and does not mention the animal motive faculties, so this is—again—not unambiguous. But Avicenna’s </text:span><text:span text:style-name="T17">numerous assertions and suggestions that human emotions </text:span><text:span text:style-name="T28">do</text:span><text:span text:style-name="T17">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51"><text:note text:id="ftn116" text:note-class="footnote"><text:note-citation>116</text:note-citation><text:note-body><text:p text:style-name="Footer"><text:span text:style-name="T191"><text:s/></text:span><text:span text:style-name="T11">As Avicenna says in</text:span><text:span text:style-name="T148"> Healing: Psychology</text:span><text:span text:style-name="T11"> </text:span><text:span text:style-name="T196">(1959) </text:span><text:span text:style-name="T11">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7"> There is ample evidence that some distinctly human cognitive capacities engage the internal senses, and the schema being described here would just be a parallel to that on the motive side of the soul.</text:span><text:span text:style-name="Footnote_20_Symbol"><text:span text:style-name="T51"><text:note text:id="ftn117" text:note-class="footnote"><text:note-citation>117</text:note-citation><text:note-body><text:p text:style-name="Footer"><text:span text:style-name="T191"><text:s/></text:span><text:span text:style-name="T11">The chief example of this on the cognitive side of things is how Avicenna calls the imagination the cogitative faculty when it is engaged in carrying out functions for the intellect. See Black (2013).</text:span></text:p></text:note-body></text:note></text:span></text:span><text:span text:style-name="T17"> </text:span></text:p>
      <text:p text:style-name="P19"><text:soft-page-break/></text:p>
      <text:h text:style-name="Heading_20_1" text:outline-level="1">2. The Practical Intellect as a Motive Principle</text:h>
      <text:p text:style-name="P19"/>
      <text:p text:style-name="P15"><text:span text:style-name="T17">The practical intellect is relevant to the discussion of emotions insofar as the practical intellect is a “principle of motion.” In chapter one we saw how Avicenna refers to appetitive faculties as motive </text:span><text:span text:style-name="T28">faculties</text:span><text:span text:style-name="T17">, strictly speaking. Motive </text:span><text:span text:style-name="T28">principle</text:span><text:span text:style-name="T17">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8">Healing: Psychology</text:span><text:span text:style-name="T17">. The notion of the practical intellect as a motive principle first arises in Avicenna’s overview of the human soul’s faculties in 1.5:</text:span></text:p>
      <text:p text:style-name="P19"/>
      <text:p text:style-name="Block"><text:span text:style-name="T119">The practical [intellect] is a faculty that is the motive principle [</text:span><text:span text:style-name="T125">madba</text:span><text:span text:style-name="T120">ʾ</text:span><text:span text:style-name="T125"> muḥarrik</text:span><text:span text:style-name="T119">] for the human body towards concrete acts that are particularly associated with deliberation [</text:span><text:span text:style-name="T125">rawīya</text:span><text:span text:style-name="T119">]— deliberation, that is, in accordance with the demands of beliefs that are particularly associated with it [the practical intellect] about that which is appropriate to do.</text:span><text:span text:style-name="Footnote_20_Symbol"><text:span text:style-name="T65"><text:note text:id="ftn118" text:note-class="footnote"><text:note-citation>118</text:note-citation><text:note-body><text:p text:style-name="Footer"><text:span text:style-name="T191"><text:s/></text:span><text:span text:style-name="T11">“That which is appropriate to do,” translating </text:span><text:span text:style-name="T148">i</text:span><text:span text:style-name="T11">ṣṭ</text:span><text:span text:style-name="T148">ilā</text:span><text:span text:style-name="T11">ḥ</text:span><text:span text:style-name="T148">iyya</text:span><text:span text:style-name="T11">. This term is a bit difficult to translate in a way that makes sense of the passage. In his translation of a similar passage in the </text:span><text:span text:style-name="T148">Najāt</text:span><text:span text:style-name="T11">,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9"> And it [the practical intellect] has an activity in cooperation with [lit: an </text:span><text:soft-page-break/><text:span text:style-name="T119">aspect in relation to: </text:span><text:span text:style-name="T125">lahā i</text:span><text:span text:style-name="T120">ʿ</text:span><text:span text:style-name="T125">tibār bil-qiyās ilā</text:span><text:span text:style-name="T119">] the animal motive/appetitive [</text:span><text:span text:style-name="T125">al-nazū</text:span><text:span text:style-name="T120">ʿ</text:span><text:span text:style-name="T125">iyya</text:span><text:span text:style-name="T119">] faculty, and an activity in cooperation with the animal imaginative, estimative power, and an activity proper to itself.</text:span><text:span text:style-name="Footnote_20_Symbol"><text:span text:style-name="T65"><text:note text:id="ftn119" text:note-class="footnote"><text:note-citation>119</text:note-citation><text:note-body><text:p text:style-name="Footer"><text:span text:style-name="T191"><text:s/></text:span><text:span text:style-name="T11">Avicenna, </text:span><text:span text:style-name="T149">Healing: Psychology </text:span><text:span text:style-name="T196">(1959) </text:span><text:span text:style-name="T11">1.5, 45-46.</text:span></text:p></text:note-body></text:note></text:span></text:span></text:p>
      <text:p text:style-name="P19"/>
      <text:p text:style-name="P33"><text:span text:style-name="T17">From this text, it seems that for the practical intellect to be a motive </text:span><text:span text:style-name="T29">principle</text:span><text:span text:style-name="T17"> is for it be related to motion, but not necessarily in as direct a sense as the motive </text:span><text:span text:style-name="T18">faculty</text:span><text:span text:style-name="T17"> [</text:span><text:span text:style-name="T28">al-nazū</text:span><text:span text:style-name="T17">ʿ</text:span><text:span text:style-name="T28">iyya</text:span><text:span text:style-name="T17">],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8">Psychology</text:span><text:span text:style-name="T17"> 5.1, just after giving a more detailed account of the practical and theoretical intellect:</text:span></text:p>
      <text:p text:style-name="P19"/>
      <text:p text:style-name="Block"><text:span text:style-name="T119">For each person has a sensitive judgmental faculty [lit: a sensitive judge], and an estimative judgmental faculty ([that operates] in the realm of imagination), and intellectual and practical judgmental faculties. And there are motive pri</text:span><text:span text:style-name="T122">nciples [</text:span><text:span text:style-name="T129">al-mabādiʾ al-bā</text:span><text:span text:style-name="T120">ʿ</text:span><text:span text:style-name="T125">itha</text:span><text:span text:style-name="T119">]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5"><text:note text:id="ftn120" text:note-class="footnote"><text:note-citation>120</text:note-citation><text:note-body><text:p text:style-name="Footer"><text:span text:style-name="T191"><text:s/></text:span><text:span text:style-name="T11">Avicenna, </text:span><text:span text:style-name="T149">Healing: Psychology </text:span><text:span text:style-name="T196">(1959) </text:span><text:span text:style-name="T11">5.1, 208.</text:span></text:p></text:note-body></text:note></text:span></text:span></text:p>
      <text:p text:style-name="P20"/>
      <text:p text:style-name="P33"><text:span text:style-name="T17">Here he says that humans are able to make four types of “judgments”: sensitive, estimative, theoretical, and practical. Moreover, humans have four “motive principl</text:span><text:span text:style-name="T21">es [</text:span><text:span text:style-name="T30">al-mabādiʾ al</text:span><text:span text:style-name="T28">-bā</text:span><text:span text:style-name="T17">ʿ</text:span><text:span text:style-name="T28">itha</text:span><text:span text:style-name="T17">],” which play a central role in bringing about a resolution</text:span><text:span text:style-name="Footnote_20_Symbol"><text:span text:style-name="T17"><text:note text:id="ftn121" text:note-class="footnote"><text:note-citation>121</text:note-citation><text:note-body><text:p text:style-name="Footnote"><text:s/>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7"> to actual motion: estimative imagination, practical intellect, and the concupiscible and irascible faculties.</text:span><text:span text:style-name="Footnote_20_Symbol"><text:span text:style-name="T51"><text:note text:id="ftn122" text:note-class="footnote"><text:note-citation>122</text:note-citation><text:note-body><text:p text:style-name="Footer"><text:span text:style-name="T191"><text:s/></text:span><text:span text:style-name="T11">Avicenna, </text:span><text:span text:style-name="T149">Healing: Psychology </text:span><text:span text:style-name="T196">(1959) </text:span><text:span text:style-name="T11">5.1, 208.</text:span></text:p></text:note-body></text:note></text:span></text:span><text:span text:style-name="T17">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8">and</text:span><text:span text:style-name="T17">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8">not</text:span><text:span text:style-name="T17">, on its own, the subject of an inclination, or appetite, but it accounts for different types of judgments that result in different actualizations of the animal motive faculties. The appetitive faculties are motive faculties, and </text:span><text:soft-page-break/><text:span text:style-name="T17">can be called motive principles, but “motive principle” is a broader designation than “motive faculty,” since the former includes cognitive faculties, while the later does not.</text:span></text:p>
      <text:p text:style-name="P15"><text:span text:style-name="T17">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8">rawīya</text:span><text:span text:style-name="T17">, is a translation of the Greek </text:span><text:span text:style-name="T28">bouleisis</text:span><text:span text:style-name="T17">.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7">their actions by reason, and this capacity augments or makes use of other capacities already </text:span><text:span text:style-name="T17">present in the animal soul.</text:span></text:p>
      <text:p text:style-name="P19">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P19"/>
      <text:p text:style-name="Block"><text:span text:style-name="T119">[1] It cooperates with the animal appetitive faculty in the sense that</text:span><text:span text:style-name="Footnote_20_Symbol"><text:span text:style-name="T119"><text:note text:id="ftn123" text:note-class="footnote"><text:note-citation>123</text:note-citation><text:note-body><text:p text:style-name="Footnote"><text:s text:c="2"/>L<text:span text:style-name="T119">it: “its aspect in relation to the animal appetitive power is the respect, in view of which...” Same locution used at the start of the following paragraphs.</text:span></text:p></text:note-body></text:note></text:span></text:span><text:span text:style-name="T119"> there occur in it [the practical intellect</text:span><text:span text:style-name="Footnote_20_Symbol"><text:span text:style-name="T119"><text:note text:id="ftn124" text:note-class="footnote"><text:note-citation>124</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9">] states [</text:span><text:span text:style-name="T125">hay</text:span><text:span text:style-name="T120">ʾ</text:span><text:span text:style-name="T125">āt</text:span><text:span text:style-name="T119">] that characterize a human by which one is prepared for quickness of action or passion, such as sha</text:span><text:span text:style-name="T122">me [</text:span><text:span text:style-name="T129">khajal</text:span><text:span text:style-name="T122">], embarrassment [</text:span><text:span text:style-name="T129">ḥayā</text:span><text:span text:style-name="T123">ʾ</text:span><text:span text:style-name="T122">], laughter [</text:span><text:span text:style-name="T129">ḍaḥka</text:span><text:span text:style-name="T122">], crying [</text:span><text:span text:style-name="T129">bukāʾ</text:span><text:span text:style-name="T122">], and [</text:span><text:span text:style-name="T119">other actions or passions] similar to those.</text:span></text:p>
      <text:p text:style-name="Block"/>
      <text:p text:style-name="Block">[2] <text:span text:style-name="T119">It cooperates with the animal imaginative and estimative faculty in the sense that</text:span> it joins to them when it is occupied with deducing methods of management in generable, corruptible matters and humans arts.</text:p>
      <text:p text:style-name="Block"/>
      <text:p text:style-name="Block"><text:span text:style-name="T119">[3] And has an activity proper to itself wherein beliefs are engendered between the practical intellect and the theoretical intellect that relate to actions and [which beliefs are] commonly accepted, [being] widely known [</text:span><text:span text:style-name="T125">dhā</text:span><text:span text:style-name="T120">ʾ</text:span><text:span text:style-name="T125">i</text:span><text:span text:style-name="T120">ʿ</text:span><text:span text:style-name="T125">a</text:span><text:span text:style-name="T119">],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P20"><text:soft-page-break/></text:p>
      <text:p text:style-name="P39">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P15"><text:span text:style-name="T17">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8">Psychology</text:span><text:span text:style-name="T17"> 5.1 Avicenna says that the practical intellect is “supplied by” the theoretical intellect for these, the major premises of syllogisms related to a practical </text:span><text:span text:style-name="T17">matters.</text:span><text:span text:style-name="Footnote_20_Symbol"><text:span text:style-name="T51"><text:note text:id="ftn125" text:note-class="footnote"><text:note-citation>125</text:note-citation><text:note-body><text:p text:style-name="Footer"><text:span text:style-name="T191"><text:s/></text:span><text:span text:style-name="T11">Avicenna, </text:span><text:span text:style-name="T149">Healing: Psychology </text:span><text:span text:style-name="T196">(1959) </text:span><text:span text:style-name="T11">5.1, 207.</text:span></text:p></text:note-body></text:note></text:span></text:span><text:span text:style-name="T17"> The typical way of coming to such evaluative judgments is through something less epistemically strong than demonstration,</text:span><text:span text:style-name="Footnote_20_Symbol"><text:span text:style-name="T51"><text:note text:id="ftn126" text:note-class="footnote"><text:note-citation>126</text:note-citation><text:note-body><text:p text:style-name="Footer"><text:span text:style-name="T191"><text:s/></text:span><text:span text:style-name="T11">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7"> but as they are a type of universal judgment, they nonetheless are grasped by the theoretical intellect, and then supplied to the practical intellect.</text:span></text:p>
      <text:p text:style-name="P15"><text:span text:style-name="T17">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But it is one thing to know that lying is bad, and this the practical intellect gets from the </text:span><text:span text:style-name="T17">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1"><text:note text:id="ftn127" text:note-class="footnote"><text:note-citation>127</text:note-citation><text:note-body><text:p text:style-name="Footer"><text:span text:style-name="T191"><text:s/></text:span><text:span text:style-name="T11">Avicenna, </text:span><text:span text:style-name="T149">Healing: Psychology </text:span><text:span text:style-name="T196">(1959) </text:span><text:span text:style-name="T11">5.1, 208.</text:span></text:p></text:note-body></text:note></text:span></text:span><text:span text:style-name="T17">: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51"><text:note text:id="ftn128" text:note-class="footnote"><text:note-citation>128</text:note-citation><text:note-body><text:p text:style-name="Footer"><text:span text:style-name="T191"><text:s/></text:span><text:span text:style-name="T11">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7"> </text:span></text:p>
      <text:p text:style-name="P15"><text:soft-page-break/><text:span text:style-name="T17">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8">that</text:span><text:span text:style-name="T17">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P15"><text:span text:style-name="T17">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7">emotions of the sort also experienced by animals, and some, as we will see, are uniquely human emotions,</text:span><text:span text:style-name="Footnote_20_Symbol"><text:span text:style-name="T51"><text:note text:id="ftn129" text:note-class="footnote"><text:note-citation>129</text:note-citation><text:note-body><text:p text:style-name="Footer"><text:span text:style-name="T191"><text:s/></text:span><text:span text:style-name="T11">See the next section of this chapter.</text:span></text:p></text:note-body></text:note></text:span></text:span><text:span text:style-name="T17">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7">1.5 to elaborate on how the practical intellect’s relation to the body accounts for good or bad moral dispositions (</text:span><text:span text:style-name="T28">aklhāq</text:span><text:span text:style-name="T17">).</text:span><text:span text:style-name="Footnote_20_Symbol"><text:span text:style-name="T51"><text:note text:id="ftn130" text:note-class="footnote"><text:note-citation>130</text:note-citation><text:note-body><text:p text:style-name="Footer"><text:span text:style-name="T191"><text:s/></text:span><text:span text:style-name="T11">Avicenna, </text:span><text:span text:style-name="T149">Healing: Psychology </text:span><text:span text:style-name="T196">(1959) </text:span><text:span text:style-name="T11">1.5, 46-47.</text:span></text:p></text:note-body></text:note></text:span></text:span><text:span text:style-name="T17"> </text:span><text:bookmark-start text:name="Practical_Intellect_as_Motive_"/><text:span text:style-name="T17">If</text:span><text:bookmark-end text:name="Practical_Intellect_as_Motive_"/><text:span text:style-name="T17">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with little need for new deliberation. This “aspect” of the practical intellect, then, is just an extension of its standard, deliberative role.</text:span></text:p>
      <text:p text:style-name="P19">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p text:style-name="P19"/>
      <text:h text:style-name="Heading_20_1" text:outline-level="1"><text:bookmark-start text:name="Unique_acts_v_affections"/>3<text:bookmark-end text:name="Unique_acts_v_affections"/>. Avicenna’s Discussions of Specific Uniquely Human Emotions</text:h>
      <text:p text:style-name="P19"/>
      <text:p text:style-name="P15"><text:span text:style-name="T17">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text:span><text:soft-page-break/><text:span text:style-name="T17">intellect. As mentioned earlier, Avicenna says in </text:span><text:span text:style-name="T28">Psychology</text:span><text:span text:style-name="T17">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P19">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P15"><text:span text:style-name="T17">It is when Avicenna switches to talking about “affections [</text:span><text:span text:style-name="T28">infi</text:span><text:span text:style-name="T17">ʿ</text:span><text:span text:style-name="T28">ālāt</text:span><text:span text:style-name="T17">]” unique to humans in 5.1 that he is clearly not just interested in behavior unique to humans, but in unique emotions. </text:span><text:span text:style-name="T28">Infi</text:span><text:span text:style-name="T17">ʿ</text:span><text:span text:style-name="T28">āl</text:span><text:span text:style-name="T17"> is another generic term A</text:span><text:span text:style-name="T21">vicenna sometimes uses to circumscribe similar phenomena that fall under the heading of </text:span><text:span text:style-name="T30">inbiʿāth</text:span><text:span text:style-name="T21"> and </text:span><text:span text:style-name="T30">nizāʿ</text:span><text:span text:style-name="T21">. </text:span><text:span text:style-name="T30">Infi</text:span><text:span text:style-name="T21">ʿ</text:span><text:span text:style-name="T30">āl</text:span><text:span text:style-name="T21"> do</text:span><text:span text:style-name="T17">es not as precisely pick out the functional role that these phenomena serve in his psychology as does the idea of “inclination,” since it means more generally “passion,” or “that which one undergoes.” But it is a term that was in use to refer to emotions/inclinations prior to Avicenna, so it makes sense that he would use it here.</text:span></text:p>
      <text:p text:style-name="P19">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P15"><text:span text:style-name="T17">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7"><text:note text:id="ftn131" text:note-class="footnote"><text:note-citation>131</text:note-citation><text:note-body><text:p text:style-name="Footnote"><text:s/>A<text:span text:style-name="T17">nalogous to pleasure-emotions, caused by judgments of being in a completion-state, as discussed in chapter one.</text:span></text:p></text:note-body></text:note></text:span></text:span><text:span text:style-name="T17">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p text:style-name="P19"/>
      <text:h text:style-name="Heading_20_1" text:outline-level="1"><text:bookmark-start text:name="Static_emotions"/><text:soft-page-break/>3.1 Wonder<text:bookmark-end text:name="Static_emotions"/> and Grief</text:h>
      <text:p text:style-name="P19"/>
      <text:p text:style-name="P19">When Avicenna discusses wonder and grief, he is interested in showing that these emotions are caused by uniquely human cognitions, but also that they are accompanied by noteworthy, uniquely human physical manifestations:</text:p>
      <text:p text:style-name="P19"/>
      <text:p text:style-name="Block"><text:span text:style-name="T119">One of the distinguishing characteristics of humans is that there follows upon his apprehension of rare/witty [</text:span><text:span text:style-name="T125">nādira</text:span><text:span text:style-name="T119">] things an affection [</text:span><text:span text:style-name="T125">infi</text:span><text:span text:style-name="T120">ʿ</text:span><text:span text:style-name="T125">āl</text:span><text:span text:style-name="T119">] which is called wonder [</text:span><text:span text:style-name="T125">al-ta</text:span><text:span text:style-name="T120">ʿ</text:span><text:span text:style-name="T125">ajjub</text:span><text:span text:style-name="T119">]</text:span><text:span text:style-name="Footnote_20_Symbol"><text:span text:style-name="T65"><text:note text:id="ftn132" text:note-class="footnote"><text:note-citation>132</text:note-citation><text:note-body><text:p text:style-name="Footer"><text:span text:style-name="T191"><text:s/></text:span><text:span text:style-name="T11">No relation to the "wonder/aporia" discussed at the beginning of Aristotle’s </text:span><text:span text:style-name="T148">Metaphysics</text:span><text:span text:style-name="T11">, which is a different sort of phenomenon, and is translated in Arabic as </text:span><text:span text:style-name="T149">ḥayra</text:span><text:span text:style-name="T11"> or </text:span><text:span text:style-name="T149">ʿawīṣ</text:span><text:span text:style-name="T11">.</text:span></text:p></text:note-body></text:note></text:span></text:span><text:span text:style-name="T119">, and laughter follows [wonder]. And following his apprehension of harmful things there is an affection [</text:span><text:span text:style-name="T125">infi</text:span><text:span text:style-name="T120">ʿ</text:span><text:span text:style-name="T125">āl</text:span><text:span text:style-name="T119">] called grief [</text:span><text:span text:style-name="T125">ḍajar</text:span><text:span text:style-name="T119">], which is followed by crying.</text:span><text:span text:style-name="Footnote_20_Symbol"><text:span text:style-name="T65"><text:note text:id="ftn133" text:note-class="footnote"><text:note-citation>133</text:note-citation><text:note-body><text:p text:style-name="Footer"><text:span text:style-name="T191"><text:s/></text:span><text:span text:style-name="T11">Avicenna, </text:span><text:span text:style-name="T149">Healing: Psychology </text:span><text:span text:style-name="T196">(1959) </text:span><text:span text:style-name="T11">5.1, 204.</text:span></text:p></text:note-body></text:note></text:span></text:span></text:p>
      <text:p text:style-name="P20"/>
      <text:p text:style-name="P33"><text:span text:style-name="T17">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9">Healing. </text:span><text:span text:style-name="T18">Wonder is not limited to poetry, but</text:span><text:span text:style-name="T17"> turning briefly to that text can help give us more insight into the nature of wonder in general, and what makes it so distinctively human.</text:span></text:p>
      <text:p text:style-name="P33"><text:span text:style-name="T17"><text:tab/>In </text:span><text:span text:style-name="T29">Healing: Poetics</text:span><text:span text:style-name="T17">,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P19"/>
      <text:p text:style-name="Block"><text:span text:style-name="T119">Imaginative speech [</text:span><text:span text:style-name="T126">al-mukhayyi</text:span><text:span text:style-name="T119">l] is speech to which the soul acquiesces [</text:span><text:span text:style-name="T126">tadh</text:span><text:span text:style-name="T127">ʿ</text:span><text:span text:style-name="T126">an</text:span><text:span text:style-name="T119">], such that it accepts or rejects matters without deliberation, cogitation, or choice [</text:span><text:span text:style-name="T126">min ghayr rawīya wa-fikr wa-ikhtiyār</text:span><text:span text:style-name="T119">]. In sum, the soul is affected on account of [such speech] emotionally [i</text:span><text:span text:style-name="T126">nfi</text:span><text:span text:style-name="T127">ʿ</text:span><text:span text:style-name="T126">ālan nafsāniyyan</text:span><text:span text:style-name="T119">], not through discursive thought [</text:span><text:span text:style-name="T126">fikriyyan</text:span><text:span text:style-name="T119">].</text:span><text:span text:style-name="Footnote_20_Symbol"><text:span text:style-name="T65"><text:note text:id="ftn134" text:note-class="footnote"><text:note-citation>134</text:note-citation><text:note-body><text:p text:style-name="Footer"><text:span text:style-name="T191"><text:s/></text:span><text:span text:style-name="T11">Avicenna, </text:span><text:span text:style-name="T149">Healing: Poetics </text:span><text:span text:style-name="T11">(1973) 161.</text:span></text:p></text:note-body></text:note></text:span></text:span></text:p>
      <text:p text:style-name="P20"/>
      <text:p text:style-name="P33"><text:soft-page-break/><text:span text:style-name="T17">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1"><text:note text:id="ftn135" text:note-class="footnote"><text:note-citation>135</text:note-citation><text:note-body><text:p text:style-name="Footer"><text:span text:style-name="T191"><text:s/></text:span><text:span text:style-name="T11">Black (1990) 212.</text:span></text:p></text:note-body></text:note></text:span></text:span><text:span text:style-name="T17"> On the other hand, when someone is convinced by a scientific argument, they assent to the proposition as literally true.</text:span></text:p>
      <text:p text:style-name="P19">Of course, this raises the question of just what constitutes imaginative acquiescence. In the prior text Avicenna glosses it as a kind of emotional affect, and shortly thereafter he fills out the picture.</text:p>
      <text:p text:style-name="P20"/>
      <text:p text:style-name="Block"><text:span text:style-name="T119">Imagination is a kind of acquiescence, and assent is a kind of acquiescence, but imagination is acquiescence owing to the wonder [</text:span><text:span text:style-name="T126">ta</text:span><text:span text:style-name="T127">ʿ</text:span><text:span text:style-name="T126">ajjub</text:span><text:span text:style-name="T119">] and pleasure caused by the speech, while assent is acquiescence owing to acceptance that the thing is as it is said to be.</text:span><text:span text:style-name="Footnote_20_Symbol"><text:span text:style-name="T65"><text:note text:id="ftn136" text:note-class="footnote"><text:note-citation>136</text:note-citation><text:note-body><text:p text:style-name="Footer"><text:span text:style-name="T191"><text:s/></text:span><text:span text:style-name="T11">Avicenna, </text:span><text:span text:style-name="T149">Healing: Poetics </text:span><text:span text:style-name="T11">(1973) 162.</text:span></text:p></text:note-body></text:note></text:span></text:span></text:p>
      <text:p text:style-name="P19"/>
      <text:p text:style-name="P33"><text:span text:style-name="T17">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51"><text:note text:id="ftn137" text:note-class="footnote"><text:note-citation>137</text:note-citation><text:note-body><text:p text:style-name="Footer"><text:span text:style-name="T191"><text:s/></text:span><text:span text:style-name="T11">Discussed at Harb (2013) 28-29.</text:span></text:p></text:note-body></text:note></text:span></text:span><text:span text:style-name="T17"> but the acquiescence is achieved when the image stirs up an emotional reaction. To react emotionally to an image is to acquiesce to it.</text:span></text:p>
      <text:p text:style-name="P15"><text:span text:style-name="T17">In a section on imaginative propositions in the logical part of Avicenna’s </text:span><text:span text:style-name="T28">Remarks and Admonitions</text:span><text:span text:style-name="T17">, Avicenna adds more to our picture of the role played by wonder: "Imagined propositions are such that, when they are stated, they leave in the soul an astonishing effect [</text:span><text:span text:style-name="T28">ta </text:span><text:span text:style-name="T17">ʾ</text:span><text:span text:style-name="T28">thīr </text:span><text:span text:style-name="T17">ʿ</text:span><text:span text:style-name="T28">ajīb</text:span><text:span text:style-name="T17">] of tension or release [</text:span><text:span text:style-name="T29">qabḍ wa-basṭ</text:span><text:span text:style-name="T17">]."</text:span><text:span text:style-name="Footnote_20_Symbol"><text:span text:style-name="T51"><text:note text:id="ftn138" text:note-class="footnote"><text:note-citation>138</text:note-citation><text:note-body><text:p text:style-name="Footer"><text:span text:style-name="T191"><text:s/></text:span><text:span text:style-name="T11">Remarks: Logic (1960) p. 362 (Dunya). Here using Inati’s translation (p. 127), modifying her translation of "distress or pleasure" to "tension or release."</text:span></text:p></text:note-body></text:note></text:span></text:span><text:span text:style-name="T17">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P15"><text:soft-page-break/><text:span text:style-name="T17">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8">Parts of Animals</text:span><text:span text:style-name="T17"> that humans are the only animal that laugh.</text:span><text:span text:style-name="Footnote_20_Symbol"><text:span text:style-name="T51"><text:note text:id="ftn139" text:note-class="footnote"><text:note-citation>139</text:note-citation><text:note-body><text:p text:style-name="Footer"><text:span text:style-name="T191"><text:s/></text:span><text:span text:style-name="T11">Aristotle, </text:span><text:span text:style-name="T149">Parts of Animals</text:span><text:span text:style-name="T11"> (2002) 3.10, 673a.</text:span></text:p></text:note-body></text:note></text:span></text:span><text:span text:style-name="T17"> </text:span><text:span text:style-name="T28">Parts of Animals</text:span><text:span text:style-name="T17"> was translated in the 8th century, along with </text:span><text:span text:style-name="T28">History of Animals</text:span><text:span text:style-name="T17"> and </text:span><text:span text:style-name="T28">Generation of Animals</text:span><text:span text:style-name="T17">, by Yaḥyā Ibn al-Biṭrīq</text:span><text:span text:style-name="Footnote_20_anchor"><text:span text:style-name="T17"><text:note text:id="ftn140" text:note-class="footnote"><text:note-citation>140</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7">, </text:span><text:span text:style-name="T17">so Avicenna would have been aware of this specification. In </text:span><text:span text:style-name="T28">Parts of Animals</text:span><text:span text:style-name="T17">,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P19">Returning to Avicenna’s original definition of wonder in Psychology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P15"><text:span text:style-name="T17">The other uniquely human emotion Avicenna discusses here is grief (</text:span><text:span text:style-name="T28">ḍajar</text:span><text:span text:style-name="T17">). This is the only time Avicenna uses this term in the context of emotions, so it is difficult to know exactly how to translate it, yet grief seems appropriate for several reasons. Lane’s Lexicon gives numerous instances of translating </text:span><text:span text:style-name="T28">ḍajar </text:span><text:span text:style-name="T17">as being vexed, annoyed, frustrated, due to some sort of grief or loss. It appears to be a negative emotion, caused by the loss of something, especially a loved one. Moreover, Avicenna lists a characteristic physical manifestation following </text:span><text:span text:style-name="T28">ḍajar</text:span><text:span text:style-name="T17"> to be crying, </text:span><text:span text:style-name="T17">which does seem uniquely tied to grief. The Latins translated </text:span><text:span text:style-name="T28">ḍajar</text:span><text:span text:style-name="T17"> as </text:span><text:span text:style-name="T28">anxietas</text:span><text:span text:style-name="T17">, which is of course an emotion that pervades human life</text:span><text:span text:style-name="Footnote_20_Symbol"><text:span text:style-name="T51"><text:note text:id="ftn141" text:note-class="footnote"><text:note-citation>141</text:note-citation><text:note-body><text:p text:style-name="Footer"><text:span text:style-name="T191"><text:s/></text:span><text:span text:style-name="T11">Avicenna, </text:span><text:span text:style-name="T149">Liber de anima </text:span><text:span text:style-name="T11">(1968) 5.1, vol. 2, p. 74.</text:span></text:p></text:note-body></text:note></text:span></text:span><text:span text:style-name="T17">,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51"><text:note text:id="ftn142" text:note-class="footnote"><text:note-citation>142</text:note-citation><text:note-body><text:p text:style-name="Footer"><text:span text:style-name="T191"><text:s/></text:span><text:span text:style-name="T11">See chapter one, section 3.</text:span></text:p></text:note-body></text:note></text:span></text:span><text:span text:style-name="T17">, but there is no clear parallel in the animal world to what humans do in terms of funerals, lamenting and grieving.</text:span></text:p>
      <text:p text:style-name="P15"><text:span text:style-name="T17">In addition to these observations, comments in two predecessors suggest that grief over the loss of a loved one is likely what Avicenna may mean by </text:span><text:span text:style-name="T28">ḍajar</text:span><text:span text:style-name="T17">. Though the terminology is not set, there was apparently an awareness of the idea that grief was uniquely human, and a sense that this was worth discussing. On the one hand, the term </text:span><text:span text:style-name="T28">ḍajar</text:span><text:span text:style-name="T17"> is used in al-Balkhī’s </text:span><text:span text:style-name="T28">Sustenance </text:span><text:soft-page-break/><text:span text:style-name="T28">of the Soul</text:span><text:span text:style-name="T17">, grouped together with </text:span><text:span text:style-name="T28">ḥuzn</text:span><text:span text:style-name="T17"> and </text:span><text:span text:style-name="T28">ghamm</text:span><text:span text:style-name="T17">, (two two other general negative emotions) </text:span><text:span text:style-name="T21">and </text:span><text:span text:style-name="T30">ghaḍab</text:span><text:span text:style-name="T21"> (anger)</text:span><text:span text:style-name="T17">, and opposed to pains that afflict the body.</text:span><text:span text:style-name="Footnote_20_Symbol"><text:span text:style-name="T51"><text:note text:id="ftn143" text:note-class="footnote"><text:note-citation>143</text:note-citation><text:note-body><text:p text:style-name="Footer"><text:span text:style-name="T191"><text:s/></text:span><text:span text:style-name="T11">Page 515 in the Arabic text.</text:span></text:p></text:note-body></text:note></text:span></text:span><text:span text:style-name="T17"> On its own, this is not illuminating, but by seeing </text:span><text:span text:style-name="T28">ḍajar </text:span><text:span text:style-name="T17">associated with </text:span><text:span text:style-name="T28">ghamm</text:span><text:span text:style-name="T17"> in a generic context, we can assume that there is some fluidity between the terms. Then, in a work written around the same period, A.B. Al-Rāzī’s</text:span><text:span text:style-name="T28"> Spiritual Physick,</text:span><text:span text:style-name="T17"> we see </text:span><text:span text:style-name="T28">ghamm</text:span><text:span text:style-name="T17"> described as a kind of unbearable suffering caused by rational reflection on loss of a loved one.</text:span><text:span text:style-name="Footnote_20_Symbol"><text:span text:style-name="T51"><text:note text:id="ftn144" text:note-class="footnote"><text:note-citation>144</text:note-citation><text:note-body><text:p text:style-name="Footer"><text:span text:style-name="T191"><text:s/></text:span><text:span text:style-name="T11">Chapter 12, </text:span><text:span text:style-name="T149">Spiritual Physick</text:span><text:span text:style-name="T11">, page 23 in the Arabic edition. Avicenna mentions </text:span><text:span text:style-name="T149">ghamm</text:span><text:span text:style-name="T11"> as an irascible emotion at </text:span><text:span text:style-name="T148">Healing: Psychology</text:span><text:span text:style-name="T11"> (1959) 4.4, p. 195. Discussed in chapter one, at fn. 38. ????</text:span></text:p></text:note-body></text:note></text:span></text:span><text:span text:style-name="T17"> Ghamm, according to Rāzī, is uniquely human, apparently both because of the unique bonds humans make with family and friends, and </text:span><text:span text:style-name="T17">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8">ḍajar</text:span><text:span text:style-name="T17">. </text:span></text:p>
      <text:p text:style-name="P15"><text:span text:style-name="T17">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1"><text:note text:id="ftn145" text:note-class="footnote"><text:note-citation>145</text:note-citation><text:note-body><text:p text:style-name="Footer"><text:span text:style-name="T191"><text:s/></text:span><text:span text:style-name="T11">Galen, </text:span><text:span text:style-name="T149">On the Usefulness of the Parts of the Body </text:span><text:span text:style-name="T12">(1968) </text:span><text:span text:style-name="T11">489-490.</text:span></text:p></text:note-body></text:note></text:span></text:span><text:span text:style-name="T17"> His discussion makes no mention of this being </text:span><text:span text:style-name="T17">unique to humans, since of course it is not. But animals moistening their eyes out of physical necessity is different from what it is like to cry, and Avicenna seems to pick up on the difference.</text:span></text:p>
      <text:p text:style-name="P19">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P15"><text:span text:style-name="T17">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8">and because</text:span><text:span text:style-name="T17">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1"><text:note text:id="ftn146" text:note-class="footnote"><text:note-citation>146</text:note-citation><text:note-body><text:p text:style-name="Footer"><text:span text:style-name="T191"><text:s/></text:span><text:span text:style-name="T11">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p text:style-name="P19"><text:soft-page-break/></text:p>
      <text:p text:style-name="P19"/>
      <text:h text:style-name="Heading_20_1" text:outline-level="1">3.2 Shame as a Response to Social Order</text:h>
      <text:p text:style-name="P19"/>
      <text:p text:style-name="P19">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P19"/>
      <text:p text:style-name="Block"><text:span text:style-name="T119">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belief becomes like an instinct [</text:span><text:span text:style-name="T125">ka-al-gharīzī</text:span><text:span text:style-name="T119">]. And there are other acts contrary to [the inappropriate ones], and the first are called bad, the latter good.</text:span></text:p>
      <text:p text:style-name="Block"/>
      <text:p text:style-name="Block"><text:span text:style-name="T119">This is not the case with other animals. For if other animals abandon the acts which it is their wont [205] to do (like when a lion is trained not to eat its master or its offspring), the cause for this is not a belief [</text:span><text:span text:style-name="T125">i</text:span><text:span text:style-name="T120">ʿ</text:span><text:span text:style-name="T125">tiqād</text:span><text:span text:style-name="T119">] in the soul or a kind of knowledge [</text:span><text:span text:style-name="T125">ra</text:span><text:span text:style-name="T120">ʾ</text:span><text:span text:style-name="T125">y</text:span><text:span text:style-name="T119">], but rather a different kind of disposition [</text:span><text:span text:style-name="T125">hay</text:span><text:span text:style-name="T120">ʾ</text:span><text:span text:style-name="T125">a</text:span><text:span text:style-name="T119">],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5">hay</text:span><text:span text:style-name="T120">ʾ</text:span><text:span text:style-name="T125">a</text:span><text:span text:style-name="T119">], some other psychological state [</text:span><text:span text:style-name="T120">ʿ</text:span><text:span text:style-name="T125">āriḍ nafsāniyya]</text:span><text:span text:style-name="T119">].</text:span></text:p>
      <text:p text:style-name="Block"/>
      <text:p text:style-name="Block"><text:span text:style-name="T119">And it is possible that this state could occur due to nature [</text:span><text:span text:style-name="T125">jibilla</text:span><text:span text:style-name="T119">], or as a kind of divine inspiration [</text:span><text:span text:style-name="T125">ilhām ilāhī</text:span><text:span text:style-name="T119">],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P20"/>
      <text:p text:style-name="P33"><text:span text:style-name="T17">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51"><text:note text:id="ftn147" text:note-class="footnote"><text:note-citation>147</text:note-citation><text:note-body><text:p text:style-name="Footer"><text:span text:style-name="T194"><text:s/></text:span><text:span text:style-name="T195">The way Avicenna discusses human moral development here is reminiscent of Aristotle’s discussion of virtue, acquired as a second nature, in </text:span><text:span text:style-name="T208">Nicomachean</text:span><text:span text:style-name="T207"> Ethics</text:span><text:span text:style-name="T195"> (1984) 2.1.</text:span></text:p></text:note-body></text:note></text:span></text:span><text:span text:style-name="T17"> This is an illustration of how "widely known" practical beliefs </text:span><text:soft-page-break/><text:span text:style-name="T17">spread, something we have already seen Avicenna say is characteristic of the practical intellect’s activity.</text:span><text:span text:style-name="Footnote_20_Symbol"><text:span text:style-name="T51"><text:note text:id="ftn148" text:note-class="footnote"><text:note-citation>148</text:note-citation><text:note-body><text:p text:style-name="Footer"><text:span text:style-name="T194"><text:s/></text:span><text:span text:style-name="T195">See section 2.</text:span></text:p></text:note-body></text:note></text:span></text:span></text:p>
      <text:p text:style-name="P19">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P19">Because of this cognitive difference, a difference in emotional experience follows. Avicenna uses the above insights to offer his analysis of the uniquely human emotion of shame:</text:p>
      <text:p text:style-name="P19"/>
      <text:p text:style-name="Block"><text:span text:style-name="T119">And there follows from a person’s awareness that someone else is aware that he did something which it is agreed upon that one should not do a psychological affection [</text:span><text:span text:style-name="T125">infi</text:span><text:span text:style-name="T120">ʿ</text:span><text:span text:style-name="T125">āl nafsānī</text:span><text:span text:style-name="T119">] called shame [</text:span><text:span text:style-name="T132">khajal</text:span><text:span text:style-name="T119">]. And this is also one of the distinguishing characteristics of humans.</text:span><text:span text:style-name="Footnote_20_Symbol"><text:span text:style-name="T65"><text:note text:id="ftn149" text:note-class="footnote"><text:note-citation>149</text:note-citation><text:note-body><text:p text:style-name="Footer"><text:span text:style-name="T194"><text:s/></text:span><text:span text:style-name="T195">Avicenna, </text:span><text:span text:style-name="T208">Healing: Psychology </text:span><text:span text:style-name="T196">(1959) </text:span><text:span text:style-name="T195">5.1, 205.</text:span></text:p></text:note-body></text:note></text:span></text:span><text:span text:style-name="T119"> </text:span></text:p>
      <text:p text:style-name="P20"/>
      <text:p text:style-name="P33"><text:bookmark-start text:name="Social_conventions"/><text:span text:style-name="T17">The</text:span><text:bookmark-end text:name="Social_conventions"/><text:span text:style-name="T17"> reason humans can experience shame, and brute animals cannot, is that animals do not set up moral standards for communal benefit. Shame occurs specifically when you know that you have done something wrong (according to agreed-upon societal standards) and you know that someone else also knows that you have done that same thing wrong. This would make shame 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p text:style-name="P19"/>
      <text:h text:style-name="Heading_20_1" text:outline-level="1">3.3 Fear and Hope: Emotions Related to a Uniquely Human Awareness of Time</text:h>
      <text:p text:style-name="P19"/>
      <text:p text:style-name="P15"><text:soft-page-break/><text:span text:style-name="T17">Avicenna concludes his discussion of uniquely human emotions by describing those that are in response to objects that might cause harm or pleasure in the future. The two names he uses for emotions that can be about future objects, fear [</text:span><text:span text:style-name="T28">al-khawf</text:span><text:span text:style-name="T17">] and hope [</text:span><text:span text:style-name="T28">al-rajā</text:span><text:span text:style-name="T17">ʾ], are sometimes also used for animal inclination. However, Avicenna explains that certain types of fear and hope are unique to humans:</text:span></text:p>
      <text:p text:style-name="P19"/>
      <text:p text:style-name="Block"><text:span text:style-name="T119">And when someone believes something in the future will harm them, there could occur to that person a psychological emotion [</text:span><text:span text:style-name="T125">infi</text:span><text:span text:style-name="T120">ʿ</text:span><text:span text:style-name="T125">āl nafsānī</text:span><text:span text:style-name="T119">] called fear [</text:span><text:span text:style-name="T125">al-khawf</text:span><text:span text:style-name="T119">]. Other animals only have [an emotion concerning harm] in relation to what they think of as likely to occur in the present, and connected to the present.</text:span></text:p>
      <text:p text:style-name="Block"><text:span text:style-name="T118"><text:s text:c="4"/></text:span><text:span text:style-name="T119">And humans have, in contrast with [future-oriented] fear, hope [</text:span><text:span text:style-name="T125">al-rajā</text:span><text:span text:style-name="T120">ʾ</text:span><text:span text:style-name="T119">], while animals have [hope] merely in relation to the present, and for that which is not far off from the present. That which animals do is rote, and because they are not aware of time nor that which pertains to it. Indeed, [what animals have] is a </text:span><text:span text:style-name="T119">kind of instinct [lit: a kind of inspiration; </text:span><text:span text:style-name="T125">ḍarb min al-ilhām</text:span><text:span text:style-name="T119">];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5"><text:note text:id="ftn150" text:note-class="footnote"><text:note-citation>150</text:note-citation><text:note-body><text:p text:style-name="Footer"><text:span text:style-name="T194"><text:s/></text:span><text:span text:style-name="T195">Avicenna, </text:span><text:span text:style-name="T208">Healing: Psychology </text:span><text:span text:style-name="T196">(1959) </text:span><text:span text:style-name="T195">5.1, 205-206.</text:span></text:p></text:note-body></text:note></text:span></text:span></text:p>
      <text:p text:style-name="Block"/>
      <text:p text:style-name="P33"><text:span text:style-name="T17">Aristotle noticed the relevance of time to psychology in</text:span><text:span text:style-name="T28"> De Anima</text:span><text:span text:style-name="T17"> 3.10, saying that it is humans’ ability to perceive time that allows them to resist now-oriented animal appetite, putting off such immediate pleasures for the sake of future goods.</text:span><text:span text:style-name="Footnote_20_Symbol"><text:span text:style-name="T51"><text:note text:id="ftn151" text:note-class="footnote"><text:note-citation>151</text:note-citation><text:note-body><text:p text:style-name="Footer"><text:span text:style-name="T194"><text:s/></text:span><text:span text:style-name="T70">Aristotle, </text:span><text:span text:style-name="T77">On the Soul</text:span><text:span text:style-name="T70"> (1986) </text:span><text:span text:style-name="T195">3.10, </text:span><text:span text:style-name="T217">433b5-10.</text:span></text:p></text:note-body></text:note></text:span></text:span><text:span text:style-name="T17"> Avicenna is less interested here in </text:span><text:span text:style-name="T17">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8">De Anima</text:span><text:span text:style-name="T17"> 3.10), </text:span><text:span text:style-name="T17">and having fear or hope about some possible pleasure or harm that does not yet exist (what Avicenna is focused on).</text:span></text:p>
      <text:p text:style-name="P15"><text:span text:style-name="T17">Avicenna explains elsewhere what he means by time, and human perception of it,</text:span><text:span text:style-name="Footnote_20_Symbol"><text:span text:style-name="T51"><text:note text:id="ftn152" text:note-class="footnote"><text:note-citation>152</text:note-citation><text:note-body><text:p text:style-name="Footer"><text:span text:style-name="T194"><text:s/></text:span><text:span text:style-name="T195">Avicenna, </text:span><text:span text:style-name="T208">Healing: Physics</text:span><text:span text:style-name="T195"> (2009) 2.10-11.</text:span></text:p></text:note-body></text:note></text:span></text:span><text:span text:style-name="T17"> but it is uncontroversial in his tradition that humans have the ability to perceive time, and other animals in general do not.</text:span><text:span text:style-name="Footnote_20_Symbol"><text:span text:style-name="T51"><text:note text:id="ftn153" text:note-class="footnote"><text:note-citation>153</text:note-citation><text:note-body><text:p text:style-name="Footer"><text:span text:style-name="T194"><text:s/></text:span><text:span text:style-name="T70">Aristotle, </text:span><text:span text:style-name="T77">On the Soul</text:span><text:span text:style-name="T70"> (1986) </text:span><text:span text:style-name="T195">3.10, </text:span><text:span text:style-name="T217">433b5ff.</text:span></text:p></text:note-body></text:note></text:span></text:span><text:span text:style-name="T17"> Admittedly, some animals exhibit behavior where it looks like they are aware of time, and even seem to prepare for the future. Themistius, commenting on </text:span><text:span text:style-name="T28">De Anima</text:span><text:span text:style-name="T17"> 3.10, speculates that this may be because select animals, like ants and bees, do in fact perceive time.</text:span><text:span text:style-name="Footnote_20_Symbol"><text:span text:style-name="T51"><text:note text:id="ftn154" text:note-class="footnote"><text:note-citation>154</text:note-citation><text:note-body><text:p text:style-name="Footer"><text:span text:style-name="T194"><text:s/></text:span><text:span text:style-name="T195">Themistius, </text:span><text:span text:style-name="T208">An Arabic Translation of Themistius's Commentary on Aristotle's </text:span><text:span text:style-name="T196">De Anima</text:span><text:span text:style-name="T195">, p. 221, </text:span><text:span text:style-name="T217">120.10ff.</text:span></text:p></text:note-body></text:note></text:span></text:span><text:span text:style-name="T17">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P19"><text:soft-page-break/>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P19">Avicenna discusses fear in his Healing: Rhetoric, and hope earlier in the Psychology, and both of these discussions focus on these emotions as future-oriented. The opening of his discussion of fear is as follows:</text:p>
      <text:p text:style-name="P19"/>
      <text:p text:style-name="Block"><text:span text:style-name="T119">And as for fear, it is a pain [</text:span><text:span text:style-name="T126">ḥuzn</text:span><text:span text:style-name="T119">] and agitation [</text:span><text:span text:style-name="T126">ikhtilāṭ</text:span><text:span text:style-name="T119">] of the soul, on account of [</text:span><text:span text:style-name="T126">li</text:span><text:span text:style-name="T119">] imagining an expected, debilitating evil either reaching [total] corruption or not. Not every evil is feared. For envy or a person’s being licentious are among the sort of things that are not feared. Among evil things, that which is feared is that which will harm the one to whom it will occur, with corruption or pain, and it [the object of fear] is </text:span><text:span text:style-name="T125">something in the future</text:span><text:span text:style-name="T119">. As for that which has passed, or that which occurred, fear about it has passed away. And the object of fear is, despite its </text:span><text:span text:style-name="T125">being in the future, expected, i.e., close to happening</text:span><text:span text:style-name="T119">. For that which is far off is not feared. For that reason not everyone fears death, but rather only he fears it who is on the brink of it. So objects of fear, then, are those things which have the ability to inflict this sort of harm. </text:span></text:p>
      <text:p text:style-name="P20"/>
      <text:p text:style-name="P39">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P19">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P19"/>
      <text:p text:style-name="Block"><text:span text:style-name="T119">Wishful thinking [</text:span><text:span text:style-name="T126">al-</text:span><text:span text:style-name="T127">ʾ</text:span><text:span text:style-name="T126">amānī</text:span><text:span text:style-name="T119">] and hope [a</text:span><text:span text:style-name="T126">l-rajā</text:span><text:span text:style-name="T127">ʿ</text:span><text:span text:style-name="T119">] also do that. And hope [</text:span><text:span text:style-name="T126">al-rajā</text:span><text:span text:style-name="T127">ʿ</text:span><text:span text:style-name="T119">] is different than wishful thinking [</text:span><text:span text:style-name="T130">al-umniyya</text:span><text:span text:style-name="T122">], for hope [al-rajā</text:span><text:span text:style-name="T123">ʿ</text:span><text:span text:style-name="T122">] is the imagination of something with the judgment or belief that it </text:span><text:span text:style-name="T129">probably [will] exist</text:span><text:span text:style-name="T122">, while wishful thinking [</text:span><text:span text:style-name="T130">al-umniyya</text:span><text:span text:style-name="T122">] is the imagination of something and the desire for it [</text:span><text:span text:style-name="T130">shahwatihi</text:span><text:span text:style-name="T122">] along with the judgment that </text:span><text:span text:style-name="T129">[it] would cause</text:span><text:span text:style-name="T122"> pleasure [</text:span><text:span text:style-name="T130">ilt</text:span><text:span text:style-name="T126">idhādh</text:span><text:span text:style-name="T119">] if it came about. And fear </text:span><text:soft-page-break/><text:span text:style-name="T119">[</text:span><text:span text:style-name="T126">al-khawf</text:span><text:span text:style-name="T119">] is opposed to hope [</text:span><text:span text:style-name="T126">al-rajā</text:span><text:span text:style-name="T127">ʿ</text:span><text:span text:style-name="T119">] by means of contrariety, and despair [</text:span><text:span text:style-name="T126">al-ya</text:span><text:span text:style-name="T127">ʾ</text:span><text:span text:style-name="T126">s</text:span><text:span text:style-name="T119">] is the opposite of [wishful thinking]. And all of these are judgments belonging to estimation.⁠</text:span><text:span text:style-name="Footnote_20_Symbol"><text:span text:style-name="T65"><text:note text:id="ftn155" text:note-class="footnote"><text:note-citation>155</text:note-citation><text:note-body><text:p text:style-name="Footer"><text:span text:style-name="T194"><text:s/></text:span><text:span text:style-name="T195">Avicenna, </text:span><text:span text:style-name="T208">Healing: Psychology </text:span><text:span text:style-name="T196">(1959) </text:span><text:span text:style-name="T195">4.3, 187.</text:span></text:p></text:note-body></text:note></text:span></text:span></text:p>
      <text:p text:style-name="P20"/>
      <text:p text:style-name="P39">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P19">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P19">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P15"><text:span text:style-name="T17">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he Stoics (about whom Avicenna knew second hand, mostly via Galen) generally held to a fourfold classification of basic emotions, divided according to object (good or bad) and time </text:span><text:span text:style-name="T17">(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1"><text:note text:id="ftn156" text:note-class="footnote"><text:note-citation>156</text:note-citation><text:note-body><text:p text:style-name="Footer"><text:span text:style-name="T194"><text:s/></text:span><text:span text:style-name="T195">Knuuttila (2004) 51-52.</text:span></text:p></text:note-body></text:note></text:span></text:span><text:span text:style-name="T17"> </text:span><text:bookmark-start text:name="Temporal_emotions"/><text:span text:style-name="T17">The</text:span><text:bookmark-end text:name="Temporal_emotions"/><text:span text:style-name="T17">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P15"><text:bookmark-start text:name="Summary"/><text:span text:style-name="T17">To</text:span><text:bookmark-end text:name="Summary"/><text:span text:style-name="T17">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p text:style-name="P19"><text:soft-page-break/></text:p>
      <text:h text:style-name="Heading_20_1" text:outline-level="1">4. Pleasures of the Rational Soul</text:h>
      <text:p text:style-name="P19"/>
      <text:p text:style-name="P19">The third broad category of uniquely human emotions Avicenna discusses are pleasures of the intellect, and here again 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P15"><text:span text:style-name="T17">In </text:span><text:span text:style-name="T28">Remarks and Admonitions</text:span><text:span text:style-name="T17">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1"><text:note text:id="ftn157" text:note-class="footnote"><text:note-citation>157</text:note-citation><text:note-body><text:p text:style-name="Footer"><text:span text:style-name="T194"><text:s/></text:span><text:span text:style-name="T195">Avicenna, </text:span><text:span text:style-name="T208">Remarks: Mysticism</text:span><text:span text:style-name="T195"> (1960) 8.9.</text:span></text:p></text:note-body></text:note></text:span></text:span><text:span text:style-name="T17"> These objects are more abstract and stable than the objects of sensation, and to grasp them requires a faculty more able to penetrate to those depths.</text:span></text:p>
      <text:p text:style-name="P15"><text:span text:style-name="T17">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1"><text:note text:id="ftn158" text:note-class="footnote"><text:note-citation>158</text:note-citation><text:note-body><text:p text:style-name="Footer"><text:span text:style-name="T194"><text:s/></text:span><text:span text:style-name="T195">Avicenna, </text:span><text:span text:style-name="T208">Remarks: Mysticism</text:span><text:span text:style-name="T195"> (1960) 8.15-16.</text:span></text:p></text:note-body></text:note></text:span></text:span><text:span text:style-name="T17">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1"><text:note text:id="ftn159" text:note-class="footnote"><text:note-citation>159</text:note-citation><text:note-body><text:p text:style-name="Footer"><text:span text:style-name="T194"><text:s/></text:span><text:span text:style-name="T195">Avicenna, </text:span><text:span text:style-name="T208">Remarks: Mysticism</text:span><text:span text:style-name="T195"> (1960) 8.2.</text:span></text:p></text:note-body></text:note></text:span></text:span></text:p>
      <text:p text:style-name="P15"><text:span text:style-name="T17">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8">Healing: Psychology</text:span><text:span text:style-name="T17">,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text:span><text:soft-page-break/><text:span text:style-name="T17">connections to the body in this life. The complex passage has been numbered throughout for the sake of reference below:</text:span></text:p>
      <text:p text:style-name="P19"/>
      <text:p text:style-name="Block"><text:span text:style-name="T119">And the governance of the soul over the body causes the strengthening of the faculty of </text:span><text:span text:style-name="T125">growth</text:span><text:span text:style-name="T119"> and its weakening, in view of [1] the soul’s awareness of propositions [</text:span><text:span text:style-name="T125">qaḍāyā</text:span><text:span text:style-name="T119">] that it [2] hates</text:span><text:span text:style-name="T122"> or loves with a hate that is not at all bodily. And that is when there is [3] occurring to the soul a certain assent [</text:span><text:span text:style-name="T129">taṣdīqan mā</text:span><text:span text:style-name="T122">], and that is not at all that which affects the body insofar as it is a belief, but rather there follows from that b</text:span><text:span text:style-name="T119">elief [4] the affect [</text:span><text:span text:style-name="T125">infi</text:span><text:span text:style-name="T120">ʿ</text:span><text:span text:style-name="T125">āl</text:span><text:span text:style-name="T119">] of joy [</text:span><text:span text:style-name="T125">surūr</text:span><text:span text:style-name="T119">] or pain [</text:span><text:span text:style-name="T125">ghamm</text:span><text:span text:style-name="T119">], and that also is one of the psychological apprehensions, and does not occu</text:span><text:span text:style-name="T122">r to the body insofar as it is body, [5] and [that joy or pain] affects the </text:span><text:span text:style-name="T129">growing, nutritive</text:span><text:span text:style-name="T122"> power such that there occurs in it, on account of the occurrence that first occurs to the soul—let that be intellectual joy [</text:span><text:span text:style-name="T129">al-faraḥ al-nuṭqī</text:span><text:span text:style-name="T122">]—a strength and effectiveness in its act, and on account of the contrary occurrence—let that be intellectual pain [</text:span><text:span text:style-name="T129">al-ghamm al-nuṭqī</text:span><text:span text:style-name="T122">], in which t</text:span><text:span text:style-name="T119">here is no physical pain—a weakness </text:span><text:span text:style-name="T119">and an impotence that corrupts its effectiveness. And perhaps the temperamental disposition will be broken down through that [weakness and impotence].</text:span><text:span text:style-name="Footnote_20_Symbol"><text:span text:style-name="T65"><text:note text:id="ftn160" text:note-class="footnote"><text:note-citation>160</text:note-citation><text:note-body><text:p text:style-name="Footer"><text:span text:style-name="T194"><text:s/></text:span><text:span text:style-name="T70">Avicenna, </text:span><text:span text:style-name="T78">Healing: Psychology </text:span><text:span text:style-name="T71">(1959) </text:span><text:span text:style-name="T70">1.3, 31-32. Emphasis mine.</text:span></text:p></text:note-body></text:note></text:span></text:span></text:p>
      <text:p text:style-name="P19"/>
      <text:p text:style-name="P39">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P19">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P15"><text:span text:style-name="T17">The way that higher pleasures are integrated with the body in this life for humans can be contrasted with discussions of pleasures experienced by celestial substances, and God, which Avicenna never refers to with the language of “passion (</text:span><text:span text:style-name="T28">infi</text:span><text:span text:style-name="T17">ʿ</text:span><text:span text:style-name="T28">āl</text:span><text:span text:style-name="T17">),” that would imply passivity, or bodily affect. In particular, in the </text:span><text:span text:style-name="T28">Metaphysics</text:span><text:span text:style-name="T17">,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text:span><text:soft-page-break/><text:span text:style-name="T17">it is the greatest perfection apprehended by the one who is most able to apprehend things.</text:span><text:span text:style-name="Footnote_20_Symbol"><text:span text:style-name="T51"><text:note text:id="ftn161" text:note-class="footnote"><text:note-citation>161</text:note-citation><text:note-body><text:p text:style-name="Footer"><text:span text:style-name="T194"><text:s/></text:span><text:span text:style-name="T195">Avicenna, </text:span><text:span text:style-name="T208">Healing: Metaphysics</text:span><text:span text:style-name="T195"> (2005) 8.7, 297.</text:span></text:p></text:note-body></text:note></text:span></text:span><text:span text:style-name="T17"> As to the pleasure of the celestial substances, one place this comes up is when Avicenna describes the sort of pleasure humans will have once their rational soul is no longer associated with a body. He says that it is difficult to grasp this sort of pleasure, but that we know it will be like that which the celestial substances currently experience.</text:span><text:span text:style-name="Footnote_20_Symbol"><text:span text:style-name="T51"><text:note text:id="ftn162" text:note-class="footnote"><text:note-citation>162</text:note-citation><text:note-body><text:p text:style-name="Footer"><text:span text:style-name="T194"><text:s/></text:span><text:span text:style-name="T195">Avicenna, </text:span><text:span text:style-name="T208">Healing: Metaphysics</text:span><text:span text:style-name="T195"> (2005) 9.7, 352.</text:span></text:p></text:note-body></text:note></text:span></text:span><text:span text:style-name="T17"> </text:span><text:bookmark-start text:name="Intellectual_Pleasures"/><text:span text:style-name="T17">The</text:span><text:bookmark-end text:name="Intellectual_Pleasures"/><text:span text:style-name="T17"> pleasures of God and celestial substances are indeed pleasures, as they fall under the heading of “awareness of a perfection,” but they do not really pertain to the discussion of emotions as such, presumably because they involve no bodily passivity.</text:span></text:p>
      <text:p text:style-name="P19"/>
      <text:h text:style-name="Heading_20_1" text:outline-level="1">5. Ennobling of the Lower Faculties by Higher Faculties</text:h>
      <text:p text:style-name="P19"/>
      <text:p text:style-name="P15"><text:span text:style-name="T17">The prior senses in which humans’ emotional life goes beyond animals’ emotional life can be supplemented by some further distinctions made by Avicenna in an early work, </text:span><text:span text:style-name="T28">Treatise on Love</text:span><text:span text:style-name="T17">. That is, in </text:span><text:span text:style-name="T28">Treatise on Love</text:span><text:span text:style-name="T17">,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7">describing, and perhaps gives us further instances of, the intellectual faculties functioning as motive principles. To the extent that the intellect corrects, or provides reasons and goals for </text:span><text:span text:style-name="T17">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8">Treatise on Love</text:span><text:span text:style-name="T17"> to shed light on what is going on in some of the previously discussed aspects of uniquely human emotional experience.</text:span></text:p>
      <text:p text:style-name="P15"><text:span text:style-name="T17">The </text:span><text:span text:style-name="T28">Treatise on Love</text:span><text:span text:style-name="T17">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1"><text:note text:id="ftn163" text:note-class="footnote"><text:note-citation>163</text:note-citation><text:note-body><text:p text:style-name="Footer"><text:span text:style-name="T194"><text:s/></text:span><text:span text:style-name="T70">Avicenna, </text:span><text:span text:style-name="T78">Treatise on Love</text:span><text:span text:style-name="T70"> (1983) 267. Also discussed in section 4 of his </text:span><text:span text:style-name="T77">Compendium: Psychology </text:span><text:span text:style-name="T71">(1875).</text:span></text:p></text:note-body></text:note></text:span></text:span><text:span text:style-name="T34"> Humans, here the subject of our focus, naturally desire knowledge, which is much closer to the nature of the Good.</text:span></text:p>
      <text:p text:style-name="P15"><text:soft-page-break/><text:span text:style-name="T34">What the </text:span><text:span text:style-name="T42">Treatise</text:span><text:span text:style-name="T34">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5"><text:note text:id="ftn164" text:note-class="footnote"><text:note-citation>164</text:note-citation><text:note-body><text:p text:style-name="Footer"><text:span text:style-name="T194"><text:s/></text:span><text:span text:style-name="T195">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7">On the Soul: Part I </text:span><text:span text:style-name="T71">(2012)</text:span><text:span text:style-name="T77"> </text:span><text:span text:style-name="T70">section 30.</text:span></text:p></text:note-body></text:note></text:span></text:span></text:p>
      <text:p text:style-name="P25"/>
      <text:p text:style-name="Block"><text:span text:style-name="T82">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2"><text:note text:id="ftn165" text:note-class="footnote"><text:note-citation>165</text:note-citation><text:note-body><text:p text:style-name="Footer"><text:span text:style-name="T194"><text:s/></text:span><text:span text:style-name="T70">Avicenna, </text:span><text:span text:style-name="T78">Treatise on Love</text:span><text:span text:style-name="T70"> (1983) </text:span><text:span text:style-name="T70">254.</text:span></text:p></text:note-body></text:note></text:span></text:span></text:p>
      <text:p text:style-name="P25"/>
      <text:p text:style-name="P33"><text:span text:style-name="T34">In this text, we see how the various faculties work together in several ways. First, higher faculties help the lower faculties by </text:span><text:span text:style-name="T42">defending</text:span><text:span text:style-name="T34">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34">predator that every other part of the animal benefits from. Second, higher faculties provide </text:span><text:span text:style-name="T42">better methods</text:span><text:span text:style-name="T34"> to achieve lower goals, as with how humans acquire nourishment much more efficiently than most animals, from the way we store food, to the way we cook it. Finally, lower faculties can be given </text:span><text:span text:style-name="T42">more objects</text:span><text:span text:style-name="T34"> than they would otherwise have. For example, animals only know to eat what instinct tells them to, but humans have invented all manner of new dishes.</text:span></text:p>
      <text:p text:style-name="P15"><text:span text:style-name="T34">All these modes of integration of the higher and lower can be summed up by the phrase in the last line of the text, where Avicenna says that higher faculties “adapt (</text:span><text:span text:style-name="T42">tawfīq</text:span><text:span text:style-name="T34">)” lower faculties to higher goals. Avicenna elsewhere calls this a “partnership (</text:span><text:span text:style-name="T42">ishtirāk</text:span><text:span text:style-name="T34">).”</text:span><text:span text:style-name="Footnote_20_Symbol"><text:span text:style-name="T55"><text:note text:id="ftn166" text:note-class="footnote"><text:note-citation>166</text:note-citation><text:note-body><text:p text:style-name="Footer"><text:span text:style-name="T194"><text:s/></text:span><text:span text:style-name="T70">Avicenna, </text:span><text:span text:style-name="T78">Treatise on Love</text:span><text:span text:style-name="T70"> (1983) </text:span><text:span text:style-name="T70">256.</text:span></text:p></text:note-body></text:note></text:span></text:span><text:span text:style-name="T34"> This adaptation or partnership does not essentially change the lower faculties, but it does integrate them with the </text:span><text:soft-page-break/><text:span text:style-name="T34">higher. Of course, Avicenna acknowledges that sometimes lower faculties are disordered and need reigning in,</text:span><text:span text:style-name="Footnote_20_Symbol"><text:span text:style-name="T55"><text:note text:id="ftn167" text:note-class="footnote"><text:note-citation>167</text:note-citation><text:note-body><text:p text:style-name="Footer"><text:span text:style-name="T194"><text:s/></text:span><text:span text:style-name="T70">Avicenna, </text:span><text:span text:style-name="T78">Treatise on Love</text:span><text:span text:style-name="T70"> (1983) </text:span><text:span text:style-name="T70">259.</text:span></text:p></text:note-body></text:note></text:span></text:span><text:span text:style-name="T34"> so the ideal form of this integration is not a given.</text:span></text:p>
      <text:p text:style-name="P15"><text:span text:style-name="T34">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text:span><text:span text:style-name="T34">would cause pain to the external senses. In non-human animals objects are presented in the imagination more or less at random, involuntarily (“</text:span><text:span text:style-name="T42">min ghayr qaṣd.</text:span><text:span text:style-name="T34">”)</text:span><text:span text:style-name="Footnote_20_Symbol"><text:span text:style-name="T55"><text:note text:id="ftn168" text:note-class="footnote"><text:note-citation>168</text:note-citation><text:note-body><text:p text:style-name="Footer"><text:span text:style-name="T194"><text:s/></text:span><text:span text:style-name="T70">Avicenna, </text:span><text:span text:style-name="T78">Treatise on Love</text:span><text:span text:style-name="T70"> (1983) 256.</text:span></text:p></text:note-body></text:note></text:span></text:span><text:span text:style-name="T34">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5"><text:note text:id="ftn169" text:note-class="footnote"><text:note-citation>169</text:note-citation><text:note-body><text:p text:style-name="Footer"><text:span text:style-name="T194"><text:s/></text:span><text:span text:style-name="T195">As we will see in the next chapter, objects can be evaluated in a natural, instinctual way, or a rational/deliberative way.</text:span></text:p></text:note-body></text:note></text:span></text:span><text:span text:style-name="T34"> But insofar as animals are not able to govern inclinations in this way, the phenomena is uniquely human.</text:span><text:span text:style-name="Footnote_20_Symbol"><text:span text:style-name="T55"><text:note text:id="ftn170" text:note-class="footnote"><text:note-citation>170</text:note-citation><text:note-body><text:p text:style-name="Footer"><text:span text:style-name="T194"><text:s/></text:span><text:span text:style-name="T195">Another example of the higher being integrated with the lower is between the vegetative faculties and the concupiscible appetite. the generative faculty is oriented at reproduction of the species. The concupiscible appetite, likewise, while it is </text:span><text:span text:style-name="T207">ultimately</text:span><text:span text:style-name="T195">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7">bil-ikhtiyār</text:span><text:span text:style-name="T195">), whereas the vegetative faculties act in a natural, involuntarily way (</text:span><text:span text:style-name="T207">bi-naw</text:span><text:span text:style-name="T195">ʿ</text:span><text:span text:style-name="T207"> </text:span><text:span text:style-name="T195">ṭ</text:span><text:span text:style-name="T207">abī</text:span><text:span text:style-name="T195">ʿ</text:span><text:span text:style-name="T207">ī</text:span><text:span text:style-name="T196">; note that this does not mean vegetative faculties are not psychological, since not every psychological faculty relates to volition</text:span><text:span text:style-name="T195">). When in partnership, however, Avicenna says the vegetative faculties can concur (</text:span><text:span text:style-name="T207">tuwāfiq</text:span><text:span text:style-name="T195">) with the concupiscible appetite, such that it </text:span><text:span text:style-name="T207">seems</text:span><text:span text:style-name="T195">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70">Avicenna, </text:span><text:span text:style-name="T78">Treatise on Love</text:span><text:span text:style-name="T70"> (1983) </text:span><text:span text:style-name="T70">217.</text:span></text:p></text:note-body></text:note></text:span></text:span><text:span text:style-name="T34"> That makes these sort of acts of the motive faculty unlike the particular uniquely human emotions from section 2, which do not seem to be activations of the concupiscible and irascible appetites, strictly speaking.</text:span></text:p>
      <text:p text:style-name="P15"><text:soft-page-break/><text:span text:style-name="T34">On the other hand, the intellect sometimes the governs the animal motive faculties according to its own objects, in a way that goes beyond simply providing different reasons for concupiscible and irascible appetite. Recall from chapter one that in </text:span><text:span text:style-name="T42">Psychology</text:span><text:span text:style-name="T34"> 4.4, text T1.5b, Avicenna briefly mentioned that the animal motive faculty can be actualized “for the sake of the </text:span><text:span text:style-name="T34">intelligibles pertaining to the good.” No further explanation is given for this sort of remark in 4.4, or anywhere else in Avicenna’s later works, about what this means. But in the </text:span><text:span text:style-name="T42">Treatise on Love</text:span><text:span text:style-name="T34">, after describing the way that the intellect can guide the concupiscible and irascible faculties, he mentions something similar:</text:span></text:p>
      <text:p text:style-name="P25"/>
      <text:p text:style-name="Block"><text:span text:style-name="T82">And acts could proceed from a person, from the core of their rational faculty, such as the conceiving of intelligibles, inclinati</text:span><text:span text:style-name="T86">on [</text:span><text:span text:style-name="T94">nizāʿ</text:span><text:span text:style-name="T86">] towards</text:span><text:span text:style-name="T82"> important matters, love of the next life and [love of] being close to the noble one.</text:span><text:span text:style-name="Footnote_20_Symbol"><text:span text:style-name="T62"><text:note text:id="ftn171" text:note-class="footnote"><text:note-citation>171</text:note-citation><text:note-body><text:p text:style-name="Footer"><text:span text:style-name="T194"><text:s/></text:span><text:span text:style-name="T70">Avicenna, </text:span><text:span text:style-name="T78">Treatise on Love</text:span><text:span text:style-name="T70"> (1983) </text:span><text:span text:style-name="T70">256.</text:span></text:p></text:note-body></text:note></text:span></text:span></text:p>
      <text:p text:style-name="P25"/>
      <text:p text:style-name="P46">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P15"><text:span text:style-name="T34">The good, as Avicenna defines it in his </text:span><text:span text:style-name="T42">Rhetoric</text:span><text:span text:style-name="T34">, is that which is sought for its own sake.</text:span><text:span text:style-name="Footnote_20_Symbol"><text:span text:style-name="T55"><text:note text:id="ftn172" text:note-class="footnote"><text:note-citation>172</text:note-citation><text:note-body><text:p text:style-name="Footer"><text:span text:style-name="T194"><text:s/></text:span><text:span text:style-name="T195">Avicenna, </text:span><text:span text:style-name="T208">Healing: Rhetoric </text:span><text:span text:style-name="T195">(1954) 2.3, p. 80.</text:span></text:p></text:note-body></text:note></text:span></text:span><text:span text:style-name="T34">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text:span><text:span text:style-name="T34">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5"><text:note text:id="ftn173" text:note-class="footnote"><text:note-citation>173</text:note-citation><text:note-body><text:p text:style-name="Footer"><text:span text:style-name="T194"><text:s/></text:span><text:span text:style-name="T195">Avicenna, </text:span><text:span text:style-name="T78">Treatise on Love</text:span><text:span text:style-name="T70"> (1983) </text:span><text:span text:style-name="T195">263.</text:span></text:p></text:note-body></text:note></text:span></text:span><text:span text:style-name="T34">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2">Psychology</text:span><text:span text:style-name="T34"> 1.5.</text:span></text:p>
      <text:p text:style-name="P25">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text:soft-page-break/>section one, and the latter to our discussion of uniquely human emotions in section two, but ultimately the discussion in Treatise on Love stands on its own as a distinct contribution to Avicenna’s thoughts on human emotional experience.</text:p>
      <text:p text:style-name="P25">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P25"/>
      <text:p text:style-name="Block"><text:span text:style-name="T82">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1">fawā</text:span><text:span text:style-name="T83">ʾ</text:span><text:span text:style-name="T91">id</text:span><text:span text:style-name="T82">] like composite [</text:span><text:span text:style-name="T91">mu</text:span><text:span text:style-name="T83">ʾ</text:span><text:span text:style-name="T91">allafa</text:span><text:span text:style-name="T82">] sounds, composite colors and smells, and composite tastes, and hoping and wishing. And this is because it is as though the light of </text:span><text:span text:style-name="T82">reason emanates, roaming about over these faculties.</text:span></text:p>
      <text:p text:style-name="P26"/>
      <text:p text:style-name="P36"><text:span text:style-name="T34">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5"><text:note text:id="ftn174" text:note-class="footnote"><text:note-citation>174</text:note-citation><text:note-body><text:p text:style-name="Footer"><text:span text:style-name="T194"><text:s/></text:span><text:span text:style-name="T195">Avicenna, </text:span><text:span text:style-name="T208">Healing: Psychology </text:span><text:span text:style-name="T196">(1959) </text:span><text:span text:style-name="T195">4.3, 183.</text:span></text:p></text:note-body></text:note></text:span></text:span></text:p>
      <text:p text:style-name="P25">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P15"><text:span text:style-name="T34">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5"><text:note text:id="ftn175" text:note-class="footnote"><text:note-citation>175</text:note-citation><text:note-body><text:p text:style-name="Footer"><text:span text:style-name="T194"><text:s/></text:span><text:span text:style-name="T195">We discussed the text on hoping and wishing in section 3c of this chapter, above.</text:span></text:p></text:note-body></text:note></text:span></text:span><text:span text:style-name="T34"> </text:span><text:bookmark-start text:name="Ennobling_of_other_faculties"/><text:span text:style-name="T34">Throughout</text:span><text:bookmark-end text:name="Ennobling_of_other_faculties"/><text:span text:style-name="T34">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P15"><text:soft-page-break/><text:span text:style-name="T34">In all these examples of from </text:span><text:span text:style-name="T42">Psychology</text:span><text:span text:style-name="T34"> 4.3, the ennobling of the lower faculties by the higher involves reason making use of the lower faculties’ basic functions. The lower faculties are transformed, not essentially, but by being wrapped up in a larger, more complex project.</text:span></text:p>
      <text:p text:style-name="P25"/>
      <text:h text:style-name="Heading_20_1" text:outline-level="1"><text:bookmark-start text:name="Conclusion"/>6<text:bookmark-end text:name="Conclusion"/>. Conclusion</text:h>
      <text:p text:style-name="P25"/>
      <text:p text:style-name="P15"><text:span text:style-name="Footnote_20_Symbol"><text:span text:style-name="T96">What we see, then, having looked at all these cases of uniquely human emotional experience, is that some aspects of human emotional life are unique in that they are are ways of ennobling </text:span></text:span><text:span text:style-name="Footnote_20_Symbol"><text:span text:style-name="T96">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35" text:outline-level="1">Chapter 3: Emotions and Resolution-to-act</text:h>
      <text:p text:style-name="P102"/>
      <text:h text:style-name="Heading_20_1" text:outline-level="1">1. Introduction: emotion is not sufficient for action</text:h>
      <text:p text:style-name="P103"/>
      <text:p text:style-name="P30"><text:span text:style-name="T15">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6">Psychology</text:span><text:span text:style-name="T16"> 4.4 Avicenna makes it clear that his primary purpose in this text is to explain actual voluntary motion,</text:span><text:span text:style-name="Footnote_20_Symbol"><text:span text:style-name="T50"><text:note text:id="ftn176" text:note-class="footnote"><text:note-citation>176</text:note-citation><text:note-body><text:p text:style-name="Footer"><text:span text:style-name="T194"><text:tab/> </text:span><text:span text:style-name="T195">“Since we ha</text:span><text:span text:style-name="T198">ve spoken of the apprehensive animal faculties, it is appropriate for us to discuss the animal motive [</text:span><text:span text:style-name="T210">mu</text:span><text:span text:style-name="T198">ḥ</text:span><text:span text:style-name="T210">arrikah</text:span><text:span text:style-name="T198">] powe</text:span><text:span text:style-name="T195">rs. We say that the animal, unless it has an appetite for [</text:span><text:span text:style-name="T207">yashtāq</text:span><text:span text:style-name="T195">] something with an appetite that it is aware of, or that it imagines, or [even] that it is not aware of, it is not impelled towards seeking that thing through movement.” Avicenna, </text:span><text:span text:style-name="T208">Healing: Psychology </text:span><text:span text:style-name="T195">(1959) 4.4, 194.</text:span></text:p></text:note-body></text:note></text:span></text:span><text:span text:style-name="T17"> </text:span><text:bookmark-start text:name="Introduction_inclination_is_no"/><text:span text:style-name="T17">and</text:span><text:bookmark-end text:name="Introduction_inclination_is_no"/><text:span text:style-name="T17">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9">inclining</text:span><text:span text:style-name="T17"> motive faculty. That is the branch whose acts constitute emotions. But in this chapter we also need to discuss the second branch of the motive faculty, called the </text:span><text:span text:style-name="T29">resolving/decisive</text:span><text:span text:style-name="T17"> faculty.</text:span></text:p>
      <text:p text:style-name="P30"><text:span text:style-name="T17">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8">ijmā</text:span><text:span text:style-name="T17">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8">evaluating</text:span><text:span text:style-name="T17"> something (which lead to uniquely human emotions) and ways of evaluating things that all animals share (which lead to common emotions). Then, there are uniquely human ways of making a </text:span><text:span text:style-name="T28">practical judgment</text:span><text:span text:style-name="T17"> (which leads to resolution), and there is an analogue to this on the animal level (which also leads to resolution). So there is an initial judgment</text:span><text:span text:style-name="Footnote_20_Symbol"><text:span text:style-name="T17"><text:note text:id="ftn177" text:note-class="footnote"><text:note-citation>177</text:note-citation><text:note-body><text:p text:style-name="Footnote"><text:s/>“Judgment [ḥukm]” is often used as a generic term for Avicenna, interchangeable with “cognition.”</text:p></text:note-body></text:note></text:span></text:span><text:span text:style-name="T17"> (a value judgment</text:span><text:span text:style-name="Footnote_20_Symbol"><text:span text:style-name="T17"><text:note text:id="ftn178" text:note-class="footnote"><text:note-citation>178</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7">) which leads to the motive state called emotion/inclination, followed by a second judgment (a practical judgment), which leads to the motive state called </text:span><text:span text:style-name="T17">resolution. In such a schema, emotions play an important role in setting goals and focusing attention, but they do not ultimately determine what we do.</text:span></text:p>
      <text:p text:style-name="P21"><text:soft-page-break/>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21">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p text:style-name="P21"/>
      <text:h text:style-name="Heading_20_1" text:outline-level="1">2. Inclination is distinct from resolution</text:h>
      <text:p text:style-name="P21"/>
      <text:p text:style-name="P30"><text:span text:style-name="T17">The distinction between two branches</text:span><text:span text:style-name="Footnote_20_Symbol"><text:span text:style-name="T17"><text:note text:id="ftn179" text:note-class="footnote"><text:note-citation>179</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7"> of the motive faculty—inclination and, as we will see shortly, resolution—shows that, for Avicenna, there is more nuance to the four factors involved in voluntary motion than just what we looked at in chapter one. As a reminder, the four factors required for voluntary movement in the Aristotelian schema, to which Avicenna generally subscribes, are as follows:</text:span><text:span text:style-name="Footnote_20_Symbol"><text:span text:style-name="T17"><text:note text:id="ftn180" text:note-class="footnote"><text:note-citation>180</text:note-citation><text:note-body><text:p text:style-name="Footnote"><text:s/><text:span text:style-name="T153">As in chapter 1, the “moved-mover” terminology is just used initially to show the parallels between Aristotle and Avicenna, but in what follows I leave it behind and adopt more Avicennian terminology.</text:span></text:p></text:note-body></text:note></text:span></text:span></text:p>
      <text:p text:style-name="P21"/>
      <text:p text:style-name="P79"><text:span text:style-name="T17">1) u</text:span><text:span text:style-name="T21">nmoved-mover: the cognized object, a practical good represented to the subject in some way</text:span></text:p>
      <text:p text:style-name="P80">2) moved-mover: the motive faculty, which acts in response to (1)</text:p>
      <text:p text:style-name="P80">3) means of motion: muscles and the ligaments</text:p>
      <text:p text:style-name="P79"><text:span text:style-name="T21">4) that which is moved: the </text:span><text:span text:style-name="T17">subject as a whole.</text:span><text:span text:style-name="Footnote_20_Symbol"><text:span text:style-name="T51"><text:note text:id="ftn181" text:note-class="footnote"><text:note-citation>181</text:note-citation><text:note-body><text:p text:style-name="Footer"><text:span text:style-name="T194"><text:s/></text:span><text:span text:style-name="T195">Some of their precise terminology differs. Aristotle calls </text:span><text:span text:style-name="T207">orexis</text:span><text:span text:style-name="T195"> the proximate principle of motion, while Avicenna calls the means of motion the proximate principle, and differences ripple out from there. But the ordering and general point is the same.</text:span></text:p></text:note-body></text:note></text:span></text:span></text:p>
      <text:p text:style-name="P40"><text:soft-page-break/></text:p>
      <text:p text:style-name="P69"><text:span text:style-name="T17">As Martha Nussbaum has pointed out in reference to Aristotle, this four-element schema, found in Aristotle’s </text:span><text:span text:style-name="T28">De Anima</text:span><text:span text:style-name="T17">, leaves some things unspecified</text:span><text:span text:style-name="Footnote_20_Symbol"><text:span text:style-name="T51"><text:note text:id="ftn182" text:note-class="footnote"><text:note-citation>182</text:note-citation><text:note-body><text:p text:style-name="Footer"><text:span text:style-name="T194"><text:s/></text:span><text:span text:style-name="T195">Nussbaum (1983) 136-137.</text:span></text:p></text:note-body></text:note></text:span></text:span><text:span text:style-name="T17">. In particular, it does not specify in what way exactly a practical good is represented to the subject, and how we account for all the cases where we seem to want something, but don’t actually </text:span><text:span text:style-name="T28">do</text:span><text:span text:style-name="T17"> anything about it. In the </text:span><text:span text:style-name="T28">De Motu</text:span><text:span text:style-name="T17"> Aristotle goes into more detail, distinguishing various ways in which the object can be cognized relevant to actio</text:span><text:span text:style-name="T21">n, and explaining how we get from inclination to actual motion. Avicenna would not have had access to the </text:span><text:span text:style-name="T30">De Motu</text:span><text:span text:style-name="T21">,</text:span><text:span text:style-name="Footnote_20_Symbol"><text:span text:style-name="T54"><text:note text:id="ftn183" text:note-class="footnote"><text:note-citation>183</text:note-citation><text:note-body><text:p text:style-name="Footer"><text:span text:style-name="T194"><text:s/></text:span><text:span text:style-name="T195">Gutas notes this at (2014) 361, n. 5. While Moerbeke's Latin edition of the </text:span><text:span text:style-name="T207">Book of Animals</text:span><text:span text:style-name="T195"> did have </text:span><text:span text:style-name="T207">De Motu </text:span><text:span text:style-name="T195">folded into it, his was not one of the editions made using an Arabic intermediary. The edition made using an Arabic intermediary was that of Michael Scot, and it only included </text:span><text:span text:style-name="T77">Hist., De part., De gener. </text:span><text:span text:style-name="T70">(see</text:span><text:span text:style-name="T77"> </text:span><text:span text:style-name="T70">Burnett (2014) 795).</text:span><text:span text:style-name="T77"> </text:span><text:span text:style-name="T70">We know from Averroes that there </text:span><text:span text:style-name="T71">wa</text:span><text:span text:style-name="T70">s a summary of Aristotle’s works on animals by Nicolaus Damascenus, including some material on the content of </text:span><text:span text:style-name="T78">De </text:span><text:span text:style-name="T77">Motu,</text:span><text:span text:style-name="T70"> that was translated into Arabic. But it is not extant, so it is impossible to say to what it included, and to what extent it may have influenced Avicenna. On that, see Zonta (1999) 61, 65.</text:span></text:p></text:note-body></text:note></text:span></text:span><text:span text:style-name="T37"> but we nonetheless find him nuancing parts of the four-</text:span><text:span text:style-name="T37">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37">there are two types of cognitions related to practical goods, which lead to two different acts of the motive faculty, before the means of motion are actually engaged.</text:span></text:p>
      <text:p text:style-name="P30"><text:span text:style-name="T37">The two types of moved-movers</text:span><text:span text:style-name="Footnote_20_Symbol"><text:span text:style-name="T37"><text:note text:id="ftn184" text:note-class="footnote"><text:note-citation>184</text:note-citation><text:note-body><text:p text:style-name="Footnote"><text:s/>I am using Ari<text:span text:style-name="T153">stotle's “moved-mover” termin</text:span>ology to refer to appetites and resolution. Though Avicenna starts the text below with a generic use of appetite, that is not used to include resolut<text:span text:style-name="T153">ion. So moved-mover is</text:span> the best terminology we have to group together appetites and resolution (other than the even more generic “acts of the motive faculty”).</text:p></text:note-body></text:note></text:span></text:span><text:span text:style-name="T37"> are distinguished in the followin</text:span><text:span text:style-name="T34">g text, which occurs towards the beginning of Avicenna’s </text:span><text:span text:style-name="T42">Healing: Psychology</text:span><text:span text:style-name="T34"> 4.4, just before Avicenna explains the various types of emotions that we looked at in chapter one:</text:span></text:p>
      <text:p text:style-name="P44"/>
      <text:p text:style-name="Block"><text:span text:style-name="T81">And appetite [</text:span><text:span text:style-name="T89">shawq</text:span><text:span text:style-name="T81">] may vary.</text:span><text:span text:style-name="Footnote_20_Symbol"><text:span text:style-name="T61"><text:note text:id="ftn185" text:note-class="footnote"><text:note-citation>185</text:note-citation><text:note-body><text:p text:style-name="Footer"><text:span text:style-name="T194"><text:s/></text:span><text:span text:style-name="T195">Not yet having made careful distinctions between types of animal emotions, Avicenna is using the term appetite [</text:span><text:span text:style-name="T207">shawq</text:span><text:span text:style-name="T195">] here loosely, simply with the goal of sketching how emotion can lead to action. As we saw in chapter one, his more technical way of referring to emotions is with the terms </text:span><text:span text:style-name="T208">inbiʿāthā</text:span><text:span text:style-name="T211">t </text:span><text:span text:style-name="T198">and </text:span><text:span text:style-name="T211">nizāʿāt</text:span><text:span text:style-name="T198">.</text:span></text:p></text:note-body></text:note></text:span></text:span><text:span text:style-name="T81"> For among [different kinds of appetite] there is that which remains weak, and there is that which strengthens to the point where it brings about [</text:span><text:span text:style-name="T89">yūjib</text:span><text:span text:style-name="T81">] resolution-to-act [</text:span><text:span text:style-name="T89">al-ijmā</text:span><text:span text:style-name="T81">ʿ]—</text:span><text:span text:style-name="T89">though resolution-to-act [al-ijmā</text:span><text:span text:style-name="T81">ʿ</text:span><text:span text:style-name="T89">] is not the same as appetite</text:span><text:span text:style-name="T81">. Appetite might strengthen towards something </text:span><text:span text:style-name="T81">yet there be no resolution-to-act [</text:span><text:span text:style-name="T90">al-ijmāʿ</text:span><text:span text:style-name="T81">] towards movement at all, analogous to when the imagination grows strong while there is no appetite for what is in the imagination.</text:span></text:p>
      <text:p text:style-name="Block"/>
      <text:p text:style-name="Block"><text:soft-page-break/><text:span text:style-name="T81">And when the resolution-to-act [</text:span><text:span text:style-name="T89">al-ijmā</text:span><text:span text:style-name="T81">ʿ] happens properly, the locomotive powers (whose function is simply to contract and expand the muscles) obey—though this is not the same thing as appetite, nor [is it the same as] resolution-to-act [</text:span><text:span text:style-name="T89">al-ijmā</text:span><text:span text:style-name="T81">ʿ]. For someone prevented from movement is not prevented from having a strong appetite, nor from resolution-to-act [</text:span><text:span text:style-name="T89">al-ijmā</text:span><text:span text:style-name="T81">ʿ]—but [when constrained] he will not find obedience from the other powers, whose only function is locomotion, and which are in the muscles.</text:span><text:span text:style-name="Footnote_20_Symbol"><text:span text:style-name="T61"><text:note text:id="ftn186" text:note-class="footnote"><text:note-citation>186</text:note-citation><text:note-body><text:p text:style-name="Footer"><text:span text:style-name="T194"><text:s/></text:span><text:span text:style-name="T195">Avicenna, </text:span><text:span text:style-name="T208">Healing: Psychology </text:span><text:span text:style-name="T195">(1959), 195. Emphasis mine.</text:span></text:p></text:note-body></text:note></text:span></text:span></text:p>
      <text:p text:style-name="P44"/>
      <text:p text:style-name="P44">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P30"><text:span text:style-name="T34">Avicenna is not always clear about how we should categorize</text:span><text:span text:style-name="T42"> al-ijmā</text:span><text:span text:style-name="T34">ʿ, in terms of its being merely an activity of an existing faculty, or a distinct faculty/capacity, but it seems the available evidence suggests the latter. He does not mention </text:span><text:span text:style-name="T42">al-ijmā</text:span><text:span text:style-name="T34">ʿ in his initial enumeration of faculties in </text:span><text:span text:style-name="T42">Psychology</text:span><text:span text:style-name="T34"> 1.5, but in 4.4 and elsewhere he does use the term faculty (</text:span><text:span text:style-name="T42">quwwa</text:span><text:span text:style-name="T34">) to refer to </text:span><text:span text:style-name="T42">al-ijmā</text:span><text:span text:style-name="T34">ʿ: "The resolving faculty [</text:span><text:span text:style-name="T43">al-quwwa al-ijmāʿiyya</text:span><text:span text:style-name="T34">] follows the previously mentioned [emotional] faculties, so that when their inclination grows strong, it resolves to act.”</text:span><text:span text:style-name="Footnote_20_Symbol"><text:span text:style-name="T55"><text:note text:id="ftn187" text:note-class="footnote"><text:note-citation>187</text:note-citation><text:note-body><text:p text:style-name="Footer"><text:span text:style-name="T194"><text:s/></text:span><text:span text:style-name="T195">Avicenna, </text:span><text:span text:style-name="T208">Healing: Psychology </text:span><text:span text:style-name="T195">(1959), 4.4, 196.</text:span></text:p></text:note-body></text:note></text:span></text:span><text:span text:style-name="T34"> Moreover, in a previous section of </text:span><text:span text:style-name="T42">Psychology</text:span><text:span text:style-name="T34">, 1.4, he specifies that some things which make actions different do not thereby necessitate positing of new faculties, such as: differences in movements of the will (you can will to move to point A or point B, but you do not need two locomotive </text:span><text:span text:style-name="T34">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5"><text:note text:id="ftn188" text:note-class="footnote"><text:note-citation>188</text:note-citation><text:note-body><text:p text:style-name="Footer"><text:span text:style-name="T194"><text:s/></text:span><text:span text:style-name="T195">Avicenna, </text:span><text:span text:style-name="T208">Healing: Psychology </text:span><text:span text:style-name="T195">(1959), 1.4, 33-34.</text:span></text:p></text:note-body></text:note></text:span></text:span><text:span text:style-name="T34"> His concern to show in the above text that </text:span><text:span text:style-name="T42">al-ijmā</text:span><text:span text:style-name="T34">ʿ is </text:span><text:span text:style-name="T42">not</text:span><text:span text:style-name="T34"> merely the same as strong inclination suggests that he has the last of these points in mind: if </text:span><text:span text:style-name="T42">al-ijmā</text:span><text:span text:style-name="T34">ʿ were equivalent </text:span><text:span text:style-name="T34">to a strong appetite, we would not need to posit two distinct faculties—but it is something more </text:span><text:span text:style-name="T34">than strong appetite. So while Avicenna does not single out </text:span><text:span text:style-name="T42">al-ijmā</text:span><text:span text:style-name="T34">ʿ in his overview of psychological faculties, there is evidence that he thinks it is worth considering a distinct faculty.</text:span></text:p>
      <text:p text:style-name="P30"><text:span text:style-name="T34">Granted, there are cases where Avicenna is not careful with this distinction, and sometimes refers to the appetitive faculty itself as resolving, but these should not be taken to override his more focused discussion in </text:span><text:span text:style-name="T42">Psychology</text:span><text:span text:style-name="T34"> 4.4. For example, the following text from his </text:span><text:span text:style-name="T42">Marginal Glosses on Aristotle’s</text:span><text:span text:style-name="T34"> De Anima blurs the lines between inclination and resolution:</text:span></text:p>
      <text:p text:style-name="P45"/>
      <text:p text:style-name="Block"><text:soft-page-break/><text:span text:style-name="T81">And he [Aristotle] says that by appetite, he does not mean the trivial appetite that increases and diminishes and goes away and differs, but rather decisive, resolving appetite [</text:span><text:span text:style-name="T89">al-shawq al-</text:span><text:span text:style-name="T81">ʿ</text:span><text:span text:style-name="T89">azmī al-ijmā</text:span><text:span text:style-name="T81">ʿ</text:span><text:span text:style-name="T89">ī</text:span><text:span text:style-name="T81">]; for it moves necessarily if there is no impediment. This is not like the appetite of the ascetic, for that is merely concupiscible desire, along with which there is not the decisive resolution [</text:span><text:span text:style-name="T89">al-</text:span><text:span text:style-name="T81">ʿ</text:span><text:span text:style-name="T89">azim al-ijmā</text:span><text:span text:style-name="T81">ʿ</text:span><text:span text:style-name="T89">ī</text:span><text:span text:style-name="T81">] whose course of action is from the intellect [</text:span><text:span text:style-name="T89">allādhī huwa min al-</text:span><text:span text:style-name="T81">ʿ</text:span><text:span text:style-name="T89">aql mashyuhu</text:span><text:span text:style-name="T81">]</text:span><text:span text:style-name="Footnote_20_Symbol"><text:span text:style-name="T61"><text:note text:id="ftn189" text:note-class="footnote"><text:note-citation>189</text:note-citation><text:note-body><text:p text:style-name="Footer"><text:span text:style-name="T194"><text:s/></text:span><text:span text:style-name="T195">Avicenna, </text:span><text:span text:style-name="T208">Marginal Glosses</text:span><text:span text:style-name="T195"> (1947) 113.19.</text:span></text:p></text:note-body></text:note></text:span></text:span><text:span text:style-name="T81">.</text:span></text:p>
      <text:p text:style-name="P81"/>
      <text:p text:style-name="P69"><text:span text:style-name="T34">Here Avicenna is commenting on </text:span><text:span text:style-name="T42">De Anima</text:span><text:span text:style-name="T34"> 3.9, 433a9, where Aristotle discusses how some people are especially good at controlling their desires. These are the self-controlled, the </text:span><text:span text:style-name="T42">egkrateis</text:span><text:span text:style-name="T34"> in Greek, which is here discussed under the heading of those who are ascetics, or pious devotees (</text:span><text:span text:style-name="T42">nāsik/nussāk</text:span><text:span text:style-name="T34">).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Aristotle, who himself did not make this distinction. Moreover, there certainly is a sense in which both inclining appetite and </text:span><text:span text:style-name="T42">al-ijmā</text:span><text:span text:style-name="T34">ʿ are sub-faculties of the more generic animal motive faculty. So depending on how finely we want to slice faculties, inclination and resolution could be more or less identified.</text:span></text:p>
      <text:p text:style-name="P30"><text:span text:style-name="T43">A</text:span><text:span text:style-name="T42">l-ijmā</text:span><text:span text:style-name="T34">ʿ, or </text:span><text:span text:style-name="T42">al-quwwa al-ijmā</text:span><text:span text:style-name="T34">ʿ</text:span><text:span text:style-name="T42">iyya</text:span><text:span text:style-name="T34">, is sometimes referred to as the “decisive faculty,” sometimes the “resolving faculty.”</text:span><text:span text:style-name="Footnote_20_Symbol"><text:span text:style-name="T55"><text:note text:id="ftn190" text:note-class="footnote"><text:note-citation>190</text:note-citation><text:note-body><text:p text:style-name="Footer"><text:span text:style-name="T194"><text:s/></text:span><text:span text:style-name="T195">See, for example, Marmura usage of the translation “decisive” in 4.2 of </text:span><text:span text:style-name="T208">Healing: Metaphysics</text:span><text:span text:style-name="T195"> (2005).</text:span></text:p></text:note-body></text:note></text:span></text:span><text:span text:style-name="T34"> Here I will prefer translating </text:span><text:span text:style-name="T42">al-ijmā</text:span><text:span text:style-name="T34">ʿ as "resolution," because "decision" has cognitive overtones, and Avicenna is clear that </text:span><text:span text:style-name="T42">al-ijmā</text:span><text:span text:style-name="T34">ʿ is not a cognitive function. Clear evidence for that is the fact that he introduces </text:span><text:span text:style-name="T42">al-ijmā</text:span><text:span text:style-name="T34">ʿ in his discussion of motive faculties, and consistently refers to </text:span><text:span text:style-name="T42">al-ijmā</text:span><text:span text:style-name="T34">ʿ as part of (</text:span><text:span text:style-name="T42">min</text:span><text:span text:style-name="T34">),</text:span><text:span text:style-name="Footnote_20_Symbol"><text:span text:style-name="T55"><text:note text:id="ftn191" text:note-class="footnote"><text:note-citation>191</text:note-citation><text:note-body><text:p text:style-name="Footer"><text:span text:style-name="T194"><text:s/></text:span><text:span text:style-name="T195">Avicenna, </text:span><text:span text:style-name="T208">Healing: Metaphysics </text:span><text:span text:style-name="T195">(2005) 6.5.3.</text:span></text:p></text:note-body></text:note></text:span></text:span><text:span text:style-name="T34"> or belonging to (</text:span><text:span text:style-name="T42">li</text:span><text:span text:style-name="T34">),</text:span><text:span text:style-name="Footnote_20_Symbol"><text:span text:style-name="T55"><text:note text:id="ftn192" text:note-class="footnote"><text:note-citation>192</text:note-citation><text:note-body><text:p text:style-name="Footer"><text:span text:style-name="T194"><text:s/></text:span><text:span text:style-name="T195">Avicenna, </text:span><text:span text:style-name="T208">Healing: Psychology </text:span><text:span text:style-name="T195">(1959) 195.</text:span></text:p></text:note-body></text:note></text:span></text:span><text:span text:style-name="T34"> the motive faculty.</text:span></text:p>
      <text:p text:style-name="P30"><text:span text:style-name="T34">Nonetheless, the term is used in a cognitive sense in other contexts, and these usages can shed some light on its application by Avicenna. Al-Farabi uses </text:span><text:span text:style-name="T42">al-ijmā</text:span><text:span text:style-name="T34">ʿ at the beginning of </text:span><text:span text:style-name="T42">Conditions of Certitude</text:span><text:span text:style-name="T34"> as a synonym for knowledge (</text:span><text:span text:style-name="T42">ra</text:span><text:span text:style-name="T34">ʾ</text:span><text:span text:style-name="T42">y</text:span><text:span text:style-name="T34">), under the genus of certainty (</text:span><text:span text:style-name="T43">yaqīn</text:span><text:span text:style-name="T34">).</text:span><text:span text:style-name="Footnote_20_Symbol"><text:span text:style-name="T55"><text:note text:id="ftn193" text:note-class="footnote"><text:note-citation>193</text:note-citation><text:note-body><text:p text:style-name="Footer"><text:span text:style-name="T194"><text:s/></text:span><text:span text:style-name="T195">Al-Fārābī, </text:span><text:span text:style-name="T208">Conditions of Certitude</text:span><text:span text:style-name="T195"> (1987), 98.5.</text:span></text:p></text:note-body></text:note></text:span></text:span><text:span text:style-name="T34"> Here, resolution involves the certainty that something is “thus [</text:span><text:span text:style-name="T43">kadhā</text:span><text:span text:style-name="T34">], or not thus.” </text:span><text:span text:style-name="T34">For example, at a distance you might be unsure whether a certain shape is a square or a circle. But, once closer, you will have certainty that it is, e.g., a circle, not a square. </text:span><text:span text:style-name="T42">Al-ijmā</text:span><text:span text:style-name="T34">ʿ is also an important term in Islamic law, signifying the unanimous agreement of a group of authorities on some moral or doctrinal issue.</text:span><text:span text:style-name="Footnote_20_Symbol"><text:span text:style-name="T55"><text:note text:id="ftn194" text:note-class="footnote"><text:note-citation>194</text:note-citation><text:note-body><text:p text:style-name="Footer"><text:span text:style-name="T194"><text:s/></text:span><text:span text:style-name="T195">Bernand (2012).</text:span></text:p></text:note-body></text:note></text:span></text:span><text:span text:style-name="T34"> The thread common to both of these usages is that of resolving on one choice out of many, selecting between different options, and that that selection is final, or </text:span><text:soft-page-break/><text:span text:style-name="T34">settled. Though for Avicenna this cognitive selection happens prior to the motive resolution (and </text:span><text:span text:style-name="T34">after an emotion), resolution is the state of the motive faculty where one is no longer merely inclining to one option, leaving the door open for another. The motive faculty is, as the name suggests, </text:span><text:span text:style-name="T43">resolved</text:span><text:span text:style-name="T34"> on a particular course of action.</text:span></text:p>
      <text:p text:style-name="P30"><text:span text:style-name="T37">One particularly striking text that illustrates the distinction between</text:span><text:span text:style-name="T34"> resolution and cognition occurs at the beginning of Avicenna’s section on the animal motive faculties in his </text:span><text:span text:style-name="T42">Remarks and Admonitions</text:span><text:span text:style-name="T34">:</text:span></text:p>
      <text:p text:style-name="P24"/>
      <text:p text:style-name="Block"><text:span text:style-name="T81">As for voluntary motion, it is more lively [</text:span><text:span text:style-name="T89">ashadd nafsāniyyatan</text:span><text:span text:style-name="T81">], and it has a determining, resolving [ʿ</text:span><text:span text:style-name="T89">āzim mujammi</text:span><text:span text:style-name="T81">ʿ</text:span><text:span text:style-name="Footnote_20_anchor"><text:span text:style-name="T81"><text:note text:id="ftn195" text:note-class="footnote"><text:note-citation>195</text:note-citation><text:note-body><text:p text:style-name="Footnote">According to voweling in the edition.</text:p></text:note-body></text:note></text:span></text:span><text:span text:style-name="T81">] principle, [which is] acquiescent and passive to [</text:span><text:span text:style-name="T90">mudhʿinan</text:span><text:span text:style-name="T89"> wa munfa</text:span><text:span text:style-name="T81">ʿ</text:span><text:span text:style-name="T89">ilan </text:span><text:span text:style-name="T81">ʿ</text:span><text:span text:style-name="T89">an</text:span><text:span text:style-name="T81">] imagination, or estimation, or intellect [</text:span><text:span text:style-name="T89">khayāl aw wahm aw </text:span><text:span text:style-name="T81">ʿ</text:span><text:span text:style-name="T89">aql</text:span><text:span text:style-name="T81">],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1"><text:note text:id="ftn196" text:note-class="footnote"><text:note-citation>196</text:note-citation><text:note-body><text:p text:style-name="Footer"><text:span text:style-name="T194"><text:s/></text:span><text:span text:style-name="T195">Avicenna, </text:span><text:span text:style-name="T208">Remarks: Physics </text:span><text:span text:style-name="T195">(1960) Section 3, Supplement, 25, page 435.</text:span></text:p></text:note-body></text:note></text:span></text:span></text:p>
      <text:p text:style-name="P45"/>
      <text:p text:style-name="P69"><text:span text:style-name="T34">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2">Marginal Glosses</text:span><text:span text:style-name="T34">, that decisive resolution gets its “course of action” from the mind, but it is motive, rather than cognitive.</text:span><text:span text:style-name="Footnote_20_Symbol"><text:span text:style-name="T55"><text:note text:id="ftn197" text:note-class="footnote"><text:note-citation>197</text:note-citation><text:note-body><text:p text:style-name="Footer"><text:span text:style-name="T194"><text:s/></text:span><text:span text:style-name="T195">See above, footnote 9. $$$$</text:span></text:p></text:note-body></text:note></text:span></text:span></text:p>
      <text:p text:style-name="P30"><text:span text:style-name="T34">So it seems appropriate to render </text:span><text:span text:style-name="T42">al-ijmā</text:span><text:span text:style-name="T34">ʿ as resolution, keeping in mind that this is non-cognitive, and always a resolution </text:span><text:span text:style-name="T42">to act</text:span><text:span text:style-name="T34">, not simply resolution </text:span><text:span text:style-name="T42">that</text:span><text:span text:style-name="T34">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P30"><text:span text:style-name="T34">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2">al-ijmā</text:span><text:span text:style-name="T34">ʿ in Avicenna have shown. Both point out that the Latin tradition had a difficult time </text:span><text:soft-page-break/><text:span text:style-name="T34">translating </text:span><text:span text:style-name="T42">al-ijmā</text:span><text:span text:style-name="T34">ʿ, variously using </text:span><text:span text:style-name="T42">desiderium, voluntas, effectus, or optare</text:span><text:span text:style-name="T34">,</text:span><text:span text:style-name="Footnote_20_Symbol"><text:span text:style-name="T55"><text:note text:id="ftn198" text:note-class="footnote"><text:note-citation>198</text:note-citation><text:note-body><text:p text:style-name="Footer"><text:span text:style-name="T194"><text:s/></text:span><text:span text:style-name="T195">Gätje (1975) 360.</text:span></text:p></text:note-body></text:note></text:span></text:span><text:span text:style-name="T34"> blurring the lines between inclination and resolution, and sometimes even using </text:span><text:span text:style-name="T42">consensus communis</text:span><text:span text:style-name="T34">,</text:span><text:span text:style-name="Footnote_20_Symbol"><text:span text:style-name="T55"><text:note text:id="ftn199" text:note-class="footnote"><text:note-citation>199</text:note-citation><text:note-body><text:p text:style-name="Footer"><text:span text:style-name="T194"><text:s/></text:span><text:span text:style-name="T195">Van Riet (1967) 646.</text:span></text:p></text:note-body></text:note></text:span></text:span><text:span text:style-name="T34"> suggesting a conflation of Avicenna’s use of </text:span><text:span text:style-name="T42">al-ijmā</text:span><text:span text:style-name="T34">ʿ with the Islamic legal use. Gätje reports that in the 20</text:span><text:span text:style-name="T55">th</text:span><text:span text:style-name="T96"> century some scholars have tried to understand </text:span><text:span text:style-name="T100">al-ijmā</text:span><text:span text:style-name="T96">ʿ as related to the Stoic </text:span><text:span text:style-name="T96">notion of </text:span><text:span text:style-name="T100">synkatathesis</text:span><text:span text:style-name="T96">—a kind of cognitive assent—which Avicenna might have absorbed in some manner through Alexander of Aphrodisias’ Stoic-inspired writings.</text:span><text:span text:style-name="Footnote_20_Symbol"><text:span text:style-name="T55"><text:note text:id="ftn200" text:note-class="footnote"><text:note-citation>200</text:note-citation><text:note-body><text:p text:style-name="Footer"><text:span text:style-name="T194"><text:s/></text:span><text:span text:style-name="T195">Gätje (1975) 356.</text:span></text:p></text:note-body></text:note></text:span></text:span><text:span text:style-name="T96"> </text:span><text:bookmark-start text:name="Inclination_is_distinct_from_r"/><text:span text:style-name="T96">A</text:span><text:bookmark-end text:name="Inclination_is_distinct_from_r"/><text:span text:style-name="T96">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p text:style-name="P28"/>
      <text:h text:style-name="Heading_20_1" text:outline-level="1">3. Different cognitions for different motive faculties<text:span text:style-name="Footnote_20_Symbol"><text:note text:id="ftn201" text:note-class="footnote"><text:note-citation>201</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5">ies</text:span> (though none of them individually constitutes <text:span text:style-name="T145">the</text:span> motive faculty). So we can talk about <text:span text:style-name="T145">the</text:span> motive faculty, and motive facult<text:span text:style-name="T145">ies</text:span>, without contradiction.</text:p></text:note-body></text:note></text:span></text:h>
      <text:p text:style-name="P28"/>
      <text:p text:style-name="P28">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P30"><text:span text:style-name="T96">Avicenna’s clearest explanation </text:span><text:span text:style-name="T100">that</text:span><text:span text:style-name="T96"> there are cognitions that trigger inclination and resolution, and that they differ, is in </text:span><text:span text:style-name="T100">Healing: Metaphysics</text:span><text:span text:style-name="T96"> 4.2. It is part of Avicenna’s explanation of the concepts potency and actuality, specifically natural principles of motion versus voluntary principles of motion, paralleling Aristotle’s </text:span><text:span text:style-name="T100">Metaphysics</text:span><text:span text:style-name="T96"> Theta 5. Avicenna’s way of framing the issue and his choice of what to focus on seems to be a true development unique to him, as there was little in the way of source material other than Aristotle’s text itself.</text:span><text:span text:style-name="Footnote_20_Symbol"><text:span text:style-name="T96"><text:note text:id="ftn202" text:note-class="footnote"><text:note-citation>202</text:note-citation><text:note-body><text:p text:style-name="Footnote"><text:s/>The only Greek commentaries translated into Arabic on Aristotle’s <text:span text:style-name="T145">Metaphysics</text:span> were the Book Delta portions of the commentaries by Alexander of Aphrodisias and Themistius (Bertolacci (2006) 73). And while Al-Farabi’s <text:span text:style-name="T145">Aims of Aristotle’s Metaphysics</text:span> was helpful in orienting Avicenna towards the work as a whole, it does not contain analysis of this specific section.</text:p></text:note-body></text:note></text:span></text:span></text:p>
      <text:p text:style-name="P28"><text:soft-page-break/>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P28">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P30"><text:span text:style-name="T96">Avicenna begins by distinguishing the two types of capacities he plans to discuss. As </text:span><text:span text:style-name="T96">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6"><text:note text:id="ftn203" text:note-class="footnote"><text:note-citation>203</text:note-citation><text:note-body><text:p text:style-name="Footnote"><text:s/>Aristotle, Metaphyics (2006), 1048a.</text:p></text:note-body></text:note></text:span></text:span><text:span text:style-name="T96"> Avicenna broadens those labels, considering natural/automatic capacities to be those </text:span><text:span text:style-name="T101">not</text:span><text:span text:style-name="T96"> related to cognition, while voluntary capacities </text:span><text:span text:style-name="T101">are</text:span><text:span text:style-name="T96"> related to cognition:</text:span></text:p>
      <text:p text:style-name="P28"/>
      <text:p text:style-name="Block"><text:span text:style-name="T103">[a] [To turn to] those powers that are principles for motions and actions,</text:span><text:span text:style-name="Footnote_20_Symbol"><text:span text:style-name="T61"><text:note text:id="ftn204" text:note-class="footnote"><text:note-citation>204</text:note-citation><text:note-body><text:p text:style-name="Footer"><text:span text:style-name="T194"><text:s/></text:span><text:span text:style-name="T195">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3"> some are associated with reason </text:span><text:span text:style-name="T103">and imagination, while some are not associated with these. Those associated with reason and imagination are </text:span><text:span text:style-name="T103">of the same genus as reason and imagination. For it is almost the case that man and not-man are known by one power and that it belongs to one power to imagine pleasure and pain and, in general, to imagine a thing and its opposite. Likewise, these powers themselves are, in their individual instances, each a power over a thing and its opposite.</text:span><text:span text:style-name="Footnote_20_Symbol"><text:span text:style-name="T61"><text:note text:id="ftn205" text:note-class="footnote"><text:note-citation>205</text:note-citation><text:note-body><text:p text:style-name="Footer"><text:span text:style-name="T194"><text:s/></text:span><text:span text:style-name="T195">[a-c] are a continuous text taken from Avicenna, </text:span><text:span text:style-name="T208">Healing: Metaphysics</text:span><text:span text:style-name="T195"> (2005), 4.2.10-11. The translation used here is Marmura’s, slightly modified.</text:span></text:p></text:note-body></text:note></text:span></text:span></text:p>
      <text:p text:style-name="P82"/>
      <text:p text:style-name="P48">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P30"><text:soft-page-break/><text:span text:style-name="T96">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7">even</text:span><text:span text:style-name="T96">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P30"><text:span text:style-name="T96">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55"><text:note text:id="ftn206" text:note-class="footnote"><text:note-citation>206</text:note-citation><text:note-body><text:p text:style-name="Footer"><text:span text:style-name="T194"><text:s/></text:span><text:span text:style-name="T195">Aristotle, </text:span><text:span text:style-name="T208">Metaphysics</text:span><text:span text:style-name="T195"> (2006) 1048a.</text:span></text:p></text:note-body></text:note></text:span></text:span><text:span text:style-name="Footnote_20_Symbol"><text:span text:style-name="T55"> </text:span></text:span><text:span text:style-name="T96"><text:s/>A doctor could do both, but will in fact only desire or choose one. Avicenna would broadly agree with this, but for him, the picture is more complex. In this </text:span><text:span text:style-name="T101">Metaphysics</text:span><text:span text:style-name="T96"> text, Avicenna is not explicitly concerned with what accounts for </text:span><text:span text:style-name="T96">settling on on one opposite or the other (e.g., treating or harming).</text:span><text:span text:style-name="Footnote_20_anchor"><text:span text:style-name="T96"><text:note text:id="ftn207" text:note-class="footnote"><text:note-citation>207</text:note-citation><text:note-body><text:p text:style-name="P4"><text:s/>As we will see in section 6 below, such decisions for Avicenna are cognitive. In the <text:span text:style-name="T145">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6"> Rather, he is concerned to </text:span><text:span text:style-name="T96">articulate how the capacity for healing as a whole could move from the cognitive level, to the level of concrete action. In other words, how do we get from judgment, to action.</text:span></text:p>
      <text:p text:style-name="P30"><text:span text:style-name="T96">To fully account for the fact that a doctor sometimes treats a patient, and sometimes does not treat a patient, we need to appeal to the states of the motive faculty. Avicenna continues in </text:span><text:span text:style-name="T100">Metaphysics</text:span><text:span text:style-name="T96"> 4.2 as follows:</text:span></text:p>
      <text:p text:style-name="P82"/>
      <text:p text:style-name="Block"><text:span text:style-name="T103">[b] In reality, however, it would not be a complete power—that is, a principle of change, complete and in actuality, of one thing in another (inasmuch as [the latter] is another)—unless the will <text:s/>conjoins it [</text:span><text:span text:style-name="T109">iqtarana bi-hā </text:span><text:span text:style-name="T108">al-irāda</text:span><text:span text:style-name="T103">], impelled either by an estimative belief [</text:span><text:span text:style-name="T108">i</text:span><text:span text:style-name="T103">ʿ</text:span><text:span text:style-name="T108">tiqād wahmī</text:span><text:span text:style-name="T103">] that fol</text:span><text:span text:style-name="T105">lows an appetitive or irascible imaginative act [</text:span><text:span text:style-name="T110">takhayyul shahwānī aw ghaḍabī</text:span><text:span text:style-name="T105">] or by an intellectual belief</text:span><text:span text:style-name="Footnote_20_Symbol"><text:span text:style-name="T63"><text:note text:id="ftn208" text:note-class="footnote"><text:note-citation>208</text:note-citation><text:note-body><text:p text:style-name="Footer"><text:span text:style-name="T194"><text:s/></text:span><text:span text:style-name="T195">Marmura had “opinion” fo</text:span><text:span text:style-name="T198">r </text:span><text:span text:style-name="T210">raʾy</text:span><text:span text:style-name="T198">, but the following text from Psychology suggests “belief” or “knowledge” would be better: “Knowledge [</text:span><text:span text:style-name="T210">raʾy</text:span><text:span text:style-name="T198">] is belief that is settled, while opinion [ẓ</text:span><text:span text:style-name="T210">ann</text:span><text:span text:style-name="T198">] is belief one is inclined towards, along with the admission that the alternative </text:span><text:span text:style-name="T195">might be true. And not everyone who opines believes, just like not everyone who senses thinks, or everyone who imagines opines or believes or knows.” </text:span><text:span text:style-name="T208">Healing: Psychology</text:span><text:span text:style-name="T195"> (1959) 5.1, 207-208.</text:span></text:p></text:note-body></text:note></text:span></text:span><text:span text:style-name="T105"> [</text:span><text:span text:style-name="T110">raʾy </text:span><text:span text:style-name="T105">ʿ</text:span><text:span text:style-name="T110">aqlī</text:span><text:span text:style-name="T105">] following intellectual thought [</text:span><text:span text:style-name="T110">fikra </text:span><text:span text:style-name="T105">ʿ</text:span><text:span text:style-name="T110">aqliyya</text:span><text:span text:style-name="T105">] or the conceptualization of an intellectual form [</text:span><text:span text:style-name="T110">taṣawwur ṣūra </text:span><text:span text:style-name="T105">ʿ</text:span><text:span text:style-name="T110">aqliyya</text:span><text:span text:style-name="T105">]. Then, if that will, still not being a will that [only] inclines [</text:span><text:span text:style-name="T110">irāda mumīla</text:span><text:span text:style-name="T105">], but a decisive will [</text:span><text:span text:style-name="T110">irāda jazima</text:span><text:span text:style-name="T105">] </text:span><text:soft-page-break/><text:span text:style-name="T105">(namely, the one which constitutes the resolution [</text:span><text:span text:style-name="T110">al-ijmā</text:span><text:span text:style-name="T105">ʿ] that necessitates the movement o</text:span><text:span text:style-name="T103">f the organs), conjoins [the power, then the latter] becomes necessarily the principle of necessitating action.</text:span></text:p>
      <text:p text:style-name="P82"/>
      <text:p text:style-name="P69"><text:span text:style-name="T96">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0">irāda</text:span><text:span text:style-name="T96">]”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2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1"/>
          </table:table-cell>
          <table:table-cell table:style-name="Table2.A1" table:number-columns-spanned="2" office:value-type="string">
            <text:p text:style-name="P70"><text:span text:style-name="T104">Stage 1</text:span><text:span text:style-name="Footnote_20_Symbol"><text:span text:style-name="T96"><text:note text:id="ftn209" text:note-class="footnote"><text:note-citation>209</text:note-citation><text:note-body><text:p text:style-name="Footnote"><text:s/>The items in bold in this chart are terms supplied by me, based on the analysis that will follow in this chapter. So, to be clear, I am not saying that everything in this chart is found in the <text:span text:style-name="T145">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52">Stage 2</text:p>
          </table:table-cell>
          <table:covered-table-cell/>
        </table:table-row>
        <table:table-row table:style-name="Table2.1">
          <table:table-cell table:style-name="Table2.A2" office:value-type="string">
            <text:p text:style-name="P50">Process leading to action</text:p>
          </table:table-cell>
          <table:table-cell table:style-name="Table2.A2" office:value-type="string">
            <text:p text:style-name="P69"><text:span text:style-name="T104">Cognition 1 (</text:span><text:span text:style-name="T107">evaluation</text:span><text:span text:style-name="T104">) —&gt;</text:span></text:p>
          </table:table-cell>
          <table:table-cell table:style-name="Table2.A2" office:value-type="string">
            <text:p text:style-name="P50">Motive Act 1 —&gt;</text:p>
          </table:table-cell>
          <table:table-cell table:style-name="Table2.A2" office:value-type="string">
            <text:p text:style-name="P69"><text:span text:style-name="T104">Cognition 2 (</text:span><text:span text:style-name="T107">practical judgment</text:span><text:span text:style-name="T104">) —&gt;</text:span></text:p>
          </table:table-cell>
          <table:table-cell table:style-name="Table2.E2" office:value-type="string">
            <text:p text:style-name="P50">Motive Act 2</text:p>
          </table:table-cell>
        </table:table-row>
        <table:table-row table:style-name="Table2.1">
          <table:table-cell table:style-name="Table2.A2" office:value-type="string">
            <text:p text:style-name="P53">Animal</text:p>
          </table:table-cell>
          <table:table-cell table:style-name="Table2.A2" office:value-type="string">
            <text:p text:style-name="P50">Imaginative act</text:p>
          </table:table-cell>
          <table:table-cell table:style-name="Table2.A2" office:value-type="string">
            <text:p text:style-name="P50">Inclining will (emotion)</text:p>
          </table:table-cell>
          <table:table-cell table:style-name="Table2.A2" office:value-type="string">
            <text:p text:style-name="P50">Estimative belief</text:p>
          </table:table-cell>
          <table:table-cell table:style-name="Table2.E2" office:value-type="string">
            <text:p text:style-name="P50">Resolved will</text:p>
          </table:table-cell>
        </table:table-row>
        <table:table-row table:style-name="Table2.1">
          <table:table-cell table:style-name="Table2.A2" office:value-type="string">
            <text:p text:style-name="P53">Rational</text:p>
          </table:table-cell>
          <table:table-cell table:style-name="Table2.A2" office:value-type="string">
            <text:p text:style-name="P50">Conceptual act</text:p>
          </table:table-cell>
          <table:table-cell table:style-name="Table2.A2" office:value-type="string">
            <text:p text:style-name="P50">Inclining will (emotion)</text:p>
          </table:table-cell>
          <table:table-cell table:style-name="Table2.A2" office:value-type="string">
            <text:p text:style-name="P50">Intellectual belief</text:p>
          </table:table-cell>
          <table:table-cell table:style-name="Table2.E2" office:value-type="string">
            <text:p text:style-name="P50">Resolved will</text:p>
          </table:table-cell>
        </table:table-row>
      </table:table>
      <text:p text:style-name="P79"/>
      <text:p text:style-name="P69"><text:span text:style-name="T96">The chart relates to the text as follows: the two processes described in the above text are how </text:span><text:span text:style-name="T96">voluntary motion takes place at the level of the animal and rational soul, respectively.</text:span><text:span text:style-name="Footnote_20_Symbol"><text:span text:style-name="T96"><text:note text:id="ftn210" text:note-class="footnote"><text:note-citation>210</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6">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text:span><text:soft-page-break/><text:span text:style-name="T96">a clear distinction between two processes, one where an estimative belief follows an imaginative act, and another where a rational belief follows a conceptual act (or an “intellectual thought,” as </text:span><text:span text:style-name="T96">he paraphrases). What the second cognitive act (the estimative or intellectual belief, respectively) leads to in both processes, according to text [b], is a </text:span><text:span text:style-name="T100">resolved</text:span><text:span text:style-name="T96"> will, as opposed to a merely inclining will. Prior to the second cognitive act, the first cognitive act (the imaginative or conceptual act) merely leads to an </text:span><text:span text:style-name="T100">inclined</text:span><text:span text:style-name="T96">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0">al-ijmā</text:span><text:span text:style-name="T96">ʿ.</text:span></text:p>
      <text:p text:style-name="P30"><text:span text:style-name="T96">Again, all that this </text:span><text:span text:style-name="T101">Metaphysics</text:span><text:span text:style-name="T96">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1">evaluative</text:span><text:span text:style-name="T96"> judgements: judgments that something, e.g., would be pleasant, or would be painful. No course of action is tied to these judgments, which is why all that results from them is inclination. But when we proceed to cognition 2, which is a </text:span><text:span text:style-name="T101">practical</text:span><text:span text:style-name="T96"> judgment wherein we decide on a course of action, this second cognition can lead to the resolved state of the will which actually triggers action.</text:span></text:p>
      <text:p text:style-name="P30"><text:span text:style-name="T96">Distinguishing </text:span><text:span text:style-name="T100">al-ijmā</text:span><text:span text:style-name="T96">ʿ as a “something else” necessary for a cognitive principle to enact motion is a development on Avicenna’s part.</text:span><text:span text:style-name="Footnote_20_Symbol"><text:span text:style-name="T96"><text:note text:id="ftn211" text:note-class="footnote"><text:note-citation>211</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6"> The Arabic text of Aristotle’s </text:span><text:span text:style-name="T100">Metaphysics</text:span><text:span text:style-name="T96"> that Avicenna would have had access to, at least as it is preserved in Averroes’s </text:span><text:span text:style-name="T100">Long Commentary on the </text:span><text:span text:style-name="T97">Metaphysics</text:span><text:span text:style-name="T96">, makes no mention of </text:span><text:span text:style-name="T100">al-ijmā</text:span><text:span text:style-name="T96">ʿ. Rather, the phrase (in Greek) that describes the additional motive component as “that which is decisive [</text:span><text:span text:style-name="T100">kurios</text:span><text:span text:style-name="T96">]” is rendered (in Arabic) as the “true ruler [</text:span><text:span text:style-name="T100">al-masūd al-ḥaqqī</text:span><text:span text:style-name="T96">].”</text:span><text:span text:style-name="Footnote_20_Symbol"><text:span text:style-name="T55"><text:note text:id="ftn212" text:note-class="footnote"><text:note-citation>212</text:note-citation><text:note-body><text:p text:style-name="Footer"><text:span text:style-name="T194"><text:s/></text:span><text:span text:style-name="T195">Averroes, </text:span><text:span text:style-name="T208">Long Commentary on the </text:span><text:span text:style-name="T196">Metaphysics</text:span><text:span text:style-name="T195"> (1973) 5.2, Book Theta, p. 1149.</text:span></text:p></text:note-body></text:note></text:span></text:span><text:span text:style-name="T96"> That is, Avicenna would have read that the motive faculty (in particular appetite/</text:span><text:span text:style-name="T100">shawq</text:span><text:span text:style-name="T96"> and choice/</text:span><text:span text:style-name="T100">ikhtiyār</text:span><text:span text:style-name="T96">)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0">al-ijmā</text:span><text:span text:style-name="T96">ʿ in the Arabic of Aristotle’s </text:span><text:span text:style-name="T100">Metaphysics</text:span><text:span text:style-name="T96">,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6">inclination from resolution, since it is not merely having an emotion that makes the difference in whether the doctor heals or not, it is having a resolution to act.</text:span></text:p>
      <text:p text:style-name="P30"><text:soft-page-break/><text:span text:style-name="T96">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0">Metaphysics</text:span><text:span text:style-name="T96"> 4.2. There are several paragraphs which follow, but their first two sentences sum up the idea:</text:span></text:p>
      <text:p text:style-name="P28"/>
      <text:p text:style-name="Block"><text:span text:style-name="T103">[c] For we have shown that, so long as a cause does not become a cause in terms of necessitation whereby a thing is necessitated by it, the effect would not come into existence through it. Before this state, the will [</text:span><text:span text:style-name="T108">al-irāda</text:span><text:span text:style-name="T103">] would have been weak, [resolution] [</text:span><text:span text:style-name="T108">al-ijmā</text:span><text:span text:style-name="T103">ʿ] not having taken place.</text:span></text:p>
      <text:p text:style-name="P28"/>
      <text:p text:style-name="P69"><text:span text:style-name="T96">For Avicenna, a power is called a complete power when an effect is necessitated by the power, given the appropriate circumstances.</text:span><text:span text:style-name="Footnote_20_Symbol"><text:span text:style-name="T55"><text:note text:id="ftn213" text:note-class="footnote"><text:note-citation>213</text:note-citation><text:note-body><text:p text:style-name="Footer"><text:span text:style-name="T194"><text:s/></text:span><text:span text:style-name="T195">McGinnis, &amp; Ruffus (2015) 161, 174.</text:span></text:p></text:note-body></text:note></text:span></text:span><text:span text:style-name="T96"> He says he has already argued for this, likely referring to an earlier section in the same book, </text:span><text:span text:style-name="T100">Metaphysics</text:span><text:span text:style-name="T96"> 4.1.10, where he argues that if a cause, </text:span><text:span text:style-name="T100">x</text:span><text:span text:style-name="T96">, were a </text:span><text:span text:style-name="T96">“complete cause” of </text:span><text:span text:style-name="T100">y</text:span><text:span text:style-name="T96">, yet </text:span><text:span text:style-name="T100">x</text:span><text:span text:style-name="T96"> did not necessitate </text:span><text:span text:style-name="T100">y</text:span><text:span text:style-name="T96"> when </text:span><text:span text:style-name="T100">x</text:span><text:span text:style-name="T96"> and </text:span><text:span text:style-name="T100">y</text:span><text:span text:style-name="T96"> coexist, then the only thing that would make the difference in terms of whether </text:span><text:span text:style-name="T100">x </text:span><text:span text:style-name="T96">is a cause of </text:span><text:span text:style-name="T100">y</text:span><text:span text:style-name="T96"> is whether </text:span><text:span text:style-name="T100">y</text:span><text:span text:style-name="T96"> exists or not. Since that is absurd, </text:span><text:span text:style-name="T100">x</text:span><text:span text:style-name="T96"> is a complete cause for </text:span><text:span text:style-name="T100">y </text:span><text:span text:style-name="T96">only when </text:span><text:span text:style-name="T100">y</text:span><text:span text:style-name="T96"> is necessitated by </text:span><text:span text:style-name="T100">x</text:span><text:span text:style-name="T96">.</text:span></text:p>
      <text:p text:style-name="P30"><text:span text:style-name="T96">A cognitive principle for motion, like the doctor’s knowledge of how to heal, does not on its own necessarily cause motion, so it is not a complete cause for motion. It is only with something additional, namely, </text:span><text:span text:style-name="T100">al-ijmā</text:span><text:span text:style-name="T96">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0">about</text:span><text:span text:style-name="T96"> action, they are principles for motion, and only complete when accompanied by a resolution.</text:span></text:p>
      <text:p text:style-name="P30"><text:span text:style-name="T96">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5"><text:note text:id="ftn214" text:note-class="footnote"><text:note-citation>214</text:note-citation><text:note-body><text:p text:style-name="Footer"><text:span text:style-name="T194"><text:s/></text:span><text:span text:style-name="T195">Avicenna, </text:span><text:span text:style-name="T208">Healing: Metaphysics</text:span><text:span text:style-name="T195"> (2005) 4.2.11.</text:span></text:p></text:note-body></text:note></text:span></text:span><text:span text:style-name="T96"> What precisely is necessitated was mentioned earlier, in text [b] when Avicenna says that the resolution-to-act [</text:span><text:span text:style-name="T100">irāda jazima</text:span><text:span text:style-name="T96">,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6"><text:note text:id="ftn215" text:note-class="footnote"><text:note-citation>215</text:note-citation><text:note-body><text:p text:style-name="Footnote"><text:s/>This is not to say that appetites can occur without cognitions, just that, given a certain cognition, an appetite is bound to happen. </text:p></text:note-body></text:note></text:span></text:span><text:span text:style-name="T96"> In other words, when all the necessary causes are in place to trigger a cognition, or a resolution, these faculties don't need an additional “something else” to activate</text:span><text:span text:style-name="T96">—</text:span><text:soft-page-break/><text:span text:style-name="T96">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6">describe different aspects of the process leading up to voluntary motion, and resolution is needed as an additional “something else” in the context of this wider process. But on their own, none of these powers needs an additional “something else” to perform its specific function. This 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5"><text:note text:id="ftn216" text:note-class="footnote"><text:note-citation>216</text:note-citation><text:note-body><text:p text:style-name="Footer"><text:span text:style-name="T194"><text:s/></text:span><text:span text:style-name="T195">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P30"><text:bookmark-start text:name="Different_cognitions_for_diffe"/><text:span text:style-name="T96">The</text:span><text:bookmark-end text:name="Different_cognitions_for_diffe"/><text:span text:style-name="T96"> preceding analysis of </text:span><text:span text:style-name="T100">Healing: Metaphysics</text:span><text:span text:style-name="T96">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0">incline</text:span><text:span text:style-name="T96"> towards some object, and then by making the motive faculty resolved towards some course of action. When there is resolution, this is when there is a complete principle of motion, necessitating movement of the muscles and organs.</text:span></text:p>
      <text:p text:style-name="P30"><text:span text:style-name="T96">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0">Metaphysics</text:span><text:span text:style-name="T96"> 4.2, in what follows I want to show that other Avicennian texts fill in the picture, and that Avicenna endorses the following schema:</text:span></text:p>
      <text:p text:style-name="P48"/>
      <text:p text:style-name="Block">[Stage 1] First, some practical good (the object, un<text:span text:style-name="T153">moved-mover) is judged as having some sort of value (i.e., an evaluative judgment), which can lead to an emotion/inclination (</text:span>e.g., food is seen as beneficial, then desired).</text:p>
      <text:p text:style-name="Block"/>
      <text:p text:style-name="Block">[Stage 2] Then, some practical judgment is made about a course of action, which can lead to a resolution-to-act (e.g., someone decides to open the cupboard to get a snack, and the motive faculty actually attempts to instigate action).</text:p>
      <text:p text:style-name="P82"><text:soft-page-break/></text:p>
      <text:p text:style-name="P69"><text:span text:style-name="T96">To be clear, the </text:span><text:span text:style-name="T100">Metaphysics</text:span><text:span text:style-name="T96"> 4.2 text mere shows </text:span><text:span text:style-name="T100">that</text:span><text:span text:style-name="T96">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p text:style-name="P48"/>
      <text:h text:style-name="Heading_20_1" text:outline-level="1">4. Emotions for means, resolution for ends</text:h>
      <text:p text:style-name="P28"/>
      <text:p text:style-name="P30"><text:span text:style-name="T96">The distinctions made in [Stage 1] and [Stage 2] can be seen as a development of Aristotle’s distinction between ends of motion versus means of motion. In other words, it seems plausible </text:span><text:span text:style-name="T96">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1">Metaphysics</text:span><text:span text:style-name="T96"> 4.2 text coheres with the broader picture seen elsewhere.</text:span></text:p>
      <text:p text:style-name="P30"><text:span text:style-name="T96">In </text:span><text:span text:style-name="T100">Nicomachean Ethics—</text:span><text:span text:style-name="T96">a text Avicenna would have had access to, despite not writing a text of similar scope—Aristotle says that “[virtue] determines the end and [practical intellect] makes us do the things that lead to the end.”</text:span><text:span text:style-name="Footnote_20_Symbol"><text:span text:style-name="T55"><text:note text:id="ftn217" text:note-class="footnote"><text:note-citation>217</text:note-citation><text:note-body><text:p text:style-name="Footer"><text:span text:style-name="T194"><text:s/></text:span><text:span text:style-name="T195">Aristotle, </text:span><text:span text:style-name="T208">Nicomachean Ethics </text:span><text:span text:style-name="T195">(1984) 6.13, 1145a.</text:span></text:p></text:note-body></text:note></text:span></text:span><text:span text:style-name="T96"> The general idea here is relevant to the discussion of </text:span><text:span text:style-name="T96">emotions because virtues determine ends to the extent that some of them govern appetites and emotions, and therefore what we are inclined to pursue or not pursue.</text:span><text:span text:style-name="Footnote_20_Symbol"><text:span text:style-name="T55"><text:note text:id="ftn218" text:note-class="footnote"><text:note-citation>218</text:note-citation><text:note-body><text:p text:style-name="Footer"><text:span text:style-name="T194"><text:s/></text:span><text:span text:style-name="T195">Aristotle, </text:span><text:span text:style-name="T208">Nicomachean Ethics</text:span><text:span text:style-name="T195"> (1984) 2.5, 1106a.</text:span></text:p></text:note-body></text:note></text:span></text:span><text:span text:style-name="T96"> </text:span><text:bookmark-start text:name="Means_and_Ends"/><text:span text:style-name="T96">The</text:span><text:bookmark-end text:name="Means_and_Ends"/><text:span text:style-name="T96">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1">because of the emotion</text:span><text:span text:style-name="T96">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P30"><text:soft-page-break/><text:span text:style-name="T96">One text where we see Avicenna using means and ends language in the context of voluntary motion is, again, in </text:span><text:span text:style-name="T100">Healing: Metaphysics</text:span><text:span text:style-name="T96">.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cases, the motion is in the service to some other goal, like meeting up with a friend at point B. In order to meet with a friend at point B, you still need to move from point A to point B, so the motion (the means) </text:span><text:span text:style-name="T100">looks</text:span><text:span text:style-name="T96"> the same as in the previous case, but the </text:span><text:span text:style-name="T100">end</text:span><text:span text:style-name="T96"> differs. Avicenna’s main point is that in both cases there is a goal, and a means to serve that goal, even in cases where the goal and the means to the goal are difficult to distinguish, as in the first case.</text:span></text:p>
      <text:p text:style-name="P28">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p text:style-name="P28"/>
      <text:h text:style-name="Heading_20_1" text:outline-level="1">5. <text:span text:style-name="T153">Evaluations lead to inclination</text:span></text:h>
      <text:p text:style-name="P28"/>
      <text:p text:style-name="P30"><text:span text:style-name="T96">What triggers emotions is just an evaluation of some object, without any decision about a particular course of action. That is, emotions are triggered when we judge</text:span><text:span text:style-name="Footnote_20_Symbol"><text:span text:style-name="T96"><text:note text:id="ftn219" text:note-class="footnote"><text:note-citation>219</text:note-citation><text:note-body><text:p text:style-name="Footnote"><text:s/>Again, “judgment [ḥukm]” is often used as a generic term for Avicenna, interchangeable with “cognition.” So to <text:span text:style-name="T145">judge</text:span> something as having a certain value can just be to <text:span text:style-name="T145">imagine</text:span>, or <text:span text:style-name="T145">perceive</text:span> it as having a certain value.</text:p></text:note-body></text:note></text:span></text:span><text:span text:style-name="T96"> some object to have a certain value. The evaluative judgment happens first, and the emotion follows (assuming there </text:span><text:span text:style-name="T96">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P30"><text:span text:style-name="T96">The main place we see evidence of emotions being caused by evaluations is in the opening to Avicenna’s descriptions of the inclining motive faculty. He tends to describe emotions as caused </text:span><text:span text:style-name="T96">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5"><text:note text:id="ftn220" text:note-class="footnote"><text:note-citation>220</text:note-citation><text:note-body><text:p text:style-name="Footer"><text:span text:style-name="T194"><text:s/></text:span><text:span text:style-name="T195">See chapter 1, section 2b.</text:span></text:p></text:note-body></text:note></text:span></text:span><text:span text:style-name="T96"> There we see that, in </text:span><text:span text:style-name="T100">Psychology</text:span><text:span text:style-name="T96">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00">mutakhayyal</text:span><text:span text:style-name="T96"> and his purpose in using it will be clarified shortly. But the consistency with which the locution “imagined as” is chosen to discuss the cause of inclinations, and </text:span><text:span text:style-name="T100">not</text:span><text:span text:style-name="T96"> </text:span><text:soft-page-break/><text:span text:style-name="T96">used to discuss the cause of resolution (as we will see), strongly suggests that he intends to contrast merely imagining something as harmful or beneficial with making a practical, imperative judgment.</text:span></text:p>
      <text:p text:style-name="P30"><text:span text:style-name="T96">This close association between emotions and evaluations is not unique to the </text:span><text:span text:style-name="T100">Healing</text:span><text:span text:style-name="T96">, but recurs in his other texts, for example in the later psychological part of his </text:span><text:span text:style-name="T100">Salvation</text:span><text:span text:style-name="T96">:</text:span></text:p>
      <text:p text:style-name="P28"/>
      <text:p text:style-name="Block"><text:span text:style-name="T103">The motive faculty, insofar as it is motivating is the inclining, appetitive faculty, and it is the faculty which, when there is inscribed in the imagination [</text:span><text:span text:style-name="T108">irtasama fī al-takhayyul</text:span><text:span text:style-name="T103">] […] an image of something to be sought or avoided, it incites [</text:span><text:span text:style-name="T108">ḥamalat</text:span><text:span text:style-name="T103">] to motion.</text:span><text:span text:style-name="Footnote_20_Symbol"><text:span text:style-name="T61"><text:note text:id="ftn221" text:note-class="footnote"><text:note-citation>221</text:note-citation><text:note-body><text:p text:style-name="Footer"><text:span text:style-name="T194"><text:s/></text:span><text:span text:style-name="T195">Avicenna, </text:span><text:span text:style-name="T208">Salvation: Psychology</text:span><text:span text:style-name="T195"> (1985) p. 197.</text:span></text:p></text:note-body></text:note></text:span></text:span></text:p>
      <text:p text:style-name="P28"/>
      <text:p text:style-name="P69"><text:bookmark-start text:name="Objectevaluations_lead_to_incl"/><text:span text:style-name="T96">Avicenna</text:span><text:bookmark-end text:name="Objectevaluations_lead_to_incl"/><text:span text:style-name="T96">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P30"><text:span text:style-name="T96">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0">undergirded by images</text:span><text:span text:style-name="T96">, meaning that these judgments are about something inscribed in the imagination. But the evaluative process itself comes in </text:span><text:span text:style-name="T100">various modes</text:span><text:span text:style-name="T96"> (all undergirded by images), one of which modes is called “imaginative,” and the other which is called “discursive” or “reason-based.” These modes of evaluation refer to how exactly the object (inscribed in the imagination) is evaluated—whether </text:span><text:span text:style-name="T96">using reason (“discursive”), or not (“imaginative”). The next two sections will examine the key texts where these distinctions arise, so as to get a better understanding of [Stage 1], where evaluations trigger emotions.</text:span></text:p>
      <text:p text:style-name="P28"/>
      <text:h text:style-name="Heading_20_1" text:outline-level="1">5.1 Evaluations are about particulars</text:h>
      <text:p text:style-name="P28"/>
      <text:p text:style-name="P30"><text:span text:style-name="T96">All evaluations that lead to emotion are undergirded by images in the imagination because they are in response to particulars, and the sensitive faculties required to perceive particulars are </text:span><text:span text:style-name="T96">loosely referred to as “imagination.” Avicenna makes clear that imagination is necessary for any </text:span><text:soft-page-break/><text:span text:style-name="T96">particular inclination in a text from his </text:span><text:span text:style-name="T100">Remarks and Admonitions</text:span><text:span text:style-name="T96">. The text comes from a supplement he added to the psychological part of the </text:span><text:span text:style-name="T100">Remarks</text:span><text:span text:style-name="T96">,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P30"><text:span text:style-name="T96">The motion of celestial bodies, moving in their circular orbits, is identified as voluntary rather than natural because it has more than one sort of movement with respect to its object. In keeping with the description of voluntary motion from </text:span><text:span text:style-name="T100">Healing: Metaphysics</text:span><text:span text:style-name="T96"> 4.2 as stemming from a power over a thing and its opposites,</text:span><text:span text:style-name="Footnote_20_Symbol"><text:span text:style-name="T55"><text:note text:id="ftn222" text:note-class="footnote"><text:note-citation>222</text:note-citation><text:note-body><text:p text:style-name="Footer"><text:span text:style-name="T194"><text:s/></text:span><text:span text:style-name="T195">See section 2 above.</text:span></text:p></text:note-body></text:note></text:span></text:span><text:span text:style-name="T96"> Avicenna says that because the motion of the celestial bodies is circular, it by definition goes away from </text:span><text:span text:style-name="T100">and</text:span><text:span text:style-name="T96"> towards its object—he does not </text:span><text:span text:style-name="T96">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5"><text:note text:id="ftn223" text:note-class="footnote"><text:note-citation>223</text:note-citation><text:note-body><text:p text:style-name="Footer"><text:span text:style-name="T194"><text:s/></text:span><text:span text:style-name="T208">Remarks: Physics</text:span><text:span text:style-name="T195"> (1960) Section 3, Supplement 26, p. 438.</text:span></text:p></text:note-body></text:note></text:span></text:span></text:p>
      <text:p text:style-name="P30"><text:span text:style-name="T96">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5"><text:note text:id="ftn224" text:note-class="footnote"><text:note-citation>224</text:note-citation><text:note-body><text:p text:style-name="Footer"><text:span text:style-name="T194"><text:s/></text:span><text:span text:style-name="T195">This distinction is of course compatible with other divisions Avicenna makes, such as dividing voluntary motion in terms of in place or from place to place. For the later distinction, Avicenna, </text:span><text:span text:style-name="T208">Healing: Psychology</text:span><text:span text:style-name="T195"> (1959) beginning of 2.3.</text:span></text:p></text:note-body></text:note></text:span></text:span><text:span text:style-name="T96">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5"><text:note text:id="ftn225" text:note-class="footnote"><text:note-citation>225</text:note-citation><text:note-body><text:p text:style-name="Footer"><text:span text:style-name="T194"><text:s/></text:span><text:span text:style-name="T208">Remarks: Physics</text:span><text:span text:style-name="T195"> (1960) Section 3, Section 3, Supplement 27, p. 438.</text:span></text:p></text:note-body></text:note></text:span></text:span><text:span text:style-name="T96"> As examples he provides “son of Adam,” or “human being.” He does not define sensible intentions, but we know from other similar discussions in </text:span><text:span text:style-name="T100">Psychology</text:span><text:span text:style-name="T96"> that sensible intentions are particular,</text:span><text:span text:style-name="Footnote_20_Symbol"><text:span text:style-name="T55"><text:note text:id="ftn226" text:note-class="footnote"><text:note-citation>226</text:note-citation><text:note-body><text:p text:style-name="Footer"><text:span text:style-name="T194"><text:s/></text:span><text:span text:style-name="T195">Avicenna, </text:span><text:span text:style-name="T208">Healing: Psychology</text:span><text:span text:style-name="T195"> (1959) 2.2, 60. Emphasis mine.</text:span></text:p></text:note-body></text:note></text:span></text:span><text:span text:style-name="T96"> in that what is being conceived cannot be predicated of a whole species (Adam himself, as opposed to human being in general). </text:span></text:p>
      <text:p text:style-name="P30"><text:span text:style-name="T96">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ext:span><text:soft-page-break/><text:span text:style-name="T96">than specific positions. The notion of position "in general" makes sense if we remember that the </text:span><text:span text:style-name="T96">first body, the outermost sphere, is beyond even the sphere of the fixed stars, and does not have any planets or particular bodies inside it that move from place to place.</text:span><text:span text:style-name="Footnote_20_Symbol"><text:span text:style-name="T55"><text:note text:id="ftn227" text:note-class="footnote"><text:note-citation>227</text:note-citation><text:note-body><text:p text:style-name="Footer"><text:span text:style-name="T194"><text:s/></text:span><text:span text:style-name="T195">Discussion of the “first body” at Davidson (1992) 45, 74.</text:span></text:p></text:note-body></text:note></text:span></text:span><text:span text:style-name="T96">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P30"><text:span text:style-name="T96">Animal and human motion (in contrast with volitions of the first body, but </text:span><text:span text:style-name="T100">similar to </text:span><text:span text:style-name="T96">volitions of the other celestial bodies) involves particular movements, and is due to cognition of particulars. Avicenna initially bases this claim on what he takes as an axiom:</text:span></text:p>
      <text:p text:style-name="P28"/>
      <text:p text:style-name="Block"><text:span text:style-name="T103">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1"><text:note text:id="ftn228" text:note-class="footnote"><text:note-citation>228</text:note-citation><text:note-body><text:p text:style-name="Footer"><text:span text:style-name="T194"><text:s/></text:span><text:span text:style-name="T208">Remarks: Physics</text:span><text:span text:style-name="T195"> (1960) Section 3, Section 3, Supplement 29, p. 442-443.</text:span></text:p></text:note-body></text:note></text:span></text:span></text:p>
      <text:p text:style-name="P82"/>
      <text:p text:style-name="P69"><text:span text:style-name="T96">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5"><text:note text:id="ftn229" text:note-class="footnote"><text:note-citation>229</text:note-citation><text:note-body><text:p text:style-name="Footer"><text:span text:style-name="T194"><text:s/></text:span><text:span text:style-name="T208">Remarks: Physics</text:span><text:span text:style-name="T195"> (1960) Section 3, Section 3, Supplement 29, p. 443-444: </text:span><text:span text:style-name="T193">“[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6"> There first needs to be imagination and appetite towards a particular, and only then is it possible for concrete action to be conceived of and resolved upon.</text:span></text:p>
      <text:p text:style-name="P30"><text:span text:style-name="T96">But, of course, there is a sense in which it seems that we </text:span><text:span text:style-name="T100">do</text:span><text:span text:style-name="T96">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want something quite general (that is, crossing the entire field), which </text:span><text:soft-page-break/><text:span text:style-name="T96">is then carried out by crossing bits and pieces of it. In both cases, it seems that the initial object is general, not particular.</text:span></text:p>
      <text:p text:style-name="P28">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P28"/>
      <text:p text:style-name="Block"><text:span text:style-name="T103">We say also that we might draw a universal conclusion from universal premises […]</text:span><text:span text:style-name="Footnote_20_Symbol"><text:span text:style-name="T61"><text:note text:id="ftn230" text:note-class="footnote"><text:note-citation>230</text:note-citation><text:note-body><text:p text:style-name="Footer"><text:span text:style-name="T194"><text:s/></text:span><text:span text:style-name="T195">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3"> then we follow that with a particular conclusion from which proceed appetite and volition, particularized by a kind of estimative determination [</text:span><text:span text:style-name="T108">al-ta</text:span><text:span text:style-name="T103">ʿ</text:span><text:span text:style-name="T108">ayyun al-wahmī</text:span><text:span text:style-name="T103">]. Then from there the motive power proceeds towards particular </text:span><text:span text:style-name="T103">movements, which [movements] become the object of volition [</text:span><text:span text:style-name="T108">murāda</text:span><text:span text:style-name="T103">], for the sake of the initial object of </text:span><text:span text:style-name="T103">volition.</text:span><text:span text:style-name="Footnote_20_Symbol"><text:span text:style-name="T61"><text:note text:id="ftn231" text:note-class="footnote"><text:note-citation>231</text:note-citation><text:note-body><text:p text:style-name="Footer"><text:span text:style-name="T194"><text:s/></text:span><text:span text:style-name="T208">Remarks: Physics</text:span><text:span text:style-name="T195"> (1960) Section 3, Section 3, Supplement 29, p. 445-448.</text:span></text:p></text:note-body></text:note></text:span></text:span></text:p>
      <text:p text:style-name="P82"/>
      <text:p text:style-name="P48">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P30"><text:span text:style-name="T96">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5"><text:note text:id="ftn232" text:note-class="footnote"><text:note-citation>232</text:note-citation><text:note-body><text:p text:style-name="Footer"><text:span text:style-name="T194"><text:s/></text:span><text:span text:style-name="T208">Remarks: Physics</text:span><text:span text:style-name="T195"> (1960) Section 3, Section 3, Supplement 29, p. 444.</text:span></text:p></text:note-body></text:note></text:span></text:span><text:span text:style-name="T96">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similarities that rely to an extent on a more general concept, this does not show that the initial object of desire is general.</text:span></text:p>
      <text:p text:style-name="P28"><text:soft-page-break/>His response to the worry about crossing a distance is more extended:</text:p>
      <text:p text:style-name="P82"/>
      <text:p text:style-name="Block"><text:span text:style-name="T103">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motion. And that does not prevent individuality and particularity in the representation, just as it does not prevent motion.</text:span><text:span text:style-name="Footnote_20_Symbol"><text:span text:style-name="T61"><text:note text:id="ftn233" text:note-class="footnote"><text:note-citation>233</text:note-citation><text:note-body><text:p text:style-name="Footer"><text:span text:style-name="T194"><text:s/></text:span><text:span text:style-name="T208">Remarks: Physics</text:span><text:span text:style-name="T195"> (1960) Section 3, Section 3, Supplement 29, p. 444.</text:span></text:p></text:note-body></text:note></text:span></text:span></text:p>
      <text:p text:style-name="P82"/>
      <text:p text:style-name="P69"><text:bookmark-start text:name="Objectevaluations_are_about_pa"/><text:span text:style-name="T96">His</text:span><text:bookmark-end text:name="Objectevaluations_are_about_pa"/><text:span text:style-name="T96">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P30"><text:span text:style-name="T96">To summarize, Avicenna’s discussion in </text:span><text:span text:style-name="T100">Remarks</text:span><text:span text:style-name="T96"> shows that emotions occur in response to particular cognitions by diffusing the worry that having an initial goal—to which successive </text:span><text:span text:style-name="T96">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P30"><text:span text:style-name="T96">The passage therefore shows that particular representations in the imagination undergird the evaluations that cause emotion. A similar point is articulated, though not defended, in a brief </text:span><text:span text:style-name="T96">passage from Avicenna’s </text:span><text:span text:style-name="T100">Discussions [al-Mubāḥathāt]</text:span><text:span text:style-name="T96">, when Avicenna’s interlocutor asks, “How do we understand the idea that the appetitive and resolving faculties are corporeal?” Avicenna’s answer is as follows:</text:span></text:p>
      <text:p text:style-name="P28"/>
      <text:p text:style-name="Block">Estimative resolution is the faculty arrived at by the influence of the particular, such that [the particular] moves it [estimative resolution] towards causing motion insofar as it is affected/<text:span text:style-name="T225">moved</text:span> by the particular. And this is on account of corporeality. And the appetitive faculty enters into this, for there is conveyed to it [the appetitive faculty] a taste, or smell, or an imaginative memory of suchlike, and it is affected/<text:span text:style-name="T225">moved</text:span> towards seeking.<text:span text:style-name="Footnote_20_anchor"><text:span text:style-name="T96"><text:note text:id="ftn234" text:note-class="footnote"><text:note-citation>234</text:note-citation><text:note-body><text:p text:style-name="Footnote">Avicenna, Discussions (1995), section 861.</text:p></text:note-body></text:note></text:span></text:span></text:p>
      <text:p text:style-name="P82"><text:soft-page-break/></text:p>
      <text:p text:style-name="P48">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P69"><text:span text:style-name="T96"><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6"><text:note text:id="ftn235" text:note-class="footnote"><text:note-citation>235</text:note-citation><text:note-body><text:p text:style-name="Footnote"><text:s/><text:span text:style-name="T195">Avicenna, </text:span><text:span text:style-name="T208">Healing: Psychology</text:span><text:span text:style-name="T195"> (1959) 5.3, 222-223. For a discussion of intellection in Avicenna, and its relation to the body, see Black (2014), 325.</text:span></text:p></text:note-body></text:note></text:span></text:span><text:span text:style-name="T96">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6"><text:note text:id="ftn236" text:note-class="footnote"><text:note-citation>236</text:note-citation><text:note-body><text:p text:style-name="Footnote"><text:s/>For a discussion of the general Aristotelian principle in the Arabic context, see Black (1990) 189 and Black (2013), 79-80.</text:p></text:note-body></text:note></text:span></text:span><text:span text:style-name="T96">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text:span><text:span text:style-name="T96">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p text:style-name="P48"/>
      <text:p text:style-name="P48"/>
      <text:h text:style-name="Heading_20_1" text:outline-level="1">5.2 Evaluations can be imaginative or reason-based</text:h>
      <text:p text:style-name="P28"/>
      <text:p text:style-name="P30"><text:span text:style-name="T96">All evaluations that lead to emotions appear to be undergirded by particular imagination, but not all such evaluations are “imaginat</text:span><text:span text:style-name="T100">ive</text:span><text:span text:style-name="T96">,” since “imaginative” is one of the two in which </text:span><text:soft-page-break/><text:span text:style-name="T96">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P30"><text:span text:style-name="T96">Avicenna’s division between imaginative and cogitative evaluations is clearest in two texts from his </text:span><text:span text:style-name="T100">Healing: Rhetoric</text:span><text:span text:style-name="T96">. The first comes in the midst of his describing various sources of human action, as part of an attempt to distinguish acts that constitute wrongdoing from those that </text:span><text:span text:style-name="T96">do not, in order to help rhetoricians paint their subjects in a positive or negative light</text:span><text:span text:style-name="Footnote_20_Symbol"><text:span text:style-name="T55"><text:note text:id="ftn237" text:note-class="footnote"><text:note-citation>237</text:note-citation><text:note-body><text:p text:style-name="Footer"><text:span text:style-name="T194"><text:s/></text:span><text:span text:style-name="T195">Avicenna, </text:span><text:span text:style-name="T208">Healing: Rhetoric</text:span><text:span text:style-name="T195"> (1954) 2.5, 96ff.</text:span></text:p></text:note-body></text:note></text:span></text:span><text:span text:style-name="T96">: some acts are unintentional and involuntary [</text:span><text:span text:style-name="T100">bi-ghayr qasḍ wa-irāda</text:span><text:span text:style-name="T96">],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0">imaginatively</text:span><text:span text:style-name="T96">, and objects evaluated </text:span><text:span text:style-name="T100">rationally </text:span><text:span text:style-name="T97">(i.e., using reason, though necessarily correctly)</text:span><text:span text:style-name="T96">. This division is most evident in the second of the following two paragraphs, since Avicenna initially uses some language from the text on which he is basing the discussion (Aristotle’s </text:span><text:span text:style-name="T100">Rhetoric</text:span><text:span text:style-name="T96">), and then clarifies the matter in his own terminology:</text:span></text:p>
      <text:p text:style-name="P28"/>
      <text:p text:style-name="Block"><text:span text:style-name="T103">As for the acts that are from the will, they include [</text:span><text:span text:style-name="T108">min-hā</text:span><text:span text:style-name="T103">] those […] that follow upon animal appetite [</text:span><text:span text:style-name="T108">shawqan ḥayawāniyyan</text:span><text:span text:style-name="T103">], either desire for pleasure, and this is the concupiscible power, or desire for repelling and overcoming, and this is the irascible power. And among them [appetite-based acts]</text:span><text:span text:style-name="Footnote_20_Symbol"><text:span text:style-name="T61"><text:note text:id="ftn238" text:note-class="footnote"><text:note-citation>238</text:note-citation><text:note-body><text:p text:style-name="Footer"><text:span text:style-name="T194"><text:s/></text:span><text:span text:style-name="T195">Here Avicenna, less careful than in </text:span><text:span text:style-name="T207">Psychology</text:span><text:span text:style-name="T195"> 4.4, seems to be using the term appetite [</text:span><text:span text:style-name="T207">shawq</text:span><text:span text:style-name="T195">] to refer to inclination in general.</text:span></text:p></text:note-body></text:note></text:span></text:span><text:span text:style-name="T103"> there are those that follow upon cogitative desire [</text:span><text:span text:style-name="T108">shawqan fikriyyan</text:span><text:span text:style-name="T103">], or those that follow upon rational desire [</text:span><text:span text:style-name="T108">shawqan manṭiqiyyan</text:span><text:span text:style-name="T103">].</text:span><text:span text:style-name="Footnote_20_anchor"><text:span text:style-name="T103"><text:note text:id="ftn239" text:note-class="footnote"><text:note-citation>239</text:note-citation><text:note-body><text:p text:style-name="Footnote">Note that <text:span text:style-name="T145">shawq</text:span> is here being used generically to refer to any state of the motive faculty, qualified by adjectives like “rational” or “cogitative.” As we saw in chapter one, in his explicitly psychological texts, Avicenna tends to reserve <text:span text:style-name="T145">shawq</text:span> for referring to the sorts of concupiscible and irascible appetites shared by all animals.</text:p></text:note-body></text:note></text:span></text:span></text:p>
      <text:p text:style-name="Block"/>
      <text:p text:style-name="Block"><text:span text:style-name="T103">And it seems that what is meant by “cogitative [</text:span><text:span text:style-name="T108">al-fikrī</text:span><text:span text:style-name="T103">]” is what proceeds from cogitation [</text:span><text:span text:style-name="T108">al-fikr</text:span><text:span text:style-name="T103">] towards any goal whatsoever, even though the goal is not rational or good [</text:span><text:span text:style-name="T108">ghayr </text:span><text:span text:style-name="T103">ʿ</text:span><text:span text:style-name="T108">aqlī aw ghayr jamīl</text:span><text:span text:style-name="T103">], and [what is meant by] “rational [</text:span><text:span text:style-name="T108">al-manṭiqī</text:span><text:span text:style-name="T103">]” is what proceeds towards the good and the rational. So it seems that what is [actually] meant by “cogitative” is “imaginative,” and by “rational,” “cogitative in the proper sense.”</text:span><text:span text:style-name="Footnote_20_Symbol"><text:span text:style-name="T61"><text:note text:id="ftn240" text:note-class="footnote"><text:note-citation>240</text:note-citation><text:note-body><text:p text:style-name="Footer"><text:span text:style-name="T194"><text:s/></text:span><text:span text:style-name="T195">Avicenna, </text:span><text:span text:style-name="T208">Healing: Rhetoric</text:span><text:span text:style-name="T195"> (1954) 2.5, 96.</text:span></text:p></text:note-body></text:note></text:span></text:span></text:p>
      <text:p text:style-name="P48"/>
      <text:p text:style-name="P48"><text:soft-page-break/>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P30"><text:span text:style-name="T96">In the original Greek of Aristotle’s </text:span><text:span text:style-name="T100">Rhetoric</text:span><text:span text:style-name="T96">, the distinction is simply made between rational </text:span><text:span text:style-name="T96">and non-rational appetites, identifying concupiscible and irascible appetite with non-rational. In the Arabic translation of Aristotle's </text:span><text:span text:style-name="T101">Rhetoric</text:span><text:span text:style-name="T96">, however, two distinctions are made: first, between </text:span><text:span text:style-name="T100">cogitative</text:span><text:span text:style-name="T96"> desire and rational desire, and then between </text:span><text:span text:style-name="T100">non-rationa</text:span><text:span text:style-name="T101">l</text:span><text:span text:style-name="T96"> and rational desire, with concupiscible and irascible appetite being given as examples of the non-rational. So the Arabic text of Aristotle’s </text:span><text:span text:style-name="T100">Rhetoric</text:span><text:span text:style-name="T96"> text makes it seem as though “cogitative” and “non-rational” are different ways of talking about the same category of emotion, to be contrasted with what is rational. What follows is a translation of the problematic Arabic rendering of Aristotle’s text:</text:span></text:p>
      <text:p text:style-name="P48"/>
      <text:p text:style-name="Block"><text:span text:style-name="T103">[Among acts involving appetite] there is that which is for the sake of </text:span><text:span text:style-name="T108">cogitative</text:span><text:span text:style-name="T103"> desire [</text:span><text:span text:style-name="T108">al-shahwa al-fikriyya</text:span><text:span text:style-name="T103">], and what is for the sake of rational [</text:span><text:span text:style-name="T108">al-mantiqiyya</text:span><text:span text:style-name="T103">] [desire]. Volition is thought-based and rational [when] the agent only wills that which they think to be good. As for </text:span><text:span text:style-name="T108">irrational</text:span><text:span text:style-name="T103"> appetites, they are irascible and concupiscible appetite.</text:span><text:span text:style-name="Footnote_20_Symbol"><text:span text:style-name="T61"><text:note text:id="ftn241" text:note-class="footnote"><text:note-citation>241</text:note-citation><text:note-body><text:p text:style-name="Footer"><text:span text:style-name="T194"><text:s/></text:span><text:span text:style-name="T195">Avicenna, </text:span><text:span text:style-name="T208">Healing: Rhetoric </text:span><text:span text:style-name="T195">(1954) 2.5, 96. Emphasis mine.</text:span></text:p></text:note-body></text:note></text:span></text:span></text:p>
      <text:p text:style-name="P48"/>
      <text:p text:style-name="P69"><text:span text:style-name="T96">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6"><text:note text:id="ftn242" text:note-class="footnote"><text:note-citation>242</text:note-citation><text:note-body><text:p text:style-name="Footnote">See Black (2013).</text:p></text:note-body></text:note></text:span></text:span><text:span text:style-name="T96"> so it just does not seem right to lump cogitation together with the non-rational. Thus, the first paragraph of Avicenna’s text from </text:span><text:span text:style-name="T100">Healing: Rhetoric</text:span><text:span text:style-name="T96">,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00">fikriyya</text:span><text:span text:style-name="T96">]” to describe a process that does not involve reason.</text:span></text:p>
      <text:p text:style-name="P69"><text:span text:style-name="T96"><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ext:span><text:soft-page-break/><text:span text:style-name="T96">towards what has been identified as good. But more is said about the substance behind this distinction in a second text from </text:span><text:span text:style-name="T100">Healing: Rhetoric </text:span><text:span text:style-name="T97">that comes shortly thereafter</text:span><text:span text:style-name="T96">.</text:span></text:p>
      <text:p text:style-name="P30"><text:span text:style-name="T96">In the section of his </text:span><text:span text:style-name="T100">Rhetoric</text:span><text:span text:style-name="T96"> immediately following the distinction between different types of acts, Avicenna describes what pleasure is, again for the sake of improving the rhetorician’s understanding of the motivations of their audience. Avicenna distinguishes pleasures as rational </text:span><text:span text:style-name="T96">or non-rational, the difference corresponding to the way in which something is evaluated as worth pursuing or not. A non-rational pleasure is defined negatively, as having been evaluated as </text:span><text:span text:style-name="T96">worth pursuing </text:span><text:span text:style-name="T100">without</text:span><text:span text:style-name="T96"> any kind of discursive thought:</text:span></text:p>
      <text:p text:style-name="P28"/>
      <text:p text:style-name="Block"><text:span text:style-name="T103">And what is longed for [</text:span><text:span text:style-name="T108">al-mushtahā</text:span><text:span text:style-name="T103">] has a pleasurable quality, whether [it is] a rational [</text:span><text:span text:style-name="T108">nuṭqiyya</text:span><text:span text:style-name="T103">] pleasure or a non-rational pleasure. The non-rational [object of desire] is what desire [</text:span><text:span text:style-name="T108">shawq</text:span><text:span text:style-name="T103">] is directed towards without being due to cogitation [</text:span><text:span text:style-name="T108">fik</text:span><text:span text:style-name="T110">ra</text:span><text:span text:style-name="T105">] or knowledge [</text:span><text:span text:style-name="T110">raʾy</text:span><text:span text:style-name="T105">] or analog</text:span><text:span text:style-name="T103">y [</text:span><text:span text:style-name="T108">tamthīl</text:span><text:span text:style-name="T103">] that has clarified whether it is necessary that one pursue or not pursue it. And this [desire towards non-rational objects] is what pertains to nature and sensation.</text:span><text:span text:style-name="Footnote_20_Symbol"><text:span text:style-name="T61"><text:note text:id="ftn243" text:note-class="footnote"><text:note-citation>243</text:note-citation><text:note-body><text:p text:style-name="Footer"><text:span text:style-name="T194"><text:s/></text:span><text:span text:style-name="T195">Avicenna, </text:span><text:span text:style-name="T208">Healing: Rhetoric</text:span><text:span text:style-name="T195"> (1954) 2.6, 100. Emphasis mine.</text:span></text:p></text:note-body></text:note></text:span></text:span></text:p>
      <text:p text:style-name="P28"/>
      <text:p text:style-name="P69"><text:span text:style-name="T96">If non-rational pleasures are those things longed for on the basis of object-evaluations that </text:span><text:span text:style-name="T100">do not</text:span><text:span text:style-name="T96"> involve deliberation, knowledge, or analogy, then, by implication, rational pleasures are longed for on the basis of object-evaluations that </text:span><text:span text:style-name="T100">do</text:span><text:span text:style-name="T96">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5"><text:note text:id="ftn244" text:note-class="footnote"><text:note-citation>244</text:note-citation><text:note-body><text:p text:style-name="Footer"><text:span text:style-name="T194"><text:s/></text:span><text:span text:style-name="T195">Black (2013) 70.</text:span></text:p></text:note-body></text:note></text:span></text:span><text:span text:style-name="T96"> to arrive at an evaluation, as opposed to the evaluation just naturally arising due to the natural operations of the internal senses.</text:span></text:p>
      <text:p text:style-name="P30"><text:span text:style-name="T96">We can say more about the second type: “nature and sensation” are provided as examples to illustrate how non-rational evaluations are arrived at. In other words, animal faculties are 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5"><text:note text:id="ftn245" text:note-class="footnote"><text:note-citation>245</text:note-citation><text:note-body><text:p text:style-name="Footer"><text:span text:style-name="T194"><text:s/></text:span><text:span text:style-name="T195">In contemporary terms, these would not be reasons on a reason internalist view. See Tappolet (2016) 164.</text:span></text:p></text:note-body></text:note></text:span></text:span><text:span text:style-name="T96">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5"><text:note text:id="ftn246" text:note-class="footnote"><text:note-citation>246</text:note-citation><text:note-body><text:p text:style-name="Footer"><text:span text:style-name="T194"><text:s/></text:span><text:span text:style-name="T195">Deonna &amp; Teroni (2012) 55.</text:span></text:p></text:note-body></text:note></text:span></text:span><text:span text:style-name="Footnote_20_Symbol"><text:span text:style-name="T55"> </text:span></text:span><text:span text:style-name="T96">These are imaginative/non-rational cognitive causes for emotions.</text:span></text:p>
      <text:p text:style-name="P30"><text:soft-page-break/><text:span text:style-name="T96">It is worth making two clarifications about the initial </text:span><text:span text:style-name="T100">Rhetoric</text:span><text:span text:style-name="T96">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96">imaginative desire can proceed towards “any goal whatsoever,”</text:span><text:span text:style-name="Footnote_20_Symbol"><text:span text:style-name="T55"><text:note text:id="ftn247" text:note-class="footnote"><text:note-citation>247</text:note-citation><text:note-body><text:p text:style-name="Footer"><text:span text:style-name="T194"><text:s/></text:span><text:span text:style-name="T195">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6"> this does not mean that the agent could pursue something that it has evaluated as </text:span><text:span text:style-name="T100">not</text:span><text:span text:style-name="T96">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0">way</text:span><text:span text:style-name="T96"> in which an evaluation is arrived at.</text:span></text:p>
      <text:p text:style-name="P30"><text:span text:style-name="T96">Avicenna makes use of the distinction between imaginative and cogitative evaluative bases for emotion in at least two other texts. First, there is Avicenna’s discussion in </text:span><text:span text:style-name="T100">Metaphysics</text:span><text:span text:style-name="T96">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P28"/>
      <text:p text:style-name="Block"><text:span text:style-name="T103">Hence, the proximate principle of every psychological movement is a motive power in the muscle of the organ, and the principle that comes after it is desire—desire, as you have learned in the </text:span><text:span text:style-name="T108">Psychology</text:span><text:span text:style-name="T103">, being necessarily consequent on some [act of] imagination or cogitation [</text:span><text:span text:style-name="T108">takhayyul aw fikr</text:span><text:span text:style-name="T103">], so that the most remote principle would be either imaginative or cogitative [</text:span><text:span text:style-name="T108">takhayyulan aw fikran</text:span><text:span text:style-name="T103">].</text:span><text:span text:style-name="Footnote_20_Symbol"><text:span text:style-name="T61"><text:note text:id="ftn248" text:note-class="footnote"><text:note-citation>248</text:note-citation><text:note-body><text:p text:style-name="Footer"><text:span text:style-name="T194"><text:s/></text:span><text:span text:style-name="T195">Avicenna, </text:span><text:span text:style-name="T208">Healing: Metaphysics</text:span><text:span text:style-name="T195"> (2005) 6.5.7.</text:span></text:p></text:note-body></text:note></text:span></text:span></text:p>
      <text:p text:style-name="P48"/>
      <text:p text:style-name="P69"><text:span text:style-name="T96">He goes on to classify actions that proceed from imagination or deliberation, respectively, with </text:span><text:span text:style-name="T96">special attention to how we should think about acts that proceed from imagination. If imagination alone is involved, and there is thus no discursive thought, we call the end towards which an act is directed “trivial” and the act itself “haphazard.”</text:span><text:span text:style-name="Footnote_20_Symbol"><text:span text:style-name="T55"><text:note text:id="ftn249" text:note-class="footnote"><text:note-citation>249</text:note-citation><text:note-body><text:p text:style-name="Footer"><text:span text:style-name="T194"><text:s/></text:span><text:span text:style-name="T195">Avicenna, </text:span><text:span text:style-name="T208">Healing: Metaphysics</text:span><text:span text:style-name="T195"> (2005) 6.5.10, 12.</text:span></text:p></text:note-body></text:note></text:span></text:span><text:span text:style-name="T96"> There is still an end, or an object, but it would merely be due to “nature and sensation.”</text:span></text:p>
      <text:p text:style-name="P30"><text:span text:style-name="T96">Finally, the distinction between imaginative and deliberative is evident in a text from Avicenna’s </text:span><text:span text:style-name="T100">Notes </text:span><text:span text:style-name="T96">[</text:span><text:span text:style-name="T100">al-Ta</text:span><text:span text:style-name="T96">ʿ</text:span><text:span text:style-name="T100">līqāt</text:span><text:span text:style-name="T96">] titled “Explaining [the Necessary Existent’s] Volition [</text:span><text:span text:style-name="T100">bayān</text:span><text:span text:style-name="T96"> </text:span><text:span text:style-name="T100">irādatihi</text:span><text:span text:style-name="T96">].” The main purpose of this particular discussion is to clarify the sense in which the Necessary Existent has volition, but along the way voluntary action in general is explained in such a way as sheds light on imaginative versus cogitative evaluation, especially in the following passage:</text:span></text:p>
      <text:p text:style-name="P28"><text:soft-page-break/></text:p>
      <text:p text:style-name="Block"><text:span text:style-name="T103">[E]very action that proceeds from a will, the principle of that will is either knowledge [ʿ</text:span><text:span text:style-name="T108">ilm</text:span><text:span text:style-name="T103">] or opinion [</text:span><text:span text:style-name="T108">ẓann</text:span><text:span text:style-name="T103">] or imagination [</text:span><text:span text:style-name="T108">takhayyul</text:span><text:span text:style-name="T103">]. An example of what proceeds from understanding is the action of the geometer or </text:span><text:span text:style-name="T103">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1"><text:note text:id="ftn250" text:note-class="footnote"><text:note-citation>250</text:note-citation><text:note-body><text:p text:style-name="Footer"><text:span text:style-name="T194"><text:s/></text:span><text:span text:style-name="T195">Avicenna, </text:span><text:span text:style-name="T208">Notes</text:span><text:span text:style-name="T195">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P82"/>
      <text:p text:style-name="P69"><text:span text:style-name="T96">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0">know</text:span><text:span text:style-name="T96"> something as good is to have a deep grasp of why it is the way it is, such as a geometer or physician have of their objects. One’s reasons are firm and have been made explicit. To believe something as good </text:span><text:span text:style-name="T100">according to opinion</text:span><text:span text:style-name="T96"> is to have a reason for preferring one thing over another, but to admit that the other option is possible. This is not as firmly grasped of a reason, but it is still explicit.</text:span><text:span text:style-name="Footnote_20_Symbol"><text:span text:style-name="T55"><text:note text:id="ftn251" text:note-class="footnote"><text:note-citation>251</text:note-citation><text:note-body><text:p text:style-name="Footer"><text:span text:style-name="T194"><text:s/></text:span><text:span text:style-name="T195">A related distinction is between knowledge and opinion: “Knowled</text:span><text:span text:style-name="T198">ge [</text:span><text:span text:style-name="T211">raʾy</text:span><text:span text:style-name="T198">] is belief that is settled, while opinion [ẓ</text:span><text:span text:style-name="T211">ann</text:span><text:span text:style-name="T198">] is belief one is inclined towards, along with the admission that the alternative</text:span><text:span text:style-name="T195"> might be true. And not everyone who opines believes, just like not everyone who senses thinks, or everyone who imagines opines or believes or knows.” Avicenna, </text:span><text:span text:style-name="T208">Healing: Psychology</text:span><text:span text:style-name="T195"> (1959) 5.1, 207-208.</text:span></text:p></text:note-body></text:note></text:span></text:span><text:span text:style-name="T96"> </text:span><text:bookmark-start text:name="Objectevaluations_can_be_imagi"/><text:span text:style-name="T96">On</text:span><text:bookmark-end text:name="Objectevaluations_can_be_imagi"/><text:span text:style-name="T96"> the other hand, when something is construed as good according to the imagination, there is no mention of reasons—something simply “appears [or seems: </text:span><text:span text:style-name="T100">yushbih</text:span><text:span text:style-name="T96">]” worth pursuing, and that is that. Appearances are not necessarily wrong, they are just not based on discursive thought.</text:span></text:p>
      <text:p text:style-name="P30"><text:span text:style-name="T96">So in the last two sections we have seen two senses in which imagination relates to emotion. </text:span><text:span text:style-name="T96">On the one hand, all emotions are triggered by evaluations, insofar as those evaluations are based on particulars, conceived in the imagination (even if higher faculties are also involved in the evaluative process). On the other hand, some emotions are based on imaginat</text:span><text:span text:style-name="T100">ive</text:span><text:span text:style-name="T96">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text:span><text:span text:style-name="T96">worth pursuing or not, it seems most likely that he has the former sense of imagination in mind. </text:span><text:soft-page-break/><text:span text:style-name="T96">That is, he is simply pointing out that inclinations/emotions are caused by evaluations of particulars.</text:span></text:p>
      <text:p text:style-name="P30"><text:span text:style-name="T96">For the purposes of this chapter, this confirms that Avicenna indeed has the view expressed in [Stage 1]: some practical good (the ob</text:span><text:span text:style-name="T98">ject, unmoved-mover), ima</text:span><text:span text:style-name="T96">gined as having some sort of </text:span><text:span text:style-name="T96">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p text:style-name="P28"/>
      <text:h text:style-name="Heading_20_1" text:outline-level="1">6<text:bookmark-start text:name="Practical_judgments_lead_to_re"/>. Practic<text:bookmark-end text:name="Practical_judgments_lead_to_re"/>al judgments lead to resolution</text:h>
      <text:p text:style-name="P28"/>
      <text:p text:style-name="P30"><text:span text:style-name="T96">Once a subject has an emotion/inclination (</text:span><text:span text:style-name="T101">nizāʿ</text:span><text:span text:style-name="T96">/</text:span><text:span text:style-name="T100">inbiʿāth</text:span><text:span text:style-name="T96">)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0">al-ijmā</text:span><text:span text:style-name="T96">ʿ). In the </text:span><text:span text:style-name="T101">Metaphysics</text:span><text:span text:style-name="T96">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P30"><text:span text:style-name="T96">Avicenna describes practical judgments, particularly with reference to the rational soul, in </text:span><text:span text:style-name="T100">Healing: Psychology</text:span><text:span text:style-name="T96"> 5.1. This section builds off of the general sketch of the practical intellect in 1.5 that we looked at in chapter two, on human emotion, but in it he more fully unpacks the nature of practical judgments and their relation to the resolution-to-act is more fully unpacked. The main thing that we need to see in this text is that not just any judgment leads to a resolution-to-act, but only the conclusion of a practical syllogism, or the analogue to a the conclusion of a practical syllogism at the animal level.</text:span><text:span text:style-name="Footnote_20_Symbol"><text:span text:style-name="T55"><text:note text:id="ftn252" text:note-class="footnote"><text:note-citation>252</text:note-citation><text:note-body><text:p text:style-name="Footer"><text:span text:style-name="T194"><text:s/></text:span><text:span text:style-name="T195">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7">al-quwwa al-ijmā</text:span><text:span text:style-name="T195">ʿ</text:span><text:span text:style-name="T207">iyyya ilā</text:span><text:span text:style-name="T195">] movement of the body, just as [movement of the body] follows judgments of other faculties in animals (</text:span><text:span text:style-name="T207">Healing: Psychology </text:span><text:span text:style-name="T195">(1959) 5.1, 207).”</text:span></text:p></text:note-body></text:note></text:span></text:span><text:span text:style-name="T96"> In the language of Aristotle looked at earlier, it is this cognition which determines the </text:span><text:span text:style-name="T100">means</text:span><text:span text:style-name="T96"> to achieve some end.</text:span></text:p>
      <text:p text:style-name="P30"><text:span text:style-name="T96">To be clear again about the sequence of acts: although practical judgment and resolution-to-act are technically </text:span><text:span text:style-name="T101">post</text:span><text:span text:style-name="T96">-emotion, these acts are all closely related, and part of the same overall theory of action. Getting clear on practical judgments and resolution-to-act ([Stage 2]), which </text:span><text:span text:style-name="T101">follow</text:span><text:span text:style-name="T96"> </text:span><text:span text:style-name="T97">emotions</text:span><text:span text:style-name="T96">, will help us confirm the role played by emotions described in prior sections. </text:span><text:span text:style-name="T96">One reason it makes sense for Avicenna to think of emotions merely as inclinations caused by </text:span><text:soft-page-break/><text:span text:style-name="T96">evaluative judgments ([Stage 1]), is precisely because he distinguishes these other acts ([Stage 2]), which follow emotions, and help to actually bring about concrete action.</text:span></text:p>
      <text:p text:style-name="P30"><text:span text:style-name="T96">Avicenna introduces his discussion of practical judgments with a contrast, clarifying that judgments of theoretical intellect are </text:span><text:span text:style-name="T100">not</text:span><text:span text:style-name="T96"> essentially related to action:</text:span></text:p>
      <text:p text:style-name="P28"/>
      <text:p text:style-name="Block"><text:span text:style-name="T103">[a]</text:span><text:span text:style-name="Footnote_20_Symbol"><text:span text:style-name="T61"><text:note text:id="ftn253" text:note-class="footnote"><text:note-citation>253</text:note-citation><text:note-body><text:p text:style-name="Footer"><text:span text:style-name="T194"><text:s/></text:span><text:span text:style-name="T195">The texts labeled [a-e] are a mostly continuous section from </text:span><text:span text:style-name="T207">Healing: Psychology </text:span><text:span text:style-name="T195">(1959) 5.1, 206-207.</text:span></text:p></text:note-body></text:note></text:span></text:span><text:span text:style-name="T103"> Humans have governance in particular matters and in universal matters. In universal matters there is </text:span><text:span text:style-name="T103">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1"><text:note text:id="ftn254" text:note-class="footnote"><text:note-citation>254</text:note-citation><text:note-body><text:p text:style-name="Footer"><text:span text:style-name="T194"><text:s/></text:span><text:span text:style-name="T195">The “postponement” Avicenna mentions refers to further discussion of universals qua universals, which he returns to in the </text:span><text:span text:style-name="T208">Healing: Metaphysics</text:span><text:span text:style-name="T195"> 5.2, </text:span><text:span text:style-name="T221">but this is his primary explanation of the difference between universal and practical judgments.</text:span></text:p></text:note-body></text:note></text:span></text:span></text:p>
      <text:p text:style-name="P28"/>
      <text:p text:style-name="P48">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P30"><text:span text:style-name="T96">With the universal judgments of the theoretical intellect determined to be insufficient for prompting action, Avicenna contrasts this with the sort of judgments that </text:span><text:span text:style-name="T100">can</text:span><text:span text:style-name="T96"> lead to action, these being the particular judgments of the practical intellect:</text:span></text:p>
      <text:p text:style-name="P28"/>
      <text:p text:style-name="Block"><text:span text:style-name="T103">[b] Humans have, then, a faculty concerned with universal matters and another concerned with deliberation [</text:span><text:span text:style-name="T108">al-rawīya</text:span><text:span text:style-name="T103">] in particular matters, about what should be done and not done, about what is beneficial and harmful, beautiful and ugly, good and bad. And that [is done] through a type of syllogism and reflection, [which can be] correct or faulty, whose goal is to produce a belief [</text:span><text:span text:style-name="T111">raʾy</text:span><text:span text:style-name="T103">] about some particular, future thing from among that which is possible. For one does not deliberate about whether or not to do things that are necessary or non-existent, nor [does one deliberate about whether or not to do things] pertaining to what is past [because] the past cannot be enacted. If this faculty judges, there follows a movement of the faculty that resolves on [</text:span><text:span text:style-name="T108">al-quwwa al-ijmā</text:span><text:span text:style-name="T103">ʿ</text:span><text:span text:style-name="T108">iyya ilā</text:span><text:span text:style-name="T103">] movement of the body, just as [movement of the body] follows judgments of other faculties in animals.</text:span><text:span text:style-name="Footnote_20_Symbol"><text:span text:style-name="T61"><text:note text:id="ftn255" text:note-class="footnote"><text:note-citation>255</text:note-citation><text:note-body><text:p text:style-name="Footer"><text:span text:style-name="T194"><text:s/></text:span><text:span text:style-name="T195">Avicenna, </text:span><text:span text:style-name="T207">Healing: Psychology </text:span><text:span text:style-name="T195">(1959) 5.1, 207.</text:span></text:p></text:note-body></text:note></text:span></text:span></text:p>
      <text:p text:style-name="P82"/>
      <text:p text:style-name="P69"><text:soft-page-break/><text:span text:style-name="T96">In this last sentence Avicenna says that the judgments described in this paragraph lead, directly, to an actualization of the resolving faculty, not mere inclination. He does not specifically say that </text:span><text:span text:style-name="T96">judgments of the practical intellect lead to acts of the resolving faculty, </text:span><text:span text:style-name="T100">as opposed to</text:span><text:span text:style-name="T96">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0">al-ijmā</text:span><text:span text:style-name="T96">ʿ here.</text:span></text:p>
      <text:p text:style-name="P30"><text:span text:style-name="T96">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96">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6"><text:note text:id="ftn256" text:note-class="footnote"><text:note-citation>256</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6"> There are other judgments that we might , the practical intellect can do other things, and is involved in other processes. But “ are other , but it is the way that the practical intellect is most relevant to the theory of actin being d</text:span></text:p>
      <text:p text:style-name="P28">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P28">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P28"/>
      <text:p text:style-name="Block"><text:soft-page-break/>[c] And this faculty [the practical intellect] is supplied by the faculty that deals with universals, and from there it [the practical intellect] takes major premises concerning what it deliberates about, and draws conclusions in the realm of particulars.</text:p>
      <text:p text:style-name="P28"/>
      <text:p text:style-name="P69"><text:span text:style-name="T96">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6">associates with both faculties have to do with their </text:span><text:span text:style-name="T100">goals</text:span><text:span text:style-name="T96"> as faculties (truth vs. action), not the </text:span><text:span text:style-name="T100">content</text:span><text:span text:style-name="T96"> of the premises they make use of.</text:span></text:p>
      <text:p text:style-name="P28">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P28"/>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P28"/>
      <text:p text:style-name="P69"><text:span text:style-name="T96">When Avicenna says that the principles of the theoretical intellect are “primary premises,” he is referring, as defined in </text:span><text:span text:style-name="T100">Remarks and Admonitions</text:span><text:span text:style-name="T96">, to propositions “that are necessitated by the essence and instinct of a clear intellect, and not by any cause external to it.”</text:span><text:span text:style-name="Footnote_20_Symbol"><text:span text:style-name="T55"><text:note text:id="ftn257" text:note-class="footnote"><text:note-citation>257</text:note-citation><text:note-body><text:p text:style-name="Footer"><text:span text:style-name="T194"><text:s/></text:span><text:span text:style-name="T195">Avicenna, </text:span><text:span text:style-name="T208">Remarks: Logic</text:span><text:span text:style-name="T195"> (1984, trans. Inati) 119.</text:span></text:p></text:note-body></text:note></text:span></text:span><text:span text:style-name="T96"> In other words, propositions like “the whole is greater than its parts,” are axiomatic in the sense that their truth is automatically assented to, once they are understood.</text:span><text:span text:style-name="Footnote_20_Symbol"><text:span text:style-name="T55"><text:note text:id="ftn258" text:note-class="footnote"><text:note-citation>258</text:note-citation><text:note-body><text:p text:style-name="Footer"><text:span text:style-name="T194"><text:s/></text:span><text:span text:style-name="T195">“Axiomatic” is Inati’s word. See Avicenna, </text:span><text:span text:style-name="T208">Remarks: Logic </text:span><text:span text:style-name="T195">(1984, trans. Inati) 119, fn. 5.</text:span></text:p></text:note-body></text:note></text:span></text:span><text:span text:style-name="T96"> <text:s/>Assent to them is given because they are grasped as necessarily true in themselves, on the basis of the essences under consideration, not on the basis of any external evidence.</text:span></text:p>
      <text:p text:style-name="P30"><text:soft-page-break/><text:span text:style-name="T96">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5"><text:note text:id="ftn259" text:note-class="footnote"><text:note-citation>259</text:note-citation><text:note-body><text:p text:style-name="Footer"><text:span text:style-name="T194"><text:s/></text:span><text:span text:style-name="T195">Black (2013a) 124.</text:span></text:p></text:note-body></text:note></text:span></text:span><text:span text:style-name="T96">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0">Remarks</text:span><text:span text:style-name="T96">,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5"><text:note text:id="ftn260" text:note-class="footnote"><text:note-citation>260</text:note-citation><text:note-body><text:p text:style-name="Footer"><text:span text:style-name="T194"><text:s/></text:span><text:span text:style-name="T195">Avicenna, </text:span><text:span text:style-name="T208">Remarks: Logic </text:span><text:span text:style-name="T195">(1984, trans. Inati) 122.</text:span></text:p></text:note-body></text:note></text:span></text:span></text:p>
      <text:p text:style-name="P28">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P30"><text:span text:style-name="T96">Though Avicenna thinks that the practical intellect </text:span><text:span text:style-name="T100">typically</text:span><text:span text:style-name="T96"> relies on a weaker sorts of premises, a text we looked at earlier in chapter two from Avicenna’s </text:span><text:span text:style-name="T100">Psychology</text:span><text:span text:style-name="T96"> 1.5 shows that practical judgments can also be verified in a more certain way.</text:span><text:span text:style-name="Footnote_20_Symbol"><text:span text:style-name="T55"><text:note text:id="ftn261" text:note-class="footnote"><text:note-citation>261</text:note-citation><text:note-body><text:p text:style-name="Footer"><text:span text:style-name="T194"><text:s/></text:span><text:span text:style-name="T195">See discussion in chapter 2, section 2.</text:span></text:p></text:note-body></text:note></text:span></text:span><text:span text:style-name="T96"> As we saw, in 1.5 Avicenna briefly indicates that the premises the practical intellect uses, like “lying and injustice are bad” </text:span><text:span text:style-name="T96">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55"><text:note text:id="ftn262" text:note-class="footnote"><text:note-citation>262</text:note-citation><text:note-body><text:p text:style-name="Footer"><text:span text:style-name="T194"><text:s/></text:span><text:span text:style-name="T195">Avicenna </text:span><text:span text:style-name="T207">Healing: Psychology </text:span><text:span text:style-name="T195">(1959) 1.5, 46.</text:span></text:p></text:note-body></text:note></text:span></text:span><text:span text:style-name="T96">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0">typical</text:span><text:span text:style-name="T96"> way in which we arrive at practical </text:span><text:span text:style-name="T96">conclusions. Even though it would be possible to demonstrate that lying is bad from primary premises, most people take this, and most ethical principles for that matter, to be an accepted premise simply on the basis of moral upbringing.</text:span></text:p>
      <text:p text:style-name="P28">In the conclusion to 5.1’s discussion of the practical intellect, Avicenna reaffirms that he has been discussing specifically the sort of cognition undergirding the transition to the motive state <text:soft-page-break/>of resolution. At the same time, he reaffirms the point that this same sort of function exists, albeit via a different mechanism, in animals:</text:p>
      <text:p text:style-name="P28"/>
      <text:p text:style-name="Block"><text:span text:style-name="T103">[e] For there is in humans a sensible judge, and an estimative judge in the re</text:span><text:span text:style-name="T105">alm of imagination, and an intellectual and practical judge. And the motivating principles that belong to [</text:span><text:span text:style-name="T110">al-mabādiʾ al-bā</text:span><text:span text:style-name="T105">ʿ</text:span><text:span text:style-name="T110">itha li-</text:span><text:span text:style-name="T105">] humans’ faculty that resolves upon [</text:span><text:span text:style-name="T110">quwwatihi al-ijmā</text:span><text:span text:style-name="T105">ʿ</text:span><text:span text:style-name="T110">iyya </text:span><text:span text:style-name="T105">ʿ</text:span><text:span text:style-name="T110">alā</text:span><text:span text:style-name="T105">] the movement of the org</text:span><text:span text:style-name="T103">ans are imaginative estimation [</text:span><text:span text:style-name="T108">wahm khayālī</text:span><text:span text:style-name="T103">], the practical intellect, and the concupiscible and irascible faculties. Other animals have three of these.</text:span></text:p>
      <text:p text:style-name="P28"/>
      <text:p text:style-name="P69"><text:span text:style-name="T96">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just as resolution follows practical judgments for humans, so it <text:s/>“follows judgments of other faculties in animals.”</text:span><text:span text:style-name="Footnote_20_Symbol"><text:span text:style-name="T96"><text:note text:id="ftn263" text:note-class="footnote"><text:note-citation>263</text:note-citation><text:note-body><text:p text:style-name="Footnote"><text:s/>See above, fn. ????</text:p></text:note-body></text:note></text:span></text:span><text:span text:style-name="T96"> Likewise, this coheres with the </text:span><text:span text:style-name="T100">Metaphysics</text:span><text:span text:style-name="T96"> 4.2 text we looked at earlier (text [b], section 2) which said that the judgment prior to a resolved will can just be a kind of “estimative belief [</text:span><text:span text:style-name="T100">i</text:span><text:span text:style-name="T96">ʿ</text:span><text:span text:style-name="T100">atiqād wahmī</text:span><text:span text:style-name="T96">],” when resolution is reached without the involvement of rational faculties.</text:span><text:span text:style-name="Footnote_20_Symbol"><text:span text:style-name="T55"><text:note text:id="ftn264" text:note-class="footnote"><text:note-citation>264</text:note-citation><text:note-body><text:p text:style-name="Footer"><text:span text:style-name="T194"><text:s/></text:span><text:span text:style-name="T195">See chart in section 2 of this chapter.</text:span></text:p></text:note-body></text:note></text:span></text:span><text:span text:style-name="T96"> These texts are not linked in a straightforward way, but the general picture is the same in both, with analogous practical judgments on the animal and human level able to lead to resolution.</text:span></text:p>
      <text:p text:style-name="P30"><text:span text:style-name="T96">Avicenna is not explicit in any text in his corpus about the precise role estimation plays in non-human animals for the sake of bringing about resolution. Of course he has plenty to say in </text:span><text:span text:style-name="T100">Psychology</text:span><text:span text:style-name="T96"> 4.4 about how animals make general value judgments</text:span><text:span text:style-name="Footnote_20_Symbol"><text:span text:style-name="T96"><text:note text:id="ftn265" text:note-class="footnote"><text:note-citation>265</text:note-citation><text:note-body><text:p text:style-name="Footnote"><text:s/>Again, “value” and “evaluation” are not meant to have strictly ethical overtones here. See explanation at the beginning of section 5.</text:p></text:note-body></text:note></text:span></text:span><text:span text:style-name="T96">: some knowledge of harms and benefits is built into animals as instinct, some is learned through experience.</text:span><text:span text:style-name="Footnote_20_Symbol"><text:span text:style-name="T55"><text:note text:id="ftn266" text:note-class="footnote"><text:note-citation>266</text:note-citation><text:note-body><text:p text:style-name="Footer"><text:span text:style-name="T194"><text:s/></text:span><text:span text:style-name="T195">Avicenna, </text:span><text:span text:style-name="T207">Healing: Psychology </text:span><text:span text:style-name="T195">(1959) 4.3, 183-184.</text:span></text:p></text:note-body></text:note></text:span></text:span><text:span text:style-name="T96"> But it is not </text:span><text:span text:style-name="T96">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P30"><text:span text:style-name="T96">In text [e], the conclusion, Avicenna has emphasized the importance of both emotion and practical judgment as causes of resolution-to-act, because if either of these things are missing, </text:span><text:soft-page-break/><text:span text:style-name="T96">there can be no resolution. Judging something to be worth doing, but having no initial inclination to do it, provides no motive state for the practical judgment to help push into a resolution, while </text:span><text:span text:style-name="T96">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0">yūjib</text:span><text:span text:style-name="T96">] resolution-to-act [</text:span><text:span text:style-name="T100">al-ijmā</text:span><text:span text:style-name="T96">ʿ].”</text:span><text:span text:style-name="Footnote_20_Symbol"><text:span text:style-name="T55"><text:note text:id="ftn267" text:note-class="footnote"><text:note-citation>267</text:note-citation><text:note-body><text:p text:style-name="Footer"><text:span text:style-name="T194"><text:s/></text:span><text:span text:style-name="T195">Avicenna, </text:span><text:span text:style-name="T207">Healing: Psychology </text:span><text:span text:style-name="T195">(1959) 195. Discussed at the beginning of the section 1, above.</text:span></text:p></text:note-body></text:note></text:span></text:span><text:span text:style-name="T96"> The different emphases in each makes sense, since both inclination and practical judgment need to come together if there is going to be resolution.</text:span></text:p>
      <text:p text:style-name="P30"><text:span text:style-name="T96">The preceding analysis of the text on the practical intellect in 5.1 has confirmed the general picture summarized in [Stage 2]: some practical good (the object, unmover-mover), represented as part of a practical judgment, can lead to a resolution-to-act</text:span><text:span text:style-name="Footnote_20_Symbol"><text:span text:style-name="T55"><text:note text:id="ftn268" text:note-class="footnote"><text:note-citation>268</text:note-citation><text:note-body><text:p text:style-name="Footer"><text:span text:style-name="T194"><text:s/></text:span><text:span text:style-name="T195">Avicenna is aware that any illustration of the factors involved in voluntary movement is going to seem overly simplistic, as this one may have. In his </text:span><text:span text:style-name="T208">Healing: Physics</text:span><text:span text:style-name="T195">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6"> (e.g., someone decides to open the cupboard to get a snack, and the motive faculty actually attempts to instigate action</text:span><text:span text:style-name="Footnote_20_Symbol"><text:span text:style-name="T96"><text:note text:id="ftn269" text:note-class="footnote"><text:note-citation>269</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6">).</text:span></text:p>
      <text:p text:style-name="P28"/>
      <text:p text:style-name="P28"/>
      <text:h text:style-name="Heading_20_1" text:outline-level="1">7. Conclusion: reviewing the distinctions</text:h>
      <text:p text:style-name="P28"/>
      <text:p text:style-name="P28">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p text:style-name="P28"/>
      <text:list xml:id="list1272197348" text:continue-numbering="true" text:style-name="WW8Num2">
        <text:list-item>
          <text:p text:style-name="P125"><text:soft-page-break/>Evaluations: cognitions that ascribe value to objects/ends in some way</text:p>
        </text:list-item>
        <text:list-item>
          <text:p text:style-name="P125">Practical judgments: cognitions about the course of action to take regarding some evaluated object/end</text:p>
        </text:list-item>
      </text:list>
      <text:p text:style-name="P28"/>
      <text:p text:style-name="P48">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p text:style-name="P28"/>
      <text:list xml:id="list9142393516442366438" text:style-name="L5">
        <text:list-item>
          <text:p text:style-name="P117">Evaluations are cognitions that involve particular imagination.</text:p>
        </text:list-item>
        <text:list-item>
          <text:p text:style-name="P117">Evaluations can ascribe value to their objects via imaginative/non-rational or cogitative/rational processes.</text:p>
        </text:list-item>
      </text:list>
      <text:p text:style-name="P28"/>
      <text:p text:style-name="P69"><text:span text:style-name="T96">When Avicenna says that emotions are triggered when something is “imagined as having some sort of value," he probably does </text:span><text:span text:style-name="T100">not</text:span><text:span text:style-name="T96"> have the second sense sense of "imaginative" involvement in mind. That is, the evaluations leading to emotions can be imaginative or cogitative, where imaginative means "lacking discursive thought." But this does not apply to all evaluations (since cogitative evaluations </text:span><text:span text:style-name="T100">do</text:span><text:span text:style-name="T96">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6"><text:note text:id="ftn270" text:note-class="footnote"><text:note-citation>270</text:note-citation><text:note-body><text:p text:style-name="Footnote"><text:s/>Being based on particulars is not unique to the evaluations behind emotions, since practical judgments engage the imagination as well (s<text:span text:style-name="T195">ee section 5, above.)</text:span>, but it is nonetheless an important feature of his explanation of the evaluations behind emotions.</text:p></text:note-body></text:note></text:span></text:span></text:p>
      <text:p text:style-name="P30"><text:span text:style-name="T96">Going back to some of the previously mentioned earlier understandings of </text:span><text:span text:style-name="T100">al-ijmā</text:span><text:span text:style-name="T96">ʿ,</text:span><text:span text:style-name="Footnote_20_Symbol"><text:span text:style-name="T96"><text:note text:id="ftn271" text:note-class="footnote"><text:note-citation>271</text:note-citation><text:note-body><text:p text:style-name="Footnote"><text:s/>See end of section 2.</text:p></text:note-body></text:note></text:span></text:span><text:span text:style-name="T96"> it should be clear that the Latin tendency of sometimes translating </text:span><text:span text:style-name="T100">al-ijmā</text:span><text:span text:style-name="T96">ʿ with terms that capture </text:span><text:span text:style-name="T96">inclination was a mistake, since inclination and resolution are distinct. Moreover, </text:span><text:span text:style-name="T100">al-ijmā</text:span><text:span text:style-name="T96">ʿ in Avicenna does not have any particular association with </text:span><text:span text:style-name="T100">al-ijmā</text:span><text:span text:style-name="T96">ʿ in Islamic legal theory. It describes a state of the motive faculty, not the coming together of various faculties in any way that resembles a number of legal judges coming together. We could think of motion in fact occurring at the point where cognition and motive faculties finally “come together” to cause movement, but this is not precisely what Avicenna picks out by the term </text:span><text:span text:style-name="T100">al-ijmā</text:span><text:span text:style-name="T96">ʿ. Finally, there is no obvious Stoic influence on Avicenna’s concept of </text:span><text:span text:style-name="T100">al-ijmā</text:span><text:span text:style-name="T96">ʿ. On the contrary, given that it is motive, rather than cognitive, it seems uniquely unsuited to be a successor to the Stoic concept of </text:span><text:span text:style-name="T100">synkatathesis</text:span><text:span text:style-name="T96">. It might be that the </text:span><text:span text:style-name="T100">practical judgment</text:span><text:span text:style-name="T96"> leading to </text:span><text:span text:style-name="T100">al-ijmā</text:span><text:span text:style-name="T96">ʿ fulfills a similar role in </text:span><text:soft-page-break/><text:span text:style-name="T96">Avicenna’s psychology as </text:span><text:span text:style-name="T100">synkatathesis </text:span><text:span text:style-name="T96">does in the Stoic tradition, but the practical judgment is, of course, something distinct from </text:span><text:span text:style-name="T100">al-ijmā</text:span><text:span text:style-name="T96">ʿ itself.</text:span></text:p>
      <text:p text:style-name="P30"><text:span text:style-name="Footnote_20_Symbol"><text:span text:style-name="T96">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28"/>
      <text:p text:style-name="P48"/>
      <text:h text:style-name="P136" text:outline-level="1">Chapter 4: Physiology in Avicenna's Affective Psychology</text:h>
      <text:p text:style-name="P83"/>
      <text:p text:style-name="P91"><text:span text:style-name="T15">In this chapter, I will present the aspects of physiology found in Avicenna’s philosophical and medical texts that are relevant to his affective psychology. I will </text:span><text:span text:style-name="T27">not</text:span><text:span text:style-name="T15">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P91"><text:span text:style-name="T15">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5"><text:note text:id="ftn272" text:note-class="footnote"><text:note-citation>272</text:note-citation><text:note-body><text:p text:style-name="Standard"><text:span text:style-name="Footnote_20_Symbol"><text:span text:style-name="T152"/></text:span></text:p><text:p text:style-name="P10"/><text:p text:style-name="P10"/><text:p text:style-name="P10"/><text:p text:style-name="P10"/><text:p text:style-name="P10"/><text:p text:style-name="P10"/><text:p text:style-name="P10"/><text:p text:style-name="P10"/><text:p text:style-name="P10"/><text:p text:style-name="P10"/><text:p text:style-name="P9"><text:tab/> <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5"> </text:span><text:span text:style-name="T17">As for the second and third topics to be discussed, </text:span><text:bookmark-start text:name="Intro1"/><text:span text:style-name="T17">Avicenna</text:span><text:bookmark-end text:name="Intro1"/><text:span text:style-name="T17"> actually has comparatively </text:span><text:soft-page-break/><text:span text:style-name="T17">more to say about the physiology about </text:span><text:span text:style-name="T28">dispositions</text:span><text:span text:style-name="T17"> for emotions (which are prior to emotions), and the characteristic physiological </text:span><text:span text:style-name="T28">effects</text:span><text:span text:style-name="T17"> of emotions (which follow).</text:span></text:p>
      <text:p text:style-name="P91"><text:span text:style-name="T17">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8">dispositions</text:span><text:span text:style-name="T17">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8">effects</text:span><text:span text:style-name="T17">,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pan text:style-name="T17">merely a possible effect of sh</text:span><text:span text:style-name="T21">ame. Drawing the line where he does is not simply a verbal issue, but reflects what Avicenna thinks constitutes the essence of an emotion.</text:span></text:p>
      <text:p text:style-name="P91"><text:span text:style-name="T23">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3">occurent</text:span><text:span text:style-name="T23"> emotions from emotional </text:span><text:span text:style-name="T33">dispositions</text:span><text:span text:style-name="T23"> and </text:span><text:span text:style-name="T33">effects</text:span><text:span text:style-name="T23">,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3">different</text:span><text:span text:style-name="T23"> states, states that are primarily of the body, and not to be identified with the physiology underlying occurent emotional states.</text:span></text:p>
      <text:p text:style-name="P93"/>
      <text:h text:style-name="Heading_20_1" text:outline-level="1">1. Avicenna’s writings on the physiology of emotions</text:h>
      <text:p text:style-name="P93"/>
      <text:p text:style-name="P91"><text:soft-page-break/><text:span text:style-name="T17">In addition to the philosophical texts that frame Avicenna’s discussion of emotions, there are three texts relevant primarily to the physiology of emotions: section 5.8 of Avicenna’s </text:span><text:span text:style-name="T28">Healing: Psychology</text:span><text:span text:style-name="T17">, the </text:span><text:span text:style-name="T28">Canon of Medicine</text:span><text:span text:style-name="T17">, and his </text:span><text:span text:style-name="T28">Cardiac Drugs</text:span><text:span text:style-name="T17">. </text:span><text:span text:style-name="T28">Psychology</text:span><text:span text:style-name="T17"> 5.8 is the final section of Avicenna’s main work of philosophical psychology, and it is an overview of the human physiology relevant to psychology. Much of the chapter is taken up with the question of whether 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21">rce of life, but that the brain and liver have governance in different domains. So Avicenna calls the heart “the principle” organ (</text:span><text:span text:style-name="T30">al-madba</text:span><text:span text:style-name="T21">ʾ), while also allowing that other organs can be principles of more </text:span><text:span text:style-name="T17">specialized activities. As we will see, 5.8 is primarily valuable for the discussion of emotions insofar as it clarifies where occurrent emotions are localized.</text:span></text:p>
      <text:p text:style-name="P91"><text:span text:style-name="T17">The </text:span><text:span text:style-name="T28">Canon</text:span><text:span text:style-name="T17">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51"><text:note text:id="ftn273" text:note-class="footnote"><text:note-citation>273</text:note-citation><text:note-body><text:p text:style-name="Footer"><text:span text:style-name="T194"><text:s/></text:span><text:span text:style-name="T195">There is so far only a critical edition of the first book of Avicenna’s </text:span><text:span text:style-name="T208">Canon</text:span><text:span text:style-name="T195">, published by Vikas in 1982. For the rest, the standard version to use is that edited by Al-Qashsh in 1987, which is a more readable version, with commentary and index, of the 1877 Būlāq (non-critical) text.</text:span></text:p></text:note-body></text:note></text:span></text:span><text:span text:style-name="T17">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P91"><text:span text:style-name="T17">As Avicenna explains at the outset of the </text:span><text:span text:style-name="T28">Canon</text:span><text:span text:style-name="T17">, medicine has both a theoretical and a practical component. This is not a distinction between, say, thinking about medicine versus going out and actively performing </text:span><text:span text:style-name="T21">it. Rather, the distinction is between different types of principles: those that need to be known in order to understand the the treatment of disease and maintenance </text:span><text:span text:style-name="T21">of health, and then the concrete principles for doing so.</text:span><text:span text:style-name="Footnote_20_Symbol"><text:span text:style-name="T54"><text:note text:id="ftn274" text:note-class="footnote"><text:note-citation>274</text:note-citation><text:note-body><text:p text:style-name="Footer"><text:span text:style-name="T194"><text:s/></text:span><text:span text:style-name="T195">Avicenna, </text:span><text:span text:style-name="T208">Canon</text:span><text:span text:style-name="T195"> (1982), I.1.1, 33-34.</text:span></text:p></text:note-body></text:note></text:span></text:span><text:span text:style-name="T21"> For example, you need to understand what a liver is, in general, before you are able to understa</text:span><text:span text:style-name="T17">nd the specific instructions for diagnosing and treating its ailments. The theoretical component of medicine thus contains discussion on roughly the same level of generality as what we found in the </text:span><text:span text:style-name="T28">Psychology</text:span><text:span text:style-name="T17">, albeit restricted to the general theory needed for the art of medicine. This means that some of Avicenna’s discussions of emotions in the </text:span><text:span text:style-name="T28">Canon</text:span><text:span text:style-name="T17"> give us insight into the general nature of emotions, not just the treatment of emotional disorders.</text:span></text:p>
      <text:p text:style-name="P91"><text:span text:style-name="T17">The </text:span><text:span text:style-name="T28">Cardiac Drugs</text:span><text:span text:style-name="T17"> is a much shorter treatise than the </text:span><text:span text:style-name="T28">Canon</text:span><text:span text:style-name="T17">, focused on the workings of the heart, along with its particular ailments and treatments.</text:span><text:span text:style-name="Footnote_20_Symbol"><text:span text:style-name="T51"><text:note text:id="ftn275" text:note-class="footnote"><text:note-citation>275</text:note-citation><text:note-body><text:p text:style-name="Footer"><text:span text:style-name="T194"><text:s/></text:span><text:span text:style-name="T195">There is no critical edition of </text:span><text:span text:style-name="T207">Cardiac Drugs</text:span><text:span text:style-name="T195">, though the Arabic version used here (ed. al-Bābā) is based on three different manuscripts. See Alpina (2017) 371.</text:span></text:p></text:note-body></text:note></text:span></text:span><text:span text:style-name="T17"> </text:span><text:span text:style-name="T28">Cardiac Drugs</text:span><text:span text:style-name="T17"> is thought to initially have been a stand-alone treatise, but has been inserted both into the </text:span><text:span text:style-name="T28">Canon</text:span><text:span text:style-name="T17"> and the </text:span><text:soft-page-break/><text:span text:style-name="T28">Healing: Psychology</text:span><text:span text:style-name="T17"> at different points. More recently, </text:span><text:span text:style-name="T28">Cardiac Drugs</text:span><text:span text:style-name="T17"> has been inserted into English translations of the </text:span><text:span text:style-name="T28">Canon</text:span><text:span text:style-name="T17">, as a way of supplementing the Canon’s discussion of the vital spirit.</text:span><text:span text:style-name="Footnote_20_Symbol"><text:span text:style-name="T51"><text:note text:id="ftn276" text:note-class="footnote"><text:note-citation>276</text:note-citation><text:note-body><text:p text:style-name="Footer"><text:span text:style-name="T194"><text:s/></text:span><text:span text:style-name="T195">For example, this choice is described in Bakhtiar’s introduction to Avicenna, Canon (1999), lxvi. Texts from Cardiac Drugs are also inserted into the edition of Gruner (1973). See final note on page 122, introducing the insertion of </text:span><text:span text:style-name="T207">Cardiac Drugs</text:span><text:span text:style-name="T195"> which follows.</text:span></text:p></text:note-body></text:note></text:span></text:span><text:span text:style-name="T17"> However, there was a premodern tradition, apparently begun by Avicenna’s disciple Jūzjāni, of including </text:span><text:span text:style-name="T28">Cardiac Drugs</text:span><text:span text:style-name="T17"> after section 4.4 of </text:span><text:span text:style-name="T28">Healing: Psychology</text:span><text:span text:style-name="T17">. As described by Tommaso Alpina, some Arabic and Latin manuscripts reflect this tradition, though modern critical editions of the Arabic </text:span><text:span text:style-name="T28">Healing: Psychology </text:span><text:span text:style-name="T17">do not. Simone Van Riet’s modern Latin edition of the </text:span><text:span text:style-name="T28">Healing: Psychology</text:span><text:span text:style-name="T17"> does include </text:span><text:span text:style-name="T28">Cardiac Drugs</text:span><text:span text:style-name="T17">, albeit as an appendix to the work as a whole. In any case, the impetus for attaching </text:span><text:span text:style-name="T28">Cardiac Drugs</text:span><text:span text:style-name="T17"> to </text:span><text:span text:style-name="T28">Psychology</text:span><text:span text:style-name="T17"> 4.4 is Avicenna’s own remark, at the end of 4.4:</text:span></text:p>
      <text:p text:style-name="P84"/>
      <text:p text:style-name="Block"><text:span text:style-name="T118">And we have discussed in our books of medicine, to a degree of detail and accuracy not found in any predecessors, the reason for the dispositions [</text:span><text:span text:style-name="T124">isti</text:span><text:span text:style-name="T118">ʿ</text:span><text:span text:style-name="T124">dādāt</text:span><text:span text:style-name="T118">] of different people—on account of their natural temperament [</text:span><text:span text:style-name="T124">jibilla</text:span><text:span text:style-name="T118">] and their different states [</text:span><text:span text:style-name="T124">aḥwāl</text:span><text:span text:style-name="T118">]—to joy, depression, anger, gentleness, rancor, calmness, and suchlike. So let someone read [</text:span><text:span text:style-name="T124">about such things</text:span><text:span text:style-name="T118">] there.</text:span><text:span text:style-name="Footnote_20_Symbol"><text:span text:style-name="T64"><text:note text:id="ftn277" text:note-class="footnote"><text:note-citation>277</text:note-citation><text:note-body><text:p text:style-name="Footer"><text:span text:style-name="T194"><text:s/></text:span><text:span text:style-name="T195">Avicenna, </text:span><text:span text:style-name="T208">Healing: Psychology</text:span><text:span text:style-name="T195"> (1959), 4.4. 201.</text:span></text:p></text:note-body></text:note></text:span></text:span></text:p>
      <text:p text:style-name="P85"/>
      <text:p text:style-name="P33"><text:bookmark-start text:name="Literature_review"/><text:span text:style-name="T17">As</text:span><text:bookmark-end text:name="Literature_review"/><text:span text:style-name="T17">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8">Canon</text:span><text:span text:style-name="T17"> does contain some discussion of emotions, but it makes sense to take the above text as pointing us towards </text:span><text:span text:style-name="T28">Cardiac Drugs</text:span><text:span text:style-name="T17"> in particular. As a percentage of the text, </text:span><text:span text:style-name="T28">Cardiac Drugs</text:span><text:span text:style-name="T17"> is much more focused on emotions, and in particular on the sort of dispositions for emotions to which Avicenna’s concluding remark refers.</text:span></text:p>
      <text:p text:style-name="P84"/>
      <text:h text:style-name="P130" text:outline-level="1">2. The nature of the vital spirit</text:h>
      <text:p text:style-name="P84"/>
      <text:p text:style-name="P91"><text:span text:style-name="T17">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8">rūḥ</text:span><text:span text:style-name="T17">], also called the vital faculty [</text:span><text:span text:style-name="T28">al-quwwa al-ḥaywāniyya</text:span><text:span text:style-name="T17">]. For example, the following text begins Avicenna’s discussion of the vital spirit in the </text:span><text:span text:style-name="T28">Canon:</text:span></text:p>
      <text:p text:style-name="P84"/>
      <text:p text:style-name="Block"><text:soft-page-break/><text:span text:style-name="T118">As for the vital faculty [</text:span><text:span text:style-name="T124">al-quwwa al-ḥaywaniyya</text:span><text:span text:style-name="T118">]—and they mean by this, the power whereby if it occurs in the organs, it prepares them for receiving the power of sensation and movement and the acts of life—they [prior physicians] link [</text:span><text:span text:style-name="T124">yuḍīfūn</text:span><text:span text:style-name="T118">] to this the movements of fear [</text:span><text:span text:style-name="T124">al-khawf</text:span><text:span text:style-name="T118">] and anger [</text:span><text:span text:style-name="T124">al-</text:span><text:span text:style-name="T131">ghaḍab</text:span><text:span text:style-name="T118">] on account of what they find in them in terms of expansion and contraction of the vital spirit [</text:span><text:span text:style-name="T124">al-rūḥ</text:span><text:span text:style-name="T118">] related to this faculty.</text:span><text:span text:style-name="Footnote_20_Symbol"><text:span text:style-name="T118"><text:note text:id="ftn278" text:note-class="footnote"><text:note-citation>278</text:note-citation><text:note-body><text:p text:style-name="Footer"><text:span text:style-name="T194"><text:s/></text:span><text:span text:style-name="T195">Avicenna, </text:span><text:span text:style-name="T208">Canon</text:span><text:span text:style-name="T195"> (1982), I.6.4, 126.</text:span></text:p></text:note-body></text:note></text:span></text:span></text:p>
      <text:p text:style-name="P84"/>
      <text:p text:style-name="P33"><text:span text:style-name="T17">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9">receptivity</text:span><text:span text:style-name="T17">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P91"><text:span text:style-name="T17">The first step towards understanding all this terminology is to see it in the context of Avicenna’s division of faculties in his medical texts, which differs from that of his psychological texts. In the </text:span><text:span text:style-name="T28">Canon</text:span><text:span text:style-name="T17">, Avicenna groups the faculties of living organisms into three broad categories, and discusses them in the following order: the natural [</text:span><text:span text:style-name="T28">al-ṭabī</text:span><text:span text:style-name="T17">ʿ</text:span><text:span text:style-name="T28">iyya</text:span><text:span text:style-name="T17">], the vital [</text:span><text:span text:style-name="T28">al-ḥayawāniyya</text:span><text:span text:style-name="T17">],</text:span><text:span text:style-name="Footnote_20_Symbol"><text:span text:style-name="T51"><text:note text:id="ftn279" text:note-class="footnote"><text:note-citation>279</text:note-citation><text:note-body><text:p text:style-name="Footer"><text:span text:style-name="T194"><text:s/>“</text:span><text:span text:style-name="T195">Animal” would also be an appropriate way of translating this term, but “vital” more accurately reflects the faculty's role. The vital faculty has more to do with making something living [</text:span><text:span text:style-name="T208">ḥayy</text:span><text:span text:style-name="T195">]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7"> and the psychological [</text:span><text:span text:style-name="T28">al-nafsāniyya</text:span><text:span text:style-name="T17">]. The “natural faculties” of the </text:span><text:span text:style-name="T28">Canon</text:span><text:span text:style-name="T17"> correspond to the “vegetative faculties” in the </text:span><text:span text:style-name="T28">Psychology</text:span><text:span text:style-name="T17">, which include faculties for nutrition, growth and generation. The </text:span><text:span text:style-name="T28">Canon’s</text:span><text:span text:style-name="T17"> “psychological faculties” explicitly correspond to the sensitive and motive faculties described in book IV of the </text:span><text:span text:style-name="T28">Psychology</text:span><text:span text:style-name="T17">, with particular emphasis in the </text:span><text:span text:style-name="T28">Canon</text:span><text:span text:style-name="T17"> on the sensitive faculties. To put this more schematically:</text:span></text:p>
      <text:p text:style-name="P9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In the medical texts</text:p>
          </table:table-cell>
          <table:table-cell table:style-name="Table3.A1" office:value-type="string">
            <text:p text:style-name="P13"/>
          </table:table-cell>
          <table:table-cell table:style-name="Table3.C1" office:value-type="string">
            <text:p text:style-name="P14">In the psychological texts</text:p>
          </table:table-cell>
        </table:table-row>
        <table:table-row table:style-name="Table3.1">
          <table:table-cell table:style-name="Table3.A2" office:value-type="string">
            <text:p text:style-name="P12">Natural faculties (includes nutrition, <text:soft-page-break/>growth, reproduction)</text:p>
          </table:table-cell>
          <table:table-cell table:style-name="Table3.A2" office:value-type="string">
            <text:p text:style-name="P12">equivalent to </text:p>
          </table:table-cell>
          <table:table-cell table:style-name="Table3.C2" office:value-type="string">
            <text:p text:style-name="P12">Vegetative faculties</text:p>
          </table:table-cell>
        </table:table-row>
        <table:table-row table:style-name="Table3.1">
          <table:table-cell table:style-name="Table3.A2" office:value-type="string">
            <text:p text:style-name="P12">Vital faculties</text:p>
          </table:table-cell>
          <table:table-cell table:style-name="Table3.A2" office:value-type="string">
            <text:p text:style-name="P13"/>
          </table:table-cell>
          <table:table-cell table:style-name="Table3.C2" office:value-type="string">
            <text:p text:style-name="P13"/>
          </table:table-cell>
        </table:table-row>
        <table:table-row table:style-name="Table3.1">
          <table:table-cell table:style-name="Table3.A2" office:value-type="string">
            <text:p text:style-name="P12"><text:s/>Psychological faculties (includes sensation and motion)</text:p>
          </table:table-cell>
          <table:table-cell table:style-name="Table3.A2" office:value-type="string">
            <text:p text:style-name="P12">equivalent to</text:p>
          </table:table-cell>
          <table:table-cell table:style-name="Table3.C2" office:value-type="string">
            <text:p text:style-name="P12">Animal faculties</text:p>
          </table:table-cell>
        </table:table-row>
      </table:table>
      <text:p text:style-name="P33"/>
      <text:p text:style-name="P39">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text:p>
      <text:p text:style-name="P91"><text:span text:style-name="T21">Avicenna typically uses the term “spiritual” to refer to a particular type of </text:span><text:span text:style-name="T31">physical</text:span><text:span text:style-name="T21"> substance, and this is no different when it comes to the vital spirit. M</text:span><text:span text:style-name="T17">ost fundamentally, the vital spirit is a lightweight, fine physical substance produced by the heart.</text:span><text:span text:style-name="Footnote_20_Symbol"><text:span text:style-name="T51"><text:note text:id="ftn280" text:note-class="footnote"><text:note-citation>280</text:note-citation><text:note-body><text:p text:style-name="Footer"><text:span text:style-name="T194"><text:s/></text:span><text:span text:style-name="T195">In positing something like this, Avicenna is depending chiefly on Galen, though the theory of vital spirit (Greek: </text:span><text:span text:style-name="T207">pneuma</text:span><text:span text:style-name="T195">) goes at least back to Aristotle.</text:span><text:span text:style-name="T220"> </text:span><text:span text:style-name="T221">For a discussion of pneuma in Aristotle, see Generation of Animals (1943), Appendix B. For a discussion of pneuma in Galen, see On the Natural Faculties (1916), introduction, xxxiv-xxxv.</text:span></text:p></text:note-body></text:note></text:span></text:span><text:span text:style-name="T17">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8">Cardiac Drugs</text:span><text:span text:style-name="T17">, describing how all of life derives from God. Vital spirit, Avicenna says, is “a physical substance, coming from the mixture of the elements, approaching a likeness to the heavenly bodies.”</text:span><text:span text:style-name="Footnote_20_Symbol"><text:span text:style-name="T51"><text:note text:id="ftn281" text:note-class="footnote"><text:note-citation>281</text:note-citation><text:note-body><text:p text:style-name="Footer"><text:span text:style-name="T194"><text:s/></text:span><text:span text:style-name="T195">Avicenna, </text:span><text:span text:style-name="T208">Cardiac Drugs</text:span><text:span text:style-name="T195"> (1984), 226.</text:span></text:p></text:note-body></text:note></text:span></text:span><text:span text:style-name="T17"> The vital spirit is often described in physical terms, but it also 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P91"><text:span text:style-name="T17">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8">Cardiac Drugs</text:span><text:span text:style-name="T17"> and the </text:span><text:span text:style-name="T28">Canon</text:span><text:span text:style-name="T17">, Avicenna explains how this process of organ and substance development works in the case of humans: the heart </text:span><text:soft-page-break/><text:span text:style-name="T17">emerges prior to all other organs (except possibly the liver) as a “storehouse” for vital spirit (</text:span><text:span text:style-name="T28">khizānat al-rūḥ</text:span><text:span text:style-name="T17">), and proceeding from there the vital spirit gives life to the other organs.</text:span><text:span text:style-name="Footnote_20_Symbol"><text:span text:style-name="T51"><text:note text:id="ftn282" text:note-class="footnote"><text:note-citation>282</text:note-citation><text:note-body><text:p text:style-name="Footer"><text:span text:style-name="T194"><text:s/></text:span><text:span text:style-name="T195">Avicenna, </text:span><text:span text:style-name="T208">Cardiac Drugs</text:span><text:span text:style-name="T195"> (1984), 221.</text:span></text:p></text:note-body></text:note></text:span></text:span><text:span text:style-name="Footnote_20_Symbol"><text:span text:style-name="T51"> </text:span></text:span><text:span text:style-name="T17">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1"><text:note text:id="ftn283" text:note-class="footnote"><text:note-citation>283</text:note-citation><text:note-body><text:p text:style-name="Footer"><text:span text:style-name="T194"><text:s/></text:span><text:span text:style-name="T195">Avicenna, </text:span><text:span text:style-name="T208">Canon</text:span><text:span text:style-name="T195"> (1982), I.6.4, 126.</text:span></text:p></text:note-body></text:note></text:span></text:span><text:span text:style-name="T17">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P91"><text:span text:style-name="T17">In the medical discussions of human life, “life” refers to the existence of the vital spirit in various organs.</text:span><text:span text:style-name="Footnote_20_Symbol"><text:span text:style-name="T51"><text:note text:id="ftn284" text:note-class="footnote"><text:note-citation>284</text:note-citation><text:note-body><text:p text:style-name="Footer"><text:span text:style-name="T142"><text:s/></text:span><text:span text:style-name="T195">Most would, of course, say that plants are also alive, yet they do not have the vital spirit. Avicenna discusses the status of plants with respect to “life [</text:span><text:span text:style-name="T207">al-</text:span><text:span text:style-name="T195">ḥ</text:span><text:span text:style-name="T207">ayā</text:span><text:span text:style-name="T195">]” towards the beginning of his </text:span><text:span text:style-name="T207">Healing: Book of Plants</text:span><text:span text:style-name="T195">. He argues that this is primarily a verbal dispute:</text:span></text:p><text:p text:style-name="P32"/><text:p text:style-name="Footer"><text:span text:style-name="T195"><text:tab/>“One strays from truth if they argue that plants have sensation on account of the fact that [</text:span><text:span text:style-name="T208">li-</text:span><text:span text:style-name="T195">]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7">laf</text:span><text:span text:style-name="T195">ṭ</text:span><text:span text:style-name="T207">ī</text:span><text:span text:style-name="T195">). (</text:span><text:span text:style-name="T70">Avicenna, </text:span><text:span text:style-name="T77">Healing: Book of Plants</text:span><text:span text:style-name="T70">, 3.)”</text:span></text:p><text:p text:style-name="P32"/><text:p text:style-name="P32"><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70"><text:tab/>This exposition runs contrary to Tawara's recent article, “Avicenna’s Denial of Life of Plants.”</text:span><text:span text:style-name="T133">⁠</text:span><text:span text:style-name="T106"> In this article, Tawara argues that while Avicenna early on, in the </text:span><text:span text:style-name="T112">Compendium</text:span><text:span text:style-name="T106">, attributed life to plants (because they have souls), he later revised his view in the </text:span><text:span text:style-name="T112">Book of Plants</text:span><text:span text:style-name="T106">.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2">depending on what we mean by life</text:span><text:span text:style-name="T106">. So Avicenna does not decisively deny life to plants in this text.</text:span></text:p><text:p text:style-name="Footer"><text:span text:style-name="T106"><text:tab/> <text:s text:c="3"/>Tawara claims to find further support for his view in Avicenna’s </text:span><text:span text:style-name="T112">Canon of Medicine</text:span><text:span text:style-name="T106">.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2">Canon</text:span><text:span text:style-name="T106">: life is associated with sensation and movement, and other functions of life, and if anything is certain, plants do not have these sorts of abilities.</text:span></text:p><text:p text:style-name="Footer"><text:span text:style-name="T106"><text:tab/> <text:s text:c="3"/>But context suggests that Avicenna is, again, not going so far as to deny plants life. In the </text:span><text:span text:style-name="T112">Canon</text:span><text:span text:style-name="T106">,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2">Healing: Psychology</text:span><text:span text:style-name="T106"> Avicenna insists that plants have a soul, and says that he is perfectly happy with calling something alive, if by alive we mean “has a soul (1.1, p. 15).”</text:span><text:span text:style-name="T133">⁠</text:span><text:span text:style-name="T106"> So viewed, Avicenna’s later statements concerning of life of plants are ambivalent and less dramatic.</text:span></text:p></text:note-body></text:note></text:span></text:span><text:span text:style-name="T17"> Once these organs have the vital spirit, they by that fact have a vital faculty, </text:span><text:soft-page-break/><text:span text:style-name="T17">which is essentially the ability to receive the vegetative or sensitive faculty we more typically associate with those organs.</text:span><text:span text:style-name="Footnote_20_Symbol"><text:span text:style-name="T51"><text:note text:id="ftn285" text:note-class="footnote"><text:note-citation>285</text:note-citation><text:note-body><text:p text:style-name="Footer"><text:span text:style-name="T194"><text:s/></text:span><text:span text:style-name="T195">Avicenna, </text:span><text:span text:style-name="T208">Canon</text:span><text:span text:style-name="T195"> (1982), I.6.4, 126-127.</text:span></text:p></text:note-body></text:note></text:span></text:span><text:span text:style-name="T17">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8">able</text:span><text:span text:style-name="T17"> to breath.</text:span></text:p>
      <text:p text:style-name="P91"><text:span text:style-name="T17">Avicenna argues that this distinction between when an organ is living, versus when it is performing or capable of performing its function, is necessary to account for the fact that sometimes an organ is not “dead,” yet it seems to have lost its ability to perform the act which we uniquely associate with it. For example, as described in the </text:span><text:span text:style-name="T28">Canon</text:span><text:span text:style-name="T17">, an organ of sensation might have some obstruction, or be paralyzed, and so be unable to sense, lacking the power of sensation, but it would not thereby </text:span><text:span text:style-name="T28">also</text:span><text:span text:style-name="T17"> be dead. On the contrary, precisely in virtue of having vital spirit, it is still alive—just lacking its particular power.</text:span><text:span text:style-name="Footnote_20_Symbol"><text:span text:style-name="T51"><text:note text:id="ftn286" text:note-class="footnote"><text:note-citation>286</text:note-citation><text:note-body><text:p text:style-name="Footer"><text:span text:style-name="T194"><text:s/></text:span><text:span text:style-name="T195">Avicenna, </text:span><text:span text:style-name="T208">Canon</text:span><text:span text:style-name="T195"> (1982), I.6.4, 126-127.</text:span></text:p></text:note-body></text:note></text:span></text:span><text:span text:style-name="T17"> So in the </text:span><text:span text:style-name="T28">Canon</text:span><text:span text:style-name="T17"> and </text:span><text:span text:style-name="T28">Cardiac </text:span><text:soft-page-break/><text:span text:style-name="T28">Drugs</text:span><text:span text:style-name="T17">, the primary function of the vital spirit is to provide life, and thereby the ability (the vital </text:span><text:span text:style-name="T28">potentiality</text:span><text:span text:style-name="T17">) to acquire further abilities.</text:span></text:p>
      <text:p text:style-name="P91"><text:span text:style-name="T17">While the </text:span><text:span text:style-name="T28">Canon</text:span><text:span text:style-name="T17"> and </text:span><text:span text:style-name="T28">Cardiac Drugs</text:span><text:span text:style-name="T17">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8">before</text:span><text:span text:style-name="T17"> </text:span><text:span text:style-name="T17">mingling with the unique temperament of the to-be-enlivened organ, or after the vital spirit encounters the matter of the organ. To illustrate the first point, in </text:span><text:span text:style-name="T28">Cardiac Drugs</text:span><text:span text:style-name="T17">, Avicenna says that there are three things properly called spirits [</text:span><text:span text:style-name="T28">arwāh</text:span><text:span text:style-name="T17">]—vital, natural/vegetative, and psychological—with the vital spirit being the foundation for the others.</text:span><text:span text:style-name="Footnote_20_Symbol"><text:span text:style-name="T51"><text:note text:id="ftn287" text:note-class="footnote"><text:note-citation>287</text:note-citation><text:note-body><text:p text:style-name="Footer"><text:span text:style-name="T194"><text:s/></text:span><text:span text:style-name="T195">Avicenna, </text:span><text:span text:style-name="T208">Cardiac Drugs</text:span><text:span text:style-name="T195"> (1984), 222-223.</text:span></text:p></text:note-body></text:note></text:span></text:span><text:span text:style-name="T17"> On the other hand, in the </text:span><text:span text:style-name="T28">Canon</text:span><text:span text:style-name="T17">, he firmly asserts that there is only one thing that should properly be called spirit, and that is the vital spirit,</text:span><text:span text:style-name="Footnote_20_Symbol"><text:span text:style-name="T51"><text:note text:id="ftn288" text:note-class="footnote"><text:note-citation>288</text:note-citation><text:note-body><text:p text:style-name="Footer"><text:span text:style-name="T194"><text:s/></text:span><text:span text:style-name="T195">Avicenna, </text:span><text:span text:style-name="T208">Canon</text:span><text:span text:style-name="T195"> (1982), I.6.4, 127.</text:span></text:p></text:note-body></text:note></text:span></text:span><text:span text:style-name="T17"> with the vegetative and psychological simply being labeled faculties. As for the second point—whether the vital spirit bears the further faculties prior to mingling with the temperaments, or whether these come to be after the organs are enlivened—in </text:span><text:span text:style-name="T28">Cardiac Drugs</text:span><text:span text:style-name="T17"> he mentions both views, without taking a side</text:span><text:span text:style-name="Footnote_20_Symbol"><text:span text:style-name="T51"><text:note text:id="ftn289" text:note-class="footnote"><text:note-citation>289</text:note-citation><text:note-body><text:p text:style-name="Footer"><text:span text:style-name="T194"><text:s/></text:span><text:span text:style-name="T195">Avicenna, </text:span><text:span text:style-name="T208">Cardiac Drugs</text:span><text:span text:style-name="T195"> (1984), 224.</text:span></text:p></text:note-body></text:note></text:span></text:span><text:span text:style-name="T17">. In the </text:span><text:span text:style-name="T28">Canon</text:span><text:span text:style-name="T17"> he is again more decisive, saying that the further faculties do </text:span><text:span text:style-name="T28">not</text:span><text:span text:style-name="T17"> appear until vital spirit mingles with the organs.</text:span><text:span text:style-name="Footnote_20_Symbol"><text:span text:style-name="T17"><text:note text:id="ftn290" text:note-class="footnote"><text:note-citation>290</text:note-citation><text:note-body><text:p text:style-name="Footer"><text:span text:style-name="T194"><text:s/></text:span><text:span text:style-name="T195">Avicenna, </text:span><text:span text:style-name="T208">Canon</text:span><text:span text:style-name="T195"> (1982), I.6.4, 127.</text:span></text:p></text:note-body></text:note></text:span></text:span></text:p>
      <text:p text:style-name="P91"><text:span text:style-name="T17">The difference between the two texts is only on the surface, and can be explained for reasons historical and substantive. Though Avicenna lists three “spirits” in </text:span><text:span text:style-name="T28">Cardiac Drugs</text:span><text:span text:style-name="T17">, only one of the them is the vital spirit, and only it has the function that has been described above. Further, even though Avicenna is not firmly settled on the temporal priority of the vital spirit in the </text:span><text:span text:style-name="T28">Cardiac Drugs</text:span><text:span text:style-name="T17">, he lists it as a legitimate option, and says nothing against it.</text:span></text:p>
      <text:p text:style-name="P91"><text:span text:style-name="T17">As for why there is the divergence, as a point of history, Avicenna’s disciple Juzjānī records that </text:span><text:span text:style-name="T28">Cardiac Drugs </text:span><text:span text:style-name="T17">was finished in 1015 and given to a patron,</text:span><text:span text:style-name="Footnote_20_Symbol"><text:span text:style-name="T51"><text:note text:id="ftn291" text:note-class="footnote"><text:note-citation>291</text:note-citation><text:note-body><text:p text:style-name="Footer"><text:span text:style-name="T194"><text:s/></text:span><text:span text:style-name="T195">Gutas (2014), 514.</text:span></text:p></text:note-body></text:note></text:span></text:span><text:span text:style-name="T17"> with Avicenna never going back to modify it. The </text:span><text:span text:style-name="T28">Canon</text:span><text:span text:style-name="T17">, on the other hand, continued to be modified until 1024, being finished during Avicenna’s last stay in Isfahan.</text:span><text:span text:style-name="Footnote_20_Symbol"><text:span text:style-name="T51"><text:note text:id="ftn292" text:note-class="footnote"><text:note-citation>292</text:note-citation><text:note-body><text:p text:style-name="Footer"><text:span text:style-name="T194"><text:s/></text:span><text:span text:style-name="T195">Gutas (2014), 512.</text:span></text:p></text:note-body></text:note></text:span></text:span><text:span text:style-name="T17"> So the time lapse provides space for development.</text:span></text:p>
      <text:p text:style-name="P91"><text:soft-page-break/><text:span text:style-name="T17">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8">Canon</text:span><text:span text:style-name="T17">, if we were to talk about three spirits—even if they are not all vital spirit—we would verge precariously close to affirming the view that there are three souls, as some prior physicians have done.</text:span><text:span text:style-name="Footnote_20_Symbol"><text:span text:style-name="T51"><text:note text:id="ftn293" text:note-class="footnote"><text:note-citation>293</text:note-citation><text:note-body><text:p text:style-name="Footer"><text:span text:style-name="T194"><text:s/></text:span><text:span text:style-name="T195">Avicenna, </text:span><text:span text:style-name="T208">Canon</text:span><text:span text:style-name="T195"> (1982), I.6.4, 127.</text:span></text:p></text:note-body></text:note></text:span></text:span><text:span text:style-name="T17"> So Avicenna’s considered view on the vital spirit’s fundamental nature seems to be found in the </text:span><text:span text:style-name="T28">Canon</text:span><text:span text:style-name="T17">: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8">Cardiac Drug</text:span><text:span text:style-name="T17">s’ more complex schema of the vital spirit’s function may simply be due to its more philosophical orientation.</text:span><text:span text:style-name="Footnote_20_Symbol"><text:span text:style-name="T51"><text:note text:id="ftn294" text:note-class="footnote"><text:note-citation>294</text:note-citation><text:note-body><text:p text:style-name="Footer"><text:span text:style-name="T194"><text:s/></text:span><text:span text:style-name="T195">Alpina (2017) 376-377.</text:span></text:p></text:note-body></text:note></text:span></text:span><text:span text:style-name="T17"> That is, in general, Avicenna tends to avoid philosophical nuances in the </text:span><text:span text:style-name="T28">Canon</text:span><text:span text:style-name="T17">, whereas the </text:span><text:span text:style-name="T28">Cardiac Drugs,</text:span><text:span text:style-name="T17"> as discussed above,</text:span><text:span text:style-name="Footnote_20_Symbol"><text:span text:style-name="T51"><text:note text:id="ftn295" text:note-class="footnote"><text:note-citation>295</text:note-citation><text:note-body><text:p text:style-name="Footer"><text:span text:style-name="T194"><text:s/></text:span><text:span text:style-name="T195">See section 1, above.</text:span></text:p></text:note-body></text:note></text:span></text:span><text:span text:style-name="T17"> appears to have been conceived by Avicenna as more of an extension of his philosophical project in </text:span><text:span text:style-name="T28">Healing: Psychology</text:span><text:span text:style-name="T17">.</text:span></text:p>
      <text:p text:style-name="P91"><text:span text:style-name="T17">The vital spirit is not only active at the beginning of life, but continues to play a role as life persists. That is, the vital spirit remains in the body, passing through the brain as it circulates, where the brain alters it as needed it, and then redistributes it in such a way as facilitates the other functions of and communication between different organs (vegetative, sensitive and </text:span><text:span text:style-name="T17">motive).</text:span><text:span text:style-name="Footnote_20_Symbol"><text:span text:style-name="T51"><text:note text:id="ftn296" text:note-class="footnote"><text:note-citation>296</text:note-citation><text:note-body><text:p text:style-name="Footer"><text:span text:style-name="T194"><text:s/></text:span><text:span text:style-name="T195">On the role of the brain in redistributing vital spirit, see: Avicenna, </text:span><text:span text:style-name="T208">Healing: Psychology</text:span><text:span text:style-name="T195"> (1959), 5.8, 263 ff.</text:span></text:p></text:note-body></text:note></text:span></text:span><text:span text:style-name="T17"> </text:span><text:span text:style-name="T24">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text:span><text:span text:style-name="T17">For example, Avicenna explains some vagaries of vision via the disposition of the vital spirit in the eye.</text:span><text:span text:style-name="Footnote_20_Symbol"><text:span text:style-name="T51"><text:note text:id="ftn297" text:note-class="footnote"><text:note-citation>297</text:note-citation><text:note-body><text:p text:style-name="Footer"><text:span text:style-name="T194"><text:s/></text:span><text:span text:style-name="T195">Avicenna, </text:span><text:span text:style-name="T208">Healing: Psychology</text:span><text:span text:style-name="T195"> (1959), 3.8, 155.</text:span></text:p></text:note-body></text:note></text:span></text:span><text:span text:style-name="T17">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P91"><text:span text:style-name="T17">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considered in its own category, rather than subsumed under vegetative or animal (see chart at the beginning of this section). According to Avicenna’s distinction in </text:span><text:span text:style-name="T28">Healing: Metaphysics</text:span><text:span text:style-name="T17"> 4.2 between volitional and non-volitional faculties (examined above, in chapter 3), this means that the vital spirit is not a power over opposites, and not part of the belief-appetite system of </text:span><text:soft-page-break/><text:span text:style-name="T17">faculties.</text:span><text:span text:style-name="Footnote_20_Symbol"><text:span text:style-name="T51"><text:note text:id="ftn298" text:note-class="footnote"><text:note-citation>298</text:note-citation><text:note-body><text:p text:style-name="Footer"><text:span text:style-name="T194"><text:s/></text:span><text:span text:style-name="T195">See chapter 3, section 2. $</text:span></text:p></text:note-body></text:note></text:span></text:span><text:span text:style-name="T17"> </text:span><text:bookmark-start text:name="Nature_of_Vital_Spirit"/><text:span text:style-name="T17">Yet</text:span><text:bookmark-end text:name="Nature_of_Vital_Spirit"/><text:span text:style-name="T17">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P84">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1" text:outline-level="1"/>
      <text:h text:style-name="Heading_20_1" text:outline-level="1">3. The physiology underlying occurrent emotions</text:h>
      <text:p text:style-name="P84"/>
      <text:p text:style-name="P91"><text:span text:style-name="T17">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8">inclination/impulse</text:span><text:span text:style-name="T17">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8">Healing: Psychology</text:span><text:span text:style-name="T17">:</text:span></text:p>
      <text:p text:style-name="P84"/>
      <text:p text:style-name="Block"><text:span text:style-name="T118">As for the faculty of anger and what is related to it, it does not need an organ other t</text:span><text:span text:style-name="T121">han “the principle” [</text:span><text:span text:style-name="T128">a</text:span><text:span text:style-name="T124">l-mabda</text:span><text:span text:style-name="T118">ʾ], because its act is one and it is suited to the strong, hot temperament [therein], and it needs this.</text:span><text:span text:style-name="Footnote_20_Symbol"><text:span text:style-name="T64"><text:note text:id="ftn299" text:note-class="footnote"><text:note-citation>299</text:note-citation><text:note-body><text:p text:style-name="Footer"><text:span text:style-name="T194"><text:s/></text:span><text:span text:style-name="T195">Avicenna, </text:span><text:span text:style-name="T208">Healing: Psychology </text:span><text:span text:style-name="T195">(1959), 5.8, 268.</text:span></text:p></text:note-body></text:note></text:span></text:span></text:p>
      <text:p text:style-name="P85"/>
      <text:p text:style-name="P33"><text:span text:style-name="T17">As mentioned above, Avicenna affirms in 5.8 that the heart is the principal organ, with the brain </text:span><text:span text:style-name="T17">and liver b</text:span><text:span text:style-name="T21">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7">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8">any</text:span><text:span text:style-name="T17"> emotion is the heart.</text:span></text:p>
      <text:p text:style-name="P84"><text:soft-page-break/>In the next two texts, we see that in addition to the heart, the vital spirit that is in the heart underlies an occurrent emotion. These texts are from different works, but complement one another to make a similar point:</text:p>
      <text:p text:style-name="P84"/>
      <text:p text:style-name="Block"><text:span text:style-name="T118">For anger and fear and what is similar to them are passions[s] [</text:span><text:span text:style-name="T124">infi</text:span><text:span text:style-name="T118">ʿ</text:span><text:span text:style-name="T124">āl</text:span><text:span text:style-name="T118">] of this [vital]</text:span><text:span text:style-name="Footnote_20_Symbol"><text:span text:style-name="T118"><text:note text:id="ftn300" text:note-class="footnote"><text:note-citation>300</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8"> faculty, even though th</text:span><text:span text:style-name="T121">eir principle [</text:span><text:span text:style-name="T128">ma</text:span><text:span text:style-name="T124">bda</text:span><text:span text:style-name="T118">ʾ</text:span><text:span text:style-name="T124">uhā</text:span><text:span text:style-name="T118">] is sensation and estimation and the apprehensive faculties related to these faculties.</text:span><text:span text:style-name="Footnote_20_Symbol"><text:span text:style-name="T64"><text:note text:id="ftn301" text:note-class="footnote"><text:note-citation>301</text:note-citation><text:note-body><text:p text:style-name="Footer"><text:span text:style-name="T194"><text:s/></text:span><text:span text:style-name="T195">Avicenna, </text:span><text:span text:style-name="T208">Canon</text:span><text:span text:style-name="T195"> (1982), I.6.4, 128.</text:span></text:p></text:note-body></text:note></text:span></text:span></text:p>
      <text:p text:style-name="Block"/>
      <text:p text:style-name="Block"><text:span text:style-name="T118">It seems that the sages and their followers among the doctors have agreed that joy [</text:span><text:span text:style-name="T124">al-faraḥ</text:span><text:span text:style-name="T118">] and depression [</text:span><text:span text:style-name="T124">al-ghamm</text:span><text:span text:style-name="T118">] and fear [</text:span><text:span text:style-name="T124">al-khawf</text:span><text:span text:style-name="T118">] and anger [</text:span><text:span text:style-name="T124">al-</text:span><text:span text:style-name="T131">ghaḍab</text:span><text:span text:style-name="T118">], [that] they are are among the affections [</text:span><text:span text:style-name="T124">al-inf</text:span><text:span text:style-name="T118">ʿ</text:span><text:span text:style-name="T124">ālāt</text:span><text:span text:style-name="T118">] proper to [</text:span><text:span text:style-name="T124">al-khāṣa bi</text:span><text:span text:style-name="T118">] the vital spirit [</text:span><text:span text:style-name="T124">al-rūḥ</text:span><text:span text:style-name="T118">] that is in the heart.</text:span><text:span text:style-name="Footnote_20_Symbol"><text:span text:style-name="T64"><text:note text:id="ftn302" text:note-class="footnote"><text:note-citation>302</text:note-citation><text:note-body><text:p text:style-name="Footer"><text:span text:style-name="T194"><text:s/></text:span><text:span text:style-name="T195">Avicenna, </text:span><text:span text:style-name="T208">Cardiac Drugs</text:span><text:span text:style-name="T195"> (1984), 226.</text:span></text:p></text:note-body></text:note></text:span></text:span></text:p>
      <text:p text:style-name="P84"/>
      <text:p text:style-name="P33"><text:bookmark-start text:name="Material_Cause"/><text:span text:style-name="T17">As</text:span><text:bookmark-end text:name="Material_Cause"/><text:span text:style-name="T17">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e will see in the next section, the vital spirit taken generally underlies </text:span><text:span text:style-name="T28">all</text:span><text:span text:style-name="T17"> psychological faculties, so it wouldn’t mean much to just say that the emotions are passions of the vital spirit, taken generally.</text:span></text:p>
      <text:p text:style-name="P84">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p text:style-name="P84"/>
      <text:p text:style-name="P84"/>
      <text:h text:style-name="Heading_20_1" text:outline-level="1">4. Physiology of emotional dispositions</text:h>
      <text:p text:style-name="P94"/>
      <text:h text:style-name="Heading_20_1" text:outline-level="1"><text:soft-page-break/>4.1 Observations in need of an explanation</text:h>
      <text:p text:style-name="P84"/>
      <text:p text:style-name="P91"><text:span text:style-name="T17">In </text:span><text:span text:style-name="T28">Healing: Psychology</text:span><text:span text:style-name="T17">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P84"/>
      <text:p text:style-name="Block"><text:span text:style-name="T118">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4"><text:note text:id="ftn303" text:note-class="footnote"><text:note-citation>303</text:note-citation><text:note-body><text:p text:style-name="Footer"><text:span text:style-name="T194"><text:s/></text:span><text:span text:style-name="T195">Avicenna, </text:span><text:span text:style-name="T208">Healing: Psychology </text:span><text:span text:style-name="T195">(1959), 4.4, 194.</text:span></text:p></text:note-body></text:note></text:span></text:span></text:p>
      <text:p text:style-name="P85"/>
      <text:p text:style-name="P39">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P91"><text:span text:style-name="T17">Though Avicenna is not explicit in the above text, it seems best to assume that the sort of apprehensions or cognitions he has in mind are </text:span><text:span text:style-name="T28">evaluative</text:span><text:span text:style-name="T17">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P84">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P91"><text:soft-page-break/><text:span text:style-name="T17">Our responsiveness to evaluative judgments not only varies along the lines of </text:span><text:span text:style-name="T28">whether</text:span><text:span text:style-name="T17"> we will have certain emotions, or not—there is also a difference in </text:span><text:span text:style-name="T28">intensity</text:span><text:span text:style-name="T17">. Immediately following the above text, Avicenna observes that:</text:span></text:p>
      <text:p text:style-name="P84"/>
      <text:p text:style-name="Block"><text:span text:style-name="T118">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4"><text:note text:id="ftn304" text:note-class="footnote"><text:note-citation>304</text:note-citation><text:note-body><text:p text:style-name="Footer"><text:span text:style-name="T194"><text:s/></text:span><text:span text:style-name="T195">Avicenna, </text:span><text:span text:style-name="T208">Healing: Psychology</text:span><text:span text:style-name="T195"> (1959), 4.4, 195.</text:span></text:p></text:note-body></text:note></text:span></text:span></text:p>
      <text:p text:style-name="P84"/>
      <text:p text:style-name="P39">Avicenna is making two points here: first, that appetite grows strong and diminishes, and that 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P91"><text:span text:style-name="T17">Avicenna does not provide a complete answer in </text:span><text:span text:style-name="T28">Psychology</text:span><text:span text:style-name="T17">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P84"/>
      <text:p text:style-name="Block"><text:span text:style-name="T118">…the bodily temperaments [</text:span><text:span text:style-name="T124">amzija</text:span><text:span text:style-name="T118">]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P84"/>
      <text:p text:style-name="P33"><text:span text:style-name="T17">As becomes evident in what follows, Avicenna is claiming that an emotional episode </text:span><text:span text:style-name="T28">causes</text:span><text:span text:style-name="T17"> changes in the body’s temperaments—that is, the state of the elemental properties and humours in the body—and also that an emotional episode is, at least in part, </text:span><text:span text:style-name="T28">caused</text:span><text:span text:style-name="T17">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7">preceding cognitions more directly determine specifically what type of emotion (e.g., anger vs. envy) may arise.</text:span></text:p>
      <text:p text:style-name="P84"><text:soft-page-break/>Moreover, at the end of the chapter he points us in the direction of his more full response, in a text we looked at earlier. Concluding 4.4, he says:</text:p>
      <text:p text:style-name="P84"/>
      <text:p text:style-name="Block"><text:span text:style-name="T118">And we have discussed in our books of medicine, to a degree of detail and accuracy not found in any predecessors, the reason for the dispositions [</text:span><text:span text:style-name="T124">isti</text:span><text:span text:style-name="T118">ʿ</text:span><text:span text:style-name="T124">dādāt</text:span><text:span text:style-name="T118">] of different people—on account of their natural temperament [</text:span><text:span text:style-name="T124">jibilla</text:span><text:span text:style-name="T118">] and their different states [</text:span><text:span text:style-name="T124">aḥwāl</text:span><text:span text:style-name="T118">]—to joy, depression, anger, gentleness, rancor, calmness, and suchlike. So let someone read [about such things] there.</text:span><text:span text:style-name="Footnote_20_Symbol"><text:span text:style-name="T64"><text:note text:id="ftn305" text:note-class="footnote"><text:note-citation>305</text:note-citation><text:note-body><text:p text:style-name="Footer"><text:span text:style-name="T194"><text:s/></text:span><text:span text:style-name="T195">Avicenna, </text:span><text:span text:style-name="T208">Healing: Psychology </text:span><text:span text:style-name="T195">(1959), 4.4, 201.</text:span></text:p></text:note-body></text:note></text:span></text:span></text:p>
      <text:p text:style-name="P84"/>
      <text:p text:style-name="P33"><text:bookmark-start text:name="Dispositions_as_a_phil_solutio"/><text:span text:style-name="T17">The</text:span><text:bookmark-end text:name="Dispositions_as_a_phil_solutio"/><text:span text:style-name="T17"> terms he uses here, </text:span><text:span text:style-name="T28">jibilla</text:span><text:span text:style-name="T17"> and </text:span><text:span text:style-name="T28">ḥāl</text:span><text:span text:style-name="T17">, do not on their own clarify that we are talking about physiological dispositions, but </text:span><text:span text:style-name="T28">jibilla</text:span><text:span text:style-name="T17"> is certainly suggestive of that, being used often in that context. In any case, taken alongside the reference to his medical texts, we can infer that he wants to explain our dispositions (</text:span><text:span text:style-name="T28">isti</text:span><text:span text:style-name="T17">ʿ</text:span><text:span text:style-name="T28">dādāt</text:span><text:span text:style-name="T17">) in terms of physiological states—and that is in fact what Avicenna does in his medical texts, </text:span><text:span text:style-name="T28">Cardiac Drugs</text:span><text:span text:style-name="T17"> in particular. Thus, Avicenna begins 4.4 with his observations about how people are disposed in different ways towards emotions, and he concludes 4.4 by pointing us in the direction of what he thinks to be a key (though not total) part of the explanation, which is an appeal to the state of the body and its temperaments.</text:span></text:p>
      <text:p text:style-name="P84"/>
      <text:h text:style-name="Heading_20_1" text:outline-level="1">4.2 Physiological dispositions in the context of Avicenna's predecessors</text:h>
      <text:p text:style-name="P84"/>
      <text:p text:style-name="P91"><text:span text:style-name="T17">In tying both these sorts of dispositions (whether an emotion occurs, and its intensity) to the body and its temperaments, Avicenna is building on several key discussions found in his predecessors. First, there is a set of issues Aristotle raises in </text:span><text:span text:style-name="T28">De Anima</text:span><text:span text:style-name="T17"> 1.1, 403a19-24. Here Aristotle begins to probe the issue of which psychological states depend on the soul and body together. Though this section of </text:span><text:span text:style-name="T29">De Anima</text:span><text:span text:style-name="T17">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9">do </text:span><text:span text:style-name="T17">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P91"><text:span text:style-name="T17">Avicenna’s discussion of physiological dispositions for emotions is clearly reminiscent of this passage in Aristotle, but the two have different aims in bringing up these observations. </text:span><text:span text:style-name="T17">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oft-page-break/><text:span text:style-name="T17">faculty depends on temperamental dispositions, it is to illustrate something about </text:span><text:span text:style-name="T28">how</text:span><text:span text:style-name="T17"> the motive faculty operates, not about what </text:span><text:span text:style-name="T28">sort</text:span><text:span text:style-name="T17"> of state motive states are (e.g., hylomorphic or not). Nonetheless, this </text:span><text:span text:style-name="T28">De Anima</text:span><text:span text:style-name="T17"> text is clearly foundational to the Aristotelian tradition’s tendency to discuss physiological dispositions for emotions. For example, Themistius and John Philoponus discuss physiological dispositions for emotions when commenting on this portion of </text:span><text:span text:style-name="T29">De Anima</text:span><text:span text:style-name="T17">, extending the points Aristotle makes, but they ultimately subordinate it to the point that these states are hylomorphic.</text:span><text:span text:style-name="Footnote_20_Symbol"><text:span text:style-name="T51"><text:note text:id="ftn306" text:note-class="footnote"><text:note-citation>306</text:note-citation><text:note-body><text:p text:style-name="Footer"><text:span text:style-name="T194"><text:s/></text:span><text:span text:style-name="T195">See John Philoponus (2005), 67-72 and Themistius (1996), 21, 6.34.</text:span></text:p></text:note-body></text:note></text:span></text:span><text:span text:style-name="T17"> Avicenna’s contribution lies not in the fact that he notes the dependence of emotions on temperaments, but in the fact that he discusses this relationship in its own right, and in greater depth.</text:span></text:p>
      <text:p text:style-name="P91"><text:span text:style-name="T21">Avicenna’s analysis of emotional dispositions also bears on a debate in the Stoic tradition, available to Avicenna in the Arabic version of Galen’s </text:span><text:span text:style-name="T30">Harmony of Plato and Hippocrates</text:span><text:span text:style-name="T21">.</text:span><text:span text:style-name="Footnote_20_Symbol"><text:span text:style-name="T54"><text:note text:id="ftn307" text:note-class="footnote"><text:note-citation>307</text:note-citation><text:note-body><text:p text:style-name="Footer"><text:span text:style-name="T194"><text:s/></text:span><text:span text:style-name="T195">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4"> </text:span></text:span><text:span text:style-name="T21">In</text:span><text:span text:style-name="T17"> </text:span><text:span text:style-name="T28">Harmony</text:span><text:span text:style-name="T17">, Galen reports that two early figures in the history of Stoic theorizing about emotions, Zeno and Chrysippus, associated emotions with judgments, but in different ways.</text:span><text:span text:style-name="Footnote_20_Symbol"><text:span text:style-name="T51"><text:note text:id="ftn308" text:note-class="footnote"><text:note-citation>308</text:note-citation><text:note-body><text:p text:style-name="Footer"><text:span text:style-name="T194"><text:s/></text:span><text:span text:style-name="T195">The debate is recounted in </text:span><text:span text:style-name="T208">De placitis Hippocratis et Platonis</text:span><text:span text:style-name="T195"> books 4-7. The following key text (</text:span><text:span text:style-name="T70">5.1.4–6)</text:span><text:span text:style-name="T70"> is cited at Knuuttila (2004), 53</text:span><text:span text:style-name="T70">: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4">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pan text:style-name="T34">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2">do</text:span><text:span text:style-name="T34">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judgment (e.g., that someone you love has died) does not change, while nonetheless grief may lessen over time.</text:span><text:span text:style-name="Footnote_20_Symbol"><text:span text:style-name="T55"><text:note text:id="ftn309" text:note-class="footnote"><text:note-citation>309</text:note-citation><text:note-body><text:p text:style-name="Footer"><text:span text:style-name="T194"><text:s/></text:span><text:span text:style-name="T195">Nussbaum (2001) discusses grief on page 79.</text:span></text:p></text:note-body></text:note></text:span></text:span></text:p>
      <text:p text:style-name="P91"><text:bookmark-start text:name="Response_to_tradition"/><text:soft-page-break/><text:span text:style-name="T34">Though</text:span><text:bookmark-end text:name="Response_to_tradition"/><text:span text:style-name="T34">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P91"><text:span text:style-name="T34">In sum, through his analysis of dispositions for emotions, Avicenna moves the </text:span><text:span text:style-name="T42">De Anima</text:span><text:span text:style-name="T34"> conversation forward by honing in on physiological dispositions as a matter of analysis in its own right, and he moves the concerns expressed in the Stoic tradition forward by offering an account of how emotions relate to judgments.</text:span></text:p>
      <text:p text:style-name="P86"/>
      <text:h text:style-name="Heading_20_1" text:outline-level="1">4.3 Dispositions for emotions in Avicenna’s medical texts</text:h>
      <text:p text:style-name="P86"/>
      <text:p text:style-name="P91"><text:span text:style-name="T34">Avicenna fills in the picture of how the body’s states amount to dispositions for emotions in his medical texts. In the </text:span><text:span text:style-name="T42">Cardiac Drugs</text:span><text:span text:style-name="T34">, after Avicenna’s overview of the the vital spirit’s origin and dual purposes (described above in section 3), he immediately makes the following remark:</text:span></text:p>
      <text:p text:style-name="P86"/>
      <text:p text:style-name="Block"><text:span text:style-name="T81">It seems that the sages and their followers among the doctors have agreed that joy [</text:span><text:span text:style-name="T89">al-faraḥ</text:span><text:span text:style-name="T81">] and depression [</text:span><text:span text:style-name="T89">al-ghamm</text:span><text:span text:style-name="T81">] and fear [</text:span><text:span text:style-name="T89">al-khawf</text:span><text:span text:style-name="T81">] and anger [</text:span><text:span text:style-name="T89">al-</text:span><text:span text:style-name="T95">ghaḍab</text:span><text:span text:style-name="T81">] are among the affections [</text:span><text:span text:style-name="T89">al-inf</text:span><text:span text:style-name="T81">ʿ</text:span><text:span text:style-name="T89">ālāt</text:span><text:span text:style-name="T81">] particularly associated with [</text:span><text:span text:style-name="T89">al-khāṣa bi</text:span><text:span text:style-name="T81">] the vital spirit [</text:span><text:span text:style-name="T89">al-rūḥ</text:span><text:span text:style-name="T81">] that is the in heart. Moreover [</text:span><text:span text:style-name="T89">thumma inna</text:span><text:span text:style-name="T81">], every affection [</text:span><text:span text:style-name="T73">infi</text:span><text:span text:style-name="T75">ʿ</text:span><text:span text:style-name="T73">āl</text:span><text:span text:style-name="T84">]</text:span><text:span text:style-name="T89"> </text:span><text:span text:style-name="T81">which grows strong or weak, [does so] not because of the agent cause [</text:span><text:span text:style-name="T89">fā</text:span><text:span text:style-name="T81">ʿ</text:span><text:span text:style-name="T89">il</text:span><text:span text:style-name="T81">], but rather it accords in its intensification or weakening with the intensification or weakening of the passive substance [</text:span><text:span text:style-name="T89">al-jawhar al-munfa</text:span><text:span text:style-name="T81">ʿ</text:span><text:span text:style-name="T89">il</text:span><text:span text:style-name="T81">].</text:span><text:span text:style-name="Footnote_20_Symbol"><text:span text:style-name="T61"><text:note text:id="ftn310" text:note-class="footnote"><text:note-citation>310</text:note-citation><text:note-body><text:p text:style-name="Footer"><text:span text:style-name="T194"><text:s/></text:span><text:span text:style-name="T195">Avicenna, </text:span><text:span text:style-name="T208">Cardiac Drugs</text:span><text:span text:style-name="T195"> (1984), 226.</text:span></text:p></text:note-body></text:note></text:span></text:span></text:p>
      <text:p text:style-name="P87"/>
      <text:p text:style-name="P33"><text:span text:style-name="T34">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pan text:style-name="T34">emotions arise from people with vital spirits of characteristic varieties. For example, people with a less harmonious, murky vital spirit (like the sick, the tired, or the elderly) tend towards more </text:span><text:soft-page-break/><text:span text:style-name="T34">marked sadness, while those whose vital spirit remains harmonious and light tend towards joy.</text:span><text:span text:style-name="Footnote_20_Symbol"><text:span text:style-name="T55"><text:note text:id="ftn311" text:note-class="footnote"><text:note-citation>311</text:note-citation><text:note-body><text:p text:style-name="Footer"><text:span text:style-name="T194"><text:s/></text:span><text:span text:style-name="T195">Avicenna, </text:span><text:span text:style-name="T208">Cardiac Drugs</text:span><text:span text:style-name="T195"> (1984), 226.</text:span></text:p></text:note-body></text:note></text:span></text:span><text:span text:style-name="T34">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P91"><text:span text:style-name="T34">Emotional dispositions in the vital spirit are distinguished from the “agent cause [</text:span><text:span text:style-name="T42">fā</text:span><text:span text:style-name="T34">ʿ</text:span><text:span text:style-name="T42">il</text:span><text:span text:style-name="T34">]” of some emotion in the above text. Avicenna does not return to this precise language to unpack what he means, but he seems to flesh things out in a following section when he enumerates various “strong [</text:span><text:span text:style-name="T42">quwiyya</text:span><text:span text:style-name="T34">]” and “obvious [</text:span><text:span text:style-name="T42">ẓahira</text:span><text:span text:style-name="T34">]”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5"><text:note text:id="ftn312" text:note-class="footnote"><text:note-citation>312</text:note-citation><text:note-body><text:p text:style-name="Footer"><text:span text:style-name="T194"><text:s/></text:span><text:span text:style-name="T195">Avicenna, </text:span><text:span text:style-name="T208">Cardiac Drugs</text:span><text:span text:style-name="T195"> (1984), 232.</text:span></text:p></text:note-body></text:note></text:span></text:span><text:span text:style-name="Footnote_20_Symbol"><text:span text:style-name="T55"> </text:span></text:span></text:p>
      <text:p text:style-name="P91"><text:span text:style-name="T34">It is not entirely clear whether in discussing these agent causes Avicenna is referring to the thing itself (“a good conversation”), or the thing as evaluated in some way (“a conversation evaluated as good”). In this portion of the </text:span><text:span text:style-name="T42">Cardiac Drugs</text:span><text:span text:style-name="T34"> Avicenna mentions his “</text:span><text:span text:style-name="T42">Book of Rhetoric</text:span><text:span text:style-name="T34"> [</text:span><text:span text:style-name="T42">Kitāb Rīṭūrīqa</text:span><text:span text:style-name="T34">]” as a place where more such “strong and obvious causes” are discussed. And indeed, in Avicenna's </text:span><text:span text:style-name="T42">Healing: Rhetoric</text:span><text:span text:style-name="T34"> (</text:span><text:span text:style-name="T42">Kitāb al-Khaṭāba</text:span><text:span text:style-name="T34">),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5"><text:note text:id="ftn313" text:note-class="footnote"><text:note-citation>313</text:note-citation><text:note-body><text:p text:style-name="Footer"><text:span text:style-name="T194"><text:s/></text:span><text:span text:style-name="T195">Avicenna, </text:span><text:span text:style-name="T208">Healing: Rhetoric</text:span><text:span text:style-name="T195"> (1954), 131.</text:span></text:p></text:note-body></text:note></text:span></text:span><text:span text:style-name="T34"> As 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P91"><text:span text:style-name="T34">Later in the </text:span><text:span text:style-name="T42">Cardiac Drugs</text:span><text:span text:style-name="T34">, Avicenna also describes how the vital spirit similarly constitutes dispositions for whether emotions </text:span><text:span text:style-name="T42">happen or not</text:span><text:span text:style-name="T34">, plain and simple. Avicenna makes this point in the following two texts, which bookend a discussion of the effects of wine, and the “clear and obvious” causes of joy we just looked at:</text:span></text:p>
      <text:p text:style-name="P86"/>
      <text:p text:style-name="Block"><text:span text:style-name="T81">[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1"><text:note text:id="ftn314" text:note-class="footnote"><text:note-citation>314</text:note-citation><text:note-body><text:p text:style-name="Footer"><text:span text:style-name="T194"><text:s/></text:span><text:span text:style-name="T195">Avicenna, </text:span><text:span text:style-name="T208">Cardiac Drugs</text:span><text:span text:style-name="T195"> (1984), 230.</text:span></text:p></text:note-body></text:note></text:span></text:span><text:span text:style-name="T81">.</text:span></text:p>
      <text:p text:style-name="Block"><text:soft-page-break/></text:p>
      <text:p text:style-name="Block"><text:span text:style-name="T81">[R]egarding preparation: the one who leans towards one side is </text:span><text:span text:style-name="T89">un</text:span><text:span text:style-name="T81">influenced by causes from the other side, unless they are strong, and they </text:span><text:span text:style-name="T89">are</text:span><text:span text:style-name="T81"> influenced by the causes [of the side he leans towards], even though they are weak</text:span><text:span text:style-name="Footnote_20_Symbol"><text:span text:style-name="T61"><text:note text:id="ftn315" text:note-class="footnote"><text:note-citation>315</text:note-citation><text:note-body><text:p text:style-name="Footer"><text:span text:style-name="T194"><text:s/></text:span><text:span text:style-name="T195">Avicenna, </text:span><text:span text:style-name="T208">Cardiac Drugs</text:span><text:span text:style-name="T195"> (1984), 233, emphasis mine.</text:span></text:p></text:note-body></text:note></text:span></text:span><text:span text:style-name="T81">.</text:span></text:p>
      <text:p text:style-name="P86"/>
      <text:p text:style-name="P46">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P86">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P91"><text:span text:style-name="T37">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4">hose faculties will all have dispositions and effects in the vital spirit, to some degree or other.</text:span><text:span text:style-name="Footnote_20_Symbol"><text:span text:style-name="T55"><text:note text:id="ftn316" text:note-class="footnote"><text:note-citation>316</text:note-citation><text:note-body><text:p text:style-name="Footer"><text:span text:style-name="T194"><text:s/></text:span><text:span text:style-name="T195">See end of section 3.</text:span></text:p></text:note-body></text:note></text:span></text:span><text:span text:style-name="T34"> For example, Avicenna explains some vagaries of eyesight by an appeal to the vital spirit.</text:span><text:span text:style-name="Footnote_20_Symbol"><text:span text:style-name="T55"><text:note text:id="ftn317" text:note-class="footnote"><text:note-citation>317</text:note-citation><text:note-body><text:p text:style-name="Footer"><text:span text:style-name="T194"><text:s/></text:span><text:span text:style-name="T195">See end of section 3.</text:span></text:p></text:note-body></text:note></text:span></text:span><text:span text:style-name="T34"> Elsewhere Avicenna says that what parents imagine during intercourse can have an effect on the color [</text:span><text:span text:style-name="T42">lawn</text:span><text:span text:style-name="T34">] of child conceived, for example, thinking about red can add a tinge of red.</text:span><text:span text:style-name="Footnote_20_Symbol"><text:span text:style-name="T55"><text:note text:id="ftn318" text:note-class="footnote"><text:note-citation>318</text:note-citation><text:note-body><text:p text:style-name="Footer"><text:span text:style-name="T194"><text:s/></text:span><text:span text:style-name="T195">Avicenna, </text:span><text:span text:style-name="T208">Canon</text:span><text:span text:style-name="T195"> (1982), II.2.1.14, 160.</text:span></text:p></text:note-body></text:note></text:span></text:span><text:span text:style-name="T34"> He admits that this latter point may sound </text:span><text:soft-page-break/><text:span text:style-name="T34">far-fetched, but he says it follows from his fundamental </text:span><text:span text:style-name="T37">principles</text:span><text:span text:style-name="T34"> that cognitions work by way of the vital spirit.</text:span></text:p>
      <text:p text:style-name="P91"><text:span text:style-name="T34">Further, in the </text:span><text:span text:style-name="T42">Canon</text:span><text:span text:style-name="T34">, Avicenna makes reference to the vital spirit in explaining treatment for other sorts of mental disorders, beyond the emotional. In book three (of five), Avicenna has a discussion of mental illness (</text:span><text:span text:style-name="T42">amrāḍ al-ra</text:span><text:span text:style-name="T34">ʾ</text:span><text:span text:style-name="T42">s</text:span><text:span text:style-name="T34">) which includes emotional disorders, such as melancholy and lovesickness, but also non-emotional mental disorders, such as sleep disorders, defects of the imagination or memory, and general mania.</text:span><text:span text:style-name="Footnote_20_Symbol"><text:span text:style-name="T55"><text:note text:id="ftn319" text:note-class="footnote"><text:note-citation>319</text:note-citation><text:note-body><text:p text:style-name="Footer"><text:span text:style-name="T194"><text:s/></text:span><text:span text:style-name="T195">Avicenna, </text:span><text:span text:style-name="T208">Canon</text:span><text:span text:style-name="T195"> (1987), vol. 2, 877-901.</text:span></text:p></text:note-body></text:note></text:span></text:span><text:span text:style-name="T34"> </text:span><text:bookmark-start text:name="Dispositions"/><text:span text:style-name="T34">For</text:span><text:bookmark-end text:name="Dispositions"/><text:span text:style-name="T34"> some of these cases, Avicenna recommends altering one’s mode of thinking, but there are also many references to changing one’s diet, and procedures like cupping, in order to affect one’s temperament, and ultimately the vital spirit. So the vital spirit underlies the functioning and dispositions of other faculties, but Avicenna is most interested in the relation between the vital spirit and the heart, and the </text:span><text:span text:style-name="T43">Cardiac Drugs</text:span><text:span text:style-name="T34"> is naturally where we get most of that discussion.</text:span></text:p>
      <text:p text:style-name="P33"/>
      <text:p text:style-name="P86"/>
      <text:h text:style-name="Heading_20_1" text:outline-level="1"><text:bookmark-start text:name="Virtue_cultivation"/>4.4 <text:bookmark-end text:name="Virtue_cultivation"/>Physiological emotional dispositions in relation to moral formation</text:h>
      <text:p text:style-name="P86"/>
      <text:p text:style-name="P91"><text:span text:style-name="T34">Avicenna makes the connection between the physiological side of how we are disposed to </text:span><text:span text:style-name="T34">emotions, and the broader topic of moral formation. He does not say much on this topic, but it is worth briefly exploring the significance of what he does say. In </text:span><text:span text:style-name="T42">Cardiac Drugs</text:span><text:span text:style-name="T34"> he makes the following comment in the midst of his discussion of different types of preparatory causes for emotions:</text:span></text:p>
      <text:p text:style-name="P86"/>
      <text:p text:style-name="Block"><text:span text:style-name="T81">[W]hen acts and emotions [</text:span><text:span text:style-name="T89">infi</text:span><text:span text:style-name="T81">ʿ</text:span><text:span text:style-name="T89">ālāt</text:span><text:span text:style-name="T81">] recur, a strong disposition [</text:span><text:span text:style-name="T89">malakā quwwiya</text:span><text:span text:style-name="T81">] is formed, and character traits [</text:span><text:span text:style-name="T89">al-akhlāq</text:span><text:span text:style-name="T81">]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1"><text:note text:id="ftn320" text:note-class="footnote"><text:note-citation>320</text:note-citation><text:note-body><text:p text:style-name="Footer"><text:span text:style-name="T194"><text:s/></text:span><text:span text:style-name="T195">Avicenna, </text:span><text:span text:style-name="T208">Cardiac Drugs</text:span><text:span text:style-name="T195"> (1984), 235.</text:span></text:p></text:note-body></text:note></text:span></text:span></text:p>
      <text:p text:style-name="P86"/>
      <text:p text:style-name="P33"><text:span text:style-name="T34">The term translated here as character traits (</text:span><text:span text:style-name="T42">al-akhlāq</text:span><text:span text:style-name="T34">) is a flexible Arabic term, but it clearly has moral overtones to it. For example, in Al-Farabi’s </text:span><text:span text:style-name="T42">Directing Attention to the Way of Happiness</text:span><text:span text:style-name="T34">, he says that “all ethical traits [</text:span><text:span text:style-name="T42">al-akhlāq kulluhā</text:span><text:span text:style-name="T34">], from the virtuous to the vicious [</text:span><text:span text:style-name="T42">al-jamīl wal-</text:span><text:span text:style-name="T42">qabīḥ</text:span><text:span text:style-name="T34">], are acquired [traits].”</text:span><text:span text:style-name="Footnote_20_Symbol"><text:span text:style-name="T55"><text:note text:id="ftn321" text:note-class="footnote"><text:note-citation>321</text:note-citation><text:note-body><text:p text:style-name="Footer"><text:span text:style-name="T194"><text:s/></text:span><text:span text:style-name="T195">Al-Farabi (1992) 235.</text:span></text:p></text:note-body></text:note></text:span></text:span><text:span text:style-name="T34"> Character traits are formed through habituation, and that habituation is partly realized as the vital spirits take on a particular predisposition. If the vital spirits are heated up during moments of anger over and over, their resting state will eventually be </text:span><text:soft-page-break/><text:span text:style-name="T34">hotter, which makes it much easier to experience anger yet again. The converse is true as well: practicing being happy will lead one to have a more calm vital spirit, which will in turn make it easier to maintain happiness in difficult situatio</text:span><text:span text:style-name="T37">n. </text:span><text:span text:style-name="T39">There couldn’t be a person with a perfected disposition towards courage whose physiology looked just the same as a coward, because physiology affects how we respond to situations. </text:span><text:span text:style-name="T37">So o</text:span><text:span text:style-name="T34">ur moral character—our characteristic way of responding to situations from an ethical point of view—is to some extent realized in our physiology.</text:span></text:p>
      <text:p text:style-name="P33"><text:span text:style-name="T34"><text:tab/>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3">cultivating</text:span><text:span text:style-name="T34">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3">Healing: Rhetoric</text:span><text:span text:style-name="T34">.</text:span></text:p>
      <text:p text:style-name="P86"/>
      <text:h text:style-name="Heading_20_1" text:outline-level="1">5. Physiology of emotional effects</text:h>
      <text:p text:style-name="P86"/>
      <text:h text:style-name="Heading_20_1" text:outline-level="1">5.1 Temperamental effects considered to be primarily of the body</text:h>
      <text:p text:style-name="P86"/>
      <text:p text:style-name="P86">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P86"/>
      <text:p text:style-name="Block"><text:span text:style-name="T81">And [as for] fear and anger and depression, the passion [</text:span><text:span text:style-name="T89">infi</text:span><text:span text:style-name="T81">ʿ</text:span><text:span text:style-name="T89">āl</text:span><text:span text:style-name="T81">] whereby they occur happens primarily on account of the soul. Anger or depression, insofar as they are anger or depression, are </text:span><text:span text:style-name="T89">not passions among those passions afflicting the body</text:span><text:span text:style-name="T81">, even though they are followed by passions which afflict the body, like the rising or abating of heat, and suchlike. </text:span><text:span text:style-name="T89">For those things are not anger or depression itself [laysa nafs al-</text:span><text:span text:style-name="T95">ghaḍab</text:span><text:span text:style-name="T89"> wal-ghamm]</text:span><text:span text:style-name="T81">, but rather things that follow [</text:span><text:span text:style-name="T89">yatba</text:span><text:span text:style-name="T81">ʿ] anger or depression.</text:span><text:span text:style-name="Footnote_20_Symbol"><text:span text:style-name="T61"><text:note text:id="ftn322" text:note-class="footnote"><text:note-citation>322</text:note-citation><text:note-body><text:p text:style-name="Footer"><text:span text:style-name="T194"><text:s/></text:span><text:span text:style-name="T195">Avicenna, </text:span><text:span text:style-name="T208">Healing: Psychology</text:span><text:span text:style-name="T195"> (1959), 4.4, 198.</text:span></text:p></text:note-body></text:note></text:span></text:span></text:p>
      <text:p text:style-name="P86"/>
      <text:p text:style-name="P33"><text:soft-page-break/><text:span text:style-name="T34">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5"><text:note text:id="ftn323" text:note-class="footnote"><text:note-citation>323</text:note-citation><text:note-body><text:p text:style-name="Footer"><text:span text:style-name="T194"><text:s/></text:span><text:span text:style-name="T195">Avicenna, </text:span><text:span text:style-name="T208">Healing: Psychology</text:span><text:span text:style-name="T195"> (1959), 4.4, 197.</text:span></text:p></text:note-body></text:note></text:span></text:span></text:p>
      <text:p text:style-name="P91"><text:span text:style-name="T34">In </text:span><text:span text:style-name="T42">Psychology</text:span><text:span text:style-name="T34">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2">all</text:span><text:span text:style-name="T34"> of which “do not occur without the participation of the body.” In essence, he is trying to schematize all psychological states, save those that belong only to the intellect. His distinctions are as follows:</text:span></text:p>
      <text:p text:style-name="P86"/>
      <text:p text:style-name="Block"><text:span text:style-name="T81">[…] states [</text:span><text:span text:style-name="T89">aḥwāl</text:span><text:span text:style-name="T81">] that belong to the soul with the participation of [</text:span><text:span text:style-name="T89">bi-mushārik</text:span><text:span text:style-name="T95">ah</text:span><text:span text:style-name="T87">]</text:span><text:span text:style-name="T81"> the 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1"><text:note text:id="ftn324" text:note-class="footnote"><text:note-citation>324</text:note-citation><text:note-body><text:p text:style-name="Footer"><text:span text:style-name="T194"><text:s/></text:span><text:span text:style-name="T195">Avicenna, </text:span><text:span text:style-name="T208">Healing: Psychology</text:span><text:span text:style-name="T195"> (1959), 4.4, 197.</text:span></text:p></text:note-body></text:note></text:span></text:span></text:p>
      <text:p text:style-name="P87"/>
      <text:p text:style-name="P46">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P86"/>
      <text:p text:style-name="Block"><text:span text:style-name="T81">As for pain from a strike, or from the transformation of [one’s] bodily temperament, the event therein is </text:span><text:span text:style-name="T89">something that exists in the body</text:span><text:span text:style-name="T81"> because of a fracturing of the connection and the temperament, on account of the </text:span><text:span text:style-name="T89">states of the body insofar as it is a body.</text:span><text:span text:style-name="T81"> </text:span><text:span text:style-name="T89">And it is also something existing in the senses</text:span><text:span text:style-name="T81"> which sense it </text:span><text:soft-page-break/><text:span text:style-name="T81">insofar as it is sensed—but [the event that is sensed occurs] because of the body. And it seems that hunger and appetite [</text:span><text:span text:style-name="T89">shahw</text:span><text:span text:style-name="T95">ah</text:span><text:span text:style-name="T87">]</text:span><text:span text:style-name="Footnote_20_Symbol"><text:span text:style-name="T61"><text:note text:id="ftn325" text:note-class="footnote"><text:note-citation>325</text:note-citation><text:note-body><text:p text:style-name="Footer"><text:span text:style-name="T194"><text:s/></text:span><text:span text:style-name="T195">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7">shahw</text:span><text:span text:style-name="T212">ah</text:span><text:span text:style-name="T199"> </text:span><text:span text:style-name="T195">as a genus that includes hunger in </text:span><text:span text:style-name="T208">Healing: Psychology</text:span><text:span text:style-name="T195"> (1959) 2.3, 67: “ hunger is [simply] the appetite [</text:span><text:span text:style-name="T207">shahw</text:span><text:span text:style-name="T212">ah</text:span><text:span text:style-name="T199">]</text:span><text:span text:style-name="T195"> [for] the hot and dry, and thirst is the appetite [</text:span><text:span text:style-name="T207">shahw</text:span><text:span text:style-name="T212">ah</text:span><text:span text:style-name="T199">]</text:span><text:span text:style-name="T195"> for the cold and moist.”</text:span></text:p></text:note-body></text:note></text:span></text:span><text:span text:style-name="T81"> are of this sort.</text:span><text:span text:style-name="Footnote_20_Symbol"><text:span text:style-name="T61"><text:note text:id="ftn326" text:note-class="footnote"><text:note-citation>326</text:note-citation><text:note-body><text:p text:style-name="Footer"><text:span text:style-name="T194"><text:s/></text:span><text:span text:style-name="T195">Avicenna, </text:span><text:span text:style-name="T208">Healing: Psychology</text:span><text:span text:style-name="T195"> (1959), 4.4, 198.</text:span></text:p></text:note-body></text:note></text:span></text:span></text:p>
      <text:p text:style-name="P86"/>
      <text:p text:style-name="P33"><text:span text:style-name="T34">Physical pain and hunger here are discussed as states that are due to states of the body, insofar as it is body, but they are </text:span><text:span text:style-name="T42">also</text:span><text:span text:style-name="T34"> something that exists in the senses. This is markedly different from they way he talks states that are “primarily of the soul,” about which he says “there is </text:span><text:span text:style-name="T42">nothing</text:span><text:span text:style-name="T34"> in [such states] which is an occurrence of the body insofar as it is a body.”</text:span><text:span text:style-name="Footnote_20_Symbol"><text:span text:style-name="T55"><text:note text:id="ftn327" text:note-class="footnote"><text:note-citation>327</text:note-citation><text:note-body><text:p text:style-name="Footer"><text:span text:style-name="T194"><text:s/></text:span><text:span text:style-name="T195">Avicenna, </text:span><text:span text:style-name="T208">Healing: Psychology</text:span><text:span text:style-name="T195"> (1959), 4.4, 197.</text:span></text:p></text:note-body></text:note></text:span></text:span><text:span text:style-name="T34"> States like imagination and emotions are primarily psychological, and though embodied, are not caused by anything in the body insofar as it is body. States like physical pain and physical hunger, however, are both sensed, </text:span><text:span text:style-name="T42">and</text:span><text:span text:style-name="T34"> owed to the body insofar as it is body.</text:span></text:p>
      <text:p text:style-name="P91"><text:span text:style-name="T34">With these distinctions, Avicenna appears to unpacking a similar distinction from the beginning of Aristotle’s </text:span><text:span text:style-name="T42">Parva Naturalia</text:span><text:span text:style-name="T34">. It is not surprising to find Avicenna incorporating discussions stemming from the </text:span><text:span text:style-name="T42">Parva Naturalia</text:span><text:span text:style-name="T34"> in </text:span><text:span text:style-name="T42">Psychology</text:span><text:span text:style-name="T34"> 4.4 since, as Hansberger has shown, much of Book 4 as a whole picks up on themes found in </text:span><text:span text:style-name="T42">Parva Naturalia</text:span><text:span text:style-name="T34">, in addition to </text:span><text:span text:style-name="T42">De Anima</text:span><text:span text:style-name="T34">.</text:span><text:span text:style-name="Footnote_20_Symbol"><text:span text:style-name="T55"><text:note text:id="ftn328" text:note-class="footnote"><text:note-citation>328</text:note-citation><text:note-body><text:p text:style-name="Footer"><text:span text:style-name="T194"><text:s/></text:span><text:span text:style-name="T195">Hansberger (2010) 158.</text:span></text:p></text:note-body></text:note></text:span></text:span><text:span text:style-name="T34"> The distinction in Aristotle’s text is somewhat different from that which Avicenna makes, which is likely due to the transmission history of this Aristotelian text. As shown (again) by Hansberger, the Arabic version of the </text:span><text:span text:style-name="T42">Parva Naturalia</text:span><text:span text:style-name="T34">, which went by the name of </text:span><text:span text:style-name="T42">Kitāb al-ḥiss wa-l-maḥsūs</text:span><text:span text:style-name="T34">, is less of a translation and more of an adaptation.</text:span><text:span text:style-name="Footnote_20_Symbol"><text:span text:style-name="T34"><text:note text:id="ftn329" text:note-class="footnote"><text:note-citation>329</text:note-citation><text:note-body><text:p text:style-name="Footnote"><text:s/>For clarity: the title “<text:span text:style-name="T145">Kitāb al-ḥiss wa-l-maḥsūs”</text:span> was used to refer to the whole text that paraphrases/adapts the whole collection of <text:span text:style-name="T145">Parva Naturalia</text:span>. This, despite the fact that “<text:span text:style-name="T145">Kitāb al-ḥiss wa-l-maḥsūs” </text:span>is actually a translation of the name for the first book of the <text:span text:style-name="T145">Parva Naturalia</text:span>, i.e., <text:span text:style-name="T145">De Sensu</text:span>. So the title <text:span text:style-name="T145">Kitāb al-ḥiss wa-l-maḥsūs</text:span> refers to the whole of the <text:span text:style-name="T145">Parva Naturalia</text:span>, despite taking its name from the first book of the Greek collection.</text:p></text:note-body></text:note></text:span></text:span><text:span text:style-name="T34"> But in this case we need to start with the original Parva Naturalia as a frame of reference, since the first part of </text:span><text:span text:style-name="T42">Kitāb al-ḥiss wa-l-maḥsūs </text:span><text:span text:style-name="T34">is not extant</text:span><text:span text:style-name="Footnote_20_Symbol"><text:span text:style-name="T55"><text:note text:id="ftn330" text:note-class="footnote"><text:note-citation>330</text:note-citation><text:note-body><text:p text:style-name="Footer"><text:span text:style-name="T194"><text:s/></text:span><text:span text:style-name="T195">Hansberger (2010) 144.</text:span></text:p></text:note-body></text:note></text:span></text:span></text:p>
      <text:p text:style-name="P91"><text:span text:style-name="T34">In the beginning of Aristotle’s original </text:span><text:span text:style-name="T42">De Sensu</text:span><text:span text:style-name="T34">—the first book of </text:span><text:span text:style-name="T42">Parva Naturalia</text:span><text:span text:style-name="T34">—he distinguishes between several ways of approaching the discussion of the soul. On the one hand, </text:span><text:soft-page-break/><text:span text:style-name="T34">he says that he has already (in </text:span><text:span text:style-name="T42">De Anima</text:span><text:span text:style-name="T34">) talked about (1) features of the soul that are </text:span><text:span text:style-name="T43">common</text:span><text:span text:style-name="T34"> to many species, and which are understood with reference to the soul taken “by itself.” This </text:span><text:span text:style-name="T34">includes sensation, memory, passion, desire, and appetite generally, and in addition to these pleasure and pain.”</text:span><text:span text:style-name="Footnote_20_Symbol"><text:span text:style-name="T55"><text:note text:id="ftn331" text:note-class="footnote"><text:note-citation>331</text:note-citation><text:note-body><text:p text:style-name="Footer"><text:span text:style-name="T194"><text:s/></text:span><text:span text:style-name="T195">See Aristotle, </text:span><text:span text:style-name="T207">On Sense and Sensible Objects </text:span><text:span text:style-name="T195">(1986), 463a. These sort of functions the essence of the soul which, as Avicenna explains at the beginning of the </text:span><text:span text:style-name="T207">Psychology</text:span><text:span text:style-name="T195">, is that which accounts for behavior that is “not according to a single pattern, or which does not lack will. (Avicenna, </text:span><text:span text:style-name="T208">Healing: Psychology</text:span><text:span text:style-name="T195"> (1959), 1.1, 4).</text:span><text:span text:style-name="T220"> </text:span><text:span text:style-name="T221">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4"> Thus, he says, there remains two further categories to discuss. There are (2) features of the soul that are </text:span><text:span text:style-name="T43">common</text:span><text:span text:style-name="T34"> to many species, but which are </text:span><text:span text:style-name="T43">not</text:span><text:span text:style-name="T34"> understood with respect to the soul “by itself” (rather, the body's involvement is more prominent). This second category includes “waking and sleep, youth and old age, inhalation and exhalation, life and death.”</text:span><text:span text:style-name="Footnote_20_Symbol"><text:span text:style-name="T55"><text:note text:id="ftn332" text:note-class="footnote"><text:note-citation>332</text:note-citation><text:note-body><text:p text:style-name="Footer"><text:span text:style-name="T194"><text:s/></text:span><text:span text:style-name="T195">Aristotle, </text:span><text:span text:style-name="T207">On Sense and Sensible Objects </text:span><text:span text:style-name="T195">(1986), 463a.</text:span></text:p></text:note-body></text:note></text:span></text:span><text:span text:style-name="T34">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3">De Anima</text:span><text:span text:style-name="T34">, the </text:span><text:span text:style-name="T42">Parva Naturalia</text:span><text:span text:style-name="T34"> is ostensibly most concerned with type (2) states. But many of </text:span><text:span text:style-name="T34">the activities given as examples of type (1) nonetheless show up in the discussion of </text:span><text:span text:style-name="T42">Parva Naturalia </text:span><text:span text:style-name="T34">(e.g., </text:span><text:span text:style-name="T42">De Sensu</text:span><text:span text:style-name="T34"> and </text:span><text:span text:style-name="T42">De Memoria </text:span><text:span text:style-name="T34">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2">Parva Naturalia</text:span><text:span text:style-name="T34">. So much for the distinctions Aristotle makes towards the beginning of the original </text:span><text:span text:style-name="T42">Parva Naturalia.</text:span></text:p>
      <text:p text:style-name="P91"><text:span text:style-name="T34">It is the distinction between (1) and (2) that Avicenna and (and perhaps the adaptor in </text:span><text:span text:style-name="T42">Kitāb al-ḥiss wa-l-maḥsūs</text:span><text:span text:style-name="T34">)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when realized in bodies, and affected by particular material changes. As Avicenna explains, “Sleep, waking, health and sickness are states that belong to the body and</text:span><text:span text:style-name="T37"> its principles, so they b</text:span><text:span text:style-name="T34">elong to [the body] primarily, but nevertheless they only belong to the body because it has a soul.”</text:span><text:span text:style-name="Footnote_20_Symbol"><text:span text:style-name="T55"><text:note text:id="ftn333" text:note-class="footnote"><text:note-citation>333</text:note-citation><text:note-body><text:p text:style-name="Footer"><text:span text:style-name="T194"><text:s/></text:span><text:span text:style-name="T195">Avicenna, </text:span><text:span text:style-name="T208">Healing: Psychology</text:span><text:span text:style-name="T195"> (1959), 4.4, 197</text:span></text:p></text:note-body></text:note></text:span></text:span><text:span text:style-name="T34"> Non-living things do not experience sleep, waking, health and sickness. Sleep would not occur if there were no such thing as sensation. Health would not occur were the body not to have </text:span><text:soft-page-break/><text:span text:style-name="T34">an ideal, soul-given function in the first place (in other words, only living bodies can be healthy). But what causes a living being to need sleep, or to fail in health, is not anything to do with the </text:span><text:span text:style-name="T34">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P86">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P86">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P91"><text:span text:style-name="T34">Whether the development comes from Avicenna himself, or the adaptor of the text (and Avicenna is just mirroring it) is impossible to tell, since, as mentioned above, the first part of </text:span><text:span text:style-name="T42">Kitāb al-ḥiss wa-l-maḥsūs </text:span><text:span text:style-name="T34">is not extant. One bit of evidence that the development stems from the adaptor is that in Averroes relates the same categories as Avicenna's [1] and [2] in his </text:span><text:span text:style-name="T42">Epitome of the Parva Naturalia</text:span><text:span text:style-name="T34">, suggesting a common source for those distinctions in the Arabic </text:span><text:span text:style-name="T42">Kitāb al-ḥiss wa-l-maḥsūs.</text:span><text:span text:style-name="Footnote_20_Symbol"><text:span text:style-name="T58"><text:note text:id="ftn334" text:note-class="footnote"><text:note-citation>334</text:note-citation><text:note-body><text:p text:style-name="Footer"><text:span text:style-name="T194"><text:s/></text:span><text:span text:style-name="T70">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8">Epitome of the Parva Naturalia </text:span><text:span text:style-name="T70">(1961), 3. Averroes has a similar discussion, expanded to four distinctions, in his Long Commentary on the De Anima (2009), section 3.</text:span></text:p></text:note-body></text:note></text:span></text:span><text:span text:style-name="T34"> Averroes explains that “primarily body” states, like sleep, are in some sense </text:span><text:span text:style-name="T34">more necessary, and are related to the “primarily soul” functions as a genus is related to species. That is, sleep is a state wherein all the senses are “at rest.”</text:span><text:span text:style-name="Footnote_20_Symbol"><text:span text:style-name="T55"><text:note text:id="ftn335" text:note-class="footnote"><text:note-citation>335</text:note-citation><text:note-body><text:p text:style-name="Footer"><text:span text:style-name="T194"><text:s/></text:span><text:span text:style-name="T195">Averroes, </text:span><text:span text:style-name="T78">Epitome of the Parva Naturalia </text:span><text:span text:style-name="T195">(1961), 3-4.</text:span></text:p></text:note-body></text:note></text:span></text:span><text:span text:style-name="T34"> </text:span><text:bookmark-start text:name="Primarily_Psych"/><text:span text:style-name="T34">What</text:span><text:bookmark-end text:name="Primarily_Psych"/><text:span text:style-name="T34">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p text:style-name="P86"/>
      <text:h text:style-name="Heading_20_1" text:outline-level="1"><text:soft-page-break/>5.2 The distinction between emotions and their temperamental effects</text:h>
      <text:p text:style-name="P86"/>
      <text:p text:style-name="P86">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P87"/>
      <text:p text:style-name="Block"><text:span text:style-name="T81">And [as for] fear and anger and depression, the passion [</text:span><text:span text:style-name="T89">infi</text:span><text:span text:style-name="T81">ʿ</text:span><text:span text:style-name="T89">āl</text:span><text:span text:style-name="T81">] whereby they occur happens primarily on account of the soul. Anger or depression, insofar as they are anger or depression, are </text:span><text:span text:style-name="T89">not passions among those passions afflicting the body</text:span><text:span text:style-name="T81">, even though they are followed by passions which afflict the body, like the rising or abating of heat, and suchlike. </text:span><text:span text:style-name="T89">For those things are not anger or depression itself [laysa nafs al-</text:span><text:span text:style-name="T95">ghaḍab</text:span><text:span text:style-name="T89"> wal-ghamm]</text:span><text:span text:style-name="T81">, but rather things that follow [</text:span><text:span text:style-name="T89">yatba</text:span><text:span text:style-name="T81">ʿ] anger or depression.</text:span><text:span text:style-name="Footnote_20_Symbol"><text:span text:style-name="T61"><text:note text:id="ftn336" text:note-class="footnote"><text:note-citation>336</text:note-citation><text:note-body><text:p text:style-name="Footer"><text:span text:style-name="T194"><text:s/></text:span><text:span text:style-name="T195">Avicenna, </text:span><text:span text:style-name="T208">Healing: Psychology</text:span><text:span text:style-name="T195"> (1959), 4.4, 198.</text:span></text:p></text:note-body></text:note></text:span></text:span></text:p>
      <text:p text:style-name="P87"/>
      <text:p text:style-name="P33"><text:span text:style-name="T34">When Avicenna says that emotions are not passions that “afflict the body,” contrasting this with passions that do, like “the rising or abating of heat,”</text:span><text:span text:style-name="Footnote_20_Symbol"><text:span text:style-name="T55"><text:note text:id="ftn337" text:note-class="footnote"><text:note-citation>337</text:note-citation><text:note-body><text:p text:style-name="Footer"><text:span text:style-name="T194"><text:s/></text:span><text:span text:style-name="T195">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4"> we should understand this to reflect the division between states that are primarily of the soul, versus those that are primarily of the body. These are both psychological states that happen with the participation of the body—just of different kinds.</text:span></text:p>
      <text:p text:style-name="P91"><text:span text:style-name="T34">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5">then</text:span><text:span text:style-name="T34"> have </text:span><text:span text:style-name="T43">effects</text:span><text:span text:style-name="T34">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oft-page-break/><text:span text:style-name="T34">effect could be otherwise, and anger would nonetheless still be anger. Two people might both feel the same sort of shame, but one person might be far more prone to turning red. It is presumably for these reasons that Avicenna distinguishes between the physiology of occurent </text:span><text:span text:style-name="T34">emotions (discussed in section 3 of this chapter), and the physiology of emotional effects (discussed in this section).</text:span></text:p>
      <text:p text:style-name="P91"><text:span text:style-name="T34">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2">nafs al-</text:span><text:span text:style-name="T47">ghaḍab</text:span><text:span text:style-name="T42"> wal-ghamm</text:span><text:span text:style-name="T34">), and that which follows (</text:span><text:span text:style-name="T42">yatba</text:span><text:span text:style-name="T34">ʿ) the very emotion. This language of characteristic effects “following” emotions is also found in the </text:span><text:span text:style-name="T42">Cardiac Drugs, </text:span><text:span text:style-name="T34">so we know that his usage here is intentional</text:span><text:span text:style-name="Footnote_20_Symbol"><text:span text:style-name="T55"><text:note text:id="ftn338" text:note-class="footnote"><text:note-citation>338</text:note-citation><text:note-body><text:p text:style-name="Footer"><text:span text:style-name="T194"><text:s/></text:span><text:span text:style-name="T195">Avicenna, </text:span><text:span text:style-name="T208">Cardiac Drugs</text:span><text:span text:style-name="T195"> (1984), 235-236. Sometimes this term is used to describe the way that emotions follow dispositions, sometimes to describe the way temperamental effects follow emotions.</text:span></text:p></text:note-body></text:note></text:span></text:span><text:span text:style-name="T34">. </text:span><text:bookmark-start text:name="Effects"/><text:span text:style-name="T34">For</text:span><text:bookmark-end text:name="Effects"/><text:span text:style-name="T34"> something to “follow” something else implies a close relationship, but also 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p text:style-name="P86"/>
      <text:h text:style-name="Heading_20_1" text:outline-level="1"><text:bookmark-start text:name="Medical_Effects"/>5.3 Furthe<text:bookmark-end text:name="Medical_Effects"/>r examples of emotional effects</text:h>
      <text:p text:style-name="P86"/>
      <text:p text:style-name="P91"><text:span text:style-name="T34">The place where Avicenna most schematically spells out the “primarily body” effects which follow of emotions is in a later section of the </text:span><text:span text:style-name="T42">Canon</text:span><text:span text:style-name="T34">, titled “the pulse of psychological emotions [</text:span><text:span text:style-name="T42">nabḍ al-</text:span><text:span text:style-name="T34">ʿ</text:span><text:span text:style-name="T42">awāriḍ al-nafsāniyya</text:span><text:span text:style-name="T34">].”</text:span><text:span text:style-name="Footnote_20_Symbol"><text:span text:style-name="T55"><text:note text:id="ftn339" text:note-class="footnote"><text:note-citation>339</text:note-citation><text:note-body><text:p text:style-name="Footer"><text:span text:style-name="T194"><text:s/></text:span><text:span text:style-name="T195">Avicenna, </text:span><text:span text:style-name="T208">Canon</text:span><text:span text:style-name="T195"> (1982), II.3.1.1.1, 200.</text:span></text:p></text:note-body></text:note></text:span></text:span><text:span text:style-name="T34"> The pulse, Avicenna holds, is an act of the heart and the arteries that move and modify the vital spirit.</text:span><text:span text:style-name="Footnote_20_Symbol"><text:span text:style-name="T55"><text:note text:id="ftn340" text:note-class="footnote"><text:note-citation>340</text:note-citation><text:note-body><text:p text:style-name="Footer"><text:span text:style-name="T194"><text:s/></text:span><text:span text:style-name="T195">Avicenna, </text:span><text:span text:style-name="T208">Canon</text:span><text:span text:style-name="T195"> (1982), II.3.1.18, 215.</text:span></text:p></text:note-body></text:note></text:span></text:span><text:span text:style-name="T34"> Avicenna describes different pulse states caused by five key emotions, and the the analyses are not surprising: anger [</text:span><text:span text:style-name="T47">ghaḍab</text:span><text:span text:style-name="T34">] causes an increased pulse, and an agitated vital spirit throughout the body. Pleasure [</text:span><text:span text:style-name="T42">ladhdha</text:span><text:span text:style-name="T34">] and gladness [</text:span><text:span text:style-name="T42">surūr</text:span><text:span text:style-name="T34">] lead to a calm pulse, and a calm vital spirit. Depression [</text:span><text:span text:style-name="T47">ghaḍab</text:span><text:span text:style-name="T34">] slows things down too much, with a sluggish pulse. Fear [</text:span><text:span text:style-name="T42">khawf</text:span><text:span text:style-name="T34">] makes the pulse erratic. Since the pulse is felt throughout the whole body, the vital spirit is affected in these ways throughout the whole body, which in turn affects the functioning of various organs.</text:span></text:p>
      <text:p text:style-name="P91"><text:span text:style-name="T34">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ext:span><text:soft-page-break/><text:span text:style-name="T34">the vital spirit that runs through it. For example, in the following text (which we already looked at in the context of human emotions)</text:span><text:span text:style-name="Footnote_20_Symbol"><text:span text:style-name="T55"><text:note text:id="ftn341" text:note-class="footnote"><text:note-citation>341</text:note-citation><text:note-body><text:p text:style-name="Footer"><text:span text:style-name="T194"><text:s/></text:span><text:span text:style-name="T195">See chapter 2, at fn. 44. $</text:span></text:p></text:note-body></text:note></text:span></text:span><text:span text:style-name="T34">, Avicenna discusses how emotional pain can eventually </text:span><text:span text:style-name="T34">lead to a break-down of the temperaments in the vegetative faculties, using some of the same distinctions between “primarily of the body or soul” that we have just seen in 4.4:</text:span></text:p>
      <text:p text:style-name="P86"/>
      <text:p text:style-name="Block"><text:span text:style-name="T81">The emotion [</text:span><text:span text:style-name="T89">infi</text:span><text:span text:style-name="T81">ʿ</text:span><text:span text:style-name="T89">āl</text:span><text:span text:style-name="T81">] of joy [</text:span><text:span text:style-name="T89">surūr</text:span><text:span text:style-name="T81">] or pain [</text:span><text:span text:style-name="T89">gham</text:span><text:span text:style-name="T81">], […] is one of the psychological apprehensions, and does not occur to the body insofar as it is body. [Joy or pain] affects the growing, nutritive power such that there </text:span><text:span text:style-name="T81">occurs in it, on account of the occurrence that first occurs to the soul—let that be rational joy</text:span><text:span text:style-name="Footnote_20_Symbol"><text:span text:style-name="T81"><text:note text:id="ftn342" text:note-class="footnote"><text:note-citation>342</text:note-citation><text:note-body><text:p text:style-name="Footnote"><text:s/>For discussion of the significance of this passage in relation to human emotions, see chapter 2, section 4.</text:p></text:note-body></text:note></text:span></text:span><text:span text:style-name="T81"> [</text:span><text:span text:style-name="T89">al-faraḥ al-</text:span><text:span text:style-name="T95">nuṭqī</text:span><text:span text:style-name="T81">]—a strength and effectiveness in its act, and on account of the contrary occurrence—let that be intellectual pain [</text:span><text:span text:style-name="T89">al-ghamm al-</text:span><text:span text:style-name="T95">nuṭqī</text:span><text:span text:style-name="T81">], in which there is no physical pain—a weakness and an impotence that corrupts its effectiveness. And perhaps the temperamental disposition will be broken down through that [weakness and impotence].</text:span><text:span text:style-name="Footnote_20_Symbol"><text:span text:style-name="T61"><text:note text:id="ftn343" text:note-class="footnote"><text:note-citation>343</text:note-citation><text:note-body><text:p text:style-name="Footer"><text:span text:style-name="T194"><text:s/></text:span><text:span text:style-name="T70">Avicenna, </text:span><text:span text:style-name="T78">Healing: Psychology</text:span><text:span text:style-name="T70"> (1959), </text:span><text:span text:style-name="T70">1.3, 31-32. Emphasis mine.</text:span></text:p></text:note-body></text:note></text:span></text:span></text:p>
      <text:p text:style-name="P87"/>
      <text:p text:style-name="P46">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P91"><text:span text:style-name="T34">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5"><text:note text:id="ftn344" text:note-class="footnote"><text:note-citation>344</text:note-citation><text:note-body><text:p text:style-name="Footer"><text:span text:style-name="T194"><text:s/></text:span><text:span text:style-name="T195">Avicenna, </text:span><text:span text:style-name="T208">Cardiac Drugs</text:span><text:span text:style-name="T195"> (1984), 229, emphasis mine.</text:span></text:p></text:note-body></text:note></text:span></text:span><text:span text:style-name="T34"> others increase or mitigate disease symptoms.</text:span><text:span text:style-name="Footnote_20_Symbol"><text:span text:style-name="T55"><text:note text:id="ftn345" text:note-class="footnote"><text:note-citation>345</text:note-citation><text:note-body><text:p text:style-name="Footer"><text:span text:style-name="T194"><text:s/></text:span><text:span text:style-name="T195">Avicenna, </text:span><text:span text:style-name="T208">Canon</text:span><text:span text:style-name="T195"> (1982), II.2.1.14, 160.</text:span></text:p></text:note-body></text:note></text:span></text:span><text:span text:style-name="T34">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86"/>
      <text:h text:style-name="Heading_20_1" text:outline-level="1"><text:bookmark-start text:name="Marginal"/><text:soft-page-break/><text:span text:style-name="T88">5.4 Emotio</text:span><text:bookmark-end text:name="Marginal"/><text:span text:style-name="T88">ns and the necessity of some sort of physical effect</text:span></text:h>
      <text:p text:style-name="P86"/>
      <text:p text:style-name="P91"><text:span text:style-name="T34">Although emotions are essentially something distinct from their particular physical effects, it is essential that emotions have </text:span><text:span text:style-name="T42">some</text:span><text:span text:style-name="T34"> physical effect. This is a point Avicenna makes in separate text, his </text:span><text:span text:style-name="T42">Marginal Glosses on Aristotle’s </text:span><text:span text:style-name="T34">De Anima, but it helps balance out the conclusions of the preceding sections. The relevant discussion occurs in Avicenna’s commentary on Aristotle’s </text:span><text:span text:style-name="T42">De Anima</text:span><text:span text:style-name="T34">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2">necessarily</text:span><text:span text:style-name="T34"> have effects in the body. Up to this point we have been emphasizing the distinction between emotions and their effects, but </text:span><text:span text:style-name="T42">Marginal Glosses</text:span><text:span text:style-name="T34"> shows that we should not take from this distinction that we could have emotions without any physical effect whatsoever.</text:span></text:p>
      <text:p text:style-name="P86">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P87"/>
      <text:p text:style-name="Block"><text:span text:style-name="T81">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1"><text:note text:id="ftn346" text:note-class="footnote"><text:note-citation>346</text:note-citation><text:note-body><text:p text:style-name="Footer"><text:span text:style-name="T194"><text:s/></text:span><text:span text:style-name="T195">Avicenna, </text:span><text:span text:style-name="T208">Marginal Glosses</text:span><text:span text:style-name="T195"> (1947), 77.16-18.</text:span></text:p></text:note-body></text:note></text:span></text:span></text:p>
      <text:p text:style-name="P87"/>
      <text:p text:style-name="P33"><text:span text:style-name="T34">This list is different from the schema of psychological states we saw earlier from </text:span><text:span text:style-name="T42">Psychology</text:span><text:span text:style-name="T34">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smoothness of some body.</text:span><text:span text:style-name="Footnote_20_Symbol"><text:span text:style-name="T55"><text:note text:id="ftn347" text:note-class="footnote"><text:note-citation>347</text:note-citation><text:note-body><text:p text:style-name="Footer"><text:span text:style-name="T194"><text:s/></text:span><text:span text:style-name="T195">Avicenna, </text:span><text:span text:style-name="T208">Marginal Glosses</text:span><text:span text:style-name="T195"> (1947), 77.20.</text:span></text:p></text:note-body></text:note></text:span></text:span><text:span text:style-name="T34"> By definition, smoothness is an accidental form which cannot be predicated of anything that is not material. The second and third states that cannot exist without a body are both states—as Avicenna later makes clear—that exist because of the </text:span><text:span text:style-name="T42">participation</text:span><text:span text:style-name="T34"> between body and soul, rather than just being straightforwardly corporeal forms.</text:span><text:span text:style-name="Footnote_20_Symbol"><text:span text:style-name="T55"><text:note text:id="ftn348" text:note-class="footnote"><text:note-citation>348</text:note-citation><text:note-body><text:p text:style-name="Footer"><text:span text:style-name="T194"><text:s/></text:span><text:span text:style-name="T195">Avicenna, </text:span><text:span text:style-name="T208">Marginal Glosses</text:span><text:span text:style-name="T195"> (1947), 77.21, 25.</text:span></text:p></text:note-body></text:note></text:span></text:span><text:span text:style-name="T34"> Before discussing them further, we can outline them as follows:</text:span></text:p>
      <text:p text:style-name="P86"><text:soft-page-break/></text:p>
      <text:list xml:id="list6378720837375186255" text:style-name="WW8Num3">
        <text:list-item>
          <text:p text:style-name="P115">States that “do not exist except with a body”:</text:p>
          <text:list>
            <text:list-item>
              <text:p text:style-name="P118"><text:span text:style-name="T34">States that are </text:span><text:span text:style-name="T42">not</text:span><text:span text:style-name="T34"> due to the the participation between body and soul:</text:span></text:p>
              <text:list>
                <text:list-item>
                  <text:p text:style-name="P116">1) Corporeal forms (e.g., smoothness)</text:p>
                </text:list-item>
              </text:list>
            </text:list-item>
            <text:list-item>
              <text:p text:style-name="P118"><text:span text:style-name="T34">States that </text:span><text:span text:style-name="T42">are</text:span><text:span text:style-name="T34"> due to the the participation between body and soul:</text:span></text:p>
              <text:list>
                <text:list-item>
                  <text:p text:style-name="P119"><text:span text:style-name="T34">2) State of the soul </text:span><text:span text:style-name="T42">caused by</text:span><text:span text:style-name="T34"> a body</text:span></text:p>
                </text:list-item>
                <text:list-item>
                  <text:p text:style-name="P119"><text:span text:style-name="T34">3) State of the soul that necessarily </text:span><text:span text:style-name="T42">causes something in</text:span><text:span text:style-name="T34"> a body</text:span></text:p>
                </text:list-item>
              </text:list>
            </text:list-item>
          </text:list>
        </text:list-item>
      </text:list>
      <text:p text:style-name="P86"/>
      <text:p text:style-name="P33"><text:span text:style-name="T34">Turning to (2), this sort of state involves the body and soul, but in such a way that the body is the cause.</text:span><text:span text:style-name="Footnote_20_Symbol"><text:span text:style-name="T55"><text:note text:id="ftn349" text:note-class="footnote"><text:note-citation>349</text:note-citation><text:note-body><text:p text:style-name="Footer"><text:span text:style-name="T194"><text:s/></text:span><text:span text:style-name="T195">Avicenna, </text:span><text:span text:style-name="T208">Marginal Glosses</text:span><text:span text:style-name="T195"> (1947), 77.21.</text:span></text:p></text:note-body></text:note></text:span></text:span><text:span text:style-name="T34">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2">because</text:span><text:span text:style-name="T34">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P91"><text:span text:style-name="T34">Avicenna distinguishes states of type (3) as those which “do not exist except with a body” in the sense of entailing that something is necessarily caused </text:span><text:span text:style-name="T42">in</text:span><text:span text:style-name="T34"> a body, by a soul, as opposed to entailing (as in the second type) that something is caused </text:span><text:span text:style-name="T42">by</text:span><text:span text:style-name="T34"> a body, in a soul. Avicenna chooses to explain this third type by using appetites/emotions as an example, although he later makes clear that the rest of the acts of the animal faculties fall under this heading as well. And it is </text:span><text:span text:style-name="T34">immediately apparent that appetites are actually examples of both the second </text:span><text:span text:style-name="T42">and</text:span><text:span text:style-name="T34">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P86"/>
      <text:p text:style-name="Block"><text:soft-page-break/><text:span text:style-name="T81">[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1"><text:note text:id="ftn350" text:note-class="footnote"><text:note-citation>350</text:note-citation><text:note-body><text:p text:style-name="Footer"><text:span text:style-name="T194"><text:s/></text:span><text:span text:style-name="T195">The Arabic of the parenthetical in this sentence is difficult, but the rest seems clear.</text:span></text:p></text:note-body></text:note></text:span></text:span><text:span text:style-name="T81">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1"><text:note text:id="ftn351" text:note-class="footnote"><text:note-citation>351</text:note-citation><text:note-body><text:p text:style-name="Footer"><text:span text:style-name="T194"><text:s/></text:span><text:span text:style-name="T195">Avicenna,</text:span><text:span text:style-name="T208"> Marginal Glosses</text:span><text:span text:style-name="T195"> (1947), 77.25-78.7.</text:span></text:p></text:note-body></text:note></text:span></text:span></text:p>
      <text:p text:style-name="P87"/>
      <text:p text:style-name="P33"><text:span text:style-name="T34">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2">The Capacities of the Soul Depend on the Mixture of the Body.</text:span><text:span text:style-name="Footnote_20_Symbol"><text:span text:style-name="T58"><text:note text:id="ftn352" text:note-class="footnote"><text:note-citation>352</text:note-citation><text:note-body><text:p text:style-name="Footer"><text:span text:style-name="T194"><text:s/></text:span><text:span text:style-name="T195">Avicenna, </text:span><text:span text:style-name="T208">Marginal Glosses</text:span><text:span text:style-name="T195"> (1947), 78.19. Galen’s work, </text:span><text:span text:style-name="T208">The Capacities of the Soul Depend on the Mixture of the Body</text:span><text:span text:style-name="T195">, was translated into Arabic and available. See Gutas (2010) 807. Such a view is affirmed in the text at Galen, </text:span><text:span text:style-name="T208">Capacities</text:span><text:span text:style-name="T195"> (2013), 386.</text:span></text:p></text:note-body></text:note></text:span></text:span></text:p>
      <text:p text:style-name="P91"><text:span text:style-name="T34">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2">Psychology</text:span><text:span text:style-name="T34">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P91"><text:span text:style-name="T34">To put this in other words: emotions are the sort of phenomena they are because of the faculties of the soul (they are inclinations, caused by cognitions). But, of course, those faculties </text:span><text:soft-page-break/><text:span text:style-name="T34">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pan text:style-name="T34">are </text:span><text:span text:style-name="T43">only</text:span><text:span text:style-name="T34"> psychological or </text:span><text:span text:style-name="T43">only</text:span><text:span text:style-name="T34">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7">ther, and this is what Avicenna is trying to get across in the above texts.</text:span></text:p>
      <text:p text:style-name="P91"><text:span text:style-name="T37">Continuing from shortly whereafter the above text from </text:span><text:span text:style-name="T45">Marginal Glosses</text:span><text:span text:style-name="T37"> leaves off, we have additional evidence that the “first principle”of emotions is the soul:</text:span></text:p>
      <text:p text:style-name="P88"/>
      <text:p text:style-name="Block"><text:span text:style-name="T85">And evidence that anger and desire have some sort of separate account [</text:span><text:span text:style-name="T92">lahumā infirādu ḥukmin bi-wajhin</text:span><text:span text:style-name="T85">], is that the intellect prevents [</text:span><text:span text:style-name="T92">yamna</text:span><text:span text:style-name="T85">ʿ] anger and desire, but it is not able to prevent sensible pain or pleasure. So it is understood that the first principle of the</text:span><text:span text:style-name="T81">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1"><text:note text:id="ftn353" text:note-class="footnote"><text:note-citation>353</text:note-citation><text:note-body><text:p text:style-name="Footer"><text:span text:style-name="T194"><text:s/></text:span><text:span text:style-name="T195">Avicenna, </text:span><text:span text:style-name="T208">Marginal Glosses</text:span><text:span text:style-name="T195"> (1947), 78.14-18.</text:span></text:p></text:note-body></text:note></text:span></text:span></text:p>
      <text:p text:style-name="P86"/>
      <text:p text:style-name="P33"><text:span text:style-name="T34">The idea here seems to be that emotions, unlike sensible pleasure and pain, are able to be guided by reason.</text:span><text:span text:style-name="Footnote_20_Symbol"><text:span text:style-name="T34"><text:note text:id="ftn354" text:note-class="footnote"><text:note-citation>354</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5">For a discussion of this concept in Aquinas’s theory of emotions, see King (2012), 216.</text:span></text:p></text:note-body></text:note></text:span></text:span><text:span text:style-name="T34">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P91"><text:span text:style-name="T34">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5"><text:note text:id="ftn355" text:note-class="footnote"><text:note-citation>355</text:note-citation><text:note-body><text:p text:style-name="Footer"><text:span text:style-name="T194"><text:s/></text:span><text:span text:style-name="T195">See above at footnote 82. $</text:span></text:p></text:note-body></text:note></text:span></text:span><text:span text:style-name="T34">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ext:span><text:span text:style-name="T34">that follow are variable, but now we see that—despite this variability—there must be </text:span><text:span text:style-name="T42">some</text:span><text:span text:style-name="T34"> physical change, or we are no longer talking about the same sort of state.</text:span><text:span text:style-name="Footnote_20_Symbol"><text:span text:style-name="T55"><text:note text:id="ftn356" text:note-class="footnote"><text:note-citation>356</text:note-citation><text:note-body><text:p text:style-name="Footer"><text:span text:style-name="T194"><text:s/></text:span><text:span text:style-name="T195">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7">some</text:span><text:span text:style-name="T195"> effect on the body. This is presumably why Avicenna, whenever discussing outlier “emotion” states, never uses the standard generic terminology that we see around his discussions of emotions, such as </text:span><text:span text:style-name="T207">infi</text:span><text:span text:style-name="T195">ʿ</text:span><text:span text:style-name="T207">ālāt</text:span><text:span text:style-name="T195">. See the introduction of the thesis for an overview of such terminology.</text:span></text:p></text:note-body></text:note></text:span></text:span></text:p>
      <text:p text:style-name="P86"/>
      <text:h text:style-name="Heading_20_1" text:outline-level="1"><text:soft-page-break/>5.5 Further effects: action-readiness and cognitive influence</text:h>
      <text:p text:style-name="P86"/>
      <text:p text:style-name="P91"><text:span text:style-name="T34">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2">incline</text:span><text:span text:style-name="T34">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5"><text:note text:id="ftn357" text:note-class="footnote"><text:note-citation>357</text:note-citation><text:note-body><text:p text:style-name="Footer"><text:span text:style-name="T194"><text:s/></text:span><text:span text:style-name="T195">See discussion in Johnston and Olson (2015), chapter 1.</text:span></text:p></text:note-body></text:note></text:span></text:span><text:span text:style-name="Footnote_20_Symbol"><text:span text:style-name="T55"> </text:span></text:span><text:span text:style-name="T34">Neither of these states actually cause us to take any action, rather, they incline us towards different sorts of actions.</text:span></text:p>
      <text:p text:style-name="P91"><text:span text:style-name="T34">A second payoff, albeit more tenuous, concerns the effect of emotions on cognition. The effect of emotions on cognitions is stated most bluntly in Avicenna’s definition of emotion at the start of his </text:span><text:span text:style-name="T42">Healing: Rhetoric:</text:span></text:p>
      <text:p text:style-name="P86"/>
      <text:p text:style-name="Block"><text:span text:style-name="T81">The emotions [</text:span><text:span text:style-name="T89">al-infi</text:span><text:span text:style-name="T81">ʿ</text:span><text:span text:style-name="T89">ālāt</text:span><text:span text:style-name="T81">] […] are states [</text:span><text:span text:style-name="T89">aḥwāl</text:span><text:span text:style-name="T81">] through which one’s judgment differs [</text:span><text:span text:style-name="T89">yakhtalif</text:span><text:span text:style-name="T81">], through a difference [brought about by] the transformation [</text:span><text:span text:style-name="T89">takayyuf</text:span><text:span text:style-name="T81">] of the judger [when they are in that emotional state].”</text:span><text:span text:style-name="Footnote_20_Symbol"><text:span text:style-name="T61"><text:note text:id="ftn358" text:note-class="footnote"><text:note-citation>358</text:note-citation><text:note-body><text:p text:style-name="Footer"><text:span text:style-name="T194"><text:s/></text:span><text:span text:style-name="T195">Avicenna, </text:span><text:span text:style-name="T208">Healing: Rhetoric</text:span><text:span text:style-name="T195"> (1954), 130. This of course parallels Aristotle’s own definition of emotions in the Arabic version of his Rhetoric: “The passions [</text:span><text:span text:style-name="T207">al-</text:span><text:span text:style-name="T195">ʾ</text:span><text:span text:style-name="T207"> ālām</text:span><text:span text:style-name="T221">] are those things which, when the one judging is changed [</text:span><text:span text:style-name="T223">yataghayyar</text:span><text:span text:style-name="T221">] by them, their judgments differ [</text:span><text:span text:style-name="T223">yakhtalif</text:span><text:span text:style-name="T221">], and pleasure [</text:span><text:span text:style-name="T223">al-ladhdha</text:span><text:span text:style-name="T221">] and pain [</text:span><text:span text:style-name="T223">al-adhā</text:span><text:span text:style-name="T221">] are necessarily involved in their occurrence [</text:span><text:span text:style-name="T223">yalzamuhā</text:span><text:span text:style-name="T221">].”</text:span><text:span text:style-name="T220"> </text:span><text:span text:style-name="T221">See: Aristotle, </text:span><text:span text:style-name="T224">Ars rhetorica </text:span><text:span text:style-name="T221">(1982), 83.</text:span></text:p></text:note-body></text:note></text:span></text:span></text:p>
      <text:p text:style-name="P87"><text:soft-page-break/></text:p>
      <text:p text:style-name="P46">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P91"><text:span text:style-name="T34">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5"><text:note text:id="ftn359" text:note-class="footnote"><text:note-citation>359</text:note-citation><text:note-body><text:p text:style-name="Footer"><text:span text:style-name="T194"><text:s/></text:span><text:span text:style-name="T195">Aquinas later says that this is how emotions affect changes in cognition. Discussed at Pickavé (2008), 193.</text:span></text:p></text:note-body></text:note></text:span></text:span><text:span text:style-name="Footnote_20_Symbol"><text:span text:style-name="T55"> </text:span></text:span><text:span text:style-name="T34">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4">As</text:span><text:bookmark-end text:name="ActionReadiness_and_Cognitive_"/><text:span text:style-name="T34">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86"/>
      <text:h text:style-name="Heading_20_1" text:outline-level="1">6. Conclusion</text:h>
      <text:p text:style-name="P86"/>
      <text:p text:style-name="P91"><text:soft-page-break/><text:span text:style-name="T34">Avicenna’s discussions of the physiological side of affective psychology show a striking level of detail—as he himself reminded us in the text from the end of </text:span><text:span text:style-name="T42">Psychology</text:span><text:span text:style-name="T34">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P91"><text:span text:style-name="T34">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5"><text:note text:id="ftn360" text:note-class="footnote"><text:note-citation>360</text:note-citation><text:note-body><text:p text:style-name="Footer"><text:span text:style-name="T194"><text:s/></text:span><text:span text:style-name="T195">See footnote 10 above. $</text:span></text:p></text:note-body></text:note></text:span></text:span><text:span text:style-name="T34"> in they are “passions” of the vital spirit,</text:span><text:span text:style-name="Footnote_20_Symbol"><text:span text:style-name="T55"><text:note text:id="ftn361" text:note-class="footnote"><text:note-citation>361</text:note-citation><text:note-body><text:p text:style-name="Footer"><text:span text:style-name="T194"><text:s/></text:span><text:span text:style-name="T195">See footnote 8 above. $</text:span></text:p></text:note-body></text:note></text:span></text:span><text:span text:style-name="T34"> and they are “particularly associated” with the “vital spirit that is in the heart.”</text:span><text:span text:style-name="Footnote_20_Symbol"><text:span text:style-name="T55"><text:note text:id="ftn362" text:note-class="footnote"><text:note-citation>362</text:note-citation><text:note-body><text:p text:style-name="Footer"><text:span text:style-name="T194"><text:s/></text:span><text:span text:style-name="T195">See footnote 9 above. $</text:span></text:p></text:note-body></text:note></text:span></text:span><text:span text:style-name="T34"> </text:span><text:bookmark-start text:name="Conclusion1"/><text:span text:style-name="T34">At</text:span><text:bookmark-end text:name="Conclusion1"/><text:span text:style-name="T34">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2">is</text:span><text:span text:style-name="T34"> said of other faculties, though not in as much detail. Emotions are localized in the heart, and the vital spirit </text:span><text:span text:style-name="T42">in the heart</text:span><text:span text:style-name="T34">. But insofar as the vital spirit throughout the rest of the body facilitates the functioning and communication of various faculties, all the soul’s faculties will all have dispositions and effects in the vital spirit, to some degree or other.</text:span></text:p>
      <text:p text:style-name="P90">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37" text:outline-level="1"><text:span text:style-name="T4">5. Emotions in Avicenna's </text:span><text:span text:style-name="T7">Rhetoric</text:span></text:h>
      <text:p text:style-name="P34"/>
      <text:p text:style-name="P15"><text:span text:style-name="T96">Avicenna's </text:span><text:span text:style-name="T101">Healing: Poetics</text:span><text:span text:style-name="T96"> and </text:span><text:span text:style-name="T101">Rhetoric</text:span><text:span text:style-name="T96"> follows Aristotle's project of trying to articulate the goals of poetic and rhetorical modes of speech, and how to achieve those goals. As has been shown in</text:span><text:span text:style-name="T99"> </text:span><text:span text:style-name="T96">Black (1990), the Classical Arabic philosophers were presented with translations of the </text:span><text:span text:style-name="T101">Poetics</text:span><text:span text:style-name="T96"> and </text:span><text:span text:style-name="T101">Rhetoric</text:span><text:span text:style-name="T97"> grouped with the other texts of </text:span><text:span text:style-name="T96">the Aristotelian logical corpus (the </text:span><text:span text:style-name="T101">Organon</text:span><text:span text:style-name="T96">). Thus, a large of their work on these topics sought to make sense of how poetical and rhetorical speech related to the broader goals of logic.</text:span><text:span text:style-name="Footnote_20_Symbol"><text:span text:style-name="T96"><text:note text:id="ftn363" text:note-class="footnote"><text:note-citation>363</text:note-citation><text:note-body><text:p text:style-name="P4"><text:span text:style-name="Footnote_20_Symbol"><text:span text:style-name="T152"><text:s/></text:span></text:span>Black (1990) 34.</text:p></text:note-body></text:note></text:span></text:span></text:p>
      <text:p text:style-name="P15"><text:span text:style-name="T96">Avicenna's way of making sense of how the poetic and rhetorical arts fit in with the standard branches of logic depending primarily on holding that all branches of logic sought something under the genus of acquiescence [</text:span><text:span text:style-name="T101">idhʿān</text:span><text:span text:style-name="T96">]. Standard logical modes, like deduction, lead to a type of acquiescence called assent [</text:span><text:span text:style-name="T101">tadṣīq</text:span><text:span text:style-name="T96">]. </text:span><text:span text:style-name="T101">Poetics</text:span><text:span text:style-name="T96">, on the other hand, leads to a kind of acquiescence better called “imaginative” acquiescence.</text:span><text:span text:style-name="Footnote_20_Symbol"><text:span text:style-name="T96"><text:note text:id="ftn364" text:note-class="footnote"><text:note-citation>364</text:note-citation><text:note-body><text:p text:style-name="Footnote"><text:s/>Will be discussed more in chapter 2, but see Black (1990) 182.</text:p></text:note-body></text:note></text:span></text:span><text:span text:style-name="T96"> This idea in </text:span><text:span text:style-name="T101">Poetics</text:span><text:span text:style-name="T96"> is relevant to a study on the nature of emotions because, as will be discussed in chapter two,</text:span><text:span text:style-name="Footnote_20_Symbol"><text:span text:style-name="T96"><text:note text:id="ftn365" text:note-class="footnote"><text:note-citation>365</text:note-citation><text:note-body><text:p text:style-name="Footnote"><text:s/>See chapter 2, section 3.1.</text:p></text:note-body></text:note></text:span></text:span><text:span text:style-name="T96"> imaginative acquiescence is a type of emotional reaction, wherein one is </text:span><text:span text:style-name="T99">moved</text:span><text:span text:style-name="T96"> emotionally by the speech, positively or negatively, as the speech dictates. For example, a poem ab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P15"><text:span text:style-name="T96">As for the discipline of rhetoric, Avicenna says that the goal of rhetoric is a type of acquiescence called “persuasion [</text:span><text:span text:style-name="T101">iqnāʿ</text:span><text:span text:style-name="T96">].”</text:span><text:span text:style-name="Footnote_20_Symbol"><text:span text:style-name="T96"><text:note text:id="ftn366" text:note-class="footnote"><text:note-citation>366</text:note-citation><text:note-body><text:p text:style-name="Footnote"><text:s/>This explanation of rhetoric taken from Avicenna's early <text:span text:style-name="T145">Compilation: Rhetoric</text:span> (2013), 139.</text:p></text:note-body></text:note></text:span></text:span><text:span text:style-name="T96"> Persuasion, in turn, is not a emotion, but rather an opinion [</text:span><text:span text:style-name="T101">ẓann</text:span><text:span text:style-name="T96">], wherein one believes something is true, but simultaneously is consciously aware that their view could be false.</text:span><text:span text:style-name="Footnote_20_Symbol"><text:span text:style-name="T96"><text:note text:id="ftn367" text:note-class="footnote"><text:note-citation>367</text:note-citation><text:note-body><text:p text:style-name="Footnote"><text:s/><text:span text:style-name="T145">Compilation: Rhetoric</text:span> (2013), 139. Discussed at Black (1990) 108-111.</text:p></text:note-body></text:note></text:span></text:span><text:span text:style-name="T96">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01">is itself</text:span><text:span text:style-name="T96"> a kind of emotional response, whereas in rhetoric emotions are a </text:span><text:span text:style-name="T101">tool</text:span><text:span text:style-name="T96"> to move the audience to rhetoric's particular type of acquiescence.</text:span></text:p>
      <text:p text:style-name="P15"><text:span text:style-name="T96">Appendix 1f this dissertation consists of a translation of the section from </text:span><text:span text:style-name="T101">Healing: Rhetoric</text:span><text:span text:style-name="T96"> where Avicenna discusses particular emotions in detail (3.1-5). I have incorporated this text and </text:span><text:span text:style-name="T96">others from </text:span><text:span text:style-name="T101">Healing: Rhetoric</text:span><text:span text:style-name="T96"> at numerous points throughout the chapters of the dissertation that </text:span><text:soft-page-break/><text:span text:style-name="T96">follow.</text:span><text:span text:style-name="Footnote_20_Symbol"><text:span text:style-name="T96"><text:note text:id="ftn368" text:note-class="footnote"><text:note-citation>368</text:note-citation><text:note-body><text:p text:style-name="P104">The main points at which <text:span text:style-name="T145">Healing: Rhetoric</text:span> was discussed in the prior chapters of this dissertation are as follows: Chapter 1.3.1, on the distinction between different types of pleasures; 2.3, on the nature of fear; 2.5, on different types <text:span text:style-name="T153">of goods; 3.4.2, on the rational and non-rational cognitive bases for emotions; 4.4.4, on the Rhetoric's approach to character traits</text:span>; 4.5.5, on the effect of emotions on judgment. </text:p></text:note-body></text:note></text:span></text:span><text:span text:style-name="T96"> But I will here provide some context and analysis of the translated text as a whole, more directly.</text:span></text:p>
      <text:p text:style-name="P37"/>
      <text:h text:style-name="P131" text:outline-level="1"><text:span text:style-name="T167">6.1 The structure of Avicenna' discussion of emotions in the </text:span><text:span text:style-name="T169">Healing: Rhetoric</text:span></text:h>
      <text:p text:style-name="P37"/>
      <text:p text:style-name="P17"><text:span text:style-name="T156">The </text:span><text:span text:style-name="T162">Healing: Rhetoric</text:span><text:span text:style-name="T156"> is composed of four books that treat roughly the same topics as </text:span><text:span text:style-name="T156">Aristotle does in the three books of his </text:span><text:span text:style-name="T162">Rhetoric</text:span><text:span text:style-name="T156">. Whereas Avicenna is obviously innovative in the structure of his psychological and medical texts, book 3 of his </text:span><text:span text:style-name="T162">Healing: Rhetoric</text:span><text:span text:style-name="T156">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6"><text:note text:id="ftn369" text:note-class="footnote"><text:note-citation>369</text:note-citation><text:note-body><text:p text:style-name="Footnote"><text:span text:style-name="T193"><text:s/></text:span><text:span text:style-name="T201">In the chapter 5 translation, these sections have been noted in the footnotes with the phrase “No parallel in Aristotle’s text,” along with a brief description of the difference.</text:span></text:p><text:p text:style-name="Footnote"><text:span text:style-name="T201"><text:tab/> <text:s/></text:span><text:span text:style-name="T193">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6"> Avicenna’s creativity in the </text:span><text:span text:style-name="T162">Rhetoric</text:span><text:span text:style-name="T156"> is especially clear when put alongside his earlier, shorter, less innovative </text:span><text:span text:style-name="T162">Natural Dispositions and Affections of the Soul</text:span><text:span text:style-name="T156"> [</text:span><text:span text:style-name="T162">Al-akhlāq wa-l-infi‘ālāt an-nafsāniyya</text:span><text:span text:style-name="T156">]. That text, which appears to originally have been part of the larger </text:span><text:span text:style-name="T162">Compilation</text:span><text:span text:style-name="T156">, is essentially just a concise summary of book 2 of Aristotle’s </text:span><text:span text:style-name="T162">Rhetoric</text:span><text:span text:style-name="T156">.</text:span><text:span text:style-name="Footnote_20_Symbol"><text:span text:style-name="T156"><text:note text:id="ftn370" text:note-class="footnote"><text:note-citation>370</text:note-citation><text:note-body><text:p text:style-name="Footnote"><text:span text:style-name="T193"><text:s/></text:span><text:span text:style-name="T213">Natural Dispositions</text:span><text:span text:style-name="T201"> is presented in Avicenna (1954), along with a French translation.</text:span></text:p></text:note-body></text:note></text:span></text:span><text:span text:style-name="T156"> For comparison, I have also included an English translation of </text:span><text:span text:style-name="T162">Natural Dispositions and Affections of the Soul</text:span><text:span text:style-name="T156"> in chapter 5, following the translation of </text:span><text:span text:style-name="T162">Healing: Rhetoric</text:span><text:span text:style-name="T156"> 3.1-5. </text:span></text:p>
      <text:p text:style-name="P16"><text:span text:style-name="T156">The stated goal of discussing individual emotions in Avicenna’s </text:span><text:span text:style-name="T162">Rhetoric</text:span><text:span text:style-name="T156">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62">yastadriju bi-hā</text:span><text:span text:style-name="T156">] judges and listeners.”</text:span><text:span text:style-name="Footnote_20_Symbol"><text:span text:style-name="T156"><text:note text:id="ftn371" text:note-class="footnote"><text:note-citation>371</text:note-citation><text:note-body><text:p text:style-name="Footnote"><text:span text:style-name="T193"><text:s/>Avicenna, Healing: Rhetoric (1954) </text:span><text:span text:style-name="T201">129.</text:span></text:p></text:note-body></text:note></text:span></text:span><text:span text:style-name="T156"> The judges and listeners in this context are most directly legal judges and jurors, as shown by the ensuing introductory paragraphs, which contain descriptions of how judges or jurors who are well-disposed towards a defendant might decide on a lighter sentence for the defendant, while being ill-disposed toward a defendant will have the opposite effect. In 3.5, Avicenna follows his discussion of individual emotions with a description of </text:span><text:span text:style-name="T157">character</text:span><text:span text:style-name="T156"> types—young, old, rich, wealthy—and the emotions each type is disposed to experience. In Aristotle’s text, the relation </text:span><text:soft-page-break/><text:span text:style-name="T156">between these two sections is not explicit, but Avicenna concludes his discussion of both by tying them together, saying, “it is necessary that the rhetorician knows about the types that pick </text:span><text:span text:style-name="T156">out the emotions [</text:span><text:span text:style-name="T162">al-infi</text:span><text:span text:style-name="T158">ʿ</text:span><text:span text:style-name="T162">ālāt</text:span><text:span text:style-name="T156">] and </text:span><text:span text:style-name="T157">character</text:span><text:span text:style-name="T156"> traits [</text:span><text:span text:style-name="T162">al-akhlāq</text:span><text:span text:style-name="T156">].”</text:span><text:span text:style-name="Footnote_20_Symbol"><text:span text:style-name="T156"><text:note text:id="ftn372" text:note-class="footnote"><text:note-citation>372</text:note-citation><text:note-body><text:p text:style-name="P3"><text:s/>Avicenna, Healing: Rhetoric (1954) 164.</text:p></text:note-body></text:note></text:span></text:span><text:span text:style-name="T156"> By knowing what certain emotions dispose people towards (3.1-4), and what emotions different types of people are </text:span><text:span text:style-name="T162">already</text:span><text:span text:style-name="T156">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text:span><text:span text:style-name="T157">character</text:span><text:span text:style-name="T156"> types.</text:span></text:p>
      <text:p text:style-name="P16"><text:span text:style-name="T156">As for the emotions themselves discussed in </text:span><text:span text:style-name="T162">Healing: Rhetoric</text:span><text:span text:style-name="T156">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text:span><text:span text:style-name="T156">includes more than one emotion on one side of the contrary:</text:span></text:p>
      <text:p text:style-name="P49"/>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9">Contraries/groupings</text:p>
          </table:table-cell>
          <table:table-cell table:style-name="Table4.A1" office:value-type="string">
            <text:p text:style-name="P59"><text:s/>English Term</text:p>
          </table:table-cell>
          <table:table-cell table:style-name="Table4.A1" office:value-type="string">
            <text:p text:style-name="P59">Arabic Term</text:p>
          </table:table-cell>
          <table:table-cell table:style-name="Table4.A1" office:value-type="string">
            <text:p text:style-name="P59">Location in Arabic Text</text:p>
          </table:table-cell>
          <table:table-cell table:style-name="Table4.E1" office:value-type="string">
            <text:p text:style-name="P59">Valence</text:p>
          </table:table-cell>
        </table:table-row>
        <table:table-row table:style-name="Table4.1">
          <table:table-cell table:style-name="Table4.A2" table:number-rows-spanned="2" office:value-type="string">
            <text:p text:style-name="P60">x</text:p>
          </table:table-cell>
          <table:table-cell table:style-name="Table4.A2" office:value-type="string">
            <text:p text:style-name="P60">Anger</text:p>
          </table:table-cell>
          <table:table-cell table:style-name="Table4.A2" office:value-type="string">
            <text:p text:style-name="P61">al-ghaḍab</text:p>
          </table:table-cell>
          <table:table-cell table:style-name="Table4.A2" office:value-type="string">
            <text:p text:style-name="P64">130</text:p>
          </table:table-cell>
          <table:table-cell table:style-name="Table4.E2" office:value-type="string">
            <text:p text:style-name="P37"><text:span text:style-name="T170">adhā</text:span><text:span text:style-name="T172"> [pain], </text:span><text:span text:style-name="T170">ladhdha</text:span><text:span text:style-name="Footnote_20_Symbol"><text:span text:style-name="T170"><text:note text:id="ftn373" text:note-class="footnote"><text:note-citation>373</text:note-citation><text:note-body><text:p text:style-name="Footnote"><text:span text:style-name="T193"><text:s/></text:span><text:span text:style-name="T201">The mention of anger involving a kind of pleasure technically occurs a bit earlier in the Rhetoric, at Avicenna, Healing: Rhetoric (1954) 130.</text:span></text:p></text:note-body></text:note></text:span></text:span><text:span text:style-name="T171"> </text:span><text:span text:style-name="T173">[pleasure]</text:span></text:p>
          </table:table-cell>
        </table:table-row>
        <table:table-row table:style-name="Table4.1">
          <table:covered-table-cell/>
          <table:table-cell table:style-name="Table4.A2" office:value-type="string">
            <text:p text:style-name="P65">Calmness</text:p>
          </table:table-cell>
          <table:table-cell table:style-name="Table4.A2" office:value-type="string">
            <text:p text:style-name="P37"><text:span text:style-name="T171">futūr al-ghaḍab</text:span><text:span text:style-name="Footnote_20_Symbol"><text:span text:style-name="T171"><text:note text:id="ftn374" text:note-class="footnote"><text:note-citation>374</text:note-citation><text:note-body><text:p text:style-name="Footnote"><text:span text:style-name="T193"><text:s/>I</text:span><text:span text:style-name="T201">n the earlier </text:span><text:span text:style-name="T213">Natural Dispositions and Affections of the Soul </text:span><text:span text:style-name="T201">Avicenna refers to calmness as</text:span><text:span text:style-name="T213"> sukūn al-nafs. </text:span><text:span text:style-name="T201">See Avicenna, Natural Dispositions (1954) 24.1.</text:span></text:p></text:note-body></text:note></text:span></text:span></text:p>
          </table:table-cell>
          <table:table-cell table:style-name="Table4.A2" office:value-type="string">
            <text:p text:style-name="P65">133</text:p>
          </table:table-cell>
          <table:table-cell table:style-name="Table4.E2" office:value-type="string">
            <text:p text:style-name="P66"/>
          </table:table-cell>
        </table:table-row>
        <table:table-row table:style-name="Table4.1">
          <table:table-cell table:style-name="Table4.A2" table:number-rows-spanned="3" office:value-type="string">
            <text:p text:style-name="P65">x</text:p>
          </table:table-cell>
          <table:table-cell table:style-name="Table4.A2" office:value-type="string">
            <text:p text:style-name="P65">Friendliness</text:p>
          </table:table-cell>
          <table:table-cell table:style-name="Table4.A2" office:value-type="string">
            <text:p text:style-name="P62">ṣadāqa</text:p>
          </table:table-cell>
          <table:table-cell table:style-name="Table4.A2" office:value-type="string">
            <text:p text:style-name="P65">135</text:p>
          </table:table-cell>
          <table:table-cell table:style-name="Table4.E2" office:value-type="string">
            <text:p text:style-name="P37"><text:span text:style-name="T171">irtiyāḥ</text:span><text:span text:style-name="T173"> [elation]</text:span></text:p>
          </table:table-cell>
        </table:table-row>
        <table:table-row table:style-name="Table4.1">
          <table:covered-table-cell/>
          <table:table-cell table:style-name="Table4.A2" office:value-type="string">
            <text:p text:style-name="P65">Enmity</text:p>
          </table:table-cell>
          <table:table-cell table:style-name="Table4.A2" office:value-type="string">
            <text:p text:style-name="P37"><text:span text:style-name="T174">ʿ</text:span><text:span text:style-name="T171">adāwa</text:span></text:p>
          </table:table-cell>
          <table:table-cell table:style-name="Table4.A2" office:value-type="string">
            <text:p text:style-name="P65">137</text:p>
          </table:table-cell>
          <table:table-cell table:style-name="Table4.E2" office:value-type="string">
            <text:p text:style-name="P66"/>
          </table:table-cell>
        </table:table-row>
        <table:table-row table:style-name="Table4.1">
          <table:covered-table-cell/>
          <table:table-cell table:style-name="Table4.A2" office:value-type="string">
            <text:p text:style-name="P65">Hatred</text:p>
          </table:table-cell>
          <table:table-cell table:style-name="Table4.A2" office:value-type="string">
            <text:p text:style-name="P62">baghḍa</text:p>
          </table:table-cell>
          <table:table-cell table:style-name="Table4.A2" office:value-type="string">
            <text:p text:style-name="P65">137</text:p>
          </table:table-cell>
          <table:table-cell table:style-name="Table4.E2" office:value-type="string">
            <text:p text:style-name="P66"/>
          </table:table-cell>
        </table:table-row>
        <table:table-row table:style-name="Table4.1">
          <table:table-cell table:style-name="Table4.A2" table:number-rows-spanned="2" office:value-type="string">
            <text:p text:style-name="P65">x</text:p>
          </table:table-cell>
          <table:table-cell table:style-name="Table4.A2" office:value-type="string">
            <text:p text:style-name="P65">Fear</text:p>
          </table:table-cell>
          <table:table-cell table:style-name="Table4.A2" office:value-type="string">
            <text:p text:style-name="P62">khawf</text:p>
          </table:table-cell>
          <table:table-cell table:style-name="Table4.A2" office:value-type="string">
            <text:p text:style-name="P65">138</text:p>
          </table:table-cell>
          <table:table-cell table:style-name="Table4.E2" office:value-type="string">
            <text:p text:style-name="P37"><text:span text:style-name="T171">ikhtilāṭ</text:span><text:span text:style-name="T173"> [agitation], </text:span><text:span text:style-name="T171">ḥuzn</text:span><text:span text:style-name="T173"> [sadness]</text:span></text:p>
          </table:table-cell>
        </table:table-row>
        <table:table-row table:style-name="Table4.1">
          <table:covered-table-cell/>
          <table:table-cell table:style-name="Table4.A2" office:value-type="string">
            <text:p text:style-name="P65">Courage/Boldness</text:p>
          </table:table-cell>
          <table:table-cell table:style-name="Table4.A2" office:value-type="string">
            <text:p text:style-name="P37"><text:span text:style-name="T171">shajā</text:span><text:span text:style-name="T174">ʿ</text:span><text:span text:style-name="T171">a</text:span></text:p>
          </table:table-cell>
          <table:table-cell table:style-name="Table4.A2" office:value-type="string">
            <text:p text:style-name="P65">139</text:p>
          </table:table-cell>
          <table:table-cell table:style-name="Table4.E2" office:value-type="string">
            <text:p text:style-name="P66"/>
          </table:table-cell>
        </table:table-row>
        <table:table-row table:style-name="Table4.1">
          <table:table-cell table:style-name="Table4.A2" table:number-rows-spanned="3" office:value-type="string">
            <text:p text:style-name="P65">x</text:p>
          </table:table-cell>
          <table:table-cell table:style-name="Table4.A2" office:value-type="string">
            <text:p text:style-name="P65">[Proper] Embarrassment </text:p>
          </table:table-cell>
          <table:table-cell table:style-name="Table4.A2" office:value-type="string">
            <text:p text:style-name="P37"><text:span text:style-name="T171">istiḥyā</text:span><text:span text:style-name="T174">ʾ</text:span></text:p>
          </table:table-cell>
          <table:table-cell table:style-name="Table4.A2" office:value-type="string">
            <text:p text:style-name="P65">139</text:p>
          </table:table-cell>
          <table:table-cell table:style-name="Table4.E2" office:value-type="string">
            <text:p text:style-name="P37"><text:span text:style-name="T171">ikhtilāṭ</text:span><text:span text:style-name="T173"> [agitation], </text:span><text:span text:style-name="T171">ḥuzn</text:span><text:span text:style-name="T173"> [sadness]</text:span></text:p>
          </table:table-cell>
        </table:table-row>
        <table:table-row table:style-name="Table4.1">
          <table:covered-table-cell/>
          <table:table-cell table:style-name="Table4.A2" office:value-type="string">
            <text:p text:style-name="P65">[Proper] Shame</text:p>
          </table:table-cell>
          <table:table-cell table:style-name="Table4.A2" office:value-type="string">
            <text:p text:style-name="P63">khajal</text:p>
          </table:table-cell>
          <table:table-cell table:style-name="Table4.A2" office:value-type="string">
            <text:p text:style-name="P65">142</text:p>
          </table:table-cell>
          <table:table-cell table:style-name="Table4.E2" office:value-type="string">
            <text:p text:style-name="P37"><text:span text:style-name="T171">ikhtilāṭ</text:span><text:span text:style-name="T173"> [agitation], </text:span><text:span text:style-name="T171">ḥuzn</text:span><text:span text:style-name="T173"> [sadness]</text:span></text:p>
          </table:table-cell>
        </table:table-row>
        <table:table-row table:style-name="Table4.1">
          <table:covered-table-cell/>
          <table:table-cell table:style-name="Table4.A2" office:value-type="string">
            <text:p text:style-name="P65">Shamelessness</text:p>
          </table:table-cell>
          <table:table-cell table:style-name="Table4.A2" office:value-type="string">
            <text:p text:style-name="P62">al-waqāḥa</text:p>
          </table:table-cell>
          <table:table-cell table:style-name="Table4.A2" office:value-type="string">
            <text:p text:style-name="P65">145</text:p>
          </table:table-cell>
          <table:table-cell table:style-name="Table4.E2" office:value-type="string">
            <text:p text:style-name="P66"/>
          </table:table-cell>
        </table:table-row>
        <text:soft-page-break/>
        <table:table-row table:style-name="Table4.1">
          <table:table-cell table:style-name="Table4.A2" table:number-rows-spanned="2" office:value-type="string">
            <text:p text:style-name="P65">x</text:p>
          </table:table-cell>
          <table:table-cell table:style-name="Table4.A2" office:value-type="string">
            <text:p text:style-name="P65">Gratefulness of kindness</text:p>
          </table:table-cell>
          <table:table-cell table:style-name="Table4.A2" office:value-type="string">
            <text:p text:style-name="P62">shukr al-minna</text:p>
          </table:table-cell>
          <table:table-cell table:style-name="Table4.A2" office:value-type="string">
            <text:p text:style-name="P65">145</text:p>
          </table:table-cell>
          <table:table-cell table:style-name="Table4.E2" office:value-type="string">
            <text:p text:style-name="P65">n/a, focus on the deed of kindness</text:p>
          </table:table-cell>
        </table:table-row>
        <table:table-row table:style-name="Table4.1">
          <table:covered-table-cell/>
          <table:table-cell table:style-name="Table4.A2" office:value-type="string">
            <text:p text:style-name="P65">Lack-of-gratefulness</text:p>
          </table:table-cell>
          <table:table-cell table:style-name="Table4.A2" office:value-type="string">
            <text:p text:style-name="P65">No specific name given</text:p>
          </table:table-cell>
          <table:table-cell table:style-name="Table4.A2" office:value-type="string">
            <text:p text:style-name="P65">146</text:p>
          </table:table-cell>
          <table:table-cell table:style-name="Table4.E2" office:value-type="string">
            <text:p text:style-name="P66"/>
          </table:table-cell>
        </table:table-row>
        <table:table-row table:style-name="Table4.1">
          <table:table-cell table:style-name="Table4.A2" table:number-rows-spanned="3" office:value-type="string">
            <text:p text:style-name="P65">x</text:p>
          </table:table-cell>
          <table:table-cell table:style-name="Table4.A2" office:value-type="string">
            <text:p text:style-name="P65">Pity/empathy</text:p>
          </table:table-cell>
          <table:table-cell table:style-name="Table4.A2" office:value-type="string">
            <text:p text:style-name="P62">hamm/ihtimām</text:p>
          </table:table-cell>
          <table:table-cell table:style-name="Table4.A2" office:value-type="string">
            <text:p text:style-name="P65">147</text:p>
          </table:table-cell>
          <table:table-cell table:style-name="Table4.E2" office:value-type="string">
            <text:p text:style-name="P37"><text:span text:style-name="T171">adhā</text:span><text:span text:style-name="T173"> [pain]</text:span></text:p>
          </table:table-cell>
        </table:table-row>
        <table:table-row table:style-name="Table4.1">
          <table:covered-table-cell/>
          <table:table-cell table:style-name="Table4.A2" office:value-type="string">
            <text:p text:style-name="P65">Indignation</text:p>
          </table:table-cell>
          <table:table-cell table:style-name="Table4.A2" office:value-type="string">
            <text:p text:style-name="P37"><text:span text:style-name="T171">jaza</text:span><text:span text:style-name="T174">ʿ</text:span></text:p>
          </table:table-cell>
          <table:table-cell table:style-name="Table4.A2" office:value-type="string">
            <text:p text:style-name="P65">150</text:p>
          </table:table-cell>
          <table:table-cell table:style-name="Table4.E2" office:value-type="string">
            <text:p text:style-name="P37"><text:span text:style-name="T171">ḥuzn</text:span><text:span text:style-name="T173"> [sadness]</text:span></text:p>
          </table:table-cell>
        </table:table-row>
        <table:table-row table:style-name="Table4.1">
          <table:covered-table-cell/>
          <table:table-cell table:style-name="Table4.A2" office:value-type="string">
            <text:p text:style-name="P65">Envy</text:p>
          </table:table-cell>
          <table:table-cell table:style-name="Table4.A2" office:value-type="string">
            <text:p text:style-name="P62">ḥasad</text:p>
          </table:table-cell>
          <table:table-cell table:style-name="Table4.A2" office:value-type="string">
            <text:p text:style-name="P65">150</text:p>
          </table:table-cell>
          <table:table-cell table:style-name="Table4.E2" office:value-type="string">
            <text:p text:style-name="P37"><text:span text:style-name="T171">adhā</text:span><text:span text:style-name="T173"> [pain], </text:span><text:span text:style-name="T171">ḥuzn</text:span><text:span text:style-name="T173"> [sadness], </text:span><text:span text:style-name="T171">ghamm</text:span><text:span text:style-name="T173"> [depression]</text:span></text:p>
          </table:table-cell>
        </table:table-row>
        <table:table-row table:style-name="Table4.1">
          <table:table-cell table:style-name="Table4.A2" table:number-rows-spanned="4" office:value-type="string">
            <text:p text:style-name="P37"><text:span text:style-name="T173">x</text:span><text:span text:style-name="Footnote_20_Symbol"><text:span text:style-name="T173"><text:note text:id="ftn375" text:note-class="footnote"><text:note-citation>375</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65">Joy [at different kinds of successes and failures]</text:p>
          </table:table-cell>
          <table:table-cell table:style-name="Table4.A2" office:value-type="string">
            <text:p text:style-name="P62">faraḥ</text:p>
          </table:table-cell>
          <table:table-cell table:style-name="Table4.A2" office:value-type="string">
            <text:p text:style-name="P65">151</text:p>
          </table:table-cell>
          <table:table-cell table:style-name="Table4.E2" office:value-type="string">
            <text:p text:style-name="P66"/>
          </table:table-cell>
        </table:table-row>
        <table:table-row table:style-name="Table4.1">
          <table:covered-table-cell/>
          <table:table-cell table:style-name="Table4.A2" office:value-type="string">
            <text:p text:style-name="P65">Vengeance</text:p>
          </table:table-cell>
          <table:table-cell table:style-name="Table4.A2" office:value-type="string">
            <text:p text:style-name="P62">naqma</text:p>
          </table:table-cell>
          <table:table-cell table:style-name="Table4.A2" office:value-type="string">
            <text:p text:style-name="P65">151</text:p>
          </table:table-cell>
          <table:table-cell table:style-name="Table4.E2" office:value-type="string">
            <text:p text:style-name="P66"/>
          </table:table-cell>
        </table:table-row>
        <table:table-row table:style-name="Table4.1">
          <table:covered-table-cell/>
          <table:table-cell table:style-name="Table4.A2" office:value-type="string">
            <text:p text:style-name="P65">Zeal/desire to emulate</text:p>
          </table:table-cell>
          <table:table-cell table:style-name="Table4.A2" office:value-type="string">
            <text:p text:style-name="P62">ḥamiyya</text:p>
          </table:table-cell>
          <table:table-cell table:style-name="Table4.A2" office:value-type="string">
            <text:p text:style-name="P65">154</text:p>
          </table:table-cell>
          <table:table-cell table:style-name="Table4.E2" office:value-type="string">
            <text:p text:style-name="P37"><text:span text:style-name="T171">adhā</text:span><text:span text:style-name="T173"> [pain]</text:span></text:p>
          </table:table-cell>
        </table:table-row>
        <table:table-row table:style-name="Table4.1">
          <table:covered-table-cell/>
          <table:table-cell table:style-name="Table4.A2" office:value-type="string">
            <text:p text:style-name="P65">Zeal</text:p>
          </table:table-cell>
          <table:table-cell table:style-name="Table4.A2" office:value-type="string">
            <text:p text:style-name="P62">ghayra</text:p>
          </table:table-cell>
          <table:table-cell table:style-name="Table4.A2" office:value-type="string">
            <text:p text:style-name="P65">155</text:p>
          </table:table-cell>
          <table:table-cell table:style-name="Table4.E2" office:value-type="string">
            <text:p text:style-name="P66"/>
          </table:table-cell>
        </table:table-row>
      </table:table>
      <text:p text:style-name="P34"/>
      <text:p text:style-name="P54"/>
      <text:p text:style-name="P54">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54"/>
      <text:p text:style-name="P11"><text:span text:style-name="T177">It is necessary that we proceed and examine each [emotion] in the threefold manner. As for how this will be done, I say that it will follow the pattern of what we'll do concerning anger, showing [1] the state--which one and what it is like [</text:span><text:span text:style-name="T180">kayf wa bi-ayya ḥāl</text:span><text:span text:style-name="T177">]—such that, if someone [is in it] they are disposed towards anger, and [2] on account of what [</text:span><text:span text:style-name="T180">mimmā</text:span><text:span text:style-name="T177">] it is typical for [a particular occurrence of anger] anger to occur, and [3] </text:span><text:span text:style-name="T177">towards whom/what [</text:span><text:span text:style-name="T181">ʿ</text:span><text:span text:style-name="T180">lā man</text:span><text:span text:style-name="T177">] [anger is directed].</text:span><text:span text:style-name="Footnote_20_Symbol"><text:span text:style-name="T177"><text:note text:id="ftn376" text:note-class="footnote"><text:note-citation>376</text:note-citation><text:note-body><text:p text:style-name="Footnote"><text:span text:style-name="T193"><text:s/></text:span><text:span text:style-name="T197">83.13-17 in the Arabic, see Aristotle, </text:span><text:span text:style-name="T209">Aristotle’s Ars Rhetorica</text:span><text:span text:style-name="T197"> (1982). cf. 1378a in the Greek.</text:span></text:p></text:note-body></text:note></text:span></text:span></text:p>
      <text:p text:style-name="P55"/>
      <text:p text:style-name="P34"><text:span text:style-name="T156">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6"><text:note text:id="ftn377" text:note-class="footnote"><text:note-citation>377</text:note-citation><text:note-body><text:p text:style-name="Footnote"><text:span text:style-name="T193"><text:s/></text:span><text:span text:style-name="T201"><text:s/>Avicenna, Healing: Rhetoric (1954) 130-131.</text:span></text:p></text:note-body></text:note></text:span></text:span><text:span text:style-name="T156"> This is not a comprehensive </text:span><text:soft-page-break/><text:span text:style-name="T156">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p text:style-name="P34"/>
      <text:h text:style-name="P131" text:outline-level="1"><text:span text:style-name="T167">6.2 Insights about the nature of emotion from the </text:span><text:span text:style-name="T169">Healing: Rhetoric</text:span></text:h>
      <text:p text:style-name="P34"/>
      <text:p text:style-name="P34"><text:span text:style-name="T156">While we cannot get into a discussion of each individual emotion, there are three main insights we can draw about the nature of emotions from </text:span><text:span text:style-name="T162">Healing: Rhetoric</text:span><text:span text:style-name="T156"> 3.1-5 as a whole.</text:span></text:p>
      <text:p text:style-name="P54"/>
      <text:list xml:id="list1279873994" text:continue-list="list1272197348" text:style-name="WW8Num2">
        <text:list-item>
          <text:p text:style-name="P126">Emotions have an effect on cognition.</text:p>
        </text:list-item>
        <text:list-item>
          <text:p text:style-name="P126">Emotions have a positive or negative hedonic quality.</text:p>
        </text:list-item>
        <text:list-item>
          <text:p text:style-name="P126">Emotions are distinguished from one another primarily by their objects.</text:p>
        </text:list-item>
      </text:list>
      <text:p text:style-name="P54"/>
      <text:p text:style-name="P34"><text:span text:style-name="T156">The first two points should not be be surprising to readers of Aristotle’s </text:span><text:span text:style-name="T162">Rhetoric</text:span><text:span text:style-name="T156">, which early on in the Arabic text defines emotions as follows:</text:span></text:p>
      <text:p text:style-name="P54"/>
      <text:p text:style-name="P11"><text:span text:style-name="T177">The passions [</text:span><text:span text:style-name="T180">al-</text:span><text:span text:style-name="T178">ʾ</text:span><text:span text:style-name="T180"> ālām</text:span><text:span text:style-name="Footnote_20_Symbol"><text:span text:style-name="T180"><text:note text:id="ftn378" text:note-class="footnote"><text:note-citation>378</text:note-citation><text:note-body><text:p text:style-name="Footnote"><text:span text:style-name="T193"><text:s/></text:span><text:span text:style-name="T201">Interestingly, Avicenna never uses the term </text:span><text:span text:style-name="T213">al-</text:span><text:span text:style-name="T203">ʾ</text:span><text:span text:style-name="T213"> ālām</text:span><text:span text:style-name="T226"> </text:span><text:span text:style-name="T222">to refer to emotions.</text:span></text:p></text:note-body></text:note></text:span></text:span><text:span text:style-name="T177">] are those things which, when the one judging is changed [</text:span><text:span text:style-name="T180">yataghayyar</text:span><text:span text:style-name="T177">] by them, their judgments differ [</text:span><text:span text:style-name="T180">yakhtalif</text:span><text:span text:style-name="T177">], and pleasure [</text:span><text:span text:style-name="T180">al-ladhdha</text:span><text:span text:style-name="T177">] and pain [</text:span><text:span text:style-name="T180">al-adhā</text:span><text:span text:style-name="T177">] are necessarily involved in their occurrence [</text:span><text:span text:style-name="T180">yalzamuhā</text:span><text:span text:style-name="T177">].</text:span><text:span text:style-name="Footnote_20_Symbol"><text:span text:style-name="T177"><text:note text:id="ftn379" text:note-class="footnote"><text:note-citation>379</text:note-citation><text:note-body><text:p text:style-name="Footnote"><text:span text:style-name="T193"><text:s/></text:span><text:span text:style-name="T197">Aristotle, </text:span><text:span text:style-name="T209">Aristotle’s Ars Rhetorica</text:span><text:span text:style-name="T197"> (1982) </text:span><text:span text:style-name="T201">83.</text:span></text:p></text:note-body></text:note></text:span></text:span></text:p>
      <text:p text:style-name="P55"/>
      <text:p text:style-name="P34"><text:span text:style-name="T156">In this definition, pleasure and pain are closely linked to core emotional experience, whereas changes in judgment come about </text:span><text:span text:style-name="T162">as a result</text:span><text:span text:style-name="T156"> of having an emotion. The verb used to describe the </text:span><text:soft-page-break/><text:span text:style-name="T156">place of valence in emotions is somewhat ambiguous (</text:span><text:span text:style-name="T162">yalzamuhā</text:span><text:span text:style-name="T156">),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56">some judgment, in fairly straightforward identity statements (e.g., “anger is a pain”). So the impression Aristotle’s text gives is fairly clear, and Avicenna generally follows suit, as we will </text:span><text:span text:style-name="T156">see.</text:span></text:p>
      <text:p text:style-name="P54">Like Aristotle, Avicenna provides a general definition of what an emotion is towards the start of 3.1. This definition includes mention of the effect of emotions on cognition, but leaves off any mention of pleasure and pain:</text:p>
      <text:p text:style-name="P54"/>
      <text:p text:style-name="P11"><text:span text:style-name="T177">The emotions [</text:span><text:span text:style-name="T180">al-infi</text:span><text:span text:style-name="T181">ʿ</text:span><text:span text:style-name="T180">ālāt</text:span><text:span text:style-name="T177">] […] are states [</text:span><text:span text:style-name="T180">aḥwāl</text:span><text:span text:style-name="T177">] through which one’s judgment differs [</text:span><text:span text:style-name="T180">yakhtalif</text:span><text:span text:style-name="T177">], through a difference [brought about by] the transformation [</text:span><text:span text:style-name="T180">takayyuf</text:span><text:span text:style-name="T177">] of the judger [when they are in that emotional state].</text:span><text:span text:style-name="Footnote_20_Symbol"><text:span text:style-name="T177"><text:note text:id="ftn380" text:note-class="footnote"><text:note-citation>380</text:note-citation><text:note-body><text:p text:style-name="P3"><text:s text:c="2"/>Avicenna, Healing: Rhetoric (1954) 130.</text:p></text:note-body></text:note></text:span></text:span></text:p>
      <text:p text:style-name="P54"/>
      <text:p text:style-name="P34"><text:span text:style-name="T156">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ext:span><text:span text:style-name="T156">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56"><text:note text:id="ftn381" text:note-class="footnote"><text:note-citation>381</text:note-citation><text:note-body><text:p text:style-name="Footnote"><text:span text:style-name="T193"><text:s/></text:span><text:span text:style-name="T201">See above, fn. 28.</text:span></text:p></text:note-body></text:note></text:span></text:span><text:span text:style-name="T156">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P34"><text:span text:style-name="T156"><text:tab/>As mentioned, Avicenna’s general definition of emotions leaves off any mention of pleasure and pain. Nonetheless, pleasure and pain are just as central throughout his particular discussions of emotions as they are for Aristotle. Avicenna describes some emotions with terms that connote positive-valence, such as pleasure [</text:span><text:span text:style-name="T162">ladhdh</text:span><text:span text:style-name="T163">ah</text:span><text:span text:style-name="T159">]</text:span><text:span text:style-name="T156">, joy [</text:span><text:span text:style-name="T162">faraḥ</text:span><text:span text:style-name="T156">], and elation [</text:span><text:span text:style-name="T162">irtiyāḥ</text:span><text:span text:style-name="T156">], while others are described in terms of negative-valence, such as pain [</text:span><text:span text:style-name="T158">ʾ</text:span><text:span text:style-name="T162">adhā</text:span><text:span text:style-name="T156">], agitation [</text:span><text:span text:style-name="T162">ikhtilāṭ</text:span><text:span text:style-name="T156">], or sadness [</text:span><text:span text:style-name="T162">ghamm/ḥuzn</text:span><text:span text:style-name="T156">]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54"/>
      <text:p text:style-name="P11"><text:soft-page-break/><text:span text:style-name="T177">As for anger, it is a psychological pain [</text:span><text:span text:style-name="T180">adhā nafsāniyy</text:span><text:span text:style-name="T182">ah</text:span><text:span text:style-name="T179">]</text:span><text:span text:style-name="T177"> owing to [</text:span><text:span text:style-name="T180">li</text:span><text:span text:style-name="T177">] a desire [</text:span><text:span text:style-name="T180">shawq</text:span><text:span text:style-name="T177">] on the part of the person for bringing about a punishment that they see as appropriate because of the thought of a slight or scorn to him, from the one toward whom he is angry. […]</text:span><text:span text:style-name="Footnote_20_Symbol"><text:span text:style-name="T177"><text:note text:id="ftn382" text:note-class="footnote"><text:note-citation>382</text:note-citation><text:note-body><text:p text:style-name="P3"><text:s text:c="2"/>Avicenna, Healing: Rhetoric (1954) 130.</text:p></text:note-body></text:note></text:span></text:span></text:p>
      <text:p text:style-name="P11"/>
      <text:p text:style-name="P11"><text:span text:style-name="T177">And as for fear, it is a pain [</text:span><text:span text:style-name="T180">ḥuzn</text:span><text:span text:style-name="T177">] and agitation [</text:span><text:span text:style-name="T180">ikhtilāṭ</text:span><text:span text:style-name="T177">] of the soul, on account of [</text:span><text:span text:style-name="T180">li</text:span><text:span text:style-name="T177">] imagining an expected, debilitating evil either reaching [the level of] corruption, or not approaching it. […]</text:span><text:span text:style-name="Footnote_20_Symbol"><text:span text:style-name="T177"><text:note text:id="ftn383" text:note-class="footnote"><text:note-citation>383</text:note-citation><text:note-body><text:p text:style-name="P3"><text:s text:c="2"/>Avicenna, Healing: Rhetoric (1954) 138.</text:p></text:note-body></text:note></text:span></text:span></text:p>
      <text:p text:style-name="P11"/>
      <text:p text:style-name="P11"><text:span text:style-name="T177">Embarrassment and shame are a pain [</text:span><text:span text:style-name="T180">ḥuzn</text:span><text:span text:style-name="T177">] and an agitation [</text:span><text:span text:style-name="T180">ikhtilāṭ</text:span><text:span text:style-name="T177">] because of some evil deed by which the person becomes blameworthy, whether its occurrence preceded, or is present, or is expected.</text:span><text:span text:style-name="Footnote_20_Symbol"><text:span text:style-name="T177"><text:note text:id="ftn384" text:note-class="footnote"><text:note-citation>384</text:note-citation><text:note-body><text:p text:style-name="P3"><text:s text:c="2"/>Avicenna, Healing: Rhetoric (1954) 142.</text:p></text:note-body></text:note></text:span></text:span></text:p>
      <text:p text:style-name="P55"/>
      <text:p text:style-name="P34"><text:span text:style-name="T156">Rather than seeming extraneous or tacked on to emotional experience, these definitions make the positive or negative feeling central to the emotion, with the cognitive and (sometimes) appetitive </text:span><text:span text:style-name="T156">components filling out the picture. Given the prominent role cognition and appetite have in emotional experience in </text:span><text:span text:style-name="T162">Psychology</text:span><text:span text:style-name="T156">, it seems unlikely that valence is meant to be taken in any sense as </text:span><text:span text:style-name="T162">more</text:span><text:span text:style-name="T156"> central, so it is best to see </text:span><text:span text:style-name="T162">Rhetoric</text:span><text:span text:style-name="T156"> and </text:span><text:span text:style-name="T162">Psychology</text:span><text:span text:style-name="T156"> as emphasizing different essential elements of emotional experience.</text:span></text:p>
      <text:p text:style-name="P34"><text:span text:style-name="T156"><text:tab/>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6"><text:note text:id="ftn385" text:note-class="footnote"><text:note-citation>385</text:note-citation><text:note-body><text:p text:style-name="Footnote"><text:span text:style-name="T193"><text:s/>See </text:span><text:span text:style-name="T201">Wolfsdorf (2015).</text:span></text:p></text:note-body></text:note></text:span></text:span><text:span text:style-name="T156">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62">Psychology</text:span><text:span text:style-name="T156"> 4.4, when Avicenna says that certain appetites are caused when we “suffer the loss” of a pleasure.</text:span><text:span text:style-name="Footnote_20_Symbol"><text:span text:style-name="T156"><text:note text:id="ftn386" text:note-class="footnote"><text:note-citation>386</text:note-citation><text:note-body><text:p text:style-name="Footnote"><text:span text:style-name="T193"><text:s/>Avicenna, Healing: Psychology (1959) </text:span><text:span text:style-name="T201">195.</text:span></text:p></text:note-body></text:note></text:span></text:span><text:span text:style-name="T156"> So emotions are complex psychological phenomena, which involve appetites, some sort of pleasure or pain, or both,</text:span><text:span text:style-name="Footnote_20_Symbol"><text:span text:style-name="T156"><text:note text:id="ftn387" text:note-class="footnote"><text:note-citation>387</text:note-citation><text:note-body><text:p text:style-name="Footnote"><text:span text:style-name="T193"><text:s/></text:span><text:span text:style-name="T201">Avicenna says that anger can be pleasurable, since it involves the idea of overcoming. See Avicenna, Healing: Rhetoric (1954) 101.</text:span></text:p></text:note-body></text:note></text:span></text:span><text:span text:style-name="T156"> and a cognition.</text:span><text:span text:style-name="Footnote_20_Symbol"><text:span text:style-name="T156"><text:note text:id="ftn388" text:note-class="footnote"><text:note-citation>388</text:note-citation><text:note-body><text:p text:style-name="Footnote"><text:span text:style-name="T193"><text:s/></text:span><text:span text:style-name="T201">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P54"><text:soft-page-break/><text:tab/>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54"/>
      <text:p text:style-name="P11"><text:span text:style-name="T177">And there are two kinds of sadness [</text:span><text:span text:style-name="T180">ḥuzn</text:span><text:span text:style-name="T177">]: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7"><text:note text:id="ftn389" text:note-class="footnote"><text:note-citation>389</text:note-citation><text:note-body><text:p text:style-name="P3"><text:s/>Avicenna, Healing: Rhetoric (1954) 151.</text:p></text:note-body></text:note></text:span></text:span></text:p>
      <text:p text:style-name="P55"/>
      <text:p text:style-name="P34"><text:span text:style-name="T156">Here, as is typical in the </text:span><text:span text:style-name="T162">Rhetoric</text:span><text:span text:style-name="T156">,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text:span><text:span text:style-name="T156">not deserve it. Avicenna makes a similar point shortly before this, distinguishing envy, which he calls a kind of sadness [</text:span><text:span text:style-name="T162">ghamm</text:span><text:span text:style-name="T156">] over the fact that </text:span><text:span text:style-name="T162">someone else</text:span><text:span text:style-name="T156"> has a good, from the sadness </text:span><text:span text:style-name="T156">[</text:span><text:span text:style-name="T162">ghamm</text:span><text:span text:style-name="T156">] that </text:span><text:span text:style-name="T162">you</text:span><text:span text:style-name="T156"> do not have a good. The latter, he says, is not envy, but something “very close to being necessary,” since it is perfectly natural be be sad that you do not have something which someone else easily acquires.</text:span><text:span text:style-name="Footnote_20_Symbol"><text:span text:style-name="T156"><text:note text:id="ftn390" text:note-class="footnote"><text:note-citation>390</text:note-citation><text:note-body><text:p text:style-name="P3"><text:s/>Avicenna, Healing: Rhetoric (1954) 151.</text:p></text:note-body></text:note></text:span></text:span><text:span text:style-name="T156"> The distinction seems to be between being sad simply that someone else has a good, which is envy, and being sad that you lack a good, which is natural. As we will see again mirrored in our discussion of </text:span><text:span text:style-name="T162">Healing: Psychology</text:span><text:span text:style-name="T156"> in chapter 1, emotions are fundamentally motive states, but to talk about and define particular emotions, we need to reference their associated cognitions.</text:span><text:span text:style-name="Footnote_20_Symbol"><text:span text:style-name="T156"><text:note text:id="ftn391" text:note-class="footnote"><text:note-citation>391</text:note-citation><text:note-body><text:p text:style-name="Footnote"><text:span text:style-name="T193"><text:s/></text:span><text:span text:style-name="T201">See chapter 1, section 4.</text:span></text:p></text:note-body></text:note></text:span></text:span></text:p>
      <text:p text:style-name="P34"/>
      <text:h text:style-name="P131" text:outline-level="1"><text:span text:style-name="T167">6.3 </text:span><text:span text:style-name="T168">Character</text:span><text:span text:style-name="T167"> traits in the </text:span><text:span text:style-name="T169">Healing: Rhetoric</text:span></text:h>
      <text:p text:style-name="P34"/>
      <text:p text:style-name="P34"><text:span text:style-name="T156">Turning to </text:span><text:span text:style-name="T162">Healing: Rhetoric</text:span><text:span text:style-name="T156"> 3.5, Avicenna shifts from talking about individual emotions, to the sorts of emotions towards which particular types of people are disposed. At the beginning of 3.5, Avicenna says that he will discuss:</text:span></text:p>
      <text:p text:style-name="P34"/>
      <text:p text:style-name="Block"><text:span text:style-name="T156">[…] the states that incline [al-aḥwāl al-muḥarrik</text:span><text:span text:style-name="T159">ah]</text:span><text:span text:style-name="T156">, by way of [discussing] each disposition [khalq khalq] with respect to occurrences [al-ʿawāriḍ] [of the just discussed </text:span><text:soft-page-break/><text:span text:style-name="T156">emotions] and concerns, according to ages, according to strengths [ḥudūd]</text:span><text:span text:style-name="Footnote_20_Symbol"><text:span text:style-name="T156"><text:note text:id="ftn392" text:note-class="footnote"><text:note-citation>392</text:note-citation><text:note-body><text:p text:style-name="Footnote"><text:span text:style-name="T193"><text:s/></text:span><text:span text:style-name="T201">This translation seems appropriate, especially given that he later goes on to use a related term, “sharp [ḥad</text:span><text:span text:style-name="T203">ī</text:span><text:span text:style-name="T201">d] (160.10),” to describe the anger of the old.</text:span></text:p></text:note-body></text:note></text:span></text:span><text:span text:style-name="T156">, and according to souls.</text:span><text:span text:style-name="Footnote_20_Symbol"><text:span text:style-name="T156"><text:note text:id="ftn393" text:note-class="footnote"><text:note-citation>393</text:note-citation><text:note-body><text:p text:style-name="Footnote"><text:span text:style-name="T193"><text:s/></text:span><text:span text:style-name="T201"><text:s/>Avicenna, Healing: Rhetoric (1954) 156.</text:span></text:p></text:note-body></text:note></text:span></text:span></text:p>
      <text:p text:style-name="P34"/>
      <text:p text:style-name="P34"/>
      <text:p text:style-name="P34"><text:span text:style-name="T156">The notion of “states that incline” comprises many types of differences between people, as the text goes on to ennumerate. In keeping with the purpose of this portion of the Rhetoric, these are being discussed primarily to get a sense of what sort of emotions (here </text:span><text:span text:style-name="T162">al-ʿawāriḍ</text:span><text:span text:style-name="T156">)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60">nto the discussion not as categories of people, but as way of talking about categories of people. For example, it is said of the old that “their anger is sharp [</text:span><text:span text:style-name="T164">ḥadīd</text:span><text:span text:style-name="T160">] [yet] weak,”</text:span><text:span text:style-name="Footnote_20_Symbol"><text:span text:style-name="T160"><text:note text:id="ftn394" text:note-class="footnote"><text:note-citation>394</text:note-citation><text:note-body><text:p text:style-name="Footnote"><text:span text:style-name="T193"><text:s/></text:span><text:span text:style-name="T201"><text:s/>Avicenna, Healing: Rhetoric (1954) 160.10.</text:span></text:p></text:note-body></text:note></text:span></text:span><text:span text:style-name="T160"> and that they are </text:span><text:span text:style-name="T40">disposed towards hopelessness not only because of the coldness of their temperaments,</text:span><text:span text:style-name="Footnote_20_Symbol"><text:span text:style-name="T57"><text:note text:id="ftn395" text:note-class="footnote"><text:note-citation>395</text:note-citation><text:note-body><text:p text:style-name="Footer"><text:span text:style-name="T194"><text:s/></text:span><text:span text:style-name="T195">Avicenna, </text:span><text:span text:style-name="T208">Healing: Rhetoric</text:span><text:span text:style-name="T195"> (1954), 159.</text:span></text:p></text:note-body></text:note></text:span></text:span><text:span text:style-name="T40"> but also because they have experienced so many difficulties and setbacks in life (a cognitive disposition).</text:span><text:span text:style-name="Footnote_20_Symbol"><text:span text:style-name="T57"><text:note text:id="ftn396" text:note-class="footnote"><text:note-citation>396</text:note-citation><text:note-body><text:p text:style-name="Footer"><text:span text:style-name="T194"><text:s/></text:span><text:span text:style-name="T195">Avicenna, </text:span><text:span text:style-name="T208">Healing: Rhetoric</text:span><text:span text:style-name="T195"> (1954), 160.</text:span></text:p></text:note-body></text:note></text:span></text:span><text:span text:style-name="T40"> </text:span><text:span text:style-name="T160"><text:s/>On th</text:span><text:span text:style-name="T156">e other hand, it is said of the young that they are optimistic and prone to believing others because of their hot temperament, and lack of bad experiences.</text:span><text:span text:style-name="Footnote_20_Symbol"><text:span text:style-name="T156"><text:note text:id="ftn397" text:note-class="footnote"><text:note-citation>397</text:note-citation><text:note-body><text:p text:style-name="Footnote"><text:span text:style-name="T193"><text:s/></text:span><text:span text:style-name="T201">“</text:span><text:span text:style-name="T197">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9">Healing: Rhetoric</text:span><text:span text:style-name="T197"> (1954), 157)</text:span><text:span text:style-name="T201">.”</text:span></text:p></text:note-body></text:note></text:span></text:span><text:span text:style-name="T156"> In general he is focused on the psychological attributes of the different categories he discusses, occasionally grounding these in physiological </text:span><text:span text:style-name="T156">differences.</text:span></text:p>
      <text:p text:style-name="P34"><text:span text:style-name="T166"><text:tab/></text:span><text:span text:style-name="T37">It is worth comparing the discussion of emotions and character traits here, in the </text:span><text:span text:style-name="T37">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5">Rhetoric</text:span><text:span text:style-name="T37">, he is discussing something more preliminary and morally neutral.</text:span></text:p>
      <text:p text:style-name="P34"><text:span text:style-name="T37"><text:tab/>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4">On Character Traits (Kitāb Al-Aklhāq). </text:span><text:span text:style-name="T38">In it,</text:span><text:span text:style-name="T37"> Galen makes the distinction between different types of virtues and vices. Some virtues and vices involve the exercise of thought, while others do not. The latter </text:span><text:soft-page-break/><text:span text:style-name="T37">(virtues that do not involve thought) are called </text:span><text:span text:style-name="T44">akhlāq</text:span><text:span text:style-name="T37">. Galen goes on to describe the process of moral formation, where young people grow out of their </text:span><text:span text:style-name="T44">akhlāq</text:span><text:span text:style-name="T37"> and into more complete virtue or vice, as they add judgment to their character, or use thought and habit to modify their character (for better or worse). This is similar to the point Aristotle makes in </text:span><text:span text:style-name="T44">Nicomachean Ethics</text:span><text:span text:style-name="T37">, where there are two types of excellence, excellence of thought, and excellent of character, but excellence of character is not complete without being guided by thought (in particular, practical wisdom).</text:span><text:span text:style-name="Footnote_20_Symbol"><text:span text:style-name="T56"><text:note text:id="ftn398" text:note-class="footnote"><text:note-citation>398</text:note-citation><text:note-body><text:p text:style-name="Footer"><text:span text:style-name="T194"><text:s/></text:span><text:span text:style-name="T195">On the two types of excellence, see </text:span><text:span text:style-name="T208">Nicomachean Ethics</text:span><text:span text:style-name="T195"> (1994) 1103a. </text:span><text:span text:style-name="T198">For the need to add practical wisdom on top of character traits in order for them to be complete, see 1144a-b.</text:span></text:p></text:note-body></text:note></text:span></text:span><text:span text:style-name="T37"> We are sometimes disposed to certain emotions and actions for reasons outside of our control, and it would not make sense to attribute virtue to someone solely on the basis of, say, good genetics.</text:span></text:p>
      <text:p text:style-name="P91"><text:span text:style-name="T37">There is no reason to think Avicenna would not be fully on board with this notion that full virtue is something that requires rational control, as distinct from preparatory, or given, character traits. Indeed, in his </text:span><text:span text:style-name="T44">On Governance </text:span><text:span text:style-name="T37">(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56"><text:note text:id="ftn399" text:note-class="footnote"><text:note-citation>399</text:note-citation><text:note-body><text:p text:style-name="Footer"><text:span text:style-name="T194"><text:s/></text:span><text:span text:style-name="T195">Avicenna, </text:span><text:span text:style-name="T208">On Governance</text:span><text:span text:style-name="T195"> (2007), 229-230.</text:span></text:p></text:note-body></text:note></text:span></text:span></text:p>
      <text:p text:style-name="P89">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92"/>
      <text:p text:style-name="P34"/>
      <text:p text:style-name="P34"><text:span text:style-name="T156"><text:tab/>Stepping back, we can see how differently emotions are treated in </text:span><text:span text:style-name="T162">Healing: Rhetoric</text:span><text:span text:style-name="T156">, as compared to the texts on philosophical psychology. Avicenna does not contradict his fundamental point that emotions are primarily acts of the motive faculty, but his focus is elsewhere in the </text:span><text:span text:style-name="T162">Rhetoric</text:span><text:span text:style-name="T156">: on emotions as pleasures or pains, and on the dispositional states, </text:span><text:span text:style-name="T156">triggering causes, and objects of particular emotions. It seems most likely that this shift in focus is because he is following the programme of Aristotle’s </text:span><text:span text:style-name="T162">Rhetoric</text:span><text:span text:style-name="T156">, which in turn is attempting to provide concrete advice to the rhetorician.</text:span></text:p>
      <text:h text:style-name="P138" text:outline-level="1">Appendix 1: Translation of the se<text:span text:style-name="T1">ctions on emotions in Avicenna's </text:span><text:span text:style-name="T5">Healing: Rhetoric</text:span><text:span text:style-name="T3"> and </text:span><text:span text:style-name="T6">Compilation: Rhetoric</text:span></text:h>
      <text:p text:style-name="P101">Word Count: 15,265</text:p>
      <text:h text:style-name="Heading_20_1" text:outline-level="1"/>
      <text:h text:style-name="Heading_20_1" text:outline-level="1"><text:span text:style-name="T2">From </text:span><text:span text:style-name="T1">Avicenna's </text:span><text:span text:style-name="T5">Healing: Rhetoric</text:span></text:h>
      <text:h text:style-name="Heading_20_1" text:outline-level="1">3.1 On persuasive/manipulative rhetorical speeches</text:h>
      <text:p text:style-name="P47"/>
      <text:p text:style-name="P75"><text:span text:style-name="T48">[129]</text:span><text:span text:style-name="Footnote_20_Symbol"><text:span text:style-name="T59"><text:note text:id="ftn400" text:note-class="footnote"><text:note-citation>400</text:note-citation><text:note-body><text:p text:style-name="Standard"><text:span text:style-name="Footnote_20_Symbol"><text:span text:style-name="T152"/></text:span></text:p><text:p text:style-name="P10"/><text:p text:style-name="P10"/><text:p text:style-name="P10"/><text:p text:style-name="P10"/><text:p text:style-name="P10"/><text:p text:style-name="P10"/><text:p text:style-name="P10"/><text:p text:style-name="P10"/><text:p text:style-name="P10"/><text:p text:style-name="P10"/><text:p text:style-name="P10"/><text:p text:style-name="P10"><text:span text:style-name="T218"><text:tab/> </text:span><text:span text:style-name="T205">Page and line numbers in brackets accord with Avicenna, Healing: Rhetoric (1954).</text:span></text:p></text:note-body></text:note></text:span></text:span><text:span text:style-name="T19"> Let us now discuss the types of rhetorical speech by which judges and listeners are persuaded [yastadriju bi-hā].</text:span></text:p>
      <text:p text:style-name="P42"/>
      <text:p text:style-name="P42"><text:soft-page-break/>The [the type of rhetoric used] might differ according to the level of those judging, according to their minds and the sophistication of their beliefs, or the lack thereof, and that is especially the case in [legal] deliberations [mashwarāt]. As for lawsuits/trials [khaṣūmāt], it seems that in them there is more of a dependence on preserved laws than on distinct traits [of the speaker]. So if the rhetorician is acquainted [129.5] with the state of the judge, and the state of the opposing party [khaṣm], he benefits from that. For those judging are not all the same in their disposition towards those they like, and those they dislike.</text:p>
      <text:p text:style-name="P42"/>
      <text:p text:style-name="P42">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khaṣm],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42"/>
      <text:p text:style-name="P42">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42"><text:soft-page-break/></text:p>
      <text:p text:style-name="P75"><text:span text:style-name="T19">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2"><text:note text:id="ftn401" text:note-class="footnote"><text:note-citation>401</text:note-citation><text:note-body><text:p text:style-name="Standard"><text:span text:style-name="T218"><text:s/></text:span><text:span text:style-name="T205">See section 2.4 of this same text, corresponding to 1.9 of Aristotle Rhetoric.</text:span></text:p></text:note-body></text:note></text:span></text:span><text:span text:style-name="T19"> </text:span></text:p>
      <text:p text:style-name="P42"/>
      <text:p text:style-name="P75"><text:span text:style-name="T19">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2"><text:note text:id="ftn402" text:note-class="footnote"><text:note-citation>402</text:note-citation><text:note-body><text:p text:style-name="Standard"><text:span text:style-name="T218"><text:s/></text:span><text:span text:style-name="T205">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71"/><text:p text:style-name="P71"><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71"/><text:p text:style-name="P71"><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42"/>
      <text:p text:style-name="P75"><text:soft-page-break/><text:span text:style-name="T19">So let's begin discussing these states with anger [</text:span><text:span text:style-name="T25">ghaḍab</text:span><text:span text:style-name="T19">], and the one who is angry, and the one toward whom anger is directed. As for [130.10] anger, it is a psychological pain [adhā nafsāniyy</text:span><text:span text:style-name="T25">ah]</text:span><text:span text:style-name="T19">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2"><text:note text:id="ftn403" text:note-class="footnote"><text:note-citation>403</text:note-citation><text:note-body><text:p text:style-name="Standard"><text:span text:style-name="T218"><text:s/></text:span><text:span text:style-name="T205">This would correspond to the “towards whom” aspect of an emotion mentioned above, in fn. 3.</text:span></text:p></text:note-body></text:note></text:span></text:span><text:span text:style-name="T19"> of anger is an individual person or a group of people. And you have learned about what pertains to anger in terms of pleasure</text:span><text:span text:style-name="Footnote_20_Symbol"><text:span text:style-name="T52"><text:note text:id="ftn404" text:note-class="footnote"><text:note-citation>404</text:note-citation><text:note-body><text:p text:style-name="Standard"><text:span text:style-name="T218"><text:s/></text:span><text:span text:style-name="T205">It is worth noting that anger involves both pleasure and pain.</text:span></text:p></text:note-body></text:note></text:span></text:span><text:span text:style-name="T19"> [al-ladhdh</text:span><text:span text:style-name="T25">ah]</text:span><text:span text:style-name="T19">, [and you have learned that pleasure] draws out an increase in the anger.</text:span><text:span text:style-name="Footnote_20_Symbol"><text:span text:style-name="T52"><text:note text:id="ftn405" text:note-class="footnote"><text:note-citation>405</text:note-citation><text:note-body><text:p text:style-name="Standard"><text:span text:style-name="T218"><text:s/></text:span><text:span text:style-name="T205">Unclear to what prior section this is a reference, but it is illustrated in later in 131.15, where it is said that someone may get is angered when a pleasure gets taken away from them.</text:span></text:p></text:note-body></text:note></text:span></text:span></text:p>
      <text:p text:style-name="P42"/>
      <text:p text:style-name="P42">And as for scorn/disregard [istiḥqār],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42"/>
      <text:p text:style-name="P75"><text:span text:style-name="T19">And scorn/disregard can be divided into three divisions: disdain [istihāna], [131] abuse [</text:span><text:span text:style-name="T134">ʿ</text:span><text:span text:style-name="T19">anat], and insult [shatīma].</text:span></text:p>
      <text:p text:style-name="P42"/>
      <text:p text:style-name="P42">Disdain is the doing of that which indicates the worthlessness of the one disdained.</text:p>
      <text:p text:style-name="P42"/>
      <text:p text:style-name="P42"><text:soft-page-break/>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42"/>
      <text:p text:style-name="P42">[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42"/>
      <text:p text:style-name="P42">And mockery is a combination of abuse and belittlement, or abuse and insult, understood as will be explained in their proper place.</text:p>
      <text:p text:style-name="P42"/>
      <text:p text:style-name="P75"><text:span text:style-name="T19">[131.10] And the person who has the least ability to to bear</text:span><text:span text:style-name="Footnote_20_Symbol"><text:span text:style-name="T52"><text:note text:id="ftn406" text:note-class="footnote"><text:note-citation>406</text:note-citation><text:note-body><text:p text:style-name="Standard"><text:span text:style-name="T218"><text:s/></text:span><text:span text:style-name="T205">This is a discussion of the sort of “states” that dispose someone towards anger.</text:span></text:p></text:note-body></text:note></text:span></text:span><text:span text:style-name="T19">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42"/>
      <text:p text:style-name="P42">And the one focused on a pain in his body, or suffering harm from someone else, or being afflicted by some disaster or mishaps that burdens him, [such a one] is disposed towards anger on account of the least annoyance. So, one who suffers some trial, or fails to reach one of their <text:soft-page-break/>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42"/>
      <text:p text:style-name="P75"><text:span text:style-name="T19">And from the [same] genus of insult [shatīma] and scorn [istihāna] is disdain [taḥqīr] for that which is declared by those</text:span><text:span text:style-name="T52"> </text:span><text:span text:style-name="T19">who make official judgements about religious obligations and virtue, or [for the] teaching [132.5] and learning of some judgement from those who make official </text:span><text:span text:style-name="T19">judgments. And [disdain also applies to those who] cast someone out as a sinner.</text:span><text:span text:style-name="Footnote_20_Symbol"><text:span text:style-name="T52"><text:note text:id="ftn407" text:note-class="footnote"><text:note-citation>407</text:note-citation><text:note-body><text:p text:style-name="Standard"><text:span text:style-name="T218"><text:s/></text:span><text:span text:style-name="T205">No parallel in Aristotle’s text for this discussion of religious judgments.</text:span></text:p></text:note-body></text:note></text:span></text:span></text:p>
      <text:p text:style-name="P42"/>
      <text:p text:style-name="P42">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42"/>
      <text:p text:style-name="P42">[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42"/>
      <text:p text:style-name="P75"><text:soft-page-break/><text:span text:style-name="T19">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2"><text:note text:id="ftn408" text:note-class="footnote"><text:note-citation>408</text:note-citation><text:note-body><text:p text:style-name="Standard"><text:span text:style-name="T218"><text:s/></text:span><text:span text:style-name="T205">No parallel in Aristotle’s text for this focus on repayment of gifts and debts.</text:span></text:p></text:note-body></text:note></text:span></text:span></text:p>
      <text:p text:style-name="P42"/>
      <text:p text:style-name="P75"><text:span text:style-name="T19">And someone might get angry at his friend </text:span><text:span text:style-name="Footnote_20_Symbol"><text:span text:style-name="T52"><text:note text:id="ftn409" text:note-class="footnote"><text:note-citation>409</text:note-citation><text:note-body><text:p text:style-name="Standard"><text:span text:style-name="T218"><text:s/></text:span><text:span text:style-name="T205">cf. 1379b in Greek Aristotle (at various points where there is a clear parallel in language or focus between Avicenna and Aristotle’s text, this will be noted).</text:span></text:p></text:note-body></text:note></text:span></text:span><text:span text:style-name="T19">[133] if [the friend] considers it fine to pass over in silence the lovely gift, and especially if he is struck by some misery and it is ignored by [the 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42"/>
      <text:p text:style-name="P75"><text:span text:style-name="T19">[133.5] And the types of disdain [istihāna] leading to anger/annoyance include: disdain for a person himself, distain for someone that someone respects, disdain someone that someone marvels at,</text:span><text:span text:style-name="Footnote_20_Symbol"><text:span text:style-name="T52"><text:note text:id="ftn410" text:note-class="footnote"><text:note-citation>410</text:note-citation><text:note-body><text:p text:style-name="Standard"><text:span text:style-name="T218"><text:s/></text:span><text:span text:style-name="T205">No parallel in Aristotle’s text for these specific examples of objects of disdain.</text:span></text:p></text:note-body></text:note></text:span></text:span><text:span text:style-name="T52"> </text:span><text:span text:style-name="T19">and distain for that which brings humiliation on a friend. Examples [of things that cause distain] include: a father who gets angry at his children, and a woman who domineers over her husband.</text:span></text:p>
      <text:p text:style-name="P42"><text:soft-page-break/></text:p>
      <text:p text:style-name="P42">And cheating a deserving [person] is a type of disdain, as is responding to something serious with a joke, along with [arbitrarily] singling-out someone for deprivation from among many others. And being neglectful of a friend to the point where his name or [133.10] tale is blotted out of memory [is a type of disdain]. Thus has the explanation of that which is related to anger been laid out fully.</text:p>
      <text:p text:style-name="P42"/>
      <text:p text:style-name="P75"><text:span text:style-name="T19">So let us move onto explaining the nature of [anger’s] opposite,</text:span><text:span text:style-name="Footnote_20_Symbol"><text:span text:style-name="T52"><text:note text:id="ftn411" text:note-class="footnote"><text:note-citation>411</text:note-citation><text:note-body><text:p text:style-name="Standard"><text:span text:style-name="T218"><text:s/></text:span><text:span text:style-name="T205">cf. 1380a in Greek Aristotle.</text:span></text:p></text:note-body></text:note></text:span></text:span><text:span text:style-name="T19"> and that is the slackening of anger [futūr al-</text:span><text:span text:style-name="T25">ghaḍab</text:span><text:span text:style-name="T19">].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2"><text:note text:id="ftn412" text:note-class="footnote"><text:note-citation>412</text:note-citation><text:note-body><text:p text:style-name="Standard"><text:span text:style-name="T218"><text:s/></text:span><text:span text:style-name="T205">No parallel in Aristotle’s text for this example of how being tortured by someone can cause anger to abate, because you are distracted by the pain of being tortured.</text:span></text:p></text:note-body></text:note></text:span></text:span><text:span text:style-name="T19">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42"/>
      <text:p text:style-name="P75"><text:span text:style-name="T19">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2"><text:note text:id="ftn413" text:note-class="footnote"><text:note-citation>413</text:note-citation><text:note-body><text:p text:style-name="Standard"><text:span text:style-name="T218"><text:s/></text:span><text:span text:style-name="T205">cf. 1380a in Greek Aristotle.</text:span></text:p></text:note-body></text:note></text:span></text:span><text:span text:style-name="T19">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2"><text:note text:id="ftn414" text:note-class="footnote"><text:note-citation>414</text:note-citation><text:note-body><text:p text:style-name="Standard"><text:span text:style-name="T218"><text:s/></text:span><text:span text:style-name="T205">No parallel in Aristotle’s text for the in depth explanation of the example of quarrelsome dogs. The dogs are Aristotelian example, but Avicenna seems to take more interest in unpacking it.</text:span></text:p></text:note-body></text:note></text:span></text:span></text:p>
      <text:p text:style-name="P42"><text:soft-page-break/></text:p>
      <text:p text:style-name="P75"><text:span text:style-name="T19">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2"><text:note text:id="ftn415" text:note-class="footnote"><text:note-citation>415</text:note-citation><text:note-body><text:p text:style-name="Standard"><text:span text:style-name="T218"><text:s/></text:span><text:span text:style-name="T205">No parallel in Aristotle’s text for this example of how perceiving a positive trait in someone else (joyousness, in this case) can shift your emotional state positively towards them.</text:span></text:p></text:note-body></text:note></text:span></text:span></text:p>
      <text:p text:style-name="P42"/>
      <text:p text:style-name="P75"><text:span text:style-name="T19">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2"><text:note text:id="ftn416" text:note-class="footnote"><text:note-citation>416</text:note-citation><text:note-body><text:p text:style-name="Standard"><text:span text:style-name="T218"><text:s/></text:span><text:span text:style-name="T205">No parallel in Aristotle’s text for this explanation that certain emotions are incompatible with one another.</text:span></text:p></text:note-body></text:note></text:span></text:span></text:p>
      <text:p text:style-name="P42"/>
      <text:p text:style-name="P42">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42"/>
      <text:p text:style-name="P75"><text:span text:style-name="T19">As for one who has reached a high degree of depravity, reprimand does not even reach down to their level, and one does not feel grief on account of him, and there is no pain felt with the </text:span><text:span text:style-name="T19">awareness of [your being an object of] his disdain.</text:span><text:span text:style-name="Footnote_20_Symbol"><text:span text:style-name="T52"><text:note text:id="ftn417" text:note-class="footnote"><text:note-citation>417</text:note-citation><text:note-body><text:p text:style-name="Standard"><text:span text:style-name="T218"><text:s/></text:span><text:span text:style-name="T205">No parallel in Aristotle’s text for the idea that being disdained by someone might not cause any pain if we think little of the one by whom we are disdained.</text:span></text:p></text:note-body></text:note></text:span></text:span></text:p>
      <text:p text:style-name="P42"/>
      <text:p text:style-name="P42"><text:soft-page-break/>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42"/>
      <text:p text:style-name="P75"><text:span text:style-name="T19">The one who is made fun of might not get angry if they are hoping for some good from the one who slights them.</text:span><text:span text:style-name="Footnote_20_Symbol"><text:span text:style-name="T52"><text:note text:id="ftn418" text:note-class="footnote"><text:note-citation>418</text:note-citation><text:note-body><text:p text:style-name="Standard"><text:span text:style-name="T218"><text:s/></text:span><text:span text:style-name="T205">No parallel in Aristotle’s text for the idea that someone could do something that would normally cause anger, but because you are hoping for some good from them, you don’t become angry.</text:span></text:p></text:note-body></text:note></text:span></text:span><text:span text:style-name="T19"> [134.15] For example, someone might do something that [would normally] cause anger, [but] mixed with meeting a need or providing an obvious service [in which case it would not cause anger].</text:span></text:p>
      <text:p text:style-name="P42"/>
      <text:p text:style-name="P75"><text:span text:style-name="T19">And time elapses after the thing that caused anger, its impact abates, so that one is no longer angry, or anger lessens.</text:span><text:span text:style-name="Footnote_20_Symbol"><text:span text:style-name="T52"><text:note text:id="ftn419" text:note-class="footnote"><text:note-citation>419</text:note-citation><text:note-body><text:p text:style-name="Standard"><text:span text:style-name="T218"><text:s/></text:span><text:span text:style-name="T205">cf. 1380b in Greek Aristotle.</text:span></text:p></text:note-body></text:note></text:span></text:span></text:p>
      <text:p text:style-name="P42"/>
      <text:p text:style-name="P42">[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42"/>
      <text:p text:style-name="P75"><text:soft-page-break/><text:span text:style-name="T19">And that which lessens the feeling of anger at the wrong-doer is the wrong-doer’s being ignorant of their offense, and their not being aware of the difference between good and evil.</text:span><text:span text:style-name="Footnote_20_Symbol"><text:span text:style-name="T52"><text:note text:id="ftn420" text:note-class="footnote"><text:note-citation>420</text:note-citation><text:note-body><text:p text:style-name="Standard"><text:span text:style-name="T218"><text:s/></text:span><text:span text:style-name="T205">No parallel in Aristotle’s text for the examples in this paragraph of the sort of things which can reduce anger.</text:span></text:p></text:note-body></text:note></text:span></text:span><text:span text:style-name="T19"> </text:span><text:bookmark-start text:name="31"/><text:span text:style-name="T19">And</text:span><text:bookmark-end text:name="31"/><text:span text:style-name="T19"> the death of the one who causes anger, and their reaching the final house [that lessens anger also], indeed that is among the things which removes resentment from the heart, to say nothing of anger.</text:span></text:p>
      <text:p text:style-name="P42"/>
      <text:h text:style-name="Heading_20_1" text:outline-level="1">3.2 [135.10] On the types of friendship, and hope and fear, and courage and cowardice</text:h>
      <text:p text:style-name="P42"/>
      <text:p text:style-name="P75"><text:span text:style-name="T19">Friendliness [al-ṣadāqa] is the state [ḥāl</text:span><text:span text:style-name="T25">ah]</text:span><text:span text:style-name="T19"> of a person insofar as they wish the good for another person, for the sake of that other person, and not for their own sake. For he has some disposition [malak</text:span><text:span text:style-name="T25">ah]</text:span><text:span text:style-name="T19"> motivating him to do the good for that other. The friend is one who both loves and is loved, and who shares in happiness and adversity, for the sake of his friend [136], not for his own sake.</text:span></text:p>
      <text:p text:style-name="P42"/>
      <text:p text:style-name="P75"><text:span text:style-name="T19">The true sign of friendship is apparent when there is elation [al-irtiyāḥ] at what makes [yasirr] the friend happy, and sadness [al-ightmām] and what is bad for him [yasū</text:span><text:span text:style-name="T134">ʾ</text:span><text:span text:style-name="T19">uhu]. The enemy </text:span><text:span text:style-name="T19">[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42"/>
      <text:p text:style-name="P75"><text:span text:style-name="T19">Those who covet are different from those who do not covet, like the generous and the courageous and the upright. And those who are content with that which they gain by their own </text:span><text:soft-page-break/><text:span text:style-name="T19">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person]. [With respect to these people, the gift-giver] is conscious of [the recipients’] bestowing on them them a great kindness when they agree to accept [the gift].</text:span><text:span text:style-name="Footnote_20_Symbol"><text:span text:style-name="T52"><text:note text:id="ftn421" text:note-class="footnote"><text:note-citation>421</text:note-citation><text:note-body><text:p text:style-name="Standard"><text:span text:style-name="T218"><text:s/></text:span><text:span text:style-name="T205">No parallel in Aristotle’s text for the examples in this paragraph. The focus on hospitality in the second part is especially noteworthy.</text:span></text:p></text:note-body></text:note></text:span></text:span></text:p>
      <text:p text:style-name="P42"/>
      <text:p text:style-name="P75"><text:span text:style-name="T19">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2"><text:note text:id="ftn422" text:note-class="footnote"><text:note-citation>422</text:note-citation><text:note-body><text:p text:style-name="Standard"><text:span text:style-name="T218"><text:s/></text:span><text:span text:style-name="T205">cf. 1381b in Greek Aristotle.</text:span></text:p></text:note-body></text:note></text:span></text:span><text:span text:style-name="T19"> [or] it is believed by the friend that their scolding is light. And the opposite of this is those who are quarrelsome, hostile, and critical. And [this is true] even if each [of the above-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42"/>
      <text:p text:style-name="P42">[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42"/>
      <text:p text:style-name="P75"><text:soft-page-break/><text:span text:style-name="T19">And similarly those who have control over their tongues,</text:span><text:span text:style-name="Footnote_20_Symbol"><text:span text:style-name="T52"><text:note text:id="ftn423" text:note-class="footnote"><text:note-citation>423</text:note-citation><text:note-body><text:p text:style-name="Standard"><text:span text:style-name="T218"><text:s/></text:span><text:span text:style-name="T205">cf. 1381b in Greek Aristotle.</text:span></text:p></text:note-body></text:note></text:span></text:span><text:span text:style-name="T19">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2"><text:note text:id="ftn424" text:note-class="footnote"><text:note-citation>424</text:note-citation><text:note-body><text:p text:style-name="Standard"><text:span text:style-name="T218"><text:s/></text:span><text:span text:style-name="T205">Still cf. 1381b in Greek Aristotle.</text:span></text:p></text:note-body></text:note></text:span></text:span></text:p>
      <text:p text:style-name="P42"/>
      <text:p text:style-name="P42">And one who thinks a person to be virtuous or admirable, and who is friendly to him, he is loved by the one he is thinking about. Similarly the one giving respect and honor [is lovable].</text:p>
      <text:p text:style-name="P42"/>
      <text:p text:style-name="P75"><text:span text:style-name="T19">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2"><text:note text:id="ftn425" text:note-class="footnote"><text:note-citation>425</text:note-citation><text:note-body><text:p text:style-name="Standard"><text:span text:style-name="T218"><text:s/></text:span><text:span text:style-name="T205">Still cf. 1381b in Greek Aristotle.</text:span></text:p></text:note-body></text:note></text:span></text:span></text:p>
      <text:p text:style-name="P42"/>
      <text:p text:style-name="P42">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42"/>
      <text:p text:style-name="P42">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ext:soft-page-break/>the third is a bond or [137.15] partnership, either in kinship, as in a relationship by marriage, or in benefaction, as in the exchanging of gifts.</text:p>
      <text:p text:style-name="P42"/>
      <text:p text:style-name="P75"><text:span text:style-name="T19">And as for enmity [al-</text:span><text:span text:style-name="T134">ʿ</text:span><text:span text:style-name="T19">adāwa], its states [aḥwālihā] are known from the states [aḥwāl] of friendship, insofar as they are contraries. And one of the causes of enmity and hatred is anger.</text:span><text:span text:style-name="Footnote_20_Symbol"><text:span text:style-name="T52"><text:note text:id="ftn426" text:note-class="footnote"><text:note-citation>426</text:note-citation><text:note-body><text:p text:style-name="Standard"><text:span text:style-name="T218"><text:s/></text:span><text:span text:style-name="T205">Similar to what we see in Aristotle, it is noteworthy emotions in some sense causes of other emotions.</text:span></text:p></text:note-body></text:note></text:span></text:span><text:span text:style-name="T19">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istidrāj] proceeds.</text:span></text:p>
      <text:p text:style-name="P42"/>
      <text:p text:style-name="P42">[138.5] And as for fear [al-khawf], it is a pain [ḥuzn] and agitation [ikhtilāṭ]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42"/>
      <text:p text:style-name="P75"><text:soft-page-break/><text:span text:style-name="T19">And among the things that cause fear,</text:span><text:span text:style-name="Footnote_20_Symbol"><text:span text:style-name="T52"><text:note text:id="ftn427" text:note-class="footnote"><text:note-citation>427</text:note-citation><text:note-body><text:p text:style-name="Standard"><text:span text:style-name="T218"><text:s/></text:span><text:span text:style-name="T205">cf. 1382a in Greek Aristotle.</text:span></text:p></text:note-body></text:note></text:span></text:span><text:span text:style-name="T19">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text:span><text:span text:style-name="T19">be defended against via prayer, [138.15] even if they have not taken any step toward doing any harm. This is especially so when they are also [known to be] unjust.</text:span></text:p>
      <text:p text:style-name="P42"/>
      <text:p text:style-name="P75"><text:span text:style-name="T19">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2"><text:note text:id="ftn428" text:note-class="footnote"><text:note-citation>428</text:note-citation><text:note-body><text:p text:style-name="Standard"><text:span text:style-name="T218"><text:s/></text:span><text:span text:style-name="T205">No parallel in Aristotle’s text for this whole paragraph about unanticipated things causing fear.</text:span></text:p></text:note-body></text:note></text:span></text:span></text:p>
      <text:p text:style-name="P42"/>
      <text:p text:style-name="P42">And the one who is a powerful opponent in the sphere of those things that cannot be shared, such as the king, he is also feared. And the high of hand are feared, especially if one is aware of some sort of [malicious] purpose/intent from them.</text:p>
      <text:p text:style-name="P42"/>
      <text:p text:style-name="P75"><text:span text:style-name="T19">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2"><text:note text:id="ftn429" text:note-class="footnote"><text:note-citation>429</text:note-citation><text:note-body><text:p text:style-name="Standard"><text:span text:style-name="T218"><text:s/></text:span><text:span text:style-name="T205">cf. 1382b in Greek Aristotle.</text:span></text:p></text:note-body></text:note></text:span></text:span></text:p>
      <text:p text:style-name="P42"/>
      <text:p text:style-name="P42"><text:soft-page-break/>And things which are feared include those which it is not easy to prevent, or to exchange with its opposite, and that for which there is no hero to defend against.</text:p>
      <text:p text:style-name="P42"/>
      <text:p text:style-name="P75"><text:span text:style-name="T19">And as for the one who is disposed to fear,</text:span><text:span text:style-name="Footnote_20_Symbol"><text:span text:style-name="T52"><text:note text:id="ftn430" text:note-class="footnote"><text:note-citation>430</text:note-citation><text:note-body><text:p text:style-name="Standard"><text:span text:style-name="T218"><text:s/></text:span><text:span text:style-name="T205">Similar to what we see in Aristotle, it is noteworthy that (among other things) belief-states can constitute dispositions for emotions.</text:span></text:p></text:note-body></text:note></text:span></text:span><text:span text:style-name="T19"> he is the one in whom there is one of these states [aḥwāl], for he is expecting a looming evil, with no one to triumph over it, and no way of changing it.</text:span></text:p>
      <text:p text:style-name="P42"/>
      <text:p text:style-name="P42">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42"/>
      <text:p text:style-name="P42">Taking refuge in counsel is something that signifies fear fear.</text:p>
      <text:p text:style-name="P42"/>
      <text:p text:style-name="P42">[A rhetorician] who wants to deepen fear, or fix it in [someone else’s] soul or the imagination, let him consider each thing we have said, and let him make use of it in the [proper] place.</text:p>
      <text:p text:style-name="P42"/>
      <text:p text:style-name="P75"><text:span text:style-name="T19">[139.15] As for courage [al-shajā</text:span><text:span text:style-name="T134">ʿ</text:span><text:span text:style-name="T19">a]: it is a state [malak</text:span><text:span text:style-name="T25">ah]</text:span><text:span text:style-name="T19"> by which a person is good at hoping for deliverance,</text:span><text:span text:style-name="Footnote_20_Symbol"><text:span text:style-name="T52"><text:note text:id="ftn431" text:note-class="footnote"><text:note-citation>431</text:note-citation><text:note-body><text:p text:style-name="Standard"><text:span text:style-name="T218"><text:s/></text:span><text:span text:style-name="T205">Similar to what we see in Aristotle, courage is framed as a virtue, a disposition towards an emotion.</text:span></text:p></text:note-body></text:note></text:span></text:span><text:span text:style-name="T19"> and seeks to ward off the occurrence of that which is hateful. In the view of the courageous person, it is as if the hateful thing <text:s/>does not exist, or is far off.</text:span></text:p>
      <text:p text:style-name="P42"><text:soft-page-break/></text:p>
      <text:p text:style-name="P42">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42"/>
      <text:p text:style-name="P42">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42"/>
      <text:p text:style-name="P42">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42"/>
      <text:p text:style-name="P42">Then the one who is supported by means of nobility in rank, or excellence in reputation, or the two of them together, [he is] daring [and] bold, on account of the fact that he scorns those [he views as] beneath him.</text:p>
      <text:p text:style-name="P42"/>
      <text:p text:style-name="P42">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text:soft-page-break/>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42"/>
      <text:p text:style-name="P42">And the experienced person is courageous towards that which is feared, if he happens to have some sort of support that supports him sufficiently, like one who is courageous about sailing the sea, [141] having confidence in the wise captain.</text:p>
      <text:p text:style-name="P42"/>
      <text:p text:style-name="P42">And one might be courageous towards a fearful thing on account of their knowing that some other group that had been suffering from it was delivered, though the person did not wade through the experience himself.</text:p>
      <text:p text:style-name="P42"/>
      <text:p text:style-name="P42">And when a ruler [of lesser authority] is under the rule of another [who has wider domain], thinking that he is better and higher in age and standing than the other, he is courageous towards him. And likewise [even] if he sees himself as a peer to him.</text:p>
      <text:p text:style-name="P42"/>
      <text:p text:style-name="P75"><text:span text:style-name="T19">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2"><text:note text:id="ftn432" text:note-class="footnote"><text:note-citation>432</text:note-citation><text:note-body><text:p text:style-name="Standard"><text:span text:style-name="T218"><text:s/></text:span><text:span text:style-name="T205">No parallel in Aristotle’s text for the examples in the first part of this paragraph.</text:span></text:p></text:note-body></text:note></text:span></text:span><text:span text:style-name="T19"> And when the person who is ruled is of good conduct, someone who has himself well in order in terms of that which is between him and God, he also is little concerned about the one dominating him. Similarly, if those who are considered </text:span><text:span text:style-name="T19">wise, and the jurists, and the orators present good opinions about him, and give a good account about him, then [the weaker] does not worry about [the one dominating].</text:span></text:p>
      <text:p text:style-name="P42"><text:soft-page-break/></text:p>
      <text:p text:style-name="P75"><text:span text:style-name="T19">Among the things that give courage is the burning of anger; for [141.10] when one is heated, it emboldens the cowardly, strengthens the weak, and such a person is </text:span><text:span text:style-name="T25">moved</text:span><text:span text:style-name="T19"> towards bravery.</text:span><text:span text:style-name="Footnote_20_Symbol"><text:span text:style-name="T52"><text:note text:id="ftn433" text:note-class="footnote"><text:note-citation>433</text:note-citation><text:note-body><text:p text:style-name="Standard"><text:span text:style-name="T218"><text:s/></text:span><text:span text:style-name="T205">No parallel in Aristotle’s text for the explanation of how anger leads to courage via a physiological mechanism.</text:span></text:p></text:note-body></text:note></text:span></text:span><text:span text:style-name="T19"> And among the things that bring about this sort of anger is injustice happening to the innocent, for [the one burning with such anger] is optimistic about God’s giving him victory.</text:span><text:span text:style-name="Footnote_20_Symbol"><text:span text:style-name="T52"><text:note text:id="ftn434" text:note-class="footnote"><text:note-citation>434</text:note-citation><text:note-body><text:p text:style-name="Standard"><text:span text:style-name="T218"><text:s/></text:span><text:span text:style-name="T205">No parallel in Aristotle’s text for the way that Avicenna brings God into the explanation in the second half of this sentence.</text:span></text:p></text:note-body></text:note></text:span></text:span></text:p>
      <text:p text:style-name="P42"/>
      <text:p text:style-name="P75"><text:bookmark-start text:name="321"/><text:span text:style-name="T19">Likewise</text:span><text:bookmark-end text:name="321"/><text:span text:style-name="T19">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p text:style-name="P42"/>
      <text:h text:style-name="Heading_20_1" text:outline-level="1">[142] 3.3 On the types of shame [al-istiḥyāʾ], and its opposite, and kindness [al-minna]</text:h>
      <text:p text:style-name="P43"/>
      <text:p text:style-name="P43">Let us discuss embarrassment [al-khajal] and disgrace [al-iftiḍāḥ] and their causes.</text:p>
      <text:p text:style-name="P43"/>
      <text:p text:style-name="P76"><text:span text:style-name="T19">Embarrassment and shame are a pain [ḥuzn]</text:span><text:span text:style-name="Footnote_20_Symbol"><text:span text:style-name="T52"><text:note text:id="ftn435" text:note-class="footnote"><text:note-citation>435</text:note-citation><text:note-body><text:p text:style-name="Standard"><text:span text:style-name="T218"><text:s/></text:span><text:span text:style-name="T205">Again, noteworthy that pain is in the definition of an emotion.</text:span></text:p></text:note-body></text:note></text:span></text:span><text:span text:style-name="T19"> and an agitation [ikhtilāṭ] because of some evil deed by which the person becomes blameworthy, whether [142.5] its occurrence preceded, or is present, or is expected. And shamelessness is a trait [khalq] by which a person doesn’t care about a loss of honor, and makes light of the spreading of disrepute [about themselves].</text:span></text:p>
      <text:p text:style-name="P43"/>
      <text:p text:style-name="P43"><text:soft-page-break/>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43"/>
      <text:p text:style-name="P43">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43"/>
      <text:p text:style-name="P43">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43"/>
      <text:p text:style-name="P43">And likewise [disgraceful things include] falsely praising oneself boasting, and claiming the good traits which someone else displays, for that is among the signs of vainglory.</text:p>
      <text:p text:style-name="P43"/>
      <text:p text:style-name="P43">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43"><text:soft-page-break/></text:p>
      <text:p text:style-name="P43">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43"/>
      <text:p text:style-name="P76"><text:span text:style-name="T19">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2"><text:note text:id="ftn436" text:note-class="footnote"><text:note-citation>436</text:note-citation><text:note-body><text:p text:style-name="Standard"><text:span text:style-name="T218"><text:s/></text:span><text:span text:style-name="T205">cf. 1384a in Greek Aristotle.</text:span></text:p></text:note-body></text:note></text:span></text:span></text:p>
      <text:p text:style-name="P43"/>
      <text:p text:style-name="P43">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43"/>
      <text:p text:style-name="P43"><text:soft-page-break/>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43"/>
      <text:p text:style-name="P43">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43"/>
      <text:p text:style-name="P43">And one is not merely embarrassed by a shameful deed and the corrupt profit, but also from the evidence of it and its signs, and when it is heard about.</text:p>
      <text:p text:style-name="P43"/>
      <text:p text:style-name="P76"><text:soft-page-break/><text:span text:style-name="T19">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2"><text:note text:id="ftn437" text:note-class="footnote"><text:note-citation>437</text:note-citation><text:note-body><text:p text:style-name="Standard"><text:span text:style-name="T218"><text:s/></text:span><text:span text:style-name="T205">No parallel in Aristotle’s text for this last line, which is interesting in that it suggests that are more or less justified versions of emotions.</text:span></text:p></text:note-body></text:note></text:span></text:span></text:p>
      <text:p text:style-name="P43"/>
      <text:p text:style-name="P43">And it is not necessary to reiterate that about which one feels intense shame.</text:p>
      <text:p text:style-name="P43"/>
      <text:p text:style-name="P43">And since we have spoken about proper shame and shamelessness, let us discuss being thankful for kindness, [shukr al-minna] and ungrateful for it [kufrānihā], for this is connected with [shame].</text:p>
      <text:p text:style-name="P43"/>
      <text:p text:style-name="P76"><text:span text:style-name="T19">Kindness is something by which someone is called kind.</text:span><text:span text:style-name="Footnote_20_Symbol"><text:span text:style-name="T52"><text:note text:id="ftn438" text:note-class="footnote"><text:note-citation>438</text:note-citation><text:note-body><text:p text:style-name="Standard"><text:span text:style-name="T218"><text:s/></text:span><text:span text:style-name="T205">Similar to what we see in Aristotle, kindness is discussed neither as a virtue nor an emotion, but an action.</text:span></text:p></text:note-body></text:note></text:span></text:span><text:span text:style-name="T19"> And it is something beneficial which, if one person does it to another, it necessitates that other person be thankful towards him, or compliant [to him], or even more thankful, or even more obedient of spirit.</text:span></text:p>
      <text:p text:style-name="P43"/>
      <text:p text:style-name="P43">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43"/>
      <text:p text:style-name="P43"><text:soft-page-break/>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43"/>
      <text:p text:style-name="P43">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43"/>
      <text:p text:style-name="P43">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43"/>
      <text:p text:style-name="P43">And these things [146.5] are what can be used in rhetorical arguments to emphasize kindness.</text:p>
      <text:p text:style-name="P43"/>
      <text:p text:style-name="P76"><text:span text:style-name="T19">And that which one can put forth in order to argue that someone is not actually kind, and to diminish their status as kind, is to say: you intended by your good deed merely a display from which you benefited, and or you didn’t see the act of kindness through to completion, or you </text:span><text:soft-page-break/><text:span text:style-name="T19">failed in some duty incumbent upon you in something similar,</text:span><text:span text:style-name="Footnote_20_Symbol"><text:span text:style-name="T52"><text:note text:id="ftn439" text:note-class="footnote"><text:note-citation>439</text:note-citation><text:note-body><text:p text:style-name="Standard"><text:span text:style-name="T218"><text:s/></text:span><text:span text:style-name="T205">cf. 1385b in Greek Aristotle.</text:span></text:p></text:note-body></text:note></text:span></text:span><text:span text:style-name="T19"> or since you did not meet the superior need, or you compelled acceptance [of the kindness] in view of an acquisition [of something else], or you did not do the thing intentionally, but rather by coincidence or necessity, 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2"><text:note text:id="ftn440" text:note-class="footnote"><text:note-citation>440</text:note-citation><text:note-body><text:p text:style-name="Standard"><text:span text:style-name="T218"><text:s/></text:span><text:span text:style-name="T205">No parallel in Aristotle’s text for the discussion of will, compulsion and intention in this paragraph.</text:span></text:p></text:note-body></text:note></text:span></text:span></text:p>
      <text:p text:style-name="P43"/>
      <text:p text:style-name="P76"><text:span text:style-name="T19">[146.15] And these characterizations of types are beneficial for mounting a legal complaint or defense. And the things known to indicate that there is in fact good will of kindness,</text:span><text:span text:style-name="Footnote_20_Symbol"><text:span text:style-name="T52"><text:note text:id="ftn441" text:note-class="footnote"><text:note-citation>441</text:note-citation><text:note-body><text:p text:style-name="Standard"><text:span text:style-name="T218"><text:s/></text:span><text:span text:style-name="T205">No parallel in Aristotle’s text for these indicators of kindness.</text:span></text:p></text:note-body></text:note></text:span></text:span><text:span text:style-name="T19"> </text:span><text:bookmark-start text:name="33"/><text:span text:style-name="T19">or</text:span><text:bookmark-end text:name="33"/><text:span text:style-name="T19">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43"/>
      <text:p text:style-name="P43"><text:soft-page-break/>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p text:style-name="P43"/>
      <text:h text:style-name="Heading_20_1" text:outline-level="1">3.4 On having concern [al-ihtimām] and pity [al-shafqa] for others, and on envy, revenge, [147.10] jealousy, zeal and scorn</text:h>
      <text:p text:style-name="P43"/>
      <text:p text:style-name="P43">Let us mention concern for others, which is close in meaning to pity, or heartfelt concern involving care, and [let us mention] the one who is cared about.</text:p>
      <text:p text:style-name="P43"/>
      <text:p text:style-name="P76"><text:span text:style-name="T19">Pity is a pain</text:span><text:span text:style-name="Footnote_20_Symbol"><text:span text:style-name="T52"><text:note text:id="ftn442" text:note-class="footnote"><text:note-citation>442</text:note-citation><text:note-body><text:p text:style-name="Standard"><text:span text:style-name="T218"><text:s/></text:span><text:span text:style-name="T205">Again, noteworthy that pain is in the definition of an emotion.</text:span></text:p></text:note-body></text:note></text:span></text:span><text:span text:style-name="T19"> [adhā ] that strikes a person on account of [li]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43"/>
      <text:p text:style-name="P43">As for those who are passing away [i.e., dying], one does not have concern/pity for what happens to them, because it is not reasonable to say that what happens to them is unexpected.</text:p>
      <text:p text:style-name="P43"/>
      <text:p text:style-name="P43">Likewise those who are very lucky, one does not have concern/pity for them, because one does not associate anything bad with them, [nor does one expect them to] encounter of evil.</text:p>
      <text:p text:style-name="P43"/>
      <text:p text:style-name="P43">And those who do not have concern/pity, or who do not care [about things], they are those who are accustomed to enduring evils on account of age, [148.5] or on account of a plethora of <text:soft-page-break/>experience. And those abiding in good fortune, and whose souls are good, they do not feel distress in any situation.</text:p>
      <text:p text:style-name="P43"/>
      <text:p text:style-name="P76"><text:span text:style-name="T19">And [others who do not feel pity include]: those famous for [their] ascension to office and advancement; the well-mannered who are of good repute; those upon whose beloved ancestors befell evils; those </text:span><text:span text:style-name="T25">moved</text:span><text:span text:style-name="T19"> by cou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43"/>
      <text:p text:style-name="P43">And one is not concerned for the unknown [and] despised, for they [merely exist] in the mass of the unknown. And the powerful ones/tyrants do not care about individuals, because they do not consider one to be different from any other.</text:p>
      <text:p text:style-name="P43"/>
      <text:p text:style-name="P76"><text:span text:style-name="T19">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2"><text:note text:id="ftn443" text:note-class="footnote"><text:note-citation>443</text:note-citation><text:note-body><text:p text:style-name="Standard"><text:span text:style-name="T218"><text:s/></text:span><text:span text:style-name="T205">Expectation, and thwarted expectation, is a key part of the cognition behind some of these emotions, which shows how they are tied up with belief.</text:span></text:p></text:note-body></text:note></text:span></text:span><text:span text:style-name="T19"> [149] and when the evil [being experienced] is completely unmixed with any <text:s/>good, or if the time wherein there was some good mixed in [with the evil] has passed away.</text:span></text:p>
      <text:p text:style-name="P43"/>
      <text:p text:style-name="P43">And one has concern for those who are acquaintances, partners, and fellow-workers.</text:p>
      <text:p text:style-name="P43"><text:soft-page-break/></text:p>
      <text:p text:style-name="P76"><text:span text:style-name="T19">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2"><text:note text:id="ftn444" text:note-class="footnote"><text:note-citation>444</text:note-citation><text:note-body><text:p text:style-name="Standard"><text:span text:style-name="T218"><text:s/></text:span><text:span text:style-name="T205">No parallel in Aristotle’s text for the way that pity is distinguished from fear in that you cannot have the pity towards yourself, while you can have fear towards yourself.</text:span></text:p></text:note-body></text:note></text:span></text:span><text:span text:style-name="T19">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2"><text:note text:id="ftn445" text:note-class="footnote"><text:note-citation>445</text:note-citation><text:note-body><text:p text:style-name="Standard"><text:span text:style-name="T218"><text:s/></text:span><text:span text:style-name="T205">Similar to what we see in Aristotle, it is noteworthy emotions in some sense causes of other emotions.</text:span></text:p></text:note-body></text:note></text:span></text:span></text:p>
      <text:p text:style-name="P43"/>
      <text:p text:style-name="P43">And among the ones that one has concern for [there are those] who are like [oneself] in age, including peers, and those who are like oneself in terms of character traits, and interests and ranks, and in the choosing of the good.</text:p>
      <text:p text:style-name="P43"/>
      <text:p text:style-name="P43">And every sort of thing that might occur that is feared by a person, if it befalls his brothers, it is a cause for concern.</text:p>
      <text:p text:style-name="P43"/>
      <text:p text:style-name="P43">Therefore one does not have concern for those living in opulence or old age.</text:p>
      <text:p text:style-name="P43"/>
      <text:p text:style-name="P43">And among those whom one has concern for are those who are unjustly treated, and those who are tormented, those who are sorely tried [149.10] and tested, even when one does not directly witness what afflicts them [inwardly] nor fully ascertain their [inward] trial. For the [outer] <text:soft-page-break/>appearance represents the [inner state], and seeing the [external] appearance is like seeing the [inner] state.</text:p>
      <text:p text:style-name="P43"/>
      <text:p text:style-name="P76"><text:span text:style-name="T19">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ḥuzn] that [149.15] strikes [a person] on account of [someone else’s] undeserved success, and this is what is called in this book indignation [jaza</text:span><text:span text:style-name="T134">ʿ</text:span><text:span text:style-name="T19">], even though [150] it is not a true contrary. For the source of each one [pity and indignation] is an honorable disposition [khalq karīm].</text:span><text:span text:style-name="Footnote_20_Symbol"><text:span text:style-name="T52"><text:note text:id="ftn446" text:note-class="footnote"><text:note-citation>446</text:note-citation><text:note-body><text:p text:style-name="Standard"><text:span text:style-name="T218"><text:s/></text:span><text:span text:style-name="T205">Similar to what we see in Aristotle, but stated more clearly, emotions are true contraries if they stem from opposite dispositions.</text:span></text:p></text:note-body></text:note></text:span></text:span><text:span text:style-name="T52"> </text:span><text:span text:style-name="T19">And the general idea that captures both of them [is that] something of good or evil comes in each case to one to one not deserving it.</text:span></text:p>
      <text:p text:style-name="P43"/>
      <text:p text:style-name="P76"><text:span text:style-name="T19">And the occurrence of what one does not deserve causes sadness [yaghamm]</text:span><text:span text:style-name="Footnote_20_Symbol"><text:span text:style-name="T52"><text:note text:id="ftn447" text:note-class="footnote"><text:note-citation>447</text:note-citation><text:note-body><text:p text:style-name="Standard"><text:span text:style-name="T218"><text:s/></text:span><text:span text:style-name="T205">Unclear why Avicenna switches to a more generic verb for sadness here.</text:span></text:p></text:note-body></text:note></text:span></text:span><text:span text:style-name="T19"> justifiably. However if, if there is no known cause for the [thing that befalls], but rather it happens along the lines of of providence and divine decree, then the sadness [ḥuzn] towards it is less intense. For someone might reasonably say, [150.5] “that sudden good that came to him would not be decreed for him unless he deserved it, and the sudden evil which is decreed for him likewise would only occur if he were deserving.” The sadness [ḥuzn] thereby diminishes, even if [the evil] does not go away quickly or completely. However, [this way of thinking is dubious </text:span><text:span text:style-name="T19">because] decree and fate are not limited only to what is deserving, although they are imagined as such, but it is well known that the matter of decree and fate is a murky matter entrusted to God.</text:span><text:span text:style-name="Footnote_20_Symbol"><text:span text:style-name="T52"><text:note text:id="ftn448" text:note-class="footnote"><text:note-citation>448</text:note-citation><text:note-body><text:p text:style-name="Standard"><text:span text:style-name="T218"><text:s/></text:span><text:span text:style-name="T205">No parallel in Aristotle’s text for the discussion of providence and decree in this paragraph.</text:span></text:p></text:note-body></text:note></text:span></text:span></text:p>
      <text:p text:style-name="P43"/>
      <text:p text:style-name="P76"><text:soft-page-break/><text:span text:style-name="T19">And it is stated in the primary teaching:</text:span><text:span text:style-name="Footnote_20_Symbol"><text:span text:style-name="T52"><text:note text:id="ftn449" text:note-class="footnote"><text:note-citation>449</text:note-citation><text:note-body><text:p text:style-name="Standard"><text:span text:style-name="T218"><text:s/></text:span><text:span text:style-name="T205">Reference unclear. Not obviously a reference to Aristotle’s </text:span><text:span text:style-name="T215">Rhetoric</text:span><text:span text:style-name="T205">.</text:span></text:p></text:note-body></text:note></text:span></text:span><text:span text:style-name="T19">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43"/>
      <text:p text:style-name="P76"><text:span text:style-name="T19">And that which is opposite of concern [i.e., pity] and indignation, which have been mentioned, is envy [al-ḥasd]. For concern is a pain [adhā]</text:span><text:span text:style-name="Footnote_20_Symbol"><text:span text:style-name="T52"><text:note text:id="ftn450" text:note-class="footnote"><text:note-citation>450</text:note-citation><text:note-body><text:p text:style-name="Standard"><text:span text:style-name="T218"><text:s/></text:span><text:span text:style-name="T205">Again, noteworthy that pain is in the definition of an emotion.</text:span></text:p></text:note-body></text:note></text:span></text:span><text:span text:style-name="T19"> that strikes a person on account of an evil that befalls [some other] person, and [the pain] strikes because the [other] person is undeserving [of the pain], and is focused on [150.15] that person. Envy is a pain [adhā]</text:span><text:span text:style-name="Footnote_20_Symbol"><text:span text:style-name="T52"><text:note text:id="ftn451" text:note-class="footnote"><text:note-citation>451</text:note-citation><text:note-body><text:p text:style-name="Standard"><text:span text:style-name="T218"><text:s/></text:span><text:span text:style-name="T205">Again, noteworthy that pain is in the definition of an emotion.</text:span></text:p></text:note-body></text:note></text:span></text:span><text:span text:style-name="T19">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2"><text:note text:id="ftn452" text:note-class="footnote"><text:note-citation>452</text:note-citation><text:note-body><text:p text:style-name="Standard"><text:span text:style-name="T218"><text:s/></text:span><text:span text:style-name="T205">No parallel in Aristotle’s text for the technical language of “means” and “contraries” in this context.</text:span></text:p></text:note-body></text:note></text:span></text:span></text:p>
      <text:p text:style-name="P43"/>
      <text:p text:style-name="P43">And it is not necessary [151] to get into a [further] discussion also about contraries, seeking to elucidate those truths, not [just] opinions. For what has been said about this already is sufficient for this section.</text:p>
      <text:p text:style-name="P43"/>
      <text:p text:style-name="P43">Envy is only envy, when the sadness [ghamm] about something is because of a good that befell another. And if the sadness [ghamm] is not because [of someone else having a good], but rather <text:soft-page-break/>you are sad that you yourself lack a similar [good], this is not jealousy. [Rather] this is something very close to being necessary [151.5], [for different] dispositions cannot escape feeling it. For each person is sad [yaghtamm] for the gifts and blessings that pass him by which are wont to exist for another.</text:p>
      <text:p text:style-name="P43"/>
      <text:p text:style-name="P43">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43"/>
      <text:p text:style-name="P76"><text:span text:style-name="T19">And along these lines, there is a joy</text:span><text:span text:style-name="Footnote_20_Symbol"><text:span text:style-name="T52"><text:note text:id="ftn453" text:note-class="footnote"><text:note-citation>453</text:note-citation><text:note-body><text:p text:style-name="Standard"><text:span text:style-name="T218"><text:s/></text:span><text:span text:style-name="T205">cf. 1387b in Greek Aristotle.</text:span></text:p></text:note-body></text:note></text:span></text:span><text:span text:style-name="T19"> that arises when evil happens to those who deserve it, like to those who kill people and obliterate monuments and live in some land attempting to corrupt it. And another type of joy is at the failure [151.10] of one who deserves [it] and evil [happening] to one who does well; and these two are contraries: one comes from a virtuous state, the other from vice.</text:span></text:p>
      <text:p text:style-name="P43"/>
      <text:p text:style-name="P43">And here are two kinds of sadness [ḥuz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43"/>
      <text:p text:style-name="P76"><text:span text:style-name="T19">And these [emotions] different compositions [tarkībāt] of sadness [ḥuzn] and joy [faraḥ], and good and bad, and merit and non-merit.</text:span><text:span text:style-name="Footnote_20_Symbol"><text:span text:style-name="T52"><text:note text:id="ftn454" text:note-class="footnote"><text:note-citation>454</text:note-citation><text:note-body><text:p text:style-name="Standard"><text:span text:style-name="T218"><text:s/></text:span><text:span text:style-name="T205">No parallel in Aristotle’s text that emotions are compositions of these different sort of psychological ingredients.</text:span></text:p></text:note-body></text:note></text:span></text:span></text:p>
      <text:p text:style-name="P43"><text:soft-page-break/></text:p>
      <text:p text:style-name="P76"><text:span text:style-name="T19">[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2"><text:note text:id="ftn455" text:note-class="footnote"><text:note-citation>455</text:note-citation><text:note-body><text:p text:style-name="Standard"><text:span text:style-name="T218"><text:s/></text:span><text:span text:style-name="T205">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9"> [undeservedly]. Rather, wrath can be directed towards external goods [received without deserving]. For the non-virtuous person does not deserve [external goods], and yet is granted them, while only the best sort of people truly do deserve them.</text:span></text:p>
      <text:p text:style-name="P43"/>
      <text:p text:style-name="P43">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43"/>
      <text:p text:style-name="P76"><text:span text:style-name="T19">And the amount of merit in every person is not the same,</text:span><text:span text:style-name="Footnote_20_Symbol"><text:span text:style-name="T52"><text:note text:id="ftn456" text:note-class="footnote"><text:note-citation>456</text:note-citation><text:note-body><text:p text:style-name="Standard"><text:span text:style-name="T218"><text:s/></text:span><text:span text:style-name="T205">No parallel in Aristotle’s text for this whole discussion of merit.</text:span></text:p></text:note-body></text:note></text:span></text:span><text:span text:style-name="T19"> and each person is not deserving of every good, but rather each person is suited to a particular good, and he is wrathful if it flits away. For an ascetic is not deserving [152.10]—according to common opinion—of loveliness or </text:span><text:soft-page-break/><text:span text:style-name="T19">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43"/>
      <text:p text:style-name="P76"><text:span text:style-name="T19">Likewise those who are base do not deserve victory over the highborn, especially if they are both involved in the same mode of life.</text:span><text:span text:style-name="Footnote_20_Symbol"><text:span text:style-name="T52"><text:note text:id="ftn457" text:note-class="footnote"><text:note-citation>457</text:note-citation><text:note-body><text:p text:style-name="Standard"><text:span text:style-name="T218"><text:s/></text:span><text:span text:style-name="T205">i.e., it is excusable if for some reason someone in another field outdoes you in your own field in an unexpected, unlikely happening, but it is more shameful if your inferior in your field does so.</text:span></text:p></text:note-body></text:note></text:span></text:span><text:span text:style-name="T19">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text:span><text:span text:style-name="T19">not despise the poor. And the issues discussed in this section related [153] to divine decree are two:</text:span><text:span text:style-name="Footnote_20_Symbol"><text:span text:style-name="T52"><text:note text:id="ftn458" text:note-class="footnote"><text:note-citation>458</text:note-citation><text:note-body><text:p text:style-name="Standard"><text:span text:style-name="T218"><text:s/></text:span><text:span text:style-name="T205">No parallel in Aristotle’s text for this talk about divine decree and its relation to our emotions.</text:span></text:p></text:note-body></text:note></text:span></text:span><text:span text:style-name="T19"> one of them is when one who does not deserve victory obtains victory over a great danger, and the second is when a deserving, virtuous person fails in the thing he deserves.</text:span><text:span text:style-name="Footnote_20_Symbol"><text:span text:style-name="T52"><text:note text:id="ftn459" text:note-class="footnote"><text:note-citation>459</text:note-citation><text:note-body><text:p text:style-name="Standard"><text:span text:style-name="T218"><text:s/></text:span><text:span text:style-name="T205">Avicenna’s point seems to be that we can see that divine decree acts in unusual ways, and this impacts our emotions.</text:span></text:p></text:note-body></text:note></text:span></text:span></text:p>
      <text:p text:style-name="P43"/>
      <text:p text:style-name="P43">And the wrath of the wrathful one intensifies towards examples of both cases if he himself is a lover of honor. For the lover of honor is is more attentive to merit, or lack thereof.</text:p>
      <text:p text:style-name="P43"/>
      <text:p text:style-name="P43">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43"><text:soft-page-break/></text:p>
      <text:p text:style-name="P43">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P43"/>
      <text:p text:style-name="P43">[153.10] And the jealous person is the one who fails in a goal, even though he got close to it.</text:p>
      <text:p text:style-name="P43"/>
      <text:p text:style-name="P76"><text:span text:style-name="T19">Therefore jealousy proliferates among those who are</text:span><text:span text:style-name="T52"> </text:span><text:span text:style-name="T19">competent.</text:span><text:span text:style-name="Footnote_20_Symbol"><text:span text:style-name="T52"><text:note text:id="ftn460" text:note-class="footnote"><text:note-citation>460</text:note-citation><text:note-body><text:p text:style-name="Standard"><text:span text:style-name="T218"><text:s/></text:span><text:span text:style-name="T205">cf. 1387b in Greek Aristotle.</text:span></text:p></text:note-body></text:note></text:span></text:span><text:span text:style-name="T19"> For one who has knowledge is more jealous towards a fellow knower than will be one who has no knowledge.</text:span><text:span text:style-name="Footnote_20_Symbol"><text:span text:style-name="T52"><text:note text:id="ftn461" text:note-class="footnote"><text:note-citation>461</text:note-citation><text:note-body><text:p text:style-name="Standard"><text:span text:style-name="T218"><text:s/></text:span><text:span text:style-name="T205">Avicenna develops this idea that competent people more easily experience jealousy more thoroughly than what we see in Aristotle’s text.</text:span></text:p></text:note-body></text:note></text:span></text:span><text:span text:style-name="T19">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have said, and likewise those who dress up with finery and riches. For dressing up is a feature of those who put on airs about their respectability.</text:span></text:p>
      <text:p text:style-name="P43"/>
      <text:p text:style-name="P43">And likewise for everything [153.15] deemed good [there will be] an observer who is jealous, especially if the good thing is among those things that the jealous person seeks.</text:p>
      <text:p text:style-name="P43"/>
      <text:p text:style-name="P43">And you can tell from this what the objects of envy are; there is no need to repeat mention of it, on account of what has been said.</text:p>
      <text:p text:style-name="P43"><text:soft-page-break/></text:p>
      <text:p text:style-name="P76"><text:span text:style-name="T19">[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pan text:style-name="T19">consider a rival,</text:span><text:span text:style-name="Footnote_20_Symbol"><text:span text:style-name="T52"><text:note text:id="ftn462" text:note-class="footnote"><text:note-citation>462</text:note-citation><text:note-body><text:p text:style-name="Standard"><text:span text:style-name="T218"><text:s/></text:span><text:span text:style-name="T205">cf. 1387b in Greek Aristotle.</text:span></text:p></text:note-body></text:note></text:span></text:span><text:span text:style-name="T19"> and about whom it could be said that they have some shared love or [154.5] desire.</text:span></text:p>
      <text:p text:style-name="P43"/>
      <text:p text:style-name="P43">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43"/>
      <text:p text:style-name="P43">[154.10] So with these characterizations, the rhetorician is able to arouse vengeance, jealousy, sadness, concern/pity, entertainment, and suchlike.</text:p>
      <text:p text:style-name="P43"/>
      <text:p text:style-name="P76"><text:span text:style-name="T19">And there is something related to vengeance, and that is zeal [ḥamīya]. [Zeal] is also from the set of good [emotions]. And zeal is a pain [idhā]</text:span><text:span text:style-name="Footnote_20_Symbol"><text:span text:style-name="T52"><text:note text:id="ftn463" text:note-class="footnote"><text:note-citation>463</text:note-citation><text:note-body><text:p text:style-name="Standard"><text:span text:style-name="T218"><text:s/></text:span><text:span text:style-name="T205">Again, noteworthy that pain is in the definition of an emotion.</text:span></text:p></text:note-body></text:note></text:span></text:span><text:span text:style-name="T19"> that strikes [a person] when someone loses goods that they deserve, while others attain them, and there is in an attainment of the others an </text:span><text:soft-page-break/><text:span text:style-name="T19">indication of the possibility of attaining it. For the possibility of attaining it is in the manner of deserving.</text:span><text:span text:style-name="Footnote_20_Symbol"><text:span text:style-name="T52"><text:note text:id="ftn464" text:note-class="footnote"><text:note-citation>464</text:note-citation><text:note-body><text:p text:style-name="Standard"><text:span text:style-name="T218"><text:s/></text:span><text:span text:style-name="T205">i.e., someone feels like they deserve something if it is possible for them to deserve it.</text:span></text:p></text:note-body></text:note></text:span></text:span></text:p>
      <text:p text:style-name="P43"/>
      <text:p text:style-name="P43">[154.15] This kind of zeal only strikes one who loves the good, and is grieved at its passing, and sees that [the good] is something honored, [155] and [zeal] does not occur except to the great of soul, and to those who are concerned with higher matters.</text:p>
      <text:p text:style-name="P43"/>
      <text:p text:style-name="P76"><text:span text:style-name="T19">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2"><text:note text:id="ftn465" text:note-class="footnote"><text:note-citation>465</text:note-citation><text:note-body><text:p text:style-name="Standard"><text:span text:style-name="T218"><text:s/></text:span><text:span text:style-name="T205">yaghāru: Avicenna appears to use this verb interchangeably with ḥamīya and its derivatives in this section.</text:span></text:p></text:note-body></text:note></text:span></text:span><text:span text:style-name="T19"> of things like courage, and wisdom, [155.5] and leadership; for these are things which make possible the virtues, like generosity and the acquisition of various praiseworthy things.</text:span></text:p>
      <text:p text:style-name="P43"/>
      <text:p text:style-name="P76"><text:span text:style-name="T19">So zeal</text:span><text:span text:style-name="Footnote_20_Symbol"><text:span text:style-name="T52"><text:note text:id="ftn466" text:note-class="footnote"><text:note-citation>466</text:note-citation><text:note-body><text:p text:style-name="Standard"><text:span text:style-name="T218"><text:s/></text:span><text:span text:style-name="T205">ghayrahy: Avicenna appears to use this verb interchangeably with ḥamīya and its derivatives in this section.</text:span></text:p></text:note-body></text:note></text:span></text:span><text:span text:style-name="T19">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2"><text:note text:id="ftn467" text:note-class="footnote"><text:note-citation>467</text:note-citation><text:note-body><text:p text:style-name="Standard"><text:span text:style-name="T218"><text:s/></text:span><text:span text:style-name="T205">cf. 1388b in Greek Aristotle.</text:span></text:p></text:note-body></text:note></text:span></text:span></text:p>
      <text:p text:style-name="P43"/>
      <text:p text:style-name="P43"><text:soft-page-break/>And the ones who are scorned [by a zealous person] are those who are not as good as the ones they are zealous towards, and who are opposed to [the ones they are zealous towards] and who fight against them. For scorn is opposed to zeal.</text:p>
      <text:p text:style-name="P43"/>
      <text:p text:style-name="P76"><text:span text:style-name="T19">So zeal [ḥamīya] comes from zeal [ghayra] [towards the one to-be-emulated],</text:span><text:span text:style-name="Footnote_20_Symbol"><text:span text:style-name="T52"><text:note text:id="ftn468" text:note-class="footnote"><text:note-citation>468</text:note-citation><text:note-body><text:p text:style-name="Standard"><text:span text:style-name="T218"><text:s/></text:span><text:span text:style-name="T205">ḥamīya and ghayra seem to have been used interchangeably in the preceding paragraphs, so it is unclear what the difference here is supposed to be.</text:span></text:p></text:note-body></text:note></text:span></text:span><text:span text:style-name="T19"> and scorn comes from a lack of zeal [towards the underwhelming person]. And if scorn is opposed [155.10] to zeal [ḥamīya], then the contrary movement stirs it up and [the contrary] pain increases it. [For example,] the one scorning the possessor of zeal stirs up zeal in the [possessor of zeal] on account of [the other’s] scorning the zealous one.</text:span></text:p>
      <text:p text:style-name="P43"/>
      <text:p text:style-name="P76"><text:span text:style-name="T19">As for the one whom zeal strikes, he is the one who lacks the good that he is zealous towards. As for the one who is scorned</text:span><text:span text:style-name="Footnote_20_Symbol"><text:span text:style-name="T52"><text:note text:id="ftn469" text:note-class="footnote"><text:note-citation>469</text:note-citation><text:note-body><text:p text:style-name="Standard"><text:span text:style-name="T218"><text:s/></text:span><text:span text:style-name="T205">cf. 1388b in Greek Aristotle.</text:span></text:p></text:note-body></text:note></text:span></text:span><text:span text:style-name="T19"> </text:span><text:bookmark-start text:name="34"/><text:span text:style-name="T19">and</text:span><text:bookmark-end text:name="34"/><text:span text:style-name="T19">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p text:style-name="P43"/>
      <text:h text:style-name="Heading_20_1" text:outline-level="1"><text:bookmark-start text:name="35"/>[156] 3.5<text:bookmark-end text:name="35"/> On the roots of the differences of people with respect to character traits</text:h>
      <text:p text:style-name="P43"/>
      <text:p text:style-name="P76"><text:span text:style-name="T19">It is appropriate now to discuss the states that incline [al-aḥwāl al-muḥarrik</text:span><text:span text:style-name="T25">ah]</text:span><text:span text:style-name="T19">, by way of [discussing] each disposition [khalq khalq] with respect to occurrences [al-</text:span><text:span text:style-name="T134">ʿ</text:span><text:span text:style-name="T19">wāriḍ] [of the just discussed emotions] and concerns, according to ages, according to strengths [ḥudūd], and according to souls.</text:span></text:p>
      <text:p text:style-name="P43"><text:soft-page-break/></text:p>
      <text:p text:style-name="P43">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43"/>
      <text:p text:style-name="P43">Let us begin with ages. The movement of concupiscible appetite is more prevalent among the young [al-ghalmā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43"/>
      <text:p text:style-name="P76"><text:span text:style-name="T19">And anger comes upon [the young] quickly, and it is strong in them, especially on account of their love for honor [al-karāma],</text:span><text:span text:style-name="Footnote_20_Symbol"><text:span text:style-name="T52"><text:note text:id="ftn470" text:note-class="footnote"><text:note-citation>470</text:note-citation><text:note-body><text:p text:style-name="Standard"><text:span text:style-name="T218"><text:s/></text:span><text:span text:style-name="T205">No parallel in Aristotle’s text for this explicit mention of something like the object for anger. This is probably due to Avicenna’s generally more specific discussion of the irascible faculty in general.</text:span></text:p></text:note-body></text:note></text:span></text:span><text:span text:style-name="T19">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43"/>
      <text:p text:style-name="P76"><text:span text:style-name="T19">And their natures are prone to believing quickly whatever falls at their feet on account of their optimism [ḥasn al-ẓann], and their lack of suspicion, and their abundance of hope. And all of that </text:span><text:soft-page-break/><text:span text:style-name="T19">follows on account of their hot temperament,</text:span><text:span text:style-name="Footnote_20_Symbol"><text:span text:style-name="T52"><text:note text:id="ftn471" text:note-class="footnote"><text:note-citation>471</text:note-citation><text:note-body><text:p text:style-name="Standard"><text:span text:style-name="T218"><text:s/></text:span><text:span text:style-name="T205">Similar to what we see in Aristotle, but stated more clearly, emotions partially depend on physiological dispositions.</text:span></text:p></text:note-body></text:note></text:span></text:span><text:span text:style-name="T19"> which resembles the intoxicated, [and their temperament] strengthens the soul very much.</text:span><text:span text:style-name="Footnote_20_Symbol"><text:span text:style-name="T52"><text:note text:id="ftn472" text:note-class="footnote"><text:note-citation>472</text:note-citation><text:note-body><text:p text:style-name="Standard"><text:span text:style-name="T218"><text:s/></text:span><text:span text:style-name="T205">cf. 1389a in Greek Aristotle.</text:span></text:p></text:note-body></text:note></text:span></text:span></text:p>
      <text:p text:style-name="P43"/>
      <text:p text:style-name="P43">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43"/>
      <text:p text:style-name="P76"><text:span text:style-name="T19">[157.10] The bold [shuj</text:span><text:span text:style-name="T134">ʿ</text:span><text:span text:style-name="T19">ān] are like this, too. Therefore both of these types [the young and the bold] have quickness towards anger in common. So they are optimistic, and quick to anger. Optimism does away with anxiety. And intense anger emboldens natural disposition, so that a lack of fear follows;</text:span><text:span text:style-name="Footnote_20_Symbol"><text:span text:style-name="T52"><text:note text:id="ftn473" text:note-class="footnote"><text:note-citation>473</text:note-citation><text:note-body><text:p text:style-name="Standard"><text:span text:style-name="T218"><text:s/></text:span><text:span text:style-name="T205">Similar to what we see in Aristotle, it is noteworthy emotions in some sense causes of other emotions.</text:span></text:p></text:note-body></text:note></text:span></text:span><text:span text:style-name="T19"> [so this happens] not only on account of optimism, but also because of strength of heart. So fear and anger do not coexist. And it seems that optimism is a part of [what causes] courage.</text:span></text:p>
      <text:p text:style-name="P43"/>
      <text:p text:style-name="P76"><text:span text:style-name="T19">And shame is pervasive among the young, for they have not yet plunged into shameful obscenities, and they remain according to nature.</text:span><text:span text:style-name="Footnote_20_Symbol"><text:span text:style-name="T52"><text:note text:id="ftn474" text:note-class="footnote"><text:note-citation>474</text:note-citation><text:note-body><text:p text:style-name="Standard"><text:span text:style-name="T218"><text:s/></text:span><text:span text:style-name="T205">i.e., they are not hardened against shame.</text:span></text:p></text:note-body></text:note></text:span></text:span><text:span text:style-name="T19"> And they are hard on [157.15] themselves due to their lack of experience and knowledge.</text:span></text:p>
      <text:p text:style-name="P43"/>
      <text:p text:style-name="P43"><text:soft-page-break/>And their magnanimity is a consequence of their optimism. They do not think that they will be deprived, since they have not yet experienced harms. Therefore their concerns are turned [158] towards great things, and beliefs abound in their souls.</text:p>
      <text:p text:style-name="P43"/>
      <text:p text:style-name="P76"><text:span text:style-name="T19">And their desire towards the beneficial [al-nafi</text:span><text:span text:style-name="T134">ʿ</text:span><text:span text:style-name="T19">] thing that they know is stronger than their desire toward the lovely thing [al-jamīl] with which they are not yet acquainted.</text:span><text:span text:style-name="Footnote_20_Symbol"><text:span text:style-name="T52"><text:note text:id="ftn475" text:note-class="footnote"><text:note-citation>475</text:note-citation><text:note-body><text:p text:style-name="Standard"><text:span text:style-name="T218"><text:s/></text:span><text:span text:style-name="T205">cf. 1389a-b in Greek Aristotle.</text:span></text:p></text:note-body></text:note></text:span></text:span><text:span text:style-name="T19"> And indeed their thought and the ideas in their souls and held fixedly on the most beneficial thing. For in the category of “good,” they only know the beneficial that is before them on account of their age, that is, pleasure and what goes along with it, and [their] thought [is] based upon nature [fiṭr</text:span><text:span text:style-name="T25">ah]</text:span><text:span text:style-name="T19">. And this thought [158.5] is attracted to the beneficial, which is [beneficial] in relation to the thinker and present to him. As for that which pulls towards the lovely, it is virtue, and not nature.</text:span><text:span text:style-name="Footnote_20_Symbol"><text:span text:style-name="T52"><text:note text:id="ftn476" text:note-class="footnote"><text:note-citation>476</text:note-citation><text:note-body><text:p text:style-name="Standard"><text:span text:style-name="T218"><text:s/></text:span><text:span text:style-name="T205">This is one of the clearest statements in Avicenna that pleasure/benefit is that towards which nature tends, whereas the good is only pursued by virtue.</text:span></text:p></text:note-body></text:note></text:span></text:span></text:p>
      <text:p text:style-name="P43"/>
      <text:p text:style-name="P43">It is in this way that this type of character needs to be understood.</text:p>
      <text:p text:style-name="P43"/>
      <text:p text:style-name="P76"><text:span text:style-name="T20">As for youth [al-aḥdāth],</text:span><text:span text:style-name="Footnote_20_Symbol"><text:span text:style-name="T53"><text:note text:id="ftn477" text:note-class="footnote"><text:note-citation>477</text:note-citation><text:note-body><text:p text:style-name="Standard"><text:span text:style-name="T218"><text:s/></text:span><text:span text:style-name="T205">No parallel in Aristotle’s text for this secondary discussion of the young.</text:span></text:p></text:note-body></text:note></text:span></text:span><text:span text:style-name="T20"> [again], the</text:span><text:span text:style-name="T19">y have a strong love for their family and brothers and relatives, because they are spirited, and they love gaiety. And gaiety only occurs when there is health and friendship together.</text:span></text:p>
      <text:p text:style-name="P43"/>
      <text:p text:style-name="P76"><text:soft-page-break/><text:span text:style-name="T19">And their goal in what they choose is not true benefit, but rather benefit leading to pleasure. [158.10] Therefore they make friendships for pleasure, not for a benefit in intellectual interests.</text:span><text:span text:style-name="Footnote_20_Symbol"><text:span text:style-name="T52"><text:note text:id="ftn478" text:note-class="footnote"><text:note-citation>478</text:note-citation><text:note-body><text:p text:style-name="Standard"><text:span text:style-name="T218"><text:s/></text:span><text:span text:style-name="T205">No parallel in Aristotle’s text for the use of the term “benefit” as a genus that includes pleasurable benefit and intellectual benefit [true benefit].</text:span></text:p></text:note-body></text:note></text:span></text:span><text:span text:style-name="T19"> So they love friends, in order that they might make merry with them.</text:span></text:p>
      <text:p text:style-name="P43"/>
      <text:p text:style-name="P76"><text:span text:style-name="T19">And in seeking to reach some benefit—and in everything for that matter—they make more mistakes than the old, because they are excessive and they are not moderate. For excess causes error.</text:span><text:span text:style-name="Footnote_20_Symbol"><text:span text:style-name="T52"><text:note text:id="ftn479" text:note-class="footnote"><text:note-citation>479</text:note-citation><text:note-body><text:p text:style-name="Standard"><text:span text:style-name="T218"><text:s/></text:span><text:span text:style-name="T205">No parallel in Aristotle’s text for the discussion of how excess causes error, and the preference for moderation. Seems that Avicenna may be channeling the spirit of </text:span><text:span text:style-name="T214">Nicomachean Ethics</text:span><text:span text:style-name="T205">, which he otherwise does not write about.</text:span></text:p></text:note-body></text:note></text:span></text:span><text:span text:style-name="T19"> And due to the severity of their immoderation, they think of themselves as comprehending all things..</text:span></text:p>
      <text:p text:style-name="P43"/>
      <text:p text:style-name="P43">And due to their natures they will commit injustice in public, even though they are given shameful disgrace in return [for such acts], because they tend by nature towards bad actions, on account of their being by nature [158.15] very angry, and low on fear.</text:p>
      <text:p text:style-name="P43"/>
      <text:p text:style-name="P43">Nevertheless pity abounds in them, on account of their believing the one known to be wronged to be good. And they are hostile to evil deception, on account of their own lack of guiltiness and deceptive tendencies.</text:p>
      <text:p text:style-name="P43"/>
      <text:p text:style-name="P43">And they are lovers of jest and joking, on account of [their] love of joy and gaiety, and on account of the weakness of their deliberative faculty. The care [of their deliberative faculty], if it were strong, [would rather] fall upon serious matters. </text:p>
      <text:p text:style-name="P43"/>
      <text:p text:style-name="P43"><text:soft-page-break/>[159] As for the old, most of their dispositions [akhlāq]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43"/>
      <text:p text:style-name="P43">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43"/>
      <text:p text:style-name="P76"><text:span text:style-name="T19">And their dispositions are bad,</text:span><text:span text:style-name="Footnote_20_Symbol"><text:span text:style-name="T52"><text:note text:id="ftn480" text:note-class="footnote"><text:note-citation>480</text:note-citation><text:note-body><text:p text:style-name="Standard"><text:span text:style-name="T218"><text:s/></text:span><text:span text:style-name="T205">cf. 1389b in Greek Aristotle.</text:span></text:p></text:note-body></text:note></text:span></text:span><text:span text:style-name="T19"> on account of their pessimism [sū</text:span><text:span text:style-name="T134">ʾ</text:span><text:span text:style-name="T19">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43"/>
      <text:p text:style-name="P43">And they are not magnanimous] and they belittle [others]. They don’t act in the manner of those who are resolute and determined, [but they act] as though they might do badly.</text:p>
      <text:p text:style-name="P43"/>
      <text:p text:style-name="P43">Therefore their appetite for things is weak, except for what is connected with their livelihood, for they are intent on that, fearing the perception of death. And on account of that [fear] their souls <text:soft-page-break/>do not rise up to generosity and chivalry, because they are stingy with respect to worldly goods. And experience has made them conscious of the difficulty of acquiring [goods], and the bad that comes from losing them or having them [159.15] destroyed.</text:p>
      <text:p text:style-name="P43"/>
      <text:p text:style-name="P76"><text:span text:style-name="T19">And cowardice rules over them. And they are good at cautioning about what could happen, on account of all the experiences they have benefited from. <text:s/>And they are opposite of youth in terms of how they are motivated [fi al-ma</text:span><text:span text:style-name="T134">ʿ</text:span><text:span text:style-name="T19">ānī al-muḥarrik</text:span><text:span text:style-name="T25">ah]</text:span><text:span text:style-name="T19">, indeed they incline towards rest on account of the coldness of their temperament.</text:span><text:span text:style-name="Footnote_20_Symbol"><text:span text:style-name="T52"><text:note text:id="ftn481" text:note-class="footnote"><text:note-citation>481</text:note-citation><text:note-body><text:p text:style-name="Standard"><text:span text:style-name="T218"><text:s/></text:span><text:span text:style-name="T205">Similar to what we see in Aristotle, but stated more clearly, emotions partially depend on physiological dispositions.</text:span></text:p></text:note-body></text:note></text:span></text:span><text:span text:style-name="T19"> Therefore they are cowardly and fearful.</text:span></text:p>
      <text:p text:style-name="P43"/>
      <text:p text:style-name="P43">And because of cowardice and fear their greed is stronger. And also [they are greedy] because they cling excessively to their love of life, realizing that it is close to vanishing.</text:p>
      <text:p text:style-name="P43"/>
      <text:p text:style-name="P43">And their desire has ceased [160] for women and spectacles, on account of the fact that they no longer need them. And [this occurs] despite the fact that they do indeed [continue to] desire [other things], especially food.</text:p>
      <text:p text:style-name="P43"/>
      <text:p text:style-name="P76"><text:span text:style-name="T19">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2"><text:note text:id="ftn482" text:note-class="footnote"><text:note-citation>482</text:note-citation><text:note-body><text:p text:style-name="Standard"><text:span text:style-name="T218"><text:s/></text:span><text:span text:style-name="T205">No parallel in Aristotle’s text for the examples in this paragraph.</text:span></text:p></text:note-body></text:note></text:span></text:span><text:span text:style-name="T19">. So in whoever it isn’t virtue that is impelling him towards [love of peace], there is nothing else impelling him except smallness of soul.</text:span></text:p>
      <text:p text:style-name="P43"><text:soft-page-break/></text:p>
      <text:p text:style-name="P76"><text:span text:style-name="T19">[The old] prefer the beneficial good, and they do not prefer the </text:span><text:span text:style-name="Footnote_20_Symbol"><text:span text:style-name="T52"><text:note text:id="ftn483" text:note-class="footnote"><text:note-citation>483</text:note-citation><text:note-body><text:p text:style-name="Standard"><text:span text:style-name="T218"><text:s/></text:span><text:span text:style-name="T205">No parallel in Aristotle’s text for the distinction between the beneficial and the noble good at this juncture. Benefit is relative to the person, whereas the good does not just concern personal interests.</text:span></text:p></text:note-body></text:note></text:span></text:span><text:span text:style-name="T19">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43"/>
      <text:p text:style-name="P76"><text:span text:style-name="T19">[160.10] And on account of their dispositions [they have] a paucity of hope, since they have </text:span><text:span text:style-name="T19">found failure in the world more often than success. And [what we call] experience is that which happens most often, and their beliefs accord with experience</text:span><text:span text:style-name="Footnote_20_Symbol"><text:span text:style-name="T52"><text:note text:id="ftn484" text:note-class="footnote"><text:note-citation>484</text:note-citation><text:note-body><text:p text:style-name="Standard"><text:span text:style-name="T218"><text:s/></text:span><text:span text:style-name="T205">Noteworthy that some dispositions are beliefs, or habits of mind, caused by repeated experiences.</text:span></text:p></text:note-body></text:note></text:span></text:span><text:span text:style-name="T19">.</text:span></text:p>
      <text:p text:style-name="P43"/>
      <text:p text:style-name="P43">And rather than taking pleasure in hoping, they take pleasure in remembering. And on account of the paucity of their hope, their cowardice grows.</text:p>
      <text:p text:style-name="P43"/>
      <text:p text:style-name="P76"><text:span text:style-name="T19">And their anger is sharp [ḥadīd]</text:span><text:span text:style-name="Footnote_20_Symbol"><text:span text:style-name="T52"><text:note text:id="ftn485" text:note-class="footnote"><text:note-citation>485</text:note-citation><text:note-body><text:p text:style-name="Standard"><text:span text:style-name="T218"><text:s/></text:span><text:span text:style-name="T205">This appears to be an explication of the idea of different “intensities [ḥudūd]” from the first paragraph of 3.5.</text:span></text:p></text:note-body></text:note></text:span></text:span><text:span text:style-name="T19"> [yet] weak.</text:span><text:span text:style-name="Footnote_20_Symbol"><text:span text:style-name="T52"><text:note text:id="ftn486" text:note-class="footnote"><text:note-citation>486</text:note-citation><text:note-body><text:p text:style-name="Standard"><text:span text:style-name="T218"><text:s/></text:span><text:span text:style-name="T205">cf. 1390a in Greek Aristotle.</text:span></text:p></text:note-body></text:note></text:span></text:span><text:span text:style-name="T19"> The sharpness is due to quickness of feeling, as if they are sick, and as for the weakness [of the anger], it is due to the weakness of their natural disposition.</text:span><text:span text:style-name="Footnote_20_Symbol"><text:span text:style-name="T52"><text:note text:id="ftn487" text:note-class="footnote"><text:note-citation>487</text:note-citation><text:note-body><text:p text:style-name="Standard"><text:span text:style-name="T218"><text:s/></text:span><text:span text:style-name="T205">No parallel in Aristotle’s text for this explication of why their anger is sharp yet weak. Aristotle asserts the same thing, but does not explain.</text:span></text:p></text:note-body></text:note></text:span></text:span></text:p>
      <text:p text:style-name="P43"><text:soft-page-break/></text:p>
      <text:p text:style-name="P43">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43"/>
      <text:p text:style-name="P76"><text:span text:style-name="T19">And they associate [161] with people who are adherents to what they prefer, on account of their [having] settled dispositions for the sake of which they do what they do.</text:span><text:span text:style-name="Footnote_20_Symbol"><text:span text:style-name="T52"><text:note text:id="ftn488" text:note-class="footnote"><text:note-citation>488</text:note-citation><text:note-body><text:p text:style-name="Standard"><text:span text:style-name="T218"><text:s/></text:span><text:span text:style-name="T205">No parallel in Aristotle’s text at this juncture for the specific notion that dispositions [akhlāq] settle as you get older.</text:span></text:p></text:note-body></text:note></text:span></text:span><text:span text:style-name="T19"> They do not [associate with people] insofar as [the others] are adherents to thoughts that are in accord with what is beneficial.</text:span><text:span text:style-name="Footnote_20_Symbol"><text:span text:style-name="T52"><text:note text:id="ftn489" text:note-class="footnote"><text:note-citation>489</text:note-citation><text:note-body><text:p text:style-name="Standard"><text:span text:style-name="T218"><text:s/></text:span><text:span text:style-name="T205">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43"/>
      <text:p text:style-name="P43">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43"/>
      <text:p text:style-name="P43">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43"><text:soft-page-break/></text:p>
      <text:p text:style-name="P43">Along with all that they are patient in the face of harms, not worried. And they are not jokers, for [161.10] joking is incompatible with seriousness, and different than patience.</text:p>
      <text:p text:style-name="P43"/>
      <text:p text:style-name="P43">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43"/>
      <text:p text:style-name="P43">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43"/>
      <text:p text:style-name="P76"><text:span text:style-name="T19">The beginning of these years is from thirty to thirty five, and their completion is at fifty.</text:span><text:span text:style-name="Footnote_20_Symbol"><text:span text:style-name="T52"><text:note text:id="ftn490" text:note-class="footnote"><text:note-citation>490</text:note-citation><text:note-body><text:p text:style-name="Standard"><text:span text:style-name="T218"><text:s/></text:span><text:span text:style-name="T205">Aristotle distinguishes between the prime of the body and the prime of the mind. Avicenna does not.</text:span></text:p></text:note-body></text:note></text:span></text:span></text:p>
      <text:p text:style-name="P43"/>
      <text:p text:style-name="P43">[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43"/>
      <text:p text:style-name="P43"><text:soft-page-break/>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43"/>
      <text:p text:style-name="P43">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43"/>
      <text:p text:style-name="P43">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43"/>
      <text:p text:style-name="P76"><text:span text:style-name="T19">Therefore some attribute to them the virtues of wisdom, since [the wise] need the wealthy, suffering poverty, such that [they consider the rich] to be wise, aware of all things,</text:span><text:span text:style-name="Footnote_20_Symbol"><text:span text:style-name="T52"><text:note text:id="ftn491" text:note-class="footnote"><text:note-citation>491</text:note-citation><text:note-body><text:p text:style-name="Standard"><text:span text:style-name="T218"><text:s/></text:span><text:span text:style-name="T205">cf. 1391a in Greek Aristotle.</text:span></text:p><text:p text:style-name="P71"/><text:p text:style-name="P71"><text:tab/>Avicenna’s text is difficult to make sense of here, but it seems meant to convey spirit of Aristotle’s original discussion. That is, some think the rich are better than the wise because the wise beg from the rich.</text:p></text:note-body></text:note></text:span></text:span><text:span text:style-name="T19"> [162.15] not thinking badly about people, not doing badly through domineering judgement. [But this is backwards, because] the bad deeds of the wealthy increases in them weakness of judgement, for they belittle the need for it.</text:span></text:p>
      <text:p text:style-name="P43"><text:soft-page-break/></text:p>
      <text:p text:style-name="P43">And the good qualities [of the rich] resemble the good qualities of women.</text:p>
      <text:p text:style-name="P43"/>
      <text:p text:style-name="P43">Moreover, the one who has a history of wealth is more high minded than one who has newly acquired it, who may have suffered ignominy prior to his wealth, and in whom smallness of soul may have crept in.</text:p>
      <text:p text:style-name="P43"/>
      <text:p text:style-name="P43">[163] And the wealthy resemble the young in [their] committing manifest acts of injustice without a care, as if money protects them from blemish.</text:p>
      <text:p text:style-name="P43"/>
      <text:p text:style-name="P43">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43"/>
      <text:p text:style-name="P43">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43"><text:soft-page-break/></text:p>
      <text:p text:style-name="P76"><text:span text:style-name="T19">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2"><text:note text:id="ftn492" text:note-class="footnote"><text:note-citation>492</text:note-citation><text:note-body><text:p text:style-name="Standard"><text:span text:style-name="T218"><text:s/></text:span><text:span text:style-name="T205">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43"/>
      <text:p text:style-name="P43">[163.15] And the states contrary to these [of the poor] can be known from the states of those [just mentioned].</text:p>
      <text:p text:style-name="P43"/>
      <text:p text:style-name="P76"><text:span text:style-name="T19">Hence, the benefit [sought] in persuasive speech is the attainment of persuasion.</text:span><text:span text:style-name="Footnote_20_Symbol"><text:span text:style-name="T52"><text:note text:id="ftn493" text:note-class="footnote"><text:note-citation>493</text:note-citation><text:note-body><text:p text:style-name="Standard"><text:span text:style-name="T143"><text:s/></text:span><text:span text:style-name="T205">cf. 1391b in Greek Aristotle.</text:span></text:p></text:note-body></text:note></text:span></text:span><text:span text:style-name="T19">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2"><text:note text:id="ftn494" text:note-class="footnote"><text:note-citation>494</text:note-citation><text:note-body><text:p text:style-name="Standard"><text:span text:style-name="T143"><text:s/></text:span><text:span text:style-name="T205">No parallel in Aristotle’s text for this for this way of describing what conditions are needed for persuasion.</text:span></text:p></text:note-body></text:note></text:span></text:span></text:p>
      <text:p text:style-name="P43"/>
      <text:p text:style-name="P43"><text:soft-page-break/>So it is necessary that there is there a speaker, and a judge, and an audience. And if that is the case, then it is necessary that the rhetorician knows about these characterizations that are distinct in terms of emotions and dispositions.</text:p>
      <text:h text:style-name="P139" text:outline-level="1"><text:span text:style-name="T2">From Avicenna's </text:span><text:span text:style-name="T6">Compilation: Rhetoric</text:span></text:h>
      <text:p text:style-name="Text_20_body"/>
      <text:p text:style-name="P72">Truly, the most powerful means for obtaining assent, and the most fitting for rhetoric, is syllogistic speech, followed by the inducing of these passions:</text:p>
      <text:p text:style-name="P72"/>
      <text:p text:style-name="P35"><text:span text:style-name="T135">Anger is a psychological injury, accompanied by a desire in the angered one to inflict punishment, because of some contempt [23.5]</text:span><text:span text:style-name="Footnote_20_Symbol"><text:span text:style-name="T135"><text:note text:id="ftn495" text:note-class="footnote"><text:note-citation>495</text:note-citation><text:note-body><text:p text:style-name="P4"><text:s/>Page and line numbers correspond to <text:span text:style-name="T144">Avicenna, </text:span><text:span text:style-name="T150">Natural Affections</text:span><text:span text:style-name="T144"> (1954).</text:span></text:p></text:note-body></text:note></text:span></text:span><text:span text:style-name="T135"> or indifference that is perceived by him, or by someone who is connected to him. Anger is directed at a person or a particular group of people, it is not directed towards a general concept. The kinds of contempt are, firstly, indifference, especially when something is happening to the angered-party in a certain circumstance, and that circumstance consists in the person being seen, that is, the person by whom the angered-person is disregarded. Mocking and insult are also kinds of contempt. A lack of something hoped for, or a lack of being treated well, are also things that cause anger. A sad person is quick to anger. Similar, there is the one who has some cause of anger befall him, and thus he [further] becomes angry at the least thing connected to him. And anger afflicts [someone] on account of their friends, [23.10] if some of their friends do not stand up for their other friends, or if they do not say nice things about them, or if they are not pained by those who oppose them, or if they do not offer support for the doing of a good deed, or if they laugh when they are serious, or if they do not repay them. [24] Anger also occurs on account of someone being forgetful.</text:span></text:p>
      <text:p text:style-name="P72"/>
      <text:p text:style-name="P72">The opposite of anger is repose of the soul, and its causes are opposite the causes of anger. Confession, contrition, and rest all alleviate anger. Anger is not abundant in the joyful, the poor, the virtuous, nor in the gentle. Finally, revenge puts anger to rest, along with the length of time [that has passed since the offense], and the extent of the affliction reaching the object of anger.</text:p>
      <text:p text:style-name="P72"/>
      <text:p text:style-name="P72">[24.5] Friendship is a state between two people, wherein each of the two wants the good for the other—for the sake of the other—not for themselves, and wherein each of the two loves and is loved. The causes of friendship: one of the causes of friendship is doing good cheerfully, or in a time of need. [Also, among the causes of friendship, there is the fact of someone having] friendship with one's friends, enmity towards one's enemies, soundness of thoughts and virtues, goodness, skill in social intercourse, an effortless disposition to virtue, excellent manners in speech, a lack of tendency to reproach and reprimand, and a shared desire or interest in the affairs of one's friends and relatives or [in the affairs of] the relatives of one's friends—these causes, if they are in a person, they open that person up to being loved. And the kinds of [24.10] <text:soft-page-break/>friendship are: familiar relations, intimate relations, companionship, and kinship. The causes of enmity are opposite of all these causes [of friendship].</text:p>
      <text:p text:style-name="P72"/>
      <text:p text:style-name="P72">Fear is a sadness or a disorder caused by imagining an evil which is expected to do damage or harm. People who are feared are those who are able to bring about these evils, those who are known to carry out such evils, the friends of the unjustly-treated, the enemies [of the unjustly-treated], those who are sharp in their anger, in cunning, or in trickery, possessing patience [to carry out their evils]. Things that are feared include failure and the occurrence of shameful acts, especially when there is no escape from the feared thing, and when there is no help to deal with it.</text:p>
      <text:p text:style-name="P72"/>
      <text:p text:style-name="P72">Security is the opposite of fear, [24.15] and its causes are opposite the causes of fear.</text:p>
      <text:p text:style-name="P72"/>
      <text:p text:style-name="P72">[25] Concerning courage and its causes, it could either be caused by habit, or natural boldness, or the aggravation induced by anger, or the hope of being saved soon, or the existence of helpers, or an increase of virtue, or having a claim to help, or an abundance of money and provisions.</text:p>
      <text:p text:style-name="P72"/>
      <text:p text:style-name="P72">Embarrassment and shame are a kind of disorder or sadness caused by the occurrence of some evil wherein the person is made blameworthy, whether [25.5] in the present or the past or the future. Brazenness is the indifference of a soul in light of the occurrence of such evils. [With respect to either of these,] it is caused by the exposure of shyness or timidity, or of deeds of injustice or harm, or of wicked companionship and its evil in terms of vile deeds. [It is also caused by the exposure of] injustice done to the weak, and vanity, and deceit, and weakness of will, and other moral abominations. If these evils are manifest to [one's] friends—[friends that a shy person] wants to impress—and to other decent folk, [the shyness] becomes even more poignant.</text:p>
      <text:p text:style-name="P72"/>
      <text:p text:style-name="P72">[25.10] Concern [or pity] is a grief for a corrupting and damaging evil that happened or is happening, undeservedly, to the one worrying or to one connected to the one worrying. A man is unconcerned if has encountered many things, or is courageous, or is sound in thought, or is brazen and indifferent. [The concerned person, on the other hand, is] very fearful.</text:p>
      <text:p text:style-name="P72"/>
      <text:p text:style-name="P72"><text:soft-page-break/>And as for the vile things [which one might be concerned about], there is suffering, misfortunes, the loss or death of brothers, the vanishing of beneficial resources, and failure. The worrier worries for those who are relatives, acquaintances, those able to benefit him, the virtuous, and the weak.</text:p>
      <text:p text:style-name="P72"/>
      <text:p text:style-name="P72">Joy in its causes is different, neutralizing concern such that it does not occur, or changing [25.15] the mind so that it does not grasp [the concerns].</text:p>
      <text:p text:style-name="P73"/>
      <text:p text:style-name="P73">The vengeful person is one who is upset at the goodness of [someone's] condition who does not deserve [that goodness], while the jealous person is one [26] who is upset at the goodness of a state belonging to someone, because of the goodness of the state, whether that someone is deserving or not deserving [of the goodness]. Rather than [being upset at some kind of injustice, the jealous person] is spiteful because of the goodness of a state like nobility, beauty, power and wealth. Moreover, the great are spiteful if the weak dominate them, and the keen-witted are spiteful if the ignorant cause them to error. And as for those whose manner is to be jealous, [they are those who] love honor, they are possessors of money, and they are those who are equal in year and age and status and praise and glory. </text:p>
      <text:p text:style-name="P74"/>
      <text:p text:style-name="P67">And thus we have said enough concerning [26.5] virtues and emotions.</text:p>
      <text:h text:style-name="P140" text:outline-level="1"><text:span text:style-name="T4">Appendix 2: Emotions in Avicenna's </text:span><text:span text:style-name="T7">Categories</text:span></text:h>
      <text:p text:style-name="P41">Word Count: 1,961</text:p>
      <text:p text:style-name="P41"/>
      <text:p text:style-name="P33"><text:span text:style-name="T183">Avicenna’s </text:span><text:span text:style-name="T186">Healing</text:span><text:span text:style-name="T184">: </text:span><text:span text:style-name="T186">Categories</text:span><text:span text:style-name="T184"> [</text:span><text:span text:style-name="T186">Al-maqūlāt</text:span><text:span text:style-name="T184">] addresses the same issues as Aristotle’s </text:span><text:span text:style-name="T186">Categories</text:span><text:span text:style-name="T184">, with a key difference between the two texts being Avicenna’s extra attention to the category of quality [</text:span><text:span text:style-name="T186">kayfiyya</text:span><text:span text:style-name="T184">]. A full two books of Avicenna’s seven-book </text:span><text:span text:style-name="T186">Categories</text:span><text:span text:style-name="T184"> are dedicated to quality, taking up about a quarter of the total page count. Another difference is that Avicenna takes more care to clearly define the boundaries between each of the four species of quality. </text:span><text:span text:style-name="T186">Healing</text:span><text:span text:style-name="T184">: </text:span><text:span text:style-name="T186">Categories</text:span><text:span text:style-name="T184"> is relevant to our purposes here because Avicenna uses emotions as an illustration of conditions [</text:span><text:span text:style-name="T186">aḥwāl</text:span><text:span text:style-name="T184">], which are one of the two sub-types of the first species of quality. The four species of quality will be discussed shortly, but here is the quote that places emotions squarely in this conceptual territory:</text:span></text:p>
      <text:p text:style-name="P58"/>
      <text:p text:style-name="P11">As for "condition," that which is named by this type [of quality] is that which easily passes away […] As for health and sickness, if they come and go quickly, they are of this type. And other types of conditions include: anger [<text:span text:style-name="T145">al-ḥarad</text:span>], shyness [<text:span text:style-name="T145">al-ḥajal</text:span>], sadness [<text:span text:style-name="T145">al-ghamm</text:span>], pity [<text:span text:style-name="T145">al-hamm</text:span>], opinion, and belief that is not fixed.<text:span text:style-name="Footnote_20_Symbol"><text:note text:id="ftn496" text:note-class="footnote"><text:note-citation>496</text:note-citation><text:note-body><text:p text:style-name="P4"><text:s/><text:span text:style-name="T201">Avicenna, Healing: Categories (1959), 5.3, 182.</text:span></text:p></text:note-body></text:note></text:span></text:p>
      <text:p text:style-name="P55"/>
      <text:p text:style-name="P34"><text:span text:style-name="T156">As can be seen, emotions are not the only things that can be conditions, so what we learn about <text:s/>conditions is meant to apply to more phenomena than just emotions. Nevertheless, the discussions of emotions as states in </text:span><text:span text:style-name="T162">Categories</text:span><text:span text:style-name="T156">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P34"><text:span text:style-name="T156">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6"><text:note text:id="ftn497" text:note-class="footnote"><text:note-citation>497</text:note-citation><text:note-body><text:p text:style-name="Footnote"><text:s/><text:span text:style-name="T201">Avicenna, Healing: Categories (1959), 5.1, 167.</text:span></text:p></text:note-body></text:note></text:span></text:span><text:span text:style-name="T156"> For example, in response to a question about “how” something exists, we might say “six feet tall,” but this would actually be a way of quantifying it. After dealing with this and similar confusions, Avicenna defines </text:span><text:span text:style-name="T156">quality as an answer to “how” in a more restricted sense, saying “Let us determine now that </text:span><text:span text:style-name="T156">quality is any trait [</text:span><text:span text:style-name="T162">hay</text:span><text:span text:style-name="T158">ʾ</text:span><text:span text:style-name="T163">ah</text:span><text:span text:style-name="T159">]</text:span><text:span text:style-name="T156"> fixed [</text:span><text:span text:style-name="T162">qārr</text:span><text:span text:style-name="T163">ah</text:span><text:span text:style-name="T159">]</text:span><text:span text:style-name="T156"> in its subject which does not necessitate or demand </text:span><text:span text:style-name="T156">[the subject's] being measured [</text:span><text:span text:style-name="T162">taqdīrihi</text:span><text:span text:style-name="T156">].”</text:span><text:span text:style-name="Footnote_20_Symbol"><text:span text:style-name="T156"><text:note text:id="ftn498" text:note-class="footnote"><text:note-citation>498</text:note-citation><text:note-body><text:p text:style-name="Footnote"><text:s/><text:span text:style-name="T201">Avicenna, Healing: Categories (1959), 5.1, 171.</text:span></text:p></text:note-body></text:note></text:span></text:span><text:span text:style-name="T156"> One part of this definition tells us what a quality </text:span><text:span text:style-name="T162">is</text:span><text:span text:style-name="T156">, </text:span><text:soft-page-break/><text:span text:style-name="T156">the other part tells us what it is </text:span><text:span text:style-name="T162">not</text:span><text:span text:style-name="T156">. On the affirmative side, </text:span><text:span text:style-name="T162">hay</text:span><text:span text:style-name="T158">ʾ</text:span><text:span text:style-name="T163">ah</text:span><text:span text:style-name="T159"> </text:span><text:span text:style-name="T156">is a very general term for accidental form, so by saying that a quality is a “fixed” </text:span><text:span text:style-name="T162">hay</text:span><text:span text:style-name="T158">ʾ</text:span><text:span text:style-name="T162">ah</text:span><text:span text:style-name="T156">, this means that qua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text:span><text:span text:style-name="T156">forms, really present in their subjects, for some amount of time. To be more specific than that, we need to turn to the explanation of the particular species of quality under which emotions fall.</text:span></text:p>
      <text:p text:style-name="P34"><text:span text:style-name="T156">Of the four species of quality, emotions fall under the first, which encompasses those qualities that exist “because of the soul,” and these are divided into states [</text:span><text:span text:style-name="T162">malakāt</text:span><text:span text:style-name="T156">] and conditions [</text:span><text:span text:style-name="T162">aḥwāl</text:span><text:span text:style-name="T156">].</text:span><text:span text:style-name="Footnote_20_Symbol"><text:span text:style-name="T156"><text:note text:id="ftn499" text:note-class="footnote"><text:note-citation>499</text:note-citation><text:note-body><text:p text:style-name="Footnote"><text:s/><text:span text:style-name="T201">Avicenna, Healing: Categories (1959), 5.3, 181.</text:span></text:p></text:note-body></text:note></text:span></text:span><text:span text:style-name="T156"> Avicenna argues that there is not actually a generic name for these two types of the first species of quality, since they are only distinguished in an accidental way—with respect to their stability—as we will see.</text:span></text:p>
      <text:p text:style-name="P34"><text:span text:style-name="T156">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6"><text:note text:id="ftn500" text:note-class="footnote"><text:note-citation>500</text:note-citation><text:note-body><text:p text:style-name="Footnote"><text:s/><text:span text:style-name="T201">Avicenna, Healing: Categories (1959), 5.3, 185.</text:span></text:p></text:note-body></text:note></text:span></text:span><text:span text:style-name="T156"> For example, you have to have the irascible appetite (second species of quality) in order to have an instance of anger (first species of quality).</text:span></text:p>
      <text:p text:style-name="P34"><text:span text:style-name="T156">The third species of quality encompasses passive qualities and passions [</text:span><text:span text:style-name="T162">al-kayfiyyāt al-infi</text:span><text:span text:style-name="T158">ʿ</text:span><text:span text:style-name="T162">āliyya wal-infi</text:span><text:span text:style-name="T158">ʿ</text:span><text:span text:style-name="T162">ālāt</text:span><text:span text:style-name="T156">], which are qualities like colors and textures. The terminology for the third species might seem surprising, since Avicenna elsewhere refers to emotions as </text:span><text:span text:style-name="T162">infi</text:span><text:span text:style-name="T158">ʿ</text:span><text:span text:style-name="T162">ālāt</text:span><text:span text:style-name="T156">, and now this is the term being used for a distinct species of quality that does </text:span><text:span text:style-name="T162">not</text:span><text:span text:style-name="T156"> include emotion. But, as Avicenna points out later in this chapter of the </text:span><text:span text:style-name="T162">Categories</text:span><text:span text:style-name="T156">, </text:span><text:span text:style-name="T162">infi</text:span><text:span text:style-name="T158">ʿ</text:span><text:span text:style-name="T162">ālāt</text:span><text:span text:style-name="T156"> is used equivocally sometimes between emotions and non-emotional passions, and this is okay, as long as we know what we are talking about.</text:span><text:span text:style-name="Footnote_20_Symbol"><text:span text:style-name="T156"><text:note text:id="ftn501" text:note-class="footnote"><text:note-citation>501</text:note-citation><text:note-body><text:p text:style-name="Footnote"><text:s/><text:span text:style-name="T201">Avicenna, Healing: Categories (1959), 5.6, 200.</text:span></text:p></text:note-body></text:note></text:span></text:span><text:span text:style-name="T156"> In this case, Avicenna wants to make the point that this third species of quality includes passions that do not exist on account of the soul, yet which have a relation to one another similar that which has been described to exist between the states and </text:span><text:span text:style-name="T156">conditions, in the first species of quality.</text:span><text:span text:style-name="Footnote_20_Symbol"><text:span text:style-name="T156"><text:note text:id="ftn502" text:note-class="footnote"><text:note-citation>502</text:note-citation><text:note-body><text:p text:style-name="Footnote"><text:span text:style-name="T192"><text:s/></text:span><text:span text:style-name="T202">Avicenna, Healing: Categories (1959), 5.5, 191-192.</text:span></text:p></text:note-body></text:note></text:span></text:span><text:span text:style-name="T156">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P34"><text:soft-page-break/><text:span text:style-name="T156">The fourth species of quality is “figure [</text:span><text:span text:style-name="T162">shakl</text:span><text:span text:style-name="T156">].” Avicenna reserves discussion of figure for a separate book of the </text:span><text:span text:style-name="T162">Categories</text:span><text:span text:style-name="T156">, book 6, since he views it as less intertwined with the prior three.</text:span></text:p>
      <text:p text:style-name="P34"><text:span text:style-name="T156">Emotions being placed in the first species of quality shows us that emotions transitory, as </text:span><text:span text:style-name="T156">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6">which is liable to cease, which easily goes away […].”</text:span><text:span text:style-name="Footnote_20_Symbol"><text:span text:style-name="T156"><text:note text:id="ftn503" text:note-class="footnote"><text:note-citation>503</text:note-citation><text:note-body><text:p text:style-name="Footnote"><text:s/><text:span text:style-name="T201">Avicenna, Healing: Categories (1959), 5.3, 181.</text:span></text:p></text:note-body></text:note></text:span></text:span><text:span text:style-name="T156"> Avicenna’s examples for states and dispositions are as follows:</text:span><text:span text:style-name="Footnote_20_Symbol"><text:span text:style-name="T156"><text:note text:id="ftn504" text:note-class="footnote"><text:note-citation>504</text:note-citation><text:note-body><text:p text:style-name="Footnote"><text:span text:style-name="T192"><text:s/></text:span><text:span text:style-name="T202">Avicenna, Healing: Categories (1959), 5.3, 182.</text:span></text:p></text:note-body></text:note></text:span></text:span></text:p>
      <text:p text:style-name="P54"/>
      <table:table table:name="Table5" table:style-name="Table5">
        <table:table-column table:style-name="Table5.A"/>
        <table:table-column table:style-name="Table5.B"/>
        <table:table-row table:style-name="Table5.1">
          <table:table-cell table:style-name="Table5.A1" office:value-type="string">
            <text:p text:style-name="P57">Examples of States</text:p>
          </table:table-cell>
          <table:table-cell table:style-name="Table5.B1" office:value-type="string">
            <text:p text:style-name="P57">Examples of Conditions</text:p>
          </table:table-cell>
        </table:table-row>
        <table:table-row table:style-name="Table5.1">
          <table:table-cell table:style-name="Table5.A2" office:value-type="string">
            <text:p text:style-name="P56">Virtues and vices</text:p>
          </table:table-cell>
          <table:table-cell table:style-name="Table5.B2" office:value-type="string">
            <text:p text:style-name="P56">Emotions</text:p>
          </table:table-cell>
        </table:table-row>
        <table:table-row table:style-name="Table5.1">
          <table:table-cell table:style-name="Table5.A3" office:value-type="string">
            <text:p text:style-name="P56">Firm grasp of a scientific truth</text:p>
          </table:table-cell>
          <table:table-cell table:style-name="Table5.B3" office:value-type="string">
            <text:p text:style-name="P56">Unfixed belief</text:p>
          </table:table-cell>
        </table:table-row>
        <table:table-row table:style-name="Table5.1">
          <table:table-cell table:style-name="Table5.A3" office:value-type="string">
            <text:p text:style-name="P56">Healthy or sick body</text:p>
          </table:table-cell>
          <table:table-cell table:style-name="Table5.B3" office:value-type="string">
            <text:p text:style-name="P56">Passing sickness</text:p>
          </table:table-cell>
        </table:table-row>
      </table:table>
      <text:p text:style-name="P34"/>
      <text:p text:style-name="P54">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P34"><text:span text:style-name="T156">Having the same sort of emotions over and over can eventually lead to the cultivation of a virtue (which, in turn, makes it easier to have the corresponding emotion)</text:span><text:span text:style-name="Footnote_20_Symbol"><text:span text:style-name="T156"><text:note text:id="ftn505" text:note-class="footnote"><text:note-citation>505</text:note-citation><text:note-body><text:p text:style-name="Footnote"><text:span text:style-name="T192"><text:s/></text:span><text:span text:style-name="T202">Avicenna, Healing: Categories (1959), 5.3, 182: “</text:span><text:span text:style-name="T206">And we mean by virtues <text:s/>[al-faḍā</text:span><text:span text:style-name="T204">ʾ</text:span><text:span text:style-name="T206">il] not the determinate actions, but rather the psychological traits [al-hay</text:span><text:span text:style-name="T204">ʿ</text:span><text:span text:style-name="T206">āt al-nafsāniyy</text:span><text:span text:style-name="T200">ah]</text:span><text:span text:style-name="T206"> from which come the determinate actions in an easy manner, as if by nature, without the need for deliberation [ru</text:span><text:span text:style-name="T204">ʾ</text:span><text:span text:style-name="T206">y</text:span><text:span text:style-name="T200">ah]</text:span><text:span text:style-name="T206"> or renewed choice [ikhtiyār musta</text:span><text:span text:style-name="T204">ʾ</text:span><text:span text:style-name="T206">nif]. And they are such that if the contrary of those actions were desired, it would be burdensome for the ones trying to do that, and it was be difficult for them, and they would need to exert effort. And this [sort of thing] is like the character trait [khulq] of justice, or modesty. </text:span><text:span text:style-name="T176">And the vices [al-radhā</text:span><text:span text:style-name="T175">ʾ</text:span><text:span text:style-name="T176">il]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6">. Avicenna makes the general point as follows:</text:span></text:p>
      <text:p text:style-name="P54"><text:soft-page-break/></text:p>
      <text:p text:style-name="P11"><text:span text:style-name="T177">Everything that is an acquired state [</text:span><text:span text:style-name="T180">malaka muktasab</text:span><text:span text:style-name="T182">ah</text:span><text:span text:style-name="T179">]</text:span><text:span text:style-name="T177"> was previously a condition. That is, that trait [</text:span><text:span text:style-name="T180">al-hay</text:span><text:span text:style-name="T181">ʾ</text:span><text:span text:style-name="T182">ah</text:span><text:span text:style-name="T179">]</text:span><text:span text:style-name="T177"> was previously a state, and then it solidified. [On the other hand] it is not the case that every condition was previously state, eventually becoming undone into a condition.</text:span><text:span text:style-name="Footnote_20_Symbol"><text:span text:style-name="T177"><text:note text:id="ftn506" text:note-class="footnote"><text:note-citation>506</text:note-citation><text:note-body><text:p text:style-name="Footnote"><text:s/><text:span text:style-name="T201">Avicenna, Healing: Categories (1959), 5.3, 182.</text:span></text:p></text:note-body></text:note></text:span></text:span></text:p>
      <text:p text:style-name="P54"/>
      <text:p text:style-name="P34"><text:span text:style-name="T156">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62">tamarrana </text:span><text:span text:style-name="T158">ʿ</text:span><text:span text:style-name="T162">alāhi</text:span><text:span text:style-name="T156">]”;</text:span><text:span text:style-name="Footnote_20_Symbol"><text:span text:style-name="T156"><text:note text:id="ftn507" text:note-class="footnote"><text:note-citation>507</text:note-citation><text:note-body><text:p text:style-name="Footnote"><text:s/><text:span text:style-name="T201">Avicenna, Healing: Categories (1959), 5.3, 181.</text:span></text:p></text:note-body></text:note></text:span></text:span><text:span text:style-name="T156"> the state of being an angry person is acquired “through the doing [</text:span><text:span text:style-name="T162">isti</text:span><text:span text:style-name="T158">ʿ</text:span><text:span text:style-name="T162">māl</text:span><text:span text:style-name="T156">] of many acts [</text:span><text:span text:style-name="T162">afa</text:span><text:span text:style-name="T158">ʿ</text:span><text:span text:style-name="T162">āl</text:span><text:span text:style-name="T156">] of anger”.</text:span><text:span text:style-name="Footnote_20_Symbol"><text:span text:style-name="T156"><text:note text:id="ftn508" text:note-class="footnote"><text:note-citation>508</text:note-citation><text:note-body><text:p text:style-name="Footnote"><text:s/><text:span text:style-name="T201">Avicenna, Healing: Categories (1959), 5.6, 200.</text:span></text:p></text:note-body></text:note></text:span></text:span><text:span text:style-name="T156"> How exactly instances of sadness lead to a person becoming depressed is a specific question about </text:span><text:span text:style-name="T156">which Avicenna has little to say, even in his physiological works. But we know that one way of developing virtues and vices is by allowing yourself to experience certain emotions over and over again.</text:span></text:p>
      <text:p text:style-name="P34"><text:span text:style-name="T156">The only distinction between a state and a condition—at least from the point of view of the </text:span><text:span text:style-name="T162">Categories—</text:span><text:span text:style-name="T156">is their fixedness. When he first distinguishes the two varieties of the first species of quality, Avicenna emphasizes that the distinction between them is only accidental:</text:span></text:p>
      <text:p text:style-name="P54"/>
      <text:p text:style-name="P11"><text:span text:style-name="T177">The distinction [</text:span><text:span text:style-name="T180">iftirāq</text:span><text:span text:style-name="T177">] between condition and state is not a difference of two species under a genus, for the division [</text:span><text:span text:style-name="T180">al-infiṣāl</text:span><text:span text:style-name="T177">] between them is merely through the state of the relationship to change and the time of change, and this is an accidental difference [</text:span><text:span text:style-name="T180">infiṣāl bi-a</text:span><text:span text:style-name="T178">ʿ</text:span><text:span text:style-name="T180">arād</text:span><text:span text:style-name="T177">], not through a division internal to the nature of the thing.</text:span><text:span text:style-name="Footnote_20_Symbol"><text:span text:style-name="T177"><text:note text:id="ftn509" text:note-class="footnote"><text:note-citation>509</text:note-citation><text:note-body><text:p text:style-name="Footnote"><text:s/><text:span text:style-name="T201">Avicenna, Healing: Categories (1959), 5.3, 181.</text:span></text:p></text:note-body></text:note></text:span></text:span></text:p>
      <text:p text:style-name="P55"/>
      <text:p text:style-name="P34"><text:span text:style-name="T156">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62">Categories</text:span><text:span text:style-name="T156">, the only metaphysical difference between emotions and virtues is their fixedness. They are both qualities that inhere in subjects, on account of psychological faculties, distinguished with respect to their fixedness. Surely other </text:span><text:soft-page-break/><text:span text:style-name="T156">differences exist, but none that are relevant to the project of categorizing substances and accidents.</text:span></text:p>
      <text:p text:style-name="P38"><text:span text:style-name="T185"><text:tab/>Looking at the </text:span><text:span text:style-name="T187">Categories</text:span><text:span text:style-name="T185">,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p text:style-name="P127">Appendix 3: List of emotions mentioned in Avicenna's writings<text:note text:id="ftn510" text:note-class="footnote"><text:note-citation>510</text:note-citation><text:note-body><text:p text:style-name="Footnote">This inventory is not exhaustive, but it covers all the significant discussions/mentions of emotions in Avicenna's writings.</text:p></text:note-body></text:note></text:p>
      <text:p text:style-name="P77"><draw:frame draw:style-name="fr1" draw:name="Object1" text:anchor-type="char" svg:x="0.1043in" svg:y="0.0917in" svg:width="6.2165in" svg:height="7.0992in" draw:z-index="0"><draw:object xlink:href="./Object 1" xlink:type="simple" xlink:show="embed" xlink:actuate="onLoad"/><draw:image xlink:href="./ObjectReplacements/Object 1" xlink:type="simple" xlink:show="embed" xlink:actuate="onLoad"/></draw:frame></text:p>
      <text:p text:style-name="P78"><text:soft-page-break/></text:p>
      <text:p text:style-name="P77"/>
      <text:p text:style-name="P68"/>
      <text:p text:style-name="P128">Bibliography</text:p>
      <text:p text:style-name="P95"/>
      <text:p text:style-name="P97"><text:span text:style-name="T34">Al-Balkhi, Abu Zayd (2013). </text:span><text:span text:style-name="T42">Abu Zayd Al-Balkhi’s Sustenance of the Soul: The Cognitive Behaviour Therapy of a Ninth Century Physician</text:span><text:span text:style-name="T34">. Translated by Malik Badri. London: IIIT.</text:span></text:p>
      <text:p text:style-name="P95"/>
      <text:p text:style-name="P97"><text:span text:style-name="T135">——— (2005). </text:span><text:span text:style-name="T137">Maṣāliḥ Al-Abdān Wal-Anfus (Sustenance of the Body and Soul)</text:span><text:span text:style-name="T135">. Edited by Maḥmud Miṣrī. Cairo: Maʻhad al-Makhtūtāt al-ʻArabīyah.</text:span></text:p>
      <text:p text:style-name="P95"/>
      <text:p text:style-name="P97"><text:span text:style-name="T135">Alexander of Aphrodisias (2012). </text:span><text:span text:style-name="T137">On the Soul: Part I: Soul as Form of the Body, Parts of the Soul, Nourishment, and Perception</text:span><text:span text:style-name="T135">. Translated by Victor Caston. New York: Bloomsbury.</text:span></text:p>
      <text:p text:style-name="P95"/>
      <text:p text:style-name="P97"><text:span text:style-name="T135">——— (1980). </text:span><text:span text:style-name="T137">The </text:span><text:span text:style-name="T141">De Anima</text:span><text:span text:style-name="T137"> of Alexander of Aphrodiasias: A Translation and Commentary</text:span><text:span text:style-name="T135">. Translated by Athanasios P. Fotinis. Washington: University Press of America.</text:span></text:p>
      <text:p text:style-name="P95"/>
      <text:p text:style-name="P97"><text:span text:style-name="T135">Al-Fārābī (1985). </text:span><text:span text:style-name="T137">Al-Farabi on the Perfect State [Virtuous City]</text:span><text:span text:style-name="T135">. Edited and translated by Richard Walzer. Oxford: Clarendon Press.</text:span></text:p>
      <text:p text:style-name="P95"/>
      <text:p text:style-name="P97"><text:span text:style-name="T135">——— (1971). </text:span><text:span text:style-name="T137">Al-Siyāsa Al-Madaniyya [Political Regime/Principles of Beings]</text:span><text:span text:style-name="T135">. Edited by Fauzi M. Najjar. Beirut: Dar el-Mashreq Publishers.</text:span></text:p>
      <text:p text:style-name="P95"/>
      <text:p text:style-name="P97"><text:span text:style-name="T135">——— (1992). “At-Tanbīh ʿalā Sabīl as-Saʿāda [Directing Attention to the Way of Happiness].” In </text:span><text:span text:style-name="T137">The Philosophical Works</text:span><text:span text:style-name="T135">, edited by Jaʿfar al-Yāsīn, 227 ff. Dar al-Manahel.</text:span></text:p>
      <text:p text:style-name="P95"/>
      <text:p text:style-name="P97"><text:span text:style-name="T135">Al-Kindī (2012). “On Dispelling Sorrows.” In </text:span><text:span text:style-name="T137">The Philosphical Works of Al-Kindī</text:span><text:span text:style-name="T135">, translated by Peter. Adamson, 245–66. Oxford: Oxford University Press.</text:span></text:p>
      <text:p text:style-name="P95"/>
      <text:p text:style-name="P97"><text:soft-page-break/><text:span text:style-name="T135">Alpina, Tommaso (2017). “Al-Ǧūzğānī’s Insertion of On ‘Cardiac Remedies’ in Avicenna’s ‘Book of the Soul’: The Latin Translation as a Clue to His Editorial Activity on the ‘Cure’?” </text:span><text:span text:style-name="T137">Documenti e studi sulla tradizione filosofica medievale</text:span><text:span text:style-name="T135">, no. 28: 365–400.</text:span></text:p>
      <text:p text:style-name="P95"/>
      <text:p text:style-name="P97"><text:span text:style-name="T135">Al-Rāzī, Abu Bakr (1950). </text:span><text:span text:style-name="T137">The Spiritual Physick of Rhazes</text:span><text:span text:style-name="T135">. Translated by Arthur John Arberry. London: J. Murray.</text:span></text:p>
      <text:p text:style-name="P95"/>
      <text:p text:style-name="P97"><text:span text:style-name="T135">Aristotle (2002). </text:span><text:span text:style-name="T137">Aristotle: On the Parts of Animals I-IV</text:span><text:span text:style-name="T135">. Translated by James Lennox. Clarendon Aristotle Series. New York: Oxford University Press.</text:span></text:p>
      <text:p text:style-name="P95"/>
      <text:p text:style-name="P7"><text:span text:style-name="T232">———</text:span><text:span text:style-name="T233"> (1954). </text:span><text:span text:style-name="Emphasis"><text:span text:style-name="T234">Aristutalis fi al-nafs </text:span></text:span><text:span text:style-name="Emphasis"><text:span text:style-name="T236">[Arabic</text:span></text:span><text:span text:style-name="Emphasis"><text:span text:style-name="T234"> De Anima</text:span></text:span><text:span text:style-name="Emphasis"><text:span text:style-name="T236">]. Ed. </text:span></text:span><text:span text:style-name="T233">Badawi, A. Cairo: Maktabāt al-Nahḍa al-Miṣriyya.</text:span></text:p>
      <text:p text:style-name="P95"/>
      <text:p text:style-name="P97"><text:span text:style-name="T135">——— (1982). </text:span><text:span text:style-name="T137">Aristotle’s Ars Rhetorica : The Arabic Version, a New Edition, with Commentary and Glossary</text:span><text:span text:style-name="T135">. Edited by M. C. Lyons. Cambridge: Pembroke Arabic Texts.</text:span></text:p>
      <text:p text:style-name="P95"/>
      <text:p text:style-name="P97"><text:span text:style-name="T135">——— (1943). </text:span><text:span text:style-name="T137">Generation of Animals</text:span><text:span text:style-name="T135">. Translated by A.L. Peck. Loeb Classical Library. Cambridge University Press.</text:span></text:p>
      <text:p text:style-name="P95"/>
      <text:p text:style-name="P97"><text:span text:style-name="T135">——— (1984). </text:span><text:span text:style-name="T138">Nicomachean Ethics</text:span><text:span text:style-name="T135">. In </text:span><text:span text:style-name="T137">The Complete Works of Aristotle: The Revised Oxford Translation</text:span><text:span text:style-name="T135">, translated by Jonathan Barnes. Princeton, N.J: Princeton University Press.</text:span></text:p>
      <text:p text:style-name="P95"/>
      <text:p text:style-name="P97"><text:span text:style-name="T135">——— (1986). </text:span><text:span text:style-name="T137">On Sense and Sensible Objects</text:span><text:span text:style-name="T135">. Translated by W. S. Hett. Vol. Aristotle VIII. Loeb Classical Library. Cambridge: Harvard University Press.</text:span></text:p>
      <text:p text:style-name="P95"/>
      <text:p text:style-name="P97"><text:span text:style-name="T135">——— (1986). </text:span><text:span text:style-name="T137">On the Soul</text:span><text:span text:style-name="T135">. Translated by W. S. Hett. Loeb Classical Library. Cambridge: Harvard University Press.</text:span></text:p>
      <text:p text:style-name="P95"/>
      <text:p text:style-name="P97"><text:soft-page-break/><text:span text:style-name="T135">——— (2006). </text:span><text:span text:style-name="T138">Metaphysics Theta</text:span><text:span text:style-name="T135">, translated with an introduction and commentary by Stephen Makin. New York: Clarendon Press.</text:span><text:span text:style-name="T237"> Aristotle (1982).</text:span></text:p>
      <text:p text:style-name="P100"/>
      <text:p text:style-name="P97"><text:span text:style-name="T238">——— </text:span><text:span text:style-name="T237">(1982). Aristotle’s </text:span><text:span text:style-name="T235">Ars Rhetorica</text:span><text:span text:style-name="T237">: The Arabic Version. Ed. M. C. Lyons. 2 vols. Cambridge: Pembroke Arabic Texts. </text:span></text:p>
      <text:p text:style-name="P100"/>
      <text:p text:style-name="P97"><text:span text:style-name="T237">——— (1962). </text:span><text:span text:style-name="T235">Kitab al-nafs li-Aristutalis</text:span><text:span text:style-name="T237"> [</text:span><text:span text:style-name="T235">Arabic version of</text:span><text:span text:style-name="T237"> De Anima]. Ed. Al-Ahwani. Cairo: Dar Ihyaʾ al-Kutub al-ʿArabiyya.</text:span></text:p>
      <text:p text:style-name="P100"/>
      <text:p text:style-name="P97"><text:span text:style-name="T135">Averroes (2009). </text:span><text:span text:style-name="T137">Epitome of </text:span><text:span text:style-name="T141">Parva Naturalia</text:span><text:span text:style-name="T137">.</text:span><text:span text:style-name="T135"> Cambridge: Mediaeval Academy of America, 1961.</text:span></text:p>
      <text:p text:style-name="P97"><text:span text:style-name="T135">———. </text:span><text:span text:style-name="T137">Long Commentary on the </text:span><text:span text:style-name="T141">De Anima</text:span><text:span text:style-name="T137"> of Aristotle</text:span><text:span text:style-name="T135">. Translated and edited by Richard C. Taylor. London: Yale University Press.</text:span></text:p>
      <text:p text:style-name="P95"/>
      <text:p text:style-name="P97"><text:span text:style-name="T135">——— (1950). </text:span><text:span text:style-name="T137">Talkhīṣ Kitāb Al-Nafs [Epitome of the </text:span><text:span text:style-name="T141">De Anima</text:span><text:span text:style-name="T137">]</text:span><text:span text:style-name="T135">. Edited by F. Al-Ahwani. Cairo: Maktab</text:span><text:span text:style-name="T136">at al-Naḥdah al-Miṣrīyah.</text:span></text:p>
      <text:p text:style-name="P96"/>
      <text:p text:style-name="P97"><text:span text:style-name="T136">——— (1973). </text:span><text:span text:style-name="T140">Grand commentaire de la Métaphysique d'Aristote</text:span><text:span text:style-name="T136"> [</text:span><text:span text:style-name="T140">Long Commentary on Aristotle's Metaphysics; Tafsīr mā ba'd aṭ-ṭabī'at</text:span><text:span text:style-name="T136">]. Edited by Maurice Bouyges. Beirut: Dar el-Machreq editeurs.</text:span></text:p>
      <text:p text:style-name="P96"/>
      <text:p text:style-name="P99"><text:span text:style-name="T135">Avicenna (1973). </text:span><text:span text:style-name="T137">A Treatise on the Canon of Medicine of Avicenna, Incorporating a Translation of the First Book</text:span><text:span text:style-name="T135">. Translated by O. Gruner. AMS Press.</text:span></text:p>
      <text:p text:style-name="P96"/>
      <text:p text:style-name="P99"><text:span text:style-name="T135">——— (1984). </text:span><text:span text:style-name="T138">Al-Adwiyya al-Qalbiyya [Cardiac Drugs].</text:span><text:span text:style-name="T135"> In </text:span><text:span text:style-name="T137">Min Muʾallafāt Ibn Sīnā Al-Ṭibbiyyah</text:span><text:span text:style-name="T135">, edited by Muḥammad Zuhayr al-Bābā, 221–94. Tunisia: al-Munaẓẓamah al-ʿArabīyah lil-Tarbiyah wa-al-Thaqāfah wa-al-ʿUlūm.</text:span></text:p>
      <text:p text:style-name="P96"/>
      <text:p text:style-name="P99"><text:soft-page-break/><text:span text:style-name="T135">——— (1954). “Al-ahlāq wa-l-infiʿālāt an-nafsāniyya [</text:span><text:span text:style-name="T138">Compilation: Rhetoric</text:span><text:span text:style-name="T135">, section on emotions],” in </text:span><text:span text:style-name="T138">Miscellanea</text:span><text:span text:style-name="T135"> [Memorial Avicenne IV], ed. Denise Remondon with French translation. Cairo: Institut Frangals d'Archeologle Orientale, 1954, 19-29.</text:span></text:p>
      <text:p text:style-name="P95"/>
      <text:p text:style-name="P97"><text:span text:style-name="T135">——— (1960). </text:span><text:span text:style-name="T137">Al-Ishārāt Wa-al-Tanbīhāt [Remarks and Admonitions]</text:span><text:span text:style-name="T135">. Edited by Sulaymān Dunyā. Vol. 1, Al-Manṭiq [Logic]. Cairo: Dār al-Maʿārif bi-Miṣr.</text:span></text:p>
      <text:p text:style-name="P95"/>
      <text:p text:style-name="P97"><text:span text:style-name="T135">——— (1960). </text:span><text:span text:style-name="T137">Al-Ishārāt Wa-al-Tanbīhāt [Remarks and Admonitions]</text:span><text:span text:style-name="T135">. Edited by Sulaymān Dunyā. Vol. 2, al-Ṭabīʿāt [Physics]. Cairo: Dār al-Maʿārif bi-Miṣr.</text:span></text:p>
      <text:p text:style-name="P95"/>
      <text:p text:style-name="P97"><text:span text:style-name="T135">——— (1960). </text:span><text:span text:style-name="T137">Al-Ishārāt Wa-al-Tanbīhāt [Remarks and Admonitions]</text:span><text:span text:style-name="T135">. Edited by Sulaymān Dunyā. Vol. 3, Al-Ilāhiyāt [Metaphysics]. Cairo: Dār al-Maʿārif bi-Miṣr.</text:span></text:p>
      <text:p text:style-name="P95"/>
      <text:p text:style-name="P97"><text:span text:style-name="T135">——— (1960). </text:span><text:span text:style-name="T137">Al-Ishārāt Wa-al-Tanbīhāt [Remarks and Admonitions]</text:span><text:span text:style-name="T135">. Edited by Sulaymān Dunyā. Vol. 4, al-Taṣawwuf [Mysticism]. Cairo: Dār al-Maʿārif bi-Miṣr.</text:span></text:p>
      <text:p text:style-name="P95"/>
      <text:p text:style-name="P97"><text:span text:style-name="T135">——— (1985). </text:span><text:span text:style-name="T137">Al-Najāh [Deliverance]</text:span><text:span text:style-name="T135">. Edited by Muḥammad Taqī Dānishpazhuh. Tehran: Intishārāt-i Dānishgāh-i Tihrān.</text:span></text:p>
      <text:p text:style-name="P95"/>
      <text:p text:style-name="P97"><text:span text:style-name="T135">——— (1982). </text:span><text:span text:style-name="T137">Al-Qānūn Fī al-Ṭibb [Canon of Medicine]</text:span><text:span text:style-name="T135">. Edited by Institute of History of Medicine and Medical Research. Vol. 1. New Delhi: Vikas.</text:span></text:p>
      <text:p text:style-name="P95"/>
      <text:p text:style-name="P97"><text:span text:style-name="T135">——— (1987). </text:span><text:span text:style-name="T137">Al-Qānūn Fī al-Ṭibb [Canon of Medicine]</text:span><text:span text:style-name="T135">. Edited by I. Al-Qashsh (Ed., Comm., Index). 5 vols. Beirut: M. ’az aI-din.</text:span></text:p>
      <text:p text:style-name="P95"/>
      <text:p text:style-name="P97"><text:span text:style-name="T135">——— (1954). </text:span><text:span text:style-name="T137">Al-Shifaʾ, al-Khaṭāba [Healing: Rhetoric]</text:span><text:span text:style-name="T135">. Edited by M. Salīm Sālim. Cairo: Al-Maṭbaʿa al-amīriyya.</text:span></text:p>
      <text:p text:style-name="P95"/>
      <text:p text:style-name="P97"><text:soft-page-break/><text:span text:style-name="T135">——— (1959). </text:span><text:span text:style-name="T137">Al-Shifaʾ, al-Maqūlāt [Categories]</text:span><text:span text:style-name="T135">. Edited by Qanawatī al-Ḥuḍayrī and Zāyid al-Ahwānī. Cairo: Al-Maṭbaʿa al-amīriyya.</text:span></text:p>
      <text:p text:style-name="P95"/>
      <text:p text:style-name="P97"><text:span text:style-name="T135">——— (1959). </text:span><text:span text:style-name="T137">Al-Shifāʾ, Kitāb al-Nafs [Healing: Psychology]</text:span><text:span text:style-name="T135">. Edited by Fazlur Rahman. London: Oxford University Press.</text:span></text:p>
      <text:p text:style-name="P95"/>
      <text:p text:style-name="P97"><text:span text:style-name="T135">——— (1973). “Al-Shifāʾ, </text:span><text:span text:style-name="T136">Kitāb al-Shiʿr [Healing: Poetics].” In </text:span><text:span text:style-name="T139">Arisṭūṭālīs Fann Al-Shiʿr</text:span><text:span text:style-name="T136">, edited by A Badawī, 2nd ed., 159–98. Cairo: Dār al-Thaqāfah.</text:span></text:p>
      <text:p text:style-name="P96"/>
      <text:p text:style-name="P99"><text:span text:style-name="T135">——— (1973). </text:span><text:span text:style-name="T137">Al-Taʻlīqāt [Notes]</text:span><text:span text:style-name="T135">. Edited by ʻAbd al-Raḥmān Badawī. Al-Maktab</text:span><text:span text:style-name="T135">ah </text:span><text:span text:style-name="T135">al-ʻArabīyah. Cairo: al-Hayʼ</text:span><text:span text:style-name="T135">ah </text:span><text:span text:style-name="T135">al-Miṣrīy</text:span><text:span text:style-name="T135">ah </text:span><text:span text:style-name="T135">al-ʻĀmm</text:span><text:span text:style-name="T135">ah </text:span><text:span text:style-name="T135">lil-Kitāb.</text:span></text:p>
      <text:p text:style-name="P96"/>
      <text:p text:style-name="P99"><text:span text:style-name="T135">——— (1947). “Al-Taʿalīqāt ʿalā Ḥawāsh Kitāb al-Nafs Li-Arisṭāṭālīs [Marginal Glosses on Aristotle’s </text:span><text:span text:style-name="T138">De Anima</text:span><text:span text:style-name="T135">].” In </text:span><text:span text:style-name="T137">Aristu </text:span><text:span text:style-name="T137">ʿinda</text:span><text:span text:style-name="T137"> Al-ʿArab</text:span><text:span text:style-name="T135">, edited by A Badawī, 75–116. Cairo: al-Qāhir</text:span><text:span text:style-name="T135">ah </text:span><text:span text:style-name="T135">maktabat al-nahḍ</text:span><text:span text:style-name="T135">ah </text:span><text:span text:style-name="T135">al-miṣrīyah.</text:span></text:p>
      <text:p text:style-name="P96"/>
      <text:p text:style-name="P97"><text:span text:style-name="T135">——— (1875). “Fī N-Nafs ʿalā Sunnat al-Ikhtiṣār (Compendium on the Soul).” In “</text:span><text:span text:style-name="T137">Die Psychologie Des Ibn Sīnā,” in ZDMG (Zeitschrift Der Deutschen Morgenländischen Gesellschaft)</text:span><text:span text:style-name="T135">, edited by Samuel Landauer, 29:335–418.</text:span></text:p>
      <text:p text:style-name="P95"/>
      <text:p text:style-name="P97"><text:span text:style-name="T135">——— (1968). </text:span><text:span text:style-name="T137">Liber De Anima Seu Sextus de Naturalibus</text:span><text:span text:style-name="T135">. Edited by S Van Riet. Leiden: Brill.</text:span></text:p>
      <text:p text:style-name="P95"/>
      <text:p text:style-name="P97"><text:span text:style-name="T135">——— (2005). </text:span><text:span text:style-name="T137">Metaphysics of the Healing [Al-Ilahīyyat Min al-Shifāʼ, with Facing English-Arabic]</text:span><text:span text:style-name="T135">. Edited and translated by Michael E. Marmura. Provo: Brigham Young University Press.</text:span></text:p>
      <text:p text:style-name="P95"/>
      <text:p text:style-name="P97"><text:span text:style-name="T135">——— (2007). “On Governance.” In </text:span><text:span text:style-name="T137">Classical Arabic Philosophy: An Anthology of Sources</text:span><text:span text:style-name="T135">, translated by Jon McGinnis and David C. Reisman, 224–37. Indianapolis: Hackett.</text:span></text:p>
      <text:p text:style-name="P95"><text:soft-page-break/></text:p>
      <text:p text:style-name="P97"><text:span text:style-name="T135">——— (1984). </text:span><text:span text:style-name="T137">Remarks and Admonitions: Part One: Logic</text:span><text:span text:style-name="T135">. Translated by Shams Constantine Inati. Mediaeval Sources in Translation 28. Toronto: Pontifical Institute of Mediaeval Studies.</text:span></text:p>
      <text:p text:style-name="P95"/>
      <text:p text:style-name="P97"><text:span text:style-name="T135">——— (1983). </text:span><text:span text:style-name="T138">Risāla Fi-al-ʿishq [Treatise on Love].</text:span><text:span text:style-name="T135"> In </text:span><text:span text:style-name="T137">Al-Tafsīr Al-Qurānī</text:span><text:span text:style-name="T135">, edited by Ḥasan ʿĀṣī. Beirut: al-Muʾassasa al-jāmiʿiyyah.</text:span></text:p>
      <text:p text:style-name="P95"/>
      <text:p text:style-name="P97"><text:span text:style-name="T135">——— (1999). </text:span><text:span text:style-name="T137">The Canon of Medicine [al-Qānūn Fī al-Ṭibb]</text:span><text:span text:style-name="T135">. Edited by L. Bakhtiar. Translated by O. Gruner and M. Shah. Great Books of the Islamic World. Chicago: KAZI Publications.</text:span></text:p>
      <text:p text:style-name="P95"/>
      <text:p text:style-name="P97"><text:span text:style-name="T135">——— (2009). </text:span><text:span text:style-name="T137">The Physics of The Healing: A Parallel English-Arabic Text</text:span><text:span text:style-name="T135">. Translated by Jon McGinnis. Islamic Translation Series. Provo, Utah: Brigham Young University Press.</text:span></text:p>
      <text:p text:style-name="P95"/>
      <text:p text:style-name="P5"><text:span text:style-name="T114">——— (1995). </text:span><text:span text:style-name="T117">Discussions [al-Mubāḥathāt].</text:span><text:span text:style-name="T188"> Edited by M. Bidārfar. Qum: Intisharat Baydar.</text:span></text:p>
      <text:p text:style-name="P95"/>
      <text:p text:style-name="P97"><text:span text:style-name="T135">Bernand, M (2012). “Id̲jm̲āʿ.” In </text:span><text:span text:style-name="T137">Encyclopaedia of Islam, Second Edition &lt;https://referenceworks.brillonline.com/browse/encyclopaedia-of-islam-2&gt;.</text:span></text:p>
      <text:p text:style-name="P97"/>
      <text:p text:style-name="P97"><text:span text:style-name="T135">Bertolacci, Amos (2006). </text:span><text:span text:style-name="T137">The Reception of Aristotle’s Metaphysics in Avicenna’s Kitāb al-Shifāʾ: A Milestone of Western Metaphysical Thought</text:span><text:span text:style-name="T135">. Islamic Philosophy, Theology, and Science, v. 63. Leiden ; Boston: Brill.</text:span></text:p>
      <text:p text:style-name="P95"/>
      <text:p text:style-name="P97"><text:span text:style-name="T135">Black, Deb</text:span><text:span text:style-name="T136">orah (1</text:span><text:span text:style-name="T135">990). </text:span><text:span text:style-name="T137">Logic and Aristotle’s </text:span><text:span text:style-name="T141">Rhetoric</text:span><text:span text:style-name="T137"> and </text:span><text:span text:style-name="T141">Poetics</text:span><text:span text:style-name="T137"> in Medieval Arabic Philosophy</text:span><text:span text:style-name="T135">. Leiden: Brill.</text:span></text:p>
      <text:p text:style-name="P95"/>
      <text:p text:style-name="P95">——— (1993), “Estimation in Avicenna: The Logical and Psychological Dimensions,” Dialogue 32, 219-58.</text:p>
      <text:p text:style-name="P95"><text:soft-page-break/></text:p>
      <text:p text:style-name="P95">——— (2000). “Estimation and Imagination: Western Divergences from an Arabic Paradigm,” Topoi 19: 59–75.</text:p>
      <text:p text:style-name="P95"/>
      <text:p text:style-name="P97"><text:span text:style-name="T135">——— (2013). “Rational Imagination: Avicenna on the Cogitative Power.” In </text:span><text:span text:style-name="T137">Philosophical Psychology in Arabic Thought and the Latin Aristotelianism of the 13th Century</text:span><text:span text:style-name="T135">, edited by Luis Xavier López Farjeat and Jörg Alejandro Tellkamp, 59–82. Paris: Sic et Non.</text:span></text:p>
      <text:p text:style-name="P6"/>
      <text:p text:style-name="P95">———<text:span text:style-name="T135"> (2014). “The nature of intellect,” The Cambridge History of Medieval Philosophy, ed. Pasnau and van Dyke. Cambridge: Cambridge University Press.</text:span></text:p>
      <text:p text:style-name="P95"/>
      <text:p text:style-name="P97"><text:span text:style-name="T135">Burnett, Charles (2014). “Appendix B.4: Arabic Philosophical Works Translated into Latin.” In </text:span><text:span text:style-name="T137">The Cambridge History of Medieval Philosophy</text:span><text:span text:style-name="T135">, edited by Robert Pasnau and Christina van Dyke, 814–22. Cambridge: Cambridge University Press.</text:span></text:p>
      <text:p text:style-name="P97"/>
      <text:p text:style-name="P97">D'Ancona, Cristina, "Greek Sources in Arabic and Islamic Philosophy", <text:span text:style-name="T145">The Stanford Encyclopedia of Philosophy</text:span> (Fall 2019 Edition), Edward N. Zalta (ed.), URL = &lt;https://plato.stanford.edu/archives/fall2019/entries/arabic-islamic-greek/&gt;.</text:p>
      <text:p text:style-name="P97"/>
      <text:p text:style-name="P97"><text:span text:style-name="T135">Davidson, Herbert A (1992). </text:span><text:span text:style-name="T137">Alfarabi, Avicenna, and Averroes on Intellect: Their Cosmologies, Theories of the Active Intellect, and Theories of Human Intellect</text:span><text:span text:style-name="T135">. New York, NY: Oxford University Press.</text:span></text:p>
      <text:p text:style-name="P95"/>
      <text:p text:style-name="P97"><text:span text:style-name="T135">Deonna, Julien A., and Fabrice Teroni (2012). </text:span><text:span text:style-name="T137">The Emotions: A Philosophical Introduction</text:span><text:span text:style-name="T135">. New York, NY: Routledge.</text:span></text:p>
      <text:p text:style-name="P95"/>
      <text:p text:style-name="P97"><text:span text:style-name="T135">Fakhry, Majid (1994). </text:span><text:span text:style-name="T137">Ethical Theories in Islam</text:span><text:span text:style-name="T135">. Leiden: Brill.</text:span></text:p>
      <text:p text:style-name="P95"/>
      <text:p text:style-name="P97"><text:soft-page-break/><text:span text:style-name="T135">Fodor, Jerry A (1983). </text:span><text:span text:style-name="T137">The Modularity of Mind: An Essay on Faculty Psychology</text:span><text:span text:style-name="T135">. Cambridge: MIT Press.</text:span></text:p>
      <text:p text:style-name="P95"/>
      <text:p text:style-name="P97"><text:span text:style-name="T135">Galen (2013). </text:span><text:span text:style-name="T138">The Capacities of the Soul Depend on the Mixture of the Body</text:span><text:span text:style-name="T135">. In </text:span><text:span text:style-name="T137">Galen: Psychological Writings</text:span><text:span text:style-name="T135">, edited and translated by P. N. Singer, 333–426. New York: Cambridge University Press.</text:span></text:p>
      <text:p text:style-name="P95"/>
      <text:p text:style-name="P97"><text:span text:style-name="T135">——— (1978). </text:span><text:span text:style-name="T137">De Placitis Hippocratis et Platonis</text:span><text:span text:style-name="T135">. Edited and translated by P. De Lacy. Corpus Medicorum Graecorum, 5.4.2. Berlin: De Gruyter.</text:span></text:p>
      <text:p text:style-name="P95"/>
      <text:p text:style-name="P97"><text:span text:style-name="T135">——— (1968). </text:span><text:span text:style-name="T137">Galen on the Usefulness of the Parts of the Body</text:span><text:span text:style-name="T135">. Translated by Margaret Tallmadge May. Ithaca, N.Y: Cornell University Press.</text:span></text:p>
      <text:p text:style-name="P95"/>
      <text:p text:style-name="P97"><text:span text:style-name="T135">——— (1916). </text:span><text:span text:style-name="T137">On the Natural Faculties</text:span><text:span text:style-name="T135">. Translated by Arthur Brock. Vol. 71. The Loeb Classical Library. Cambridge: Harvard University Press.</text:span></text:p>
      <text:p text:style-name="P95"/>
      <text:p text:style-name="P97"><text:span text:style-name="T135">Gätje, Helmut (1975). “Zur Psychologie der Willenshandlungen in der islamischen Philosophie.” </text:span><text:span text:style-name="T137">Saeculum</text:span><text:span text:style-name="T135"> 26, no. 4: 347–363.</text:span></text:p>
      <text:p text:style-name="P95"/>
      <text:p text:style-name="P97"><text:span text:style-name="T135">Griffiths, Paul (2013). “Current Emotion Research in Philosophy.” </text:span><text:span text:style-name="T137">Emotion Review</text:span><text:span text:style-name="T135"> 5, no. 2 (): 215–222.</text:span></text:p>
      <text:p text:style-name="P95"/>
      <text:p text:style-name="P97"><text:span text:style-name="T135">——— (2004). “Is Emotion a Natural Kind?” In </text:span><text:span text:style-name="T137">Thinking About Emotion: Contemporary Philosophers on Emotion</text:span><text:span text:style-name="T135">, edited by R. Solomon, 233–49. Oxford: Oxford University Press.</text:span></text:p>
      <text:p text:style-name="P95"/>
      <text:p text:style-name="P97"><text:span text:style-name="T135">Gutas, Dimitri (2010). “Appendix B : Medieval Translations: Greek Philosophical Works Translated into Arabic.” In </text:span><text:span text:style-name="T137">The Cambridge History of Medieval Philosophy</text:span><text:span text:style-name="T135">, edited by Robert Pasnau and Christina van Dyke, 802–14. Cambridge: Cambridge University Press.</text:span></text:p>
      <text:p text:style-name="P95"><text:soft-page-break/></text:p>
      <text:p text:style-name="P97"><text:span text:style-name="T135">——— (2014). </text:span><text:span text:style-name="T137">Avicenna and the Aristotelian Tradition: Introduction to Reading Avicenna’s Philosophical Works</text:span><text:span text:style-name="T135">. Leiden: Brill.</text:span></text:p>
      <text:p text:style-name="P95"/>
      <text:p text:style-name="P97"><text:span text:style-name="T135">——— (1994). “Pre-Plotinian Philosophy in Arabic (other than Platonism and Aristotelianism) A Review of the Sources,” in W. Haase and H. Temporini (eds.), </text:span><text:span text:style-name="T138">Aufstieg und Niedergang der Römischen Welt</text:span><text:span text:style-name="T135">, II 36.7, 4939–73. Berlin: de Gruyter.</text:span></text:p>
      <text:p text:style-name="P95"/>
      <text:p text:style-name="P97"><text:span text:style-name="T135">Hansberger, Rotraud (2010). “</text:span><text:span text:style-name="T138">Kitāb al-Ḥiss Wa-l-Maḥsūs</text:span><text:span text:style-name="T135">: Aristotle’s </text:span><text:span text:style-name="T138">Parva Naturalia</text:span><text:span text:style-name="T135"> in Arabic Guise.” In </text:span><text:span text:style-name="T137">Les Parva Naturalia d’Aristote: Fortune Antique et Médiévale</text:span><text:span text:style-name="T135">, edited by Pierre Marie Morel and Christophe Grellard, 143–62. Paris: Publications de la Sorbonne.</text:span></text:p>
      <text:p text:style-name="P95"/>
      <text:p text:style-name="P95">Harb, Lara (2013). “Poetic Marvels: Wonder and Aesthetic Experience in Medieval Arabic Literary Theory.” Dissertation, New York University.</text:p>
      <text:p text:style-name="P95"/>
      <text:p text:style-name="P97"><text:span text:style-name="T135">Hasse, Dag Nikolaus (2000). </text:span><text:span text:style-name="T138">Avicenna's “De anima” in the Latin West: The Formation of a Peripatetic Philosophy of the Soul, 1160–1300</text:span><text:span text:style-name="T135">. London: Warburg Institute.</text:span></text:p>
      <text:p text:style-name="P97"/>
      <text:p text:style-name="P98">Hugonnard-Roche, Henri (2017). “Les Livres sur les animaux d'Aristote dans la tradition syriaque: quelques apercus,” <text:span text:style-name="T145">La zoologia di Aristotele e la sua ricezione dall'età ellenistica e romana</text:span>, ed. Coda and Feola. Pisa: Pisa University Press, p. 171-204.</text:p>
      <text:p text:style-name="P97"/>
      <text:p text:style-name="P97"><text:span text:style-name="T135">John Philoponus (2005). </text:span><text:span text:style-name="T137">On Aristotle on the Soul (</text:span><text:span text:style-name="T141">De Anima</text:span><text:span text:style-name="T137"> I-II, 4 Volumes)</text:span><text:span text:style-name="T135">. Translated by Philip J. Van der Eijk and William Charlton. London: Duckworth.</text:span></text:p>
      <text:p text:style-name="P95"/>
      <text:p text:style-name="P97"><text:span text:style-name="T135">——— (2005). </text:span><text:span text:style-name="T137">PHILOPONUS On Aristotle On the Soul 2.1-6</text:span><text:span text:style-name="T135">. Translated by William Charlton. New York: Bloomsbury.</text:span></text:p>
      <text:p text:style-name="P95"/>
      <text:p text:style-name="P97"><text:soft-page-break/><text:span text:style-name="T135">(Pseudo) John Philoponus (2013). ‘</text:span><text:span text:style-name="T137">PHILOPONUS’ On Aristotle On the Soul 3.9-13 with STEPHANUS On Aristotle On Interpretation</text:span><text:span text:style-name="T135">. Translated by William Charlton. New York: Bloomsbury.</text:span></text:p>
      <text:p text:style-name="P95"/>
      <text:p text:style-name="P97"><text:span text:style-name="T135">Johnston, Elizabeth, and </text:span><text:span text:style-name="T136">Leah Olson (2015). </text:span><text:span text:style-name="T139">The Feeling Brain: The Biology And Psychology Of Emotions</text:span><text:span text:style-name="T136">. New York: WW Norton.</text:span></text:p>
      <text:p text:style-name="P95"/>
      <text:p text:style-name="P97"><text:span text:style-name="T135">Khodaei, Mostafa, and et. al (2017). “Avicenna (980-1032CE): The Pioneer in Treatment of Depression.” </text:span><text:span text:style-name="T137">Transylvanian Review</text:span><text:span text:style-name="T135"> 25, no. 17: 4377–89.</text:span></text:p>
      <text:p text:style-name="P95"/>
      <text:p text:style-name="P97"><text:span text:style-name="T135">King, Peter (1999). “Aquinas on the Passions.” In </text:span><text:span text:style-name="T137">Aquinas’s Moral Theory: Essays in Honor of Norman Kretzmann</text:span><text:span text:style-name="T135">, edited by Scott MacDonald and Eleonore Stump, 101–32. Cornell University Press.</text:span></text:p>
      <text:p text:style-name="P95"/>
      <text:p text:style-name="P97"><text:span text:style-name="T135">——— (2012). “Dispassionate Passions.” In </text:span><text:span text:style-name="T137">Emotion and Cognitive Life in Medieval and Early Modern Philosophy</text:span><text:span text:style-name="T135">, edited by Martin Pickavé and Lisa Shapiro, 9–31. Oxford University Press.</text:span></text:p>
      <text:p text:style-name="P97"/>
      <text:p text:style-name="P97"><text:span text:style-name="T135">——— (2012). “Emotions.” In </text:span><text:span text:style-name="T137">The Oxford Handbook of Aquinas</text:span><text:span text:style-name="T135">, 209–26. Oxford, UK: Oxford University Press.</text:span></text:p>
      <text:p text:style-name="P95"/>
      <text:p text:style-name="P97"><text:span text:style-name="T135">Knuuttila, Simo (2004). </text:span><text:span text:style-name="T137">Emotions in Ancient and Medieval Philosophy</text:span><text:span text:style-name="T135">. Oxford: Oxford University Press.</text:span></text:p>
      <text:p text:style-name="P95"/>
      <text:p text:style-name="P95">Kukkonen, Taneli. (2016). “Al-Ghazali on the Emotions,” in <text:span text:style-name="T145">Islam and rationality. The impact of al-Ghazali</text:span>, vol 1., ed Griffel and Tamer. Leiden: Brill, p. 138-164.</text:p>
      <text:p text:style-name="P95"/>
      <text:p text:style-name="P97"><text:soft-page-break/><text:span text:style-name="T135">López Farjeat, Luis Xavier (2013). “Avicenna on Musical Perception.” In </text:span><text:span text:style-name="T137">Philosophical Psychology in Arabic Thought and the Latin Aristotelianism of the 13th Century</text:span><text:span text:style-name="T135">, edited by Luis Xavier López Farjeat and Jörg Alejandro Tellkamp, 83–110. Paris: Vrin.</text:span></text:p>
      <text:p text:style-name="P95"/>
      <text:p text:style-name="P97"><text:span text:style-name="T135">Matthen, Mohan (2015). “Play, Skill, and the Origins of Perceptual Art.” </text:span><text:span text:style-name="T137">The British Journal of Aesthetics</text:span><text:span text:style-name="T135"> 55, no. 2: 173–97.</text:span></text:p>
      <text:p text:style-name="P95"/>
      <text:p text:style-name="P95">McGinnis, Jon (2010). <text:span text:style-name="T145">Avicenna. Great Medieval Thinkers.</text:span> New York: Oxford University Press, 2010</text:p>
      <text:p text:style-name="P95"/>
      <text:p text:style-name="P97"><text:span text:style-name="T135">McGinnis, Jon, and Anthony Ruffus (2015). “Willful Understanding: Avicenna’s Philosophy of Action and Theory of the Will.” </text:span><text:span text:style-name="T137">Archiv für Geschichte der Philosophie</text:span><text:span text:style-name="T135">, 160–95.</text:span></text:p>
      <text:p text:style-name="P95"/>
      <text:p text:style-name="P97"><text:span text:style-name="T135">Musallam, Basim. “Avicenna: §X, Biology and Medicine.” In </text:span><text:span text:style-name="T137">Encyclopaedia Iranica</text:span><text:span text:style-name="T135">,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5">http://www.iranicaonline.org/articles/avicenna-x</text:span></text:span></text:a><text:span text:style-name="T135">.</text:span></text:p>
      <text:p text:style-name="P97"/>
      <text:p text:style-name="P97"><text:span text:style-name="T135">Nussbaum, Martha (1983). “The Common Explanation of Animal Motion.” In </text:span><text:span text:style-name="T137">Zweifelhaftes Im Corpus Aristotelicum</text:span><text:span text:style-name="T135">, edited by Paul Moraux and Jürgen Wiesner, 116–56. Berlin: de Gruyter.</text:span></text:p>
      <text:p text:style-name="P95"/>
      <text:p text:style-name="P97"><text:span text:style-name="T135">——— (2001). </text:span><text:span text:style-name="T137">Upheavals of Thought: The Intelligence of Emotions</text:span><text:span text:style-name="T135">. Cambridge: Cambridge University Press.</text:span></text:p>
      <text:p text:style-name="P95"/>
      <text:p text:style-name="P97"><text:span text:style-name="T135">Pickavé, Martin (2008). “Thomas von Aquin: Emotionen als Leidenschaften der Seele.” In </text:span><text:span text:style-name="T137">Klassische Emotionstheorien: von Platon bis Wittgenstein</text:span><text:span text:style-name="T135">, edited by Hilge. Landweer and Ursula. Renz, 187–204. Berlin, Germany: De Gruyter.</text:span></text:p>
      <text:p text:style-name="P95"/>
      <text:p text:style-name="P97"><text:soft-page-break/><text:span text:style-name="T135">Tawara, Akihiro (2014). “Avicenna’s Denial of Life in Plants.” </text:span><text:span text:style-name="T137">Arabic Sciences and Philosophy</text:span><text:span text:style-name="T135"> 24, no. 1: 127–38.</text:span></text:p>
      <text:p text:style-name="P95"/>
      <text:p text:style-name="P97"><text:span text:style-name="T135">Themistius (1973). </text:span><text:span text:style-name="T137">An Arabic Translation of Themistius’s Commentary on Aristotle’s </text:span><text:span text:style-name="T141">De Anima</text:span><text:span text:style-name="T135">. Edited by M. C. Lyons. Vol. 2. Oriental Studies. Columbia, SC: University of South Carolina Press.</text:span></text:p>
      <text:p text:style-name="P95"/>
      <text:p text:style-name="P97"><text:span text:style-name="T135">——— (1996). </text:span><text:span text:style-name="T137">On Aristotle On the Soul</text:span><text:span text:style-name="T135">. Translated by Robert B. Todd. London: Duckworth.</text:span></text:p>
      <text:p text:style-name="P95"/>
      <text:p text:style-name="P97"><text:span text:style-name="T135">Van Riet, Simone (1967). “Recherches concernant la traduction du ‘Kitab an-Nafs’ d’Ibn Sina, la notion d’idjmâ`-voluntas.” In </text:span><text:span text:style-name="T137">Atti del III congresso di studi Arabi e Islamici (Ravello 1-6 Settembre 1966)</text:span><text:span text:style-name="T135">, 641–48.</text:span></text:p>
      <text:p text:style-name="P95"/>
      <text:p text:style-name="P95">Wolfsdorf, David (2015). "Plato on Pain," in <text:span text:style-name="T145">Antiquorum Philosophiae</text:span>, ed. G. Cambiano, special volume on pain, 9: 11-26.</text:p>
      <text:p text:style-name="P95"/>
      <text:p text:style-name="P97"><text:span text:style-name="T135">Zonta, Mauro (1999). “The Zoological Writings in the Hebrew Tradition.” In </text:span><text:span text:style-name="T137">Aristotle’s Animals in the Middle Ages and Renaissance</text:span><text:span text:style-name="T135">,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9H43M24S</meta:editing-duration>
    <meta:generator>OpenOffice/4.1.7$Unix OpenOffice.org_project/417m1$Build-9800</meta:generator>
    <dc:date>2020-12-07T12:52:22</dc:date>
    <dc:creator>M F</dc:creator>
    <meta:editing-cycles>84</meta:editing-cycles>
    <meta:document-statistic meta:table-count="6" meta:image-count="0" meta:object-count="1" meta:page-count="238" meta:paragraph-count="1656" meta:word-count="93734" meta:character-count="5733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